
<file path=META-INF/manifest.xml><?xml version="1.0" encoding="utf-8"?>
<manifest:manifest xmlns:manifest="urn:oasis:names:tc:opendocument:xmlns:manifest:1.0">
  <manifest:file-entry manifest:full-path="/" manifest:version="1.2" manifest:media-type="application/vnd.oasis.opendocument.spreadsheet"/>
  <manifest:file-entry manifest:full-path="Configurations2/statusbar/" manifest:media-type=""/>
  <manifest:file-entry manifest:full-path="Configurations2/accelerator/current.xml" manifest:media-type=""/>
  <manifest:file-entry manifest:full-path="Configurations2/accelerator/" manifest:media-type=""/>
  <manifest:file-entry manifest:full-path="Configurations2/floater/" manifest:media-type=""/>
  <manifest:file-entry manifest:full-path="Configurations2/popupmenu/" manifest:media-type=""/>
  <manifest:file-entry manifest:full-path="Configurations2/progressbar/" manifest:media-type=""/>
  <manifest:file-entry manifest:full-path="Configurations2/menubar/" manifest:media-type=""/>
  <manifest:file-entry manifest:full-path="Configurations2/toolbar/" manifest:media-type=""/>
  <manifest:file-entry manifest:full-path="Configurations2/images/Bitmaps/" manifest:media-type=""/>
  <manifest:file-entry manifest:full-path="Configurations2/images/" manifest:media-type=""/>
  <manifest:file-entry manifest:full-path="Configurations2/" manifest:media-type="application/vnd.sun.xml.ui.configuration"/>
  <manifest:file-entry manifest:full-path="content.xml" manifest:media-type="text/xml"/>
  <manifest:file-entry manifest:full-path="Basic/VBAProject/Hoja2.xml" manifest:media-type="text/xml"/>
  <manifest:file-entry manifest:full-path="Basic/VBAProject/Sheet2.xml" manifest:media-type="text/xml"/>
  <manifest:file-entry manifest:full-path="Basic/VBAProject/ThisWorkbook.xml" manifest:media-type="text/xml"/>
  <manifest:file-entry manifest:full-path="Basic/VBAProject/Sheet1.xml" manifest:media-type="text/xml"/>
  <manifest:file-entry manifest:full-path="Basic/VBAProject/Sheet4.xml" manifest:media-type="text/xml"/>
  <manifest:file-entry manifest:full-path="Basic/VBAProject/Sheet3.xml" manifest:media-type="text/xml"/>
  <manifest:file-entry manifest:full-path="Basic/VBAProject/script-lb.xml" manifest:media-type="text/xml"/>
  <manifest:file-entry manifest:full-path="Basic/VBAProject/" manifest:media-type=""/>
  <manifest:file-entry manifest:full-path="Basic/Standard/script-lb.xml" manifest:media-type="text/xml"/>
  <manifest:file-entry manifest:full-path="Basic/Standard/" manifest:media-type=""/>
  <manifest:file-entry manifest:full-path="Basic/script-lc.xml" manifest:media-type="text/xml"/>
  <manifest:file-entry manifest:full-path="Basic/" manifest:media-type=""/>
  <manifest:file-entry manifest:full-path="styles.xml" manifest:media-type="text/xml"/>
  <manifest:file-entry manifest:full-path="meta.xml" manifest:media-type="text/xml"/>
  <manifest:file-entry manifest:full-path="Thumbnails/thumbnail.png" manifest:media-type=""/>
  <manifest:file-entry manifest:full-path="Thumbnails/" manifest:media-type=""/>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Arial" svg:font-family="Arial" style:font-family-generic="swiss"/>
    <style:font-face style:name="Calibri" svg:font-family="Calibri" style:font-family-generic="swiss"/>
    <style:font-face style:name="Cambria" svg:font-family="Cambria" style:font-family-generic="swiss"/>
    <style:font-face style:name="Times New Roman1" svg:font-family="'Times New Roman'" style:font-family-generic="swiss"/>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DejaVu Sans" svg:font-family="'DejaVu Sans'" style:font-family-generic="system" style:font-pitch="variable"/>
  </office:font-face-decls>
  <office:automatic-styles>
    <style:style style:name="co1" style:family="table-column">
      <style:table-column-properties fo:break-before="auto" style:column-width="1.062cm"/>
    </style:style>
    <style:style style:name="co2" style:family="table-column">
      <style:table-column-properties fo:break-before="auto" style:column-width="4.027cm"/>
    </style:style>
    <style:style style:name="co3" style:family="table-column">
      <style:table-column-properties fo:break-before="auto" style:column-width="6.237cm"/>
    </style:style>
    <style:style style:name="co4" style:family="table-column">
      <style:table-column-properties fo:break-before="auto" style:column-width="0.811cm"/>
    </style:style>
    <style:style style:name="co5" style:family="table-column">
      <style:table-column-properties fo:break-before="auto" style:column-width="4.112cm"/>
    </style:style>
    <style:style style:name="co6" style:family="table-column">
      <style:table-column-properties fo:break-before="auto" style:column-width="2.937cm"/>
    </style:style>
    <style:style style:name="co7" style:family="table-column">
      <style:table-column-properties fo:break-before="auto" style:column-width="0.894cm"/>
    </style:style>
    <style:style style:name="co8" style:family="table-column">
      <style:table-column-properties fo:break-before="auto" style:column-width="5.74cm"/>
    </style:style>
    <style:style style:name="co9" style:family="table-column">
      <style:table-column-properties fo:break-before="auto" style:column-width="2.166cm"/>
    </style:style>
    <style:style style:name="co10" style:family="table-column">
      <style:table-column-properties fo:break-before="auto" style:column-width="1.734cm"/>
    </style:style>
    <style:style style:name="co11" style:family="table-column">
      <style:table-column-properties fo:break-before="auto" style:column-width="2.237cm"/>
    </style:style>
    <style:style style:name="co12" style:family="table-column">
      <style:table-column-properties fo:break-before="auto" style:column-width="2.267cm"/>
    </style:style>
    <style:style style:name="co13" style:family="table-column">
      <style:table-column-properties fo:break-before="auto" style:column-width="7.107cm"/>
    </style:style>
    <style:style style:name="co14" style:family="table-column">
      <style:table-column-properties fo:break-before="auto" style:column-width="5.057cm"/>
    </style:style>
    <style:style style:name="co15" style:family="table-column">
      <style:table-column-properties fo:break-before="auto" style:column-width="8.364cm"/>
    </style:style>
    <style:style style:name="co16" style:family="table-column">
      <style:table-column-properties fo:break-before="auto" style:column-width="4.099cm"/>
    </style:style>
    <style:style style:name="co17" style:family="table-column">
      <style:table-column-properties fo:break-before="auto" style:column-width="7.38cm"/>
    </style:style>
    <style:style style:name="co18" style:family="table-column">
      <style:table-column-properties fo:break-before="auto" style:column-width="3.498cm"/>
    </style:style>
    <style:style style:name="co19" style:family="table-column">
      <style:table-column-properties fo:break-before="auto" style:column-width="8.31cm"/>
    </style:style>
    <style:style style:name="ro1" style:family="table-row">
      <style:table-row-properties style:row-height="0.621cm" fo:break-before="auto" style:use-optimal-row-height="true"/>
    </style:style>
    <style:style style:name="ro2" style:family="table-row">
      <style:table-row-properties style:row-height="0.452cm" fo:break-before="auto" style:use-optimal-row-height="true"/>
    </style:style>
    <style:style style:name="ro3" style:family="table-row">
      <style:table-row-properties style:row-height="0.494cm" fo:break-before="auto" style:use-optimal-row-height="true"/>
    </style:style>
    <style:style style:name="ro4" style:family="table-row">
      <style:table-row-properties style:row-height="0.841cm" fo:break-before="auto" style:use-optimal-row-height="true"/>
    </style:style>
    <style:style style:name="ro5" style:family="table-row">
      <style:table-row-properties style:row-height="1.236cm" fo:break-before="auto" style:use-optimal-row-height="true"/>
    </style:style>
    <style:style style:name="ro6" style:family="table-row">
      <style:table-row-properties style:row-height="2.08cm" fo:break-before="auto" style:use-optimal-row-height="true"/>
    </style:style>
    <style:style style:name="ro7" style:family="table-row">
      <style:table-row-properties style:row-height="1.632cm" fo:break-before="auto" style:use-optimal-row-height="true"/>
    </style:style>
    <style:style style:name="ro8" style:family="table-row">
      <style:table-row-properties style:row-height="2.027cm" fo:break-before="auto" style:use-optimal-row-height="true"/>
    </style:style>
    <style:style style:name="ro9" style:family="table-row">
      <style:table-row-properties style:row-height="5.976cm" fo:break-before="auto" style:use-optimal-row-height="true"/>
    </style:style>
    <style:style style:name="ro10" style:family="table-row">
      <style:table-row-properties style:row-height="2.422cm" fo:break-before="auto" style:use-optimal-row-height="true"/>
    </style:style>
    <style:style style:name="ta1" style:family="table" style:master-page-name="PageStyle_5f_Gestión">
      <style:table-properties table:display="true" style:writing-mode="lr-tb"/>
    </style:style>
    <style:style style:name="ta2" style:family="table" style:master-page-name="PageStyle_5f_Ingeniería">
      <style:table-properties table:display="true" style:writing-mode="lr-tb"/>
    </style:style>
    <style:style style:name="ta3" style:family="table" style:master-page-name="PageStyle_5f_Implementacion">
      <style:table-properties table:display="true" style:writing-mode="lr-tb"/>
    </style:style>
    <style:style style:name="ta4" style:family="table" style:master-page-name="PageStyle_5f_Entrega_20_y_20_Soporte">
      <style:table-properties table:display="true" style:writing-mode="lr-tb"/>
    </style:style>
    <style:style style:name="ta5" style:family="table" style:master-page-name="PageStyle_5f_Relativo_20_a_20_Lineamientos">
      <style:table-properties table:display="true" style:writing-mode="lr-tb"/>
    </style:style>
    <style:style style:name="ce1" style:family="table-cell" style:parent-style-name="Default">
      <style:table-cell-properties style:glyph-orientation-vertical="0" style:diagonal-bl-tr="none" style:diagonal-tl-br="none" style:text-align-source="fix" style:repeat-content="false" fo:wrap-option="no-wrap" fo:border="none" style:direction="ltr" style:rotation-angle="0" style:rotation-align="none" style:shrink-to-fit="false" style:vertical-align="automatic"/>
      <style:paragraph-properties fo:text-align="center" fo:margin-left="0cm" style:writing-mode="page"/>
      <style:text-properties style:use-window-font-color="true" style:text-outline="false" style:text-line-through-styl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 style:family="table-cell" style:parent-style-name="Default">
      <style:text-properties style:use-window-font-color="true" style:text-outline="false" style:text-line-through-styl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3"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style>
    <style:style style:name="ce4" style:family="table-cell" style:parent-style-name="Default">
      <style:table-cell-properties style:glyph-orientation-vertical="0" fo:background-color="#ccccff" style:diagonal-bl-tr="none" style:diagonal-tl-br="none" style:text-align-source="fix" style:repeat-content="false" fo:wrap-option="wrap" fo:border="0.035cm solid #0000ff" style:direction="ltr" style:rotation-angle="90" style:rotation-align="bottom" style:shrink-to-fit="false" style:vertical-align="middle"/>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5" style:family="table-cell" style:parent-style-name="Default">
      <style:table-cell-properties style:glyph-orientation-vertical="0" fo:border-bottom="0.035cm solid #0000ff" fo:background-color="#ccccff" style:diagonal-bl-tr="none" style:diagonal-tl-br="none" style:text-align-source="fix" style:repeat-content="false" fo:wrap-option="no-wrap" fo:border-left="0.035cm solid #0000ff" style:direction="ltr" fo:border-right="none" style:rotation-angle="0" style:rotation-align="none" style:shrink-to-fit="false" fo:border-top="0.035cm solid #0000ff" style:vertical-align="middle"/>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6" style:family="table-cell" style:parent-style-name="Default">
      <style:table-cell-properties style:glyph-orientation-vertical="0" style:diagonal-bl-tr="none" style:diagonal-tl-br="none" style:text-align-source="fix" style:repeat-content="false" fo:background-color="transparent" fo:wrap-option="no-wrap" fo:border="0.002cm solid #0000ff" style:direction="ltr" style:rotation-angle="0" style:rotation-align="none" style:shrink-to-fit="false" style:vertical-align="middle"/>
      <style:paragraph-properties fo:text-align="center" fo:margin-left="0cm" style:writing-mode="page"/>
    </style:style>
    <style:style style:name="ce7" style:family="table-cell" style:parent-style-name="Default">
      <style:table-cell-properties style:glyph-orientation-vertical="0" style:diagonal-bl-tr="none" style:diagonal-tl-br="none" style:text-align-source="fix" style:repeat-content="false" fo:wrap-option="no-wrap" fo:border="0.035cm solid #0000ff" style:direction="ltr" style:rotation-angle="0" style:rotation-align="none" style:shrink-to-fit="false" style:vertical-align="middle"/>
      <style:paragraph-properties fo:text-align="center" fo:margin-left="0cm" style:writing-mode="page"/>
    </style:style>
    <style:style style:name="ce8" style:family="table-cell" style:parent-style-name="Default">
      <style:table-cell-properties style:glyph-orientation-vertical="0" style:diagonal-bl-tr="none" style:diagonal-tl-br="none" style:text-align-source="fix" style:repeat-content="false" fo:wrap-option="no-wrap" fo:border="0.035cm solid #0000ff"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9" style:family="table-cell" style:parent-style-name="Default">
      <style:table-cell-properties style:glyph-orientation-vertical="0" style:diagonal-bl-tr="none" style:diagonal-tl-br="none" style:text-align-source="fix" style:repeat-content="false" fo:background-color="transparent" fo:wrap-option="no-wrap" fo:border="0.035cm solid #0000ff"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10" style:family="table-cell" style:parent-style-name="Default">
      <style:table-cell-properties style:glyph-orientation-vertical="0" style:diagonal-bl-tr="none" style:diagonal-tl-br="none" style:text-align-source="fix" style:repeat-content="false" fo:background-color="transparent" fo:wrap-option="no-wrap" fo:border="0.035cm solid #0000ff" style:direction="ltr" style:rotation-angle="0" style:rotation-align="none" style:shrink-to-fit="false" style:vertical-align="middle"/>
      <style:paragraph-properties fo:text-align="center" fo:margin-left="0cm" style:writing-mode="page"/>
    </style:style>
    <style:style style:name="ce11" style:family="table-cell" style:parent-style-name="Default">
      <style:table-cell-properties style:glyph-orientation-vertical="0" style:diagonal-bl-tr="none" style:diagonal-tl-br="none" style:text-align-source="fix" style:repeat-content="false" fo:background-color="transparent" fo:wrap-option="no-wrap" fo:border="0.035cm solid #0000ff"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name-asian="DejaVu Sans" style:font-size-asian="10pt" style:font-style-asian="normal" style:font-weight-asian="normal" style:font-name-complex="DejaVu Sans" style:font-size-complex="10pt" style:font-style-complex="normal" style:font-weight-complex="normal"/>
    </style:style>
    <style:style style:name="ce12" style:family="table-cell" style:parent-style-name="Default">
      <style:table-cell-properties style:glyph-orientation-vertical="0" style:text-align-source="fix" style:repeat-content="false" fo:wrap-option="no-wrap" style:direction="ltr" style:rotation-angle="0" style:rotation-align="none" style:shrink-to-fit="false" style:vertical-align="middle"/>
      <style:paragraph-properties fo:text-align="center" fo:margin-left="0cm" style:writing-mode="page"/>
    </style:style>
    <style:style style:name="ce13" style:family="table-cell" style:parent-style-name="Default">
      <style:table-cell-properties style:glyph-orientation-vertical="0" fo:background-color="#ccccff" style:diagonal-bl-tr="none" style:diagonal-tl-br="none" style:text-align-source="fix" style:repeat-content="false" fo:wrap-option="no-wrap" fo:border="0.035cm solid #0000ff"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14" style:family="table-cell" style:parent-style-name="Default">
      <style:table-cell-properties style:glyph-orientation-vertical="0" style:diagonal-bl-tr="none" style:diagonal-tl-br="none" style:text-align-source="fix" style:repeat-content="false" fo:wrap-option="no-wrap" fo:border="0.035cm solid #0000ff"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5" style:family="table-cell" style:parent-style-name="Default">
      <style:table-cell-properties style:glyph-orientation-vertical="0" style:diagonal-bl-tr="none" style:diagonal-tl-br="none" style:text-align-source="fix" style:repeat-content="false" fo:wrap-option="no-wrap" fo:border="0.035cm solid #0000ff" style:direction="ltr" style:rotation-angle="0" style:rotation-align="none" style:shrink-to-fit="false" style:vertical-align="middle"/>
      <style:paragraph-properties fo:text-align="end"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6" style:family="table-cell" style:parent-style-name="Default">
      <style:table-cell-properties style:glyph-orientation-vertical="0" style:diagonal-bl-tr="none" style:diagonal-tl-br="none" style:text-align-source="fix" style:repeat-content="false" fo:background-color="transparent" fo:wrap-option="no-wrap" fo:border="0.035cm solid #0000ff" style:direction="ltr" style:rotation-angle="0" style:rotation-align="none" style:shrink-to-fit="false" style:vertical-align="middle"/>
      <style:paragraph-properties fo:text-align="end"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7" style:family="table-cell" style:parent-style-name="Default">
      <style:table-cell-properties style:glyph-orientation-vertical="0" style:diagonal-bl-tr="none" style:diagonal-tl-br="none" style:text-align-source="fix" style:repeat-content="false" fo:background-color="transparent" fo:wrap-option="no-wrap" fo:border="none" style:direction="ltr" style:rotation-angle="0" style:rotation-align="none" style:shrink-to-fit="false" style:vertical-align="middle"/>
      <style:paragraph-properties fo:text-align="end"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8" style:family="table-cell" style:parent-style-name="Default">
      <style:table-cell-properties style:glyph-orientation-vertical="0" fo:background-color="#ccccff" style:diagonal-bl-tr="none" style:diagonal-tl-br="none" style:text-align-source="fix" style:repeat-content="false" fo:wrap-option="wrap" fo:border="0.035cm solid #0000ff"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9" style:family="table-cell" style:parent-style-name="Default">
      <style:table-cell-properties style:glyph-orientation-vertical="0" style:diagonal-bl-tr="none" style:diagonal-tl-br="none" style:text-align-source="value-type" style:repeat-content="false" fo:background-color="transparent" fo:wrap-option="wrap" fo:border="0.002cm solid #0000ff"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0" style:family="table-cell" style:parent-style-name="Default">
      <style:table-cell-properties style:glyph-orientation-vertical="0" style:diagonal-bl-tr="none" style:diagonal-tl-br="none" style:text-align-source="value-type" style:repeat-content="false" fo:wrap-option="wrap" fo:border="0.035cm solid #0000ff"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1" style:family="table-cell" style:parent-style-name="Default">
      <style:table-cell-properties style:glyph-orientation-vertical="0" style:diagonal-bl-tr="none" style:diagonal-tl-br="none" style:text-align-source="value-type" style:repeat-content="false" fo:background-color="transparent" fo:wrap-option="wrap" fo:border="0.035cm solid #0000ff"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2" style:family="table-cell" style:parent-style-name="Default">
      <style:table-cell-properties style:glyph-orientation-vertical="0" style:diagonal-bl-tr="none" style:diagonal-tl-br="none" style:text-align-source="value-type" style:repeat-content="false" fo:background-color="transparent" fo:wrap-option="wrap" fo:border="0.035cm solid #0000ff"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name-asian="DejaVu Sans" style:font-size-asian="10pt" style:font-style-asian="normal" style:font-weight-asian="normal" style:font-name-complex="DejaVu Sans" style:font-size-complex="10pt" style:font-style-complex="normal" style:font-weight-complex="normal"/>
    </style:style>
    <style:style style:name="ce23" style:family="table-cell" style:parent-style-name="Default">
      <style:table-cell-properties style:glyph-orientation-vertical="0" style:text-align-source="value-type" style:repeat-content="false" fo:wrap-option="wrap" style:direction="ltr" style:rotation-angle="0" style:rotation-align="none" style:shrink-to-fit="false" style:vertical-align="middle"/>
      <style:paragraph-properties fo:margin-left="0cm" style:writing-mode="page"/>
    </style:style>
    <style:style style:name="ce24"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 fo:font-size="14pt" fo:font-style="normal" fo:text-shadow="none" style:text-underline-style="none" fo:font-weight="bold" style:font-size-asian="14pt" style:font-style-asian="normal" style:font-weight-asian="bold" style:font-size-complex="14pt" style:font-style-complex="normal" style:font-weight-complex="bold"/>
    </style:style>
    <style:style style:name="ce25" style:family="table-cell" style:parent-style-name="Default">
      <style:table-cell-properties style:glyph-orientation-vertical="0" fo:background-color="#ccccff" style:diagonal-bl-tr="none" style:diagonal-tl-br="none" style:text-align-source="fix" style:repeat-content="false" fo:wrap-option="no-wrap" fo:border="0.035cm solid #0000ff"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26" style:family="table-cell" style:parent-style-name="Default">
      <style:table-cell-properties style:glyph-orientation-vertical="0" style:diagonal-bl-tr="none" style:diagonal-tl-br="none" style:text-align-source="fix" style:repeat-content="false" fo:wrap-option="no-wrap" fo:border="0.035cm solid #0000ff"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7" style:family="table-cell" style:parent-style-name="Default">
      <style:table-cell-properties style:glyph-orientation-vertical="0" style:diagonal-bl-tr="none" style:diagonal-tl-br="none" style:text-align-source="fix" style:repeat-content="false" fo:wrap-option="wrap" fo:border="0.035cm solid #0000ff"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8" style:family="table-cell" style:parent-style-name="Default">
      <style:table-cell-properties style:glyph-orientation-vertical="0" style:diagonal-bl-tr="none" style:diagonal-tl-br="none" style:text-align-source="fix" style:repeat-content="false" fo:wrap-option="wrap" fo:border="0.035cm solid #0000ff"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29"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0" style:family="table-cell" style:parent-style-name="Default">
      <style:table-cell-properties style:glyph-orientation-vertical="0" style:diagonal-bl-tr="none" style:diagonal-tl-br="none" style:text-align-source="fix" style:repeat-content="false" fo:background-color="transparent" fo:wrap-option="wrap" fo:border="0.002cm solid #0000ff"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name-asian="DejaVu Sans" style:font-size-asian="10pt" style:font-style-asian="normal" style:font-weight-asian="normal" style:font-name-complex="DejaVu Sans" style:font-size-complex="10pt" style:font-style-complex="normal" style:font-weight-complex="normal"/>
    </style:style>
    <style:style style:name="ce31" style:family="table-cell" style:parent-style-name="Default">
      <style:table-cell-properties style:glyph-orientation-vertical="0" style:diagonal-bl-tr="none" style:diagonal-tl-br="none" style:text-align-source="fix" style:repeat-content="false" fo:wrap-option="wrap" fo:border="0.035cm solid #0000ff"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2" style:family="table-cell" style:parent-style-name="Default">
      <style:table-cell-properties style:glyph-orientation-vertical="0" style:diagonal-bl-tr="none" style:diagonal-tl-br="none" style:text-align-source="fix" style:repeat-content="false" fo:background-color="transparent" fo:wrap-option="wrap" fo:border="0.035cm solid #0000ff"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3" style:family="table-cell" style:parent-style-name="Default">
      <style:table-cell-properties style:glyph-orientation-vertical="0" style:diagonal-bl-tr="none" style:diagonal-tl-br="none" style:text-align-source="fix" style:repeat-content="false" fo:background-color="transparent" fo:wrap-option="wrap" fo:border="0.035cm solid #0000ff"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name-asian="DejaVu Sans" style:font-size-asian="10pt" style:font-style-asian="normal" style:font-weight-asian="normal" style:font-name-complex="DejaVu Sans" style:font-size-complex="10pt" style:font-style-complex="normal" style:font-weight-complex="normal"/>
    </style:style>
    <style:style style:name="ce34" style:family="table-cell" style:parent-style-name="Default">
      <style:table-cell-properties style:glyph-orientation-vertical="0" style:diagonal-bl-tr="none" style:diagonal-tl-br="none" style:text-align-source="fix" style:repeat-content="false" fo:background-color="transparent" fo:wrap-option="wrap" fo:border="0.035cm solid #0000ff"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name-asian="DejaVu Sans" style:font-size-asian="10pt" style:font-style-asian="normal" style:font-weight-asian="normal" style:font-name-complex="DejaVu Sans" style:font-size-complex="10pt" style:language-complex="en" style:country-complex="US" style:font-style-complex="normal" style:font-weight-complex="normal"/>
    </style:style>
    <style:style style:name="ce35" style:family="table-cell" style:parent-style-name="Default">
      <style:table-cell-properties style:glyph-orientation-vertical="0" style:diagonal-bl-tr="none" style:diagonal-tl-br="none" style:text-align-source="fix" style:repeat-content="false" fo:wrap-option="wrap" fo:border="0.035cm solid #0000ff"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name-asian="DejaVu Sans" style:font-size-asian="10pt" style:font-style-asian="normal" style:font-weight-asian="normal" style:font-name-complex="DejaVu Sans" style:font-size-complex="10pt" style:font-style-complex="normal" style:font-weight-complex="normal"/>
    </style:style>
    <style:style style:name="ce36" style:family="table-cell" style:parent-style-name="Default">
      <style:table-cell-properties style:glyph-orientation-vertical="0" style:diagonal-bl-tr="none" style:diagonal-tl-br="none" style:text-align-source="fix" style:repeat-content="false" fo:background-color="transparent" fo:wrap-option="wrap" fo:border="0.035cm solid #0000ff" style:direction="ltr" style:rotation-angle="0" style:rotation-align="none" style:shrink-to-fit="false" style:vertical-align="top"/>
      <style:paragraph-properties fo:text-align="start" fo:margin-left="0cm" style:writing-mode="page"/>
      <style:text-properties fo:color="#4c4c4c"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7" style:family="table-cell" style:parent-style-name="Default">
      <style:table-cell-properties style:glyph-orientation-vertical="0" fo:border-bottom="none" style:diagonal-bl-tr="none" style:diagonal-tl-br="none" style:text-align-source="value-type" style:repeat-content="false" fo:background-color="transparent" fo:wrap-option="wrap" fo:border-left="0.035cm solid #0000ff" style:direction="ltr" fo:border-right="0.035cm solid #0000ff" style:rotation-angle="0" style:rotation-align="none" style:shrink-to-fit="false" fo:border-top="0.035cm solid #0000ff" style:vertical-align="middle"/>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8" style:family="table-cell" style:parent-style-name="Default">
      <style:table-cell-properties style:glyph-orientation-vertical="0" style:diagonal-bl-tr="none" style:diagonal-tl-br="none" style:text-align-source="fix" style:repeat-content="false" fo:wrap-option="wrap" fo:border="0.035cm solid #0000ff" style:direction="ltr" style:rotation-angle="0" style:rotation-align="none" style:shrink-to-fit="false" style:vertical-align="top"/>
      <style:paragraph-properties fo:text-align="start" fo:margin-left="0cm" style:writing-mode="page"/>
      <style:text-properties fo:color="#4c4c4c"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39" style:family="table-cell" style:parent-style-name="Default">
      <style:table-cell-properties style:glyph-orientation-vertical="0" style:diagonal-bl-tr="none" style:diagonal-tl-br="none" style:text-align-source="fix" style:repeat-content="false" fo:background-color="transparent" fo:wrap-option="wrap" fo:border="0.035cm solid #0000ff" style:direction="ltr" style:rotation-angle="0" style:rotation-align="none" style:shrink-to-fit="false" style:vertical-align="middle"/>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0" style:family="table-cell" style:parent-style-name="Default">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style>
    <style:style style:name="ce41" style:family="table-cell" style:parent-style-name="Default">
      <style:table-cell-properties style:glyph-orientation-vertical="0" style:diagonal-bl-tr="none" style:diagonal-tl-br="none" style:text-align-source="fix" style:repeat-content="false" fo:wrap-option="wrap" fo:border="none" style:direction="ltr" style:rotation-angle="0" style:rotation-align="none" style:shrink-to-fit="false" style:vertical-align="middle"/>
      <style:paragraph-properties fo:text-align="start" fo:margin-left="0cm" style:writing-mode="page"/>
    </style:style>
    <style:style style:name="ce42" style:family="table-cell" style:parent-style-name="Default">
      <style:table-cell-properties style:glyph-orientation-vertical="0" style:diagonal-bl-tr="none" style:diagonal-tl-br="none" style:text-align-source="fix" style:repeat-content="false" fo:background-color="transparent" fo:wrap-option="no-wrap" fo:border="0.002cm solid #0000ff"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3" style:family="table-cell" style:parent-style-name="Default">
      <style:table-cell-properties style:glyph-orientation-vertical="0" style:diagonal-bl-tr="none" style:diagonal-tl-br="none" style:text-align-source="value-type" style:repeat-content="false" fo:background-color="transparent" fo:wrap-option="wrap" fo:border="0.002cm solid #0000ff"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name-asian="DejaVu Sans" style:font-size-asian="10pt" style:font-style-asian="normal" style:font-weight-asian="normal" style:font-name-complex="DejaVu Sans" style:font-size-complex="10pt" style:font-style-complex="normal" style:font-weight-complex="normal"/>
    </style:style>
    <style:style style:name="ce44" style:family="table-cell" style:parent-style-name="Default">
      <style:table-cell-properties style:glyph-orientation-vertical="0" fo:border-bottom="none" style:diagonal-bl-tr="none" style:diagonal-tl-br="none" style:text-align-source="value-type" style:repeat-content="false" fo:wrap-option="wrap" fo:border-left="0.035cm solid #0000ff" style:direction="ltr" fo:border-right="0.035cm solid #0000ff" style:rotation-angle="0" style:rotation-align="none" style:shrink-to-fit="false" fo:border-top="0.035cm solid #0000ff" style:vertical-align="middle"/>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5" style:family="table-cell" style:parent-style-name="Default">
      <style:table-cell-properties style:glyph-orientation-vertical="0" fo:border-bottom="none" style:diagonal-bl-tr="none" style:diagonal-tl-br="none" style:text-align-source="value-type" style:repeat-content="false" fo:background-color="transparent" fo:wrap-option="wrap" fo:border-left="0.035cm solid #0000ff" style:direction="ltr" fo:border-right="0.035cm solid #0000ff" style:rotation-angle="0" style:rotation-align="none" style:shrink-to-fit="false" fo:border-top="0.035cm solid #0000ff" style:vertical-align="middle"/>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name-asian="DejaVu Sans" style:font-size-asian="10pt" style:font-style-asian="normal" style:font-weight-asian="normal" style:font-name-complex="DejaVu Sans" style:font-size-complex="10pt" style:font-style-complex="normal" style:font-weight-complex="normal"/>
    </style:style>
    <style:style style:name="ce46" style:family="table-cell" style:parent-style-name="Default">
      <style:table-cell-properties style:glyph-orientation-vertical="0" style:text-align-source="fix" style:repeat-content="false" fo:wrap-option="wrap" style:direction="ltr" style:rotation-angle="0" style:rotation-align="none" style:shrink-to-fit="false" style:vertical-align="middle"/>
      <style:paragraph-properties fo:text-align="center" fo:margin-left="0cm" style:writing-mode="page"/>
    </style:style>
    <style:style style:name="ce47" style:family="table-cell" style:parent-style-name="Default">
      <style:table-cell-properties style:glyph-orientation-vertical="0" style:diagonal-bl-tr="none" style:diagonal-tl-br="none" style:text-align-source="fix" style:repeat-content="false" fo:background-color="transparent" fo:wrap-option="wrap" fo:border="0.002cm solid #0000ff"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8" style:family="table-cell" style:parent-style-name="Default">
      <style:table-cell-properties style:glyph-orientation-vertical="0" style:diagonal-bl-tr="none" style:diagonal-tl-br="none" style:text-align-source="fix" style:repeat-content="false" fo:wrap-option="wrap" fo:border="0.035cm solid #0000ff"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9" style:family="table-cell" style:parent-style-name="Default">
      <style:table-cell-properties style:glyph-orientation-vertical="0" style:diagonal-bl-tr="none" style:diagonal-tl-br="none" style:text-align-source="fix" style:repeat-content="false" fo:background-color="transparent" fo:wrap-option="wrap" fo:border="0.035cm solid #0000ff"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0" style:family="table-cell" style:parent-style-name="Default">
      <style:table-cell-properties style:glyph-orientation-vertical="0" style:diagonal-bl-tr="none" style:diagonal-tl-br="none" style:text-align-source="fix" style:repeat-content="false" fo:wrap-option="wrap" fo:border="0.035cm solid #0000ff"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name-asian="DejaVu Sans" style:font-size-asian="10pt" style:font-style-asian="normal" style:font-weight-asian="normal" style:font-name-complex="DejaVu Sans" style:font-size-complex="10pt" style:font-style-complex="normal" style:font-weight-complex="normal"/>
    </style:style>
    <style:style style:name="ce51" style:family="table-cell" style:parent-style-name="Default">
      <style:table-cell-properties style:diagonal-bl-tr="none" style:diagonal-tl-br="none" fo:background-color="transparent" fo:border="0.002cm solid #0000ff" style:rotation-align="non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2" style:family="table-cell" style:parent-style-name="Default">
      <style:table-cell-properties style:diagonal-bl-tr="none" style:diagonal-tl-br="none" fo:border="0.035cm solid #0000ff" style:rotation-align="non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3" style:family="table-cell" style:parent-style-name="Default">
      <style:table-cell-properties style:diagonal-bl-tr="none" style:diagonal-tl-br="none" fo:border="0.035cm solid #0000ff" style:rotation-align="none"/>
    </style:style>
    <style:style style:name="ce54" style:family="table-cell" style:parent-style-name="Default">
      <style:table-cell-properties style:diagonal-bl-tr="none" style:diagonal-tl-br="none" fo:background-color="transparent" fo:border="0.035cm solid #0000ff" style:rotation-align="none"/>
    </style:style>
    <style:style style:name="ce55" style:family="table-cell" style:parent-style-name="Default">
      <style:table-cell-properties style:diagonal-bl-tr="none" style:diagonal-tl-br="none" fo:background-color="transparent" fo:border="0.035cm solid #0000ff" style:rotation-align="non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6" style:family="table-cell" style:parent-style-name="Default">
      <style:table-cell-properties style:glyph-orientation-vertical="0" style:diagonal-bl-tr="none" style:diagonal-tl-br="none" style:text-align-source="fix" style:repeat-content="false" fo:background-color="transparent" fo:wrap-option="wrap" fo:border="0.002cm solid #0000ff"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7" style:family="table-cell" style:parent-style-name="Default">
      <style:table-cell-properties fo:background-color="#ccccff" style:diagonal-bl-tr="none" style:diagonal-tl-br="none" fo:border="0.035cm solid #0000ff" style:rotation-align="none"/>
      <style:text-properties fo:color="#ccccff"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8" style:family="table-cell" style:parent-style-name="Default">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59" style:family="table-cell" style:parent-style-name="Default">
      <style:table-cell-properties style:diagonal-bl-tr="none" style:diagonal-tl-br="none" fo:background-color="transparent" fo:border="0.002cm solid #0000ff" style:rotation-align="none"/>
    </style:style>
    <style:style style:name="ce60" style:family="table-cell" style:parent-style-name="Default">
      <style:table-cell-properties fo:background-color="transparent"/>
    </style:style>
    <style:style style:name="ce61" style:family="table-cell" style:parent-style-name="Default">
      <style:table-cell-properties fo:background-color="#ccccff"/>
    </style:style>
    <style:style style:name="ce62" style:family="table-cell" style:parent-style-name="Default">
      <style:table-cell-properties fo:background-color="#ccccff"/>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3" style:family="table-cell" style:parent-style-name="Default">
      <style:table-cell-properties fo:background-color="#ffb515"/>
    </style:style>
    <style:style style:name="ce64" style:family="table-cell" style:parent-style-name="Default">
      <style:table-cell-properties style:glyph-orientation-vertical="0" style:diagonal-bl-tr="none" style:diagonal-tl-br="none" style:text-align-source="fix" style:repeat-content="false" fo:wrap-option="no-wrap" fo:border="0.002cm solid #0000ff"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5" style:family="table-cell" style:parent-style-name="Default">
      <style:table-cell-properties style:glyph-orientation-vertical="0" style:diagonal-bl-tr="none" style:diagonal-tl-br="none" style:text-align-source="value-type" style:repeat-content="false" fo:wrap-option="wrap" fo:border="0.002cm solid #0000ff"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6" style:family="table-cell" style:parent-style-name="Default">
      <style:table-cell-properties style:glyph-orientation-vertical="0" style:diagonal-bl-tr="none" style:diagonal-tl-br="none" style:text-align-source="fix" style:repeat-content="false" fo:background-color="transparent" fo:wrap-option="wrap" fo:border="0.035cm solid #0000ff"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language-complex="en" style:country-complex="US" style:font-style-complex="normal" style:font-weight-complex="normal"/>
    </style:style>
    <style:style style:name="ce67" style:family="table-cell" style:parent-style-name="Default">
      <style:table-cell-properties style:glyph-orientation-vertical="0" style:diagonal-bl-tr="none" style:diagonal-tl-br="none" style:text-align-source="fix" style:repeat-content="false" fo:wrap-option="wrap" fo:border="0.002cm solid #0000ff"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8" style:family="table-cell" style:parent-style-name="Default">
      <style:table-cell-properties style:glyph-orientation-vertical="0" style:diagonal-bl-tr="none" style:diagonal-tl-br="none" style:text-align-source="fix" style:repeat-content="false" fo:wrap-option="wrap" fo:border="0.002cm solid #0000ff"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69" style:family="table-cell" style:parent-style-name="Default">
      <style:table-cell-properties style:diagonal-bl-tr="none" style:diagonal-tl-br="none" fo:border="0.002cm solid #0000ff" style:rotation-align="none"/>
    </style:style>
    <style:style style:name="ce70" style:family="table-cell" style:parent-style-name="Default">
      <style:table-cell-properties fo:background-color="#ccccff"/>
      <style:text-properties fo:color="#ccccff"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1" style:family="table-cell" style:parent-style-name="Default">
      <style:table-cell-properties style:diagonal-bl-tr="none" style:diagonal-tl-br="none" fo:border="0.002cm solid #0000ff" style:rotation-align="non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2" style:family="table-cell" style:parent-style-name="Default">
      <style:table-cell-properties style:diagonal-bl-tr="none" style:diagonal-tl-br="none" fo:border="none" style:rotation-align="non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3" style:family="table-cell" style:parent-style-name="Default">
      <style:text-properties style:font-name="Arial" style:font-name-asian="DejaVu Sans" style:font-name-complex="DejaVu Sans"/>
    </style:style>
    <style:style style:name="ce74" style:family="table-cell" style:parent-style-name="Default">
      <style:table-cell-properties fo:background-color="#ccccff" style:diagonal-bl-tr="none" style:diagonal-tl-br="none" fo:border="0.035cm solid #0000ff" style:rotation-align="non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5" style:family="table-cell" style:parent-style-name="Default">
      <style:table-cell-properties style:glyph-orientation-vertical="0" fo:border-bottom="0.035cm solid #0000ff" style:diagonal-bl-tr="none" style:diagonal-tl-br="none" style:text-align-source="fix" style:repeat-content="false" fo:background-color="transparent" fo:wrap-option="no-wrap" fo:border-left="0.035cm solid #0000ff" style:direction="ltr" fo:border-right="none" style:rotation-angle="0" style:rotation-align="none" style:shrink-to-fit="false" fo:border-top="0.035cm solid #0000ff" style:vertical-align="middle"/>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6" style:family="table-cell" style:parent-style-name="Default">
      <style:table-cell-properties style:text-align-source="fix" style:repeat-content="false" fo:background-color="transparent" style:vertical-align="top"/>
      <style:paragraph-properties fo:text-align="justify"/>
    </style:style>
    <style:style style:name="ce77" style:family="table-cell" style:parent-style-name="Default">
      <style:table-cell-properties style:diagonal-bl-tr="none" style:diagonal-tl-br="none" fo:background-color="transparent" fo:border="0.035cm solid #0000ff" style:rotation-align="none"/>
      <style:text-properties fo:color="#ccccff"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78" style:family="table-cell" style:parent-style-name="Default">
      <style:table-cell-properties style:glyph-orientation-vertical="0" fo:border-bottom="none" fo:background-color="#ccccff" style:diagonal-bl-tr="none" style:diagonal-tl-br="none" style:text-align-source="fix" style:repeat-content="false" fo:wrap-option="no-wrap" fo:border-left="0.035cm solid #0000ff" style:direction="ltr" fo:border-right="none" style:rotation-angle="0" style:rotation-align="none" style:shrink-to-fit="false" fo:border-top="0.035cm solid #0000ff" style:vertical-align="middle"/>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79" style:family="table-cell" style:parent-style-name="Default">
      <style:table-cell-properties style:glyph-orientation-vertical="0" fo:background-color="#ccccff" style:diagonal-bl-tr="none" style:diagonal-tl-br="none" style:text-align-source="fix" style:repeat-content="false" fo:wrap-option="no-wrap" fo:border="0.035cm solid #0000ff"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0" style:family="table-cell" style:parent-style-name="Default">
      <style:table-cell-properties style:glyph-orientation-vertical="0" fo:background-color="#ccccff" style:diagonal-bl-tr="none" style:diagonal-tl-br="none" style:text-align-source="value-type" style:repeat-content="false" fo:wrap-option="wrap" fo:border="0.035cm solid #0000ff" style:direction="ltr" style:rotation-angle="0" style:rotation-align="none" style:shrink-to-fit="false" style:vertical-align="middle"/>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1" style:family="table-cell" style:parent-style-name="Default">
      <style:table-cell-properties style:glyph-orientation-vertical="0" fo:background-color="#ccccff" style:diagonal-bl-tr="none" style:diagonal-tl-br="none" style:text-align-source="fix" style:repeat-content="false" fo:wrap-option="wrap" fo:border="0.035cm solid #0000ff"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2" style:family="table-cell" style:parent-style-name="Default">
      <style:table-cell-properties style:glyph-orientation-vertical="0" fo:background-color="#ccccff" style:diagonal-bl-tr="none" style:diagonal-tl-br="none" style:text-align-source="fix" style:repeat-content="false" fo:wrap-option="wrap" fo:border="0.035cm solid #0000ff" style:direction="ltr" style:rotation-angle="0" style:rotation-align="none" style:shrink-to-fit="false" style:vertical-align="top"/>
      <style:paragraph-properties fo:text-align="start" fo:margin-left="0cm" style:writing-mode="page"/>
    </style:style>
    <style:style style:name="ce83" style:family="table-cell" style:parent-style-name="Default">
      <style:table-cell-properties style:glyph-orientation-vertical="0" fo:background-color="#ccccff" style:diagonal-bl-tr="none" style:diagonal-tl-br="none" style:text-align-source="fix" style:repeat-content="false" fo:wrap-option="no-wrap" fo:border="0.035cm solid #0000ff" style:direction="ltr" style:rotation-angle="0" style:rotation-align="none" style:shrink-to-fit="false" style:vertical-align="middle"/>
      <style:paragraph-properties fo:text-align="center" fo:margin-left="0cm" style:writing-mode="page"/>
    </style:style>
    <style:style style:name="ce84" style:family="table-cell" style:parent-style-name="Default">
      <style:table-cell-properties style:glyph-orientation-vertical="0" fo:background-color="#ccccff" style:diagonal-bl-tr="none" style:diagonal-tl-br="none" style:text-align-source="fix" style:repeat-content="false" fo:wrap-option="wrap" fo:border="0.035cm solid #0000ff" style:direction="ltr" style:rotation-angle="0" style:rotation-align="none" style:shrink-to-fit="false" style:vertical-align="middle"/>
      <style:paragraph-properties fo:text-align="center" fo:margin-left="0cm" style:writing-mode="page"/>
    </style:style>
    <style:style style:name="ce85" style:family="table-cell" style:parent-style-name="Default">
      <style:table-cell-properties style:glyph-orientation-vertical="0" fo:background-color="#ccccff" style:diagonal-bl-tr="none" style:diagonal-tl-br="none" style:text-align-source="fix" style:repeat-content="false" fo:wrap-option="wrap" fo:border="0.035cm solid #0000ff" style:direction="ltr" style:rotation-angle="0" style:rotation-align="none" style:shrink-to-fit="false" style:vertical-align="middle"/>
      <style:paragraph-properties fo:text-align="center"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86" style:family="table-cell" style:parent-style-name="Default">
      <style:table-cell-properties fo:background-color="#ccccff" style:diagonal-bl-tr="none" style:diagonal-tl-br="none" fo:border="0.035cm solid #0000ff" style:rotation-align="none"/>
    </style:style>
    <style:style style:name="ce87" style:family="table-cell" style:parent-style-name="Default">
      <style:table-cell-properties fo:border-bottom="none" fo:background-color="#ccccff" style:diagonal-bl-tr="none" style:diagonal-tl-br="none" fo:border-left="0.035cm solid #0000ff" fo:border-right="0.035cm solid #0000ff" style:rotation-align="none" fo:border-top="0.035cm solid #0000ff"/>
      <style:text-properties fo:color="#ccccff"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gr1" style:family="graphic">
      <style:graphic-properties draw:stroke="solid" svg:stroke-width="0.026cm" svg:stroke-color="#000000" draw:marker-start="msArrowEnd_20_5" draw:marker-start-width="0.21cm" draw:marker-start-center="false" draw:stroke-linejoin="miter" draw:fill="solid" draw:fill-color="#ffffe1" draw:textarea-horizontal-align="justify" draw:textarea-vertical-align="top" draw:auto-grow-height="false" draw:auto-grow-width="false" fo:padding-top="0.056cm" fo:padding-bottom="0.056cm" fo:padding-left="0.056cm" fo:padding-right="0.056cm" fo:wrap-option="no-wrap" draw:shadow="hidden" draw:shadow-offset-x="0.1cm" draw:shadow-offset-y="0.1cm" draw:shadow-color="#000000" draw:caption-escape-direction="auto"/>
    </style:style>
    <style:style style:name="gr2" style:family="graphic">
      <style:graphic-properties draw:marker-start="Fin_20_de_20_línea_20_1" draw:marker-start-width="0.2cm" draw:marker-start-center="false" draw:fill="solid" draw:fill-color="#ffffc0" draw:auto-grow-height="true" draw:auto-grow-width="false" fo:padding-top="0.1cm" fo:padding-bottom="0.1cm" fo:padding-left="0.1cm" fo:padding-right="0.1cm" draw:shadow="hidden" draw:shadow-offset-x="0.1cm" draw:shadow-offset-y="0.1cm" draw:caption-escape-direction="auto"/>
    </style:style>
    <style:style style:name="ta_extref" style:family="table">
      <style:table-properties table:display="false"/>
    </style:style>
    <style:style style:name="P1" style:family="paragraph">
      <style:paragraph-properties fo:text-align="start" style:text-autospace="none" style:line-break="normal" style:writing-mode="lr-tb"/>
      <style:text-properties style:text-outline="false" style:text-line-through-style="none" style:font-name="Arial" fo:font-size="10pt" fo:language="es" fo:country="E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style:paragraph-properties style:text-autospace="none" style:line-break="normal" style:writing-mode="page"/>
      <style:text-properties style:text-outline="false" style:text-line-through-style="none" style:font-name="Arial" fo:font-size="10pt" fo:language="es" fo:country="E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fo:hyphenate="false"/>
    </style:style>
    <style:style style:name="T1" style:family="text">
      <style:text-properties fo:color="#424548" style:text-outline="false" style:text-line-through-style="none" style:text-position="0% 100%" fo:font-family="'Times New Roman'" style:font-family-generic="roman" fo:font-size="10pt" fo:language="es" fo:country="E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bold" style:font-name-complex="DejaVu Sans" style:font-size-complex="10pt" style:language-complex="hi" style:country-complex="IN" style:font-style-complex="normal" style:font-weight-complex="bold" style:text-emphasize="none" style:font-relief="none" style:text-overline-style="none" style:text-overline-color="font-color"/>
    </style:style>
    <style:style style:name="T2" style:family="text">
      <style:text-properties style:text-outline="false" style:text-line-through-style="none" style:font-name="Arial" fo:font-size="10pt" fo:language="es" fo:country="E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T3" style:family="text">
      <style:text-properties style:use-window-font-color="true" style:text-outline="false" style:text-line-through-style="none" style:text-position="0% 100%"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T4" style:family="text">
      <style:text-properties style:use-window-font-color="true" style:text-outline="false" style:text-line-through-style="none" style:text-position="0% 100%"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T5" style:family="text">
      <style:text-properties fo:language="en" fo:country="US" fo:font-style="normal" style:font-name-asian="Times New Roman" style:font-size-asian="10pt" style:language-asian="es" style:country-asian="ES" style:font-weight-asian="normal" style:font-name-complex="Arial1" style:font-size-complex="10pt" style:font-weight-complex="normal"/>
    </style:style>
    <style:style style:name="T6" style:family="text">
      <style:text-properties style:text-outline="false" style:text-line-through-style="none" style:text-position="0% 100%" fo:font-style="normal" fo:text-shadow="none" style:text-underline-style="none" style:font-size-asian="10pt" style:font-style-asian="normal" style:font-weight-asian="bold" style:font-size-complex="10pt" style:font-style-complex="normal" style:font-weight-complex="bold"/>
    </style:style>
    <style:style style:name="T7" style:family="text">
      <style:text-properties style:text-outline="false" style:text-line-through-style="none" style:text-position="0% 100%" fo:font-style="normal" fo:text-shadow="none" style:text-underline-style="none" style:font-size-asian="10pt" style:font-style-asian="normal" style:font-weight-asian="normal" style:font-size-complex="10pt" style:font-style-complex="normal" style:font-weight-complex="normal"/>
    </style:style>
    <style:style style:name="T8" style:family="text">
      <style:text-properties fo:color="#4c4c4c" style:text-outline="false" style:text-line-through-style="none" style:text-position="0% 100%" style:font-name="Arial"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T9" style:family="text">
      <style:text-properties fo:color="#4c4c4c" style:text-outline="false" style:text-line-through-style="none" style:text-position="0% 100%"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T10" style:family="text">
      <style:text-properties style:use-window-font-color="true" fo:font-size="10pt" fo:font-style="normal" fo:font-weight="normal" style:font-size-asian="10pt" style:font-style-asian="normal" style:font-weight-asian="normal" style:font-size-complex="10pt" style:font-style-complex="normal" style:font-weight-complex="normal"/>
    </style:style>
    <style:style style:name="T11" style:family="text">
      <style:text-properties style:use-window-font-color="true" fo:font-size="10pt" fo:language="es" fo:country="ES" fo:font-style="normal" fo:font-weight="normal" style:font-size-asian="10pt" style:language-asian="en" style:country-asian="US" style:font-style-asian="normal" style:font-weight-asian="normal" style:font-name-complex="Liberation Sans1" style:font-size-complex="10pt" style:font-style-complex="normal" style:font-weight-complex="normal"/>
    </style:style>
    <style:style style:name="T12" style:family="text">
      <style:text-properties style:use-window-font-color="true" style:font-name="Liberation Sans1" fo:font-size="10pt" fo:language="es" fo:country="ES" fo:font-style="normal" fo:font-weight="normal" style:font-size-asian="10pt" style:language-asian="en" style:country-asian="US" style:font-style-asian="normal" style:font-weight-asian="normal" style:font-name-complex="Liberation Sans1" style:font-size-complex="10pt" style:font-style-complex="normal" style:font-weight-complex="normal"/>
    </style:style>
    <style:style style:name="T13" style:family="text">
      <style:text-properties fo:font-style="normal" style:font-style-asian="normal" style:font-style-complex="normal"/>
    </style:style>
    <style:style style:name="T14" style:family="text">
      <style:text-properties fo:language="es" fo:country="ES" fo:font-style="normal" style:language-asian="en" style:country-asian="US" style:font-style-asian="normal" style:font-name-complex="Liberation Sans1" style:font-size-complex="5.69999980926514pt" style:font-style-complex="normal"/>
    </style:style>
    <style:style style:name="T15" style:family="text">
      <style:text-properties style:font-size-asian="10pt" style:font-weight-asian="normal" style:font-size-complex="10pt" style:font-weight-complex="normal"/>
    </style:style>
    <style:style style:name="T16" style:family="text">
      <style:text-properties fo:language="en" fo:country="US" fo:font-style="normal" style:font-name-asian="Arial1" style:font-size-asian="10pt" style:language-asian="en" style:country-asian="US" style:font-weight-asian="normal" style:font-name-complex="Arial1" style:font-size-complex="10pt" style:font-weight-complex="normal"/>
    </style:style>
    <style:style style:name="T17" style:family="text">
      <style:text-properties fo:font-style="normal" style:font-size-asian="10pt" style:font-style-asian="normal" style:font-weight-asian="normal" style:font-size-complex="10pt" style:font-style-complex="normal" style:font-weight-complex="normal"/>
    </style:style>
  </office:automatic-styles>
  <office:body>
    <office:spreadsheet>
      <table:calculation-settings table:case-sensitive="false" table:automatic-find-labels="false" table:use-regular-expressions="false"/>
      <table:content-validations>
        <table:content-validation table:name="val1" table:condition="of:cell-content-is-in-list([$Gestión.$L$2:.$L$4])" table:allow-empty-cell="true" table:display-list="unsorted" table:base-cell-address="Gestión.D21">
          <table:error-message table:message-type="stop" table:display="true"/>
        </table:content-validation>
        <table:content-validation table:name="val2" table:condition="of:cell-content-is-in-list([$Gestión.$L$7:.$L$8])" table:allow-empty-cell="true" table:display-list="unsorted" table:base-cell-address="Gestión.G21">
          <table:error-message table:message-type="stop" table:display="true"/>
        </table:content-validation>
        <table:content-validation table:name="val3" table:condition="of:cell-content-is-in-list([$Gestión.$L$15:.$L$18])" table:allow-empty-cell="true" table:display-list="unsorted" table:base-cell-address="Gestión.I20">
          <table:error-message table:message-type="stop" table:display="true"/>
        </table:content-validation>
        <table:content-validation table:name="val4" table:condition="of:cell-content-is-in-list($gestión.$#ref!$#REF!:$#REF!$#REF!)" table:allow-empty-cell="true" table:display-list="unsorted" table:base-cell-address="Gestión.I180">
          <table:error-message table:message-type="stop" table:display="true"/>
        </table:content-validation>
        <table:content-validation table:name="val5" table:condition="of:cell-content-is-in-list([$Gestión.$L$11:.$L$13])" table:allow-empty-cell="true" table:display-list="unsorted" table:base-cell-address="Gestión.K20">
          <table:error-message table:message-type="stop" table:display="true"/>
        </table:content-validation>
        <table:content-validation table:name="val6" table:condition="of:cell-content-is-in-list([$Gestión.$L$2:.$L$4])" table:allow-empty-cell="true" table:display-list="unsorted" table:base-cell-address="Ingeniería.D3">
          <table:error-message table:message-type="stop" table:display="true"/>
        </table:content-validation>
        <table:content-validation table:name="val7" table:condition="of:cell-content-is-in-list([$Gestión.$L$7:.$L$8])" table:allow-empty-cell="true" table:display-list="unsorted" table:base-cell-address="Ingeniería.G3">
          <table:error-message table:message-type="stop" table:display="true"/>
        </table:content-validation>
        <table:content-validation table:name="val8" table:condition="of:cell-content-is-in-list([$Gestión.$L$15:.$L$18])" table:allow-empty-cell="true" table:display-list="unsorted" table:base-cell-address="Ingeniería.I2">
          <table:error-message table:message-type="stop" table:display="true"/>
        </table:content-validation>
        <table:content-validation table:name="val9" table:condition="of:cell-content-is-in-list([$Gestión.$L$11:.$L$13])" table:allow-empty-cell="true" table:display-list="unsorted" table:base-cell-address="Ingeniería.J2">
          <table:error-message table:message-type="stop" table:display="true"/>
        </table:content-validation>
        <table:content-validation table:name="val10" table:condition="of:cell-content-is-in-list([$Implementacion.$K$2:.$K$2])" table:allow-empty-cell="true" table:display-list="unsorted" table:base-cell-address="Implementacion.D3">
          <table:error-message table:message-type="stop" table:display="true"/>
        </table:content-validation>
        <table:content-validation table:name="val11" table:condition="of:cell-content-is-in-list([$Gestión.$L$2:.$L$4])" table:allow-empty-cell="true" table:display-list="unsorted" table:base-cell-address="Implementacion.D11">
          <table:error-message table:message-type="stop" table:display="true"/>
        </table:content-validation>
        <table:content-validation table:name="val12" table:condition="of:cell-content-is-in-list([$'Entrega y Soporte'.$K$3:.$K$3])" table:allow-empty-cell="true" table:display-list="unsorted" table:base-cell-address="Implementacion.D21">
          <table:error-message table:message-type="stop" table:display="true"/>
        </table:content-validation>
        <table:content-validation table:name="val13" table:condition="of:cell-content-is-in-list([$'Entrega y Soporte'.$K$3:.$K$3])" table:allow-empty-cell="true" table:display-list="unsorted" table:base-cell-address="'Entrega y Soporte'.D3">
          <table:error-message table:message-type="stop" table:display="true"/>
        </table:content-validation>
        <table:content-validation table:name="val14" table:condition="of:cell-content-is-in-list([$Implementacion.$K$5:.$K$6])" table:allow-empty-cell="true" table:display-list="unsorted" table:base-cell-address="Implementacion.G3">
          <table:error-message table:message-type="stop" table:display="true"/>
        </table:content-validation>
        <table:content-validation table:name="val15" table:condition="of:cell-content-is-in-list([$Gestión.$L$7:.$L$8])" table:allow-empty-cell="true" table:display-list="unsorted" table:base-cell-address="Implementacion.G11">
          <table:error-message table:message-type="stop" table:display="true"/>
        </table:content-validation>
        <table:content-validation table:name="val16" table:condition="of:cell-content-is-in-list([$'Entrega y Soporte'.$K$6:.$K$7])" table:allow-empty-cell="true" table:display-list="unsorted" table:base-cell-address="Implementacion.G21">
          <table:error-message table:message-type="stop" table:display="true"/>
        </table:content-validation>
        <table:content-validation table:name="val17" table:condition="of:cell-content-is-in-list([$'Entrega y Soporte'.$K$6:.$K$7])" table:allow-empty-cell="true" table:display-list="unsorted" table:base-cell-address="'Entrega y Soporte'.G3">
          <table:error-message table:message-type="stop" table:display="true"/>
        </table:content-validation>
        <table:content-validation table:name="val18" table:condition="of:cell-content-is-in-list([$Implementacion.$K$13:.$K$17])" table:allow-empty-cell="true" table:display-list="unsorted" table:base-cell-address="Implementacion.I2">
          <table:error-message table:message-type="stop" table:display="true"/>
        </table:content-validation>
        <table:content-validation table:name="val19" table:condition="of:cell-content-is-in-list([$Gestión.$L$15:.$L$18])" table:allow-empty-cell="true" table:display-list="unsorted" table:base-cell-address="Implementacion.I10">
          <table:error-message table:message-type="stop" table:display="true"/>
        </table:content-validation>
        <table:content-validation table:name="val20" table:condition="of:cell-content-is-in-list([$'Entrega y Soporte'.$K$14:.$K$17])" table:allow-empty-cell="true" table:display-list="unsorted" table:base-cell-address="Implementacion.I20">
          <table:error-message table:message-type="stop" table:display="true"/>
        </table:content-validation>
        <table:content-validation table:name="val21" table:condition="of:cell-content-is-in-list([$Implementacion.$K$9:.$K$11])" table:allow-empty-cell="true" table:display-list="unsorted" table:base-cell-address="Implementacion.J2">
          <table:error-message table:message-type="stop" table:display="true"/>
        </table:content-validation>
        <table:content-validation table:name="val22" table:condition="of:cell-content-is-in-list([$Gestión.$L$11:.$L$13])" table:allow-empty-cell="true" table:display-list="unsorted" table:base-cell-address="Implementacion.J10">
          <table:error-message table:message-type="stop" table:display="true"/>
        </table:content-validation>
        <table:content-validation table:name="val23" table:condition="of:cell-content-is-in-list([$'Entrega y Soporte'.$K$10:.$K$12])" table:allow-empty-cell="true" table:display-list="unsorted" table:base-cell-address="Implementacion.J20">
          <table:error-message table:message-type="stop" table:display="true"/>
        </table:content-validation>
        <table:content-validation table:name="val24" table:condition="of:cell-content-is-in-list([$'Entrega y Soporte'.$K$10:.$K$12])" table:allow-empty-cell="true" table:display-list="unsorted" table:base-cell-address="'Entrega y Soporte'.J2">
          <table:error-message table:message-type="stop" table:display="true"/>
        </table:content-validation>
        <table:content-validation table:name="val25" table:condition="of:cell-content-is-in-list([$'Entrega y Soporte'.$K$14:.$K$17])" table:allow-empty-cell="true" table:display-list="unsorted" table:base-cell-address="'Entrega y Soporte'.I2">
          <table:error-message table:message-type="stop" table:display="true"/>
        </table:content-validation>
        <table:content-validation table:name="val26" table:condition="of:cell-content-is-in-list([$'Relativo a Lineamientos'.$K$3:.$K$5])" table:allow-empty-cell="true" table:display-list="unsorted" table:base-cell-address="'Relativo a Lineamientos'.D3">
          <table:error-message table:message-type="stop" table:display="true"/>
        </table:content-validation>
        <table:content-validation table:name="val27" table:condition="of:cell-content-is-in-list([$'Relativo a Lineamientos'.$K$8:.$K$9])" table:allow-empty-cell="true" table:display-list="unsorted" table:base-cell-address="'Relativo a Lineamientos'.G3">
          <table:error-message table:message-type="stop" table:display="true"/>
        </table:content-validation>
        <table:content-validation table:name="val28" table:condition="of:cell-content-is-in-list([$'Relativo a Lineamientos'.$K$16:.$K$19])" table:allow-empty-cell="true" table:display-list="unsorted" table:base-cell-address="'Relativo a Lineamientos'.I2">
          <table:error-message table:message-type="stop" table:display="true"/>
        </table:content-validation>
        <table:content-validation table:name="val29" table:condition="of:cell-content-is-in-list($'relativo a lineamientos'.$#ref!$#REF!:$#REF!$#REF!)" table:allow-empty-cell="true" table:display-list="unsorted" table:base-cell-address="'Relativo a Lineamientos'.I3">
          <table:error-message table:message-type="stop" table:display="true"/>
        </table:content-validation>
        <table:content-validation table:name="val30" table:condition="of:cell-content-is-in-list([$'Relativo a Lineamientos'.$K$12:.$K$14])" table:allow-empty-cell="true" table:display-list="unsorted" table:base-cell-address="'Relativo a Lineamientos'.J2">
          <table:error-message table:message-type="stop" table:display="true"/>
        </table:content-validation>
      </table:content-validations>
      <table:table table:name="Gestión" table:style-name="ta1" table:print="false">
        <office:forms form:automatic-focus="false" form:apply-design-mode="false"/>
        <table:table-column table:style-name="co1" table:default-cell-style-name="ce12"/>
        <table:table-column table:style-name="co2" table:default-cell-style-name="ce23"/>
        <table:table-column table:style-name="co3" table:default-cell-style-name="ce40"/>
        <table:table-column table:style-name="co4" table:default-cell-style-name="ce12"/>
        <table:table-column table:style-name="co5" table:default-cell-style-name="ce46"/>
        <table:table-column table:style-name="co6" table:default-cell-style-name="ce46"/>
        <table:table-column table:style-name="co7" table:default-cell-style-name="Default"/>
        <table:table-column table:style-name="co8" table:default-cell-style-name="ce40"/>
        <table:table-column table:style-name="co9" table:default-cell-style-name="Default"/>
        <table:table-column table:style-name="co9" table:visibility="collapse" table:default-cell-style-name="Default"/>
        <table:table-column table:style-name="co10" table:default-cell-style-name="Default"/>
        <table:table-column table:style-name="co9" table:visibility="collapse" table:default-cell-style-name="Default"/>
        <table:table-column table:style-name="co11" table:number-columns-repeated="1012" table:default-cell-style-name="Default"/>
        <table:table-row table:style-name="ro1">
          <table:table-cell table:style-name="ce1" office:value-type="string" table:number-columns-spanned="11" table:number-rows-spanned="1">
            <text:p>Lista de Chequeo</text:p>
          </table:table-cell>
          <table:covered-table-cell table:style-name="ce1"/>
          <table:covered-table-cell table:style-name="ce1"/>
          <table:covered-table-cell table:style-name="ce1"/>
          <table:covered-table-cell table:style-name="ce1"/>
          <table:covered-table-cell table:style-name="ce1"/>
          <table:covered-table-cell table:style-name="ce1"/>
          <table:covered-table-cell table:style-name="ce1"/>
          <table:covered-table-cell table:style-name="ce1"/>
          <table:covered-table-cell table:style-name="ce1"/>
          <table:covered-table-cell table:style-name="ce1"/>
          <table:table-cell table:style-name="ce62" office:value-type="string">
            <text:p>Importancia</text:p>
          </table:table-cell>
          <table:table-cell table:style-name="ce62" table:number-columns-repeated="2"/>
          <table:table-cell table:number-columns-repeated="1010"/>
        </table:table-row>
        <table:table-row table:style-name="ro1">
          <table:table-cell table:style-name="ce2" table:number-columns-repeated="2"/>
          <table:table-cell table:style-name="ce24" table:number-columns-repeated="3"/>
          <table:table-cell table:style-name="ce3"/>
          <table:table-cell/>
          <table:table-cell table:style-name="Default"/>
          <table:table-cell table:number-columns-repeated="3"/>
          <table:table-cell table:style-name="ce58" office:value-type="string">
            <text:p>A</text:p>
          </table:table-cell>
          <table:table-cell table:style-name="ce58" table:number-columns-repeated="2"/>
          <table:table-cell table:number-columns-repeated="1010"/>
        </table:table-row>
        <table:table-row table:style-name="ro2">
          <table:table-cell table:style-name="ce3" table:number-columns-repeated="2"/>
          <table:table-cell table:style-name="Default" table:number-columns-repeated="3"/>
          <table:table-cell table:style-name="ce3"/>
          <table:table-cell/>
          <table:table-cell table:style-name="Default"/>
          <table:table-cell table:number-columns-repeated="3"/>
          <table:table-cell table:style-name="ce58" office:value-type="string">
            <text:p>M</text:p>
          </table:table-cell>
          <table:table-cell table:style-name="ce58" table:number-columns-repeated="2"/>
          <table:table-cell table:number-columns-repeated="1010"/>
        </table:table-row>
        <table:table-row table:style-name="ro3">
          <table:table-cell table:style-name="ce3"/>
          <table:table-cell table:style-name="ce13" office:value-type="string">
            <text:p>Elementos de la tabla</text:p>
          </table:table-cell>
          <table:table-cell table:style-name="ce25" office:value-type="string" table:number-columns-spanned="4" table:number-rows-spanned="1">
            <text:p>Descripción</text:p>
          </table:table-cell>
          <table:covered-table-cell table:style-name="ce25"/>
          <table:covered-table-cell table:style-name="ce25"/>
          <table:covered-table-cell table:style-name="ce25"/>
          <table:table-cell/>
          <table:table-cell table:style-name="Default"/>
          <table:table-cell table:number-columns-repeated="3"/>
          <table:table-cell table:style-name="ce58" office:value-type="string">
            <text:p>B</text:p>
          </table:table-cell>
          <table:table-cell table:style-name="ce58" table:number-columns-repeated="2"/>
          <table:table-cell table:number-columns-repeated="1010"/>
        </table:table-row>
        <table:table-row table:style-name="ro2">
          <table:table-cell table:style-name="ce3"/>
          <table:table-cell table:style-name="ce14" office:value-type="string">
            <text:p>Lineamiento</text:p>
          </table:table-cell>
          <table:table-cell table:style-name="ce26" office:value-type="string" table:number-columns-spanned="4" table:number-rows-spanned="1">
            <text:p>Define el lineamiento de calidad al que hace referencia</text:p>
          </table:table-cell>
          <table:covered-table-cell table:style-name="ce26"/>
          <table:covered-table-cell table:style-name="ce26"/>
          <table:covered-table-cell table:style-name="ce26"/>
          <table:table-cell/>
          <table:table-cell table:style-name="Default"/>
          <table:table-cell table:number-columns-repeated="1016"/>
        </table:table-row>
        <table:table-row table:style-name="ro2">
          <table:table-cell table:style-name="ce3"/>
          <table:table-cell table:style-name="ce14" office:value-type="string">
            <office:annotation draw:style-name="gr1" draw:text-style-name="P1" svg:width="6.222cm" svg:height="2.37cm" svg:x="7.746cm" svg:y="2.299cm" draw:caption-point-x="-2.687cm" draw:caption-point-y="0.339cm">
              <dc:date>2012-03-17T00:00:00</dc:date>
              <text:p text:style-name="P1"><text:span text:style-name="T1">Los tipos "Utilidad de Proceso" y "Utilidad de Producto" no generan no conformidades, son parte de las mediciones que se realizan a los procesos y productos.</text:span></text:p>
              <text:p text:style-name="P1"><text:span text:style-name="T1"/></text:p>
            </office:annotation>
            <text:p>Tipo de NC</text:p>
          </table:table-cell>
          <table:table-cell table:style-name="ce26" office:value-type="string" table:number-columns-spanned="4" table:number-rows-spanned="1">
            <text:p>Tipo de NC correspondiente al criterio que se evalúa</text:p>
          </table:table-cell>
          <table:covered-table-cell table:style-name="ce26"/>
          <table:covered-table-cell table:style-name="ce26"/>
          <table:covered-table-cell table:style-name="ce26"/>
          <table:table-cell/>
          <table:table-cell table:style-name="Default"/>
          <table:table-cell table:number-columns-repeated="3"/>
          <table:table-cell table:style-name="ce62" office:value-type="string">
            <text:p>Respuesta</text:p>
          </table:table-cell>
          <table:table-cell table:style-name="ce62" table:number-columns-repeated="2"/>
          <table:table-cell table:number-columns-repeated="1010"/>
        </table:table-row>
        <table:table-row table:style-name="ro2">
          <table:table-cell table:style-name="ce3"/>
          <table:table-cell table:style-name="ce14" office:value-type="string">
            <text:p>Evidencia ¿Qué?</text:p>
          </table:table-cell>
          <table:table-cell table:style-name="ce26" office:value-type="string" table:number-columns-spanned="4" table:number-rows-spanned="1">
            <text:p>Es la descripción de qué se quiere verificar</text:p>
          </table:table-cell>
          <table:covered-table-cell table:style-name="ce26"/>
          <table:covered-table-cell table:style-name="ce26"/>
          <table:covered-table-cell table:style-name="ce26"/>
          <table:table-cell/>
          <table:table-cell table:style-name="Default"/>
          <table:table-cell table:number-columns-repeated="3"/>
          <table:table-cell office:value-type="string">
            <text:p>SI</text:p>
          </table:table-cell>
          <table:table-cell table:number-columns-repeated="1012"/>
        </table:table-row>
        <table:table-row table:style-name="ro2">
          <table:table-cell table:style-name="ce3"/>
          <table:table-cell table:style-name="ce14" office:value-type="string">
            <text:p>Impacto</text:p>
          </table:table-cell>
          <table:table-cell table:style-name="ce26" office:value-type="string" table:number-columns-spanned="4" table:number-rows-spanned="1">
            <text:p>Impacto de la no conformidad en el proyecto</text:p>
          </table:table-cell>
          <table:covered-table-cell table:style-name="ce26"/>
          <table:covered-table-cell table:style-name="ce26"/>
          <table:covered-table-cell table:style-name="ce26"/>
          <table:table-cell/>
          <table:table-cell table:style-name="Default"/>
          <table:table-cell table:number-columns-repeated="3"/>
          <table:table-cell office:value-type="string">
            <text:p>NO</text:p>
          </table:table-cell>
          <table:table-cell table:number-columns-repeated="1012"/>
        </table:table-row>
        <table:table-row table:style-name="ro4">
          <table:table-cell table:style-name="ce3"/>
          <table:table-cell table:style-name="ce15" office:value-type="string">
            <text:p>Ubicación</text:p>
          </table:table-cell>
          <table:table-cell table:style-name="ce27" office:value-type="string" table:number-columns-spanned="4" table:number-rows-spanned="1">
            <text:p>Especifica el lugar del expediente de proyecto, la plantilla o documento donde se puede verificar el indicador a evaluar.</text:p>
          </table:table-cell>
          <table:covered-table-cell table:style-name="ce27"/>
          <table:covered-table-cell table:style-name="ce27"/>
          <table:covered-table-cell table:style-name="ce27"/>
          <table:table-cell/>
          <table:table-cell table:style-name="Default"/>
          <table:table-cell table:number-columns-repeated="1016"/>
        </table:table-row>
        <table:table-row table:style-name="ro2">
          <table:table-cell table:style-name="ce3"/>
          <table:table-cell table:style-name="ce14" office:value-type="string">
            <text:p>Procedimiento ¿Cómo?</text:p>
          </table:table-cell>
          <table:table-cell table:style-name="ce26" office:value-type="string" table:number-columns-spanned="4" table:number-rows-spanned="1">
            <text:p>Especifica el procedimiento mediante el cual se pueden hacer las verificaciones.</text:p>
          </table:table-cell>
          <table:covered-table-cell table:style-name="ce26"/>
          <table:covered-table-cell table:style-name="ce26"/>
          <table:covered-table-cell table:style-name="ce26"/>
          <table:table-cell/>
          <table:table-cell table:style-name="Default"/>
          <table:table-cell table:number-columns-repeated="3"/>
          <table:table-cell table:style-name="ce62" office:value-type="string">
            <text:p>Metodología</text:p>
          </table:table-cell>
          <table:table-cell table:style-name="ce62" table:number-columns-repeated="2"/>
          <table:table-cell table:number-columns-repeated="1010"/>
        </table:table-row>
        <table:table-row table:style-name="ro2">
          <table:table-cell table:style-name="ce3"/>
          <table:table-cell table:style-name="ce14" office:value-type="string">
            <text:p>Respuesta</text:p>
          </table:table-cell>
          <table:table-cell table:style-name="ce26" office:value-type="string" table:number-columns-spanned="4" table:number-rows-spanned="1">
            <text:p>Se selecciona SI o NO en dependencia de si la respuesta a la evidencia es negativa o positiva.</text:p>
          </table:table-cell>
          <table:covered-table-cell table:style-name="ce26"/>
          <table:covered-table-cell table:style-name="ce26"/>
          <table:covered-table-cell table:style-name="ce26"/>
          <table:table-cell/>
          <table:table-cell table:style-name="Default"/>
          <table:table-cell table:number-columns-repeated="3"/>
          <table:table-cell office:value-type="string">
            <text:p>RUP</text:p>
          </table:table-cell>
          <table:table-cell table:number-columns-repeated="1012"/>
        </table:table-row>
        <table:table-row table:style-name="ro2">
          <table:table-cell table:style-name="ce3"/>
          <table:table-cell table:style-name="ce14" office:value-type="string">
            <text:p>Descripción</text:p>
          </table:table-cell>
          <table:table-cell table:style-name="ce26" office:value-type="string" table:number-columns-spanned="4" table:number-rows-spanned="1">
            <text:p>Descripción del hallazgo encontrado</text:p>
          </table:table-cell>
          <table:covered-table-cell table:style-name="ce26"/>
          <table:covered-table-cell table:style-name="ce26"/>
          <table:covered-table-cell table:style-name="ce26"/>
          <table:table-cell/>
          <table:table-cell table:style-name="Default"/>
          <table:table-cell table:number-columns-repeated="3"/>
          <table:table-cell office:value-type="string">
            <text:p>XP</text:p>
          </table:table-cell>
          <table:table-cell table:number-columns-repeated="1012"/>
        </table:table-row>
        <table:table-row table:style-name="ro5">
          <table:table-cell table:style-name="Default"/>
          <table:table-cell table:style-name="ce16" office:value-type="string">
            <text:p>Fase</text:p>
          </table:table-cell>
          <table:table-cell table:style-name="ce28" office:value-type="string" table:number-columns-spanned="4" table:number-rows-spanned="1">
            <text:p>Seleccionar las fases por las que ha transitado el proyecto y por la que se encuentra actualmente, para que la lista de chequeo muestre solamente las preguntas adecuadas. (Inicio, Elaboración, Construcción y Transición)</text:p>
          </table:table-cell>
          <table:covered-table-cell table:style-name="ce28"/>
          <table:covered-table-cell table:style-name="ce28"/>
          <table:covered-table-cell table:style-name="ce28"/>
          <table:table-cell/>
          <table:table-cell table:style-name="Default"/>
          <table:table-cell/>
          <table:table-cell table:style-name="ce58"/>
          <table:table-cell/>
          <table:table-cell table:style-name="ce58" office:value-type="string">
            <text:p>Genérico</text:p>
          </table:table-cell>
          <table:table-cell table:style-name="ce58" table:number-columns-repeated="2"/>
          <table:table-cell table:number-columns-repeated="1010"/>
        </table:table-row>
        <table:table-row table:style-name="ro4">
          <table:table-cell table:style-name="Default"/>
          <table:table-cell table:style-name="ce16" office:value-type="string">
            <text:p>Metodología</text:p>
          </table:table-cell>
          <table:table-cell table:style-name="ce28" office:value-type="string" table:number-columns-spanned="4" table:number-rows-spanned="1">
            <text:p>Metodología de desarrollo que utiliza el proyecto (Seleccionar "Genérico" más la metodología utilizada)</text:p>
          </table:table-cell>
          <table:covered-table-cell table:style-name="ce28"/>
          <table:covered-table-cell table:style-name="ce28"/>
          <table:covered-table-cell table:style-name="ce28"/>
          <table:table-cell/>
          <table:table-cell table:style-name="Default"/>
          <table:table-cell/>
          <table:table-cell table:style-name="ce58"/>
          <table:table-cell/>
          <table:table-cell table:style-name="ce62" office:value-type="string">
            <text:p>Fase</text:p>
          </table:table-cell>
          <table:table-cell table:number-columns-repeated="1012"/>
        </table:table-row>
        <table:table-row table:style-name="ro2">
          <table:table-cell table:style-name="Default"/>
          <table:table-cell table:style-name="ce17"/>
          <table:table-cell table:style-name="ce29"/>
          <table:table-cell table:style-name="ce41" table:number-columns-repeated="3"/>
          <table:table-cell/>
          <table:table-cell table:style-name="Default"/>
          <table:table-cell/>
          <table:table-cell table:style-name="ce58"/>
          <table:table-cell/>
          <table:table-cell office:value-type="string">
            <text:p>Inicio</text:p>
          </table:table-cell>
          <table:table-cell table:number-columns-repeated="1012"/>
        </table:table-row>
        <table:table-row table:style-name="ro2">
          <table:table-cell table:style-name="Default"/>
          <table:table-cell table:style-name="ce17"/>
          <table:table-cell table:style-name="ce29"/>
          <table:table-cell table:style-name="ce41" table:number-columns-repeated="3"/>
          <table:table-cell/>
          <table:table-cell table:style-name="Default"/>
          <table:table-cell/>
          <table:table-cell table:style-name="ce58"/>
          <table:table-cell/>
          <table:table-cell office:value-type="string">
            <text:p>Elaboración</text:p>
          </table:table-cell>
          <table:table-cell table:number-columns-repeated="1012"/>
        </table:table-row>
        <table:table-row table:style-name="ro2">
          <table:table-cell table:style-name="Default"/>
          <table:table-cell table:style-name="ce17"/>
          <table:table-cell table:style-name="Default" table:number-columns-repeated="4"/>
          <table:table-cell/>
          <table:table-cell table:style-name="Default"/>
          <table:table-cell/>
          <table:table-cell table:style-name="ce58"/>
          <table:table-cell/>
          <table:table-cell office:value-type="string">
            <text:p>Construcción</text:p>
          </table:table-cell>
          <table:table-cell table:number-columns-repeated="1012"/>
        </table:table-row>
        <table:table-row table:style-name="ro2">
          <table:table-cell table:style-name="Default" table:number-columns-repeated="6"/>
          <table:table-cell/>
          <table:table-cell table:style-name="Default"/>
          <table:table-cell/>
          <table:table-cell table:style-name="ce58"/>
          <table:table-cell/>
          <table:table-cell office:value-type="string">
            <text:p>Transición</text:p>
          </table:table-cell>
          <table:table-cell table:number-columns-repeated="1012"/>
        </table:table-row>
        <table:table-row table:style-name="ro6">
          <table:table-cell table:style-name="ce4" office:value-type="string">
            <text:p>Lineamiento</text:p>
          </table:table-cell>
          <table:table-cell table:style-name="ce18" office:value-type="string">
            <text:p>Tipo de NC</text:p>
          </table:table-cell>
          <table:table-cell table:style-name="ce18" office:value-type="string">
            <text:p>Evidencia ¿Qué?</text:p>
          </table:table-cell>
          <table:table-cell table:style-name="ce4" office:value-type="string">
            <text:p>Impacto</text:p>
          </table:table-cell>
          <table:table-cell table:style-name="ce18" office:value-type="string">
            <text:p>Ubicación</text:p>
          </table:table-cell>
          <table:table-cell table:style-name="ce18" office:value-type="string">
            <text:p>Procedimiento ¿Cómo?</text:p>
          </table:table-cell>
          <table:table-cell table:style-name="ce4" office:value-type="string">
            <text:p>Respuesta</text:p>
          </table:table-cell>
          <table:table-cell table:style-name="ce18" office:value-type="string">
            <text:p>Descripción</text:p>
          </table:table-cell>
          <table:table-cell table:style-name="ce4" office:value-type="string">
            <text:p>Fase</text:p>
          </table:table-cell>
          <table:table-cell/>
          <table:table-cell table:style-name="ce4" office:value-type="string">
            <text:p>Metodología</text:p>
          </table:table-cell>
          <table:table-cell table:number-columns-repeated="1013"/>
        </table:table-row>
        <table:table-row table:style-name="ro2">
          <table:table-cell table:style-name="ce5" office:value-type="string" table:number-columns-spanned="8" table:number-rows-spanned="1">
            <text:p>Comunes</text:p>
          </table:table-cell>
          <table:covered-table-cell table:style-name="ce5"/>
          <table:covered-table-cell table:style-name="ce5"/>
          <table:covered-table-cell table:style-name="ce5"/>
          <table:covered-table-cell table:style-name="ce5"/>
          <table:covered-table-cell table:style-name="ce5"/>
          <table:covered-table-cell table:style-name="ce5"/>
          <table:covered-table-cell table:style-name="ce5"/>
          <table:table-cell table:style-name="ce57" table:content-validation-name="val3" office:value-type="string">
            <text:p>Inicio</text:p>
          </table:table-cell>
          <table:table-cell/>
          <table:table-cell table:style-name="ce57" table:content-validation-name="val5" office:value-type="string">
            <text:p>Genérico</text:p>
          </table:table-cell>
          <table:table-cell table:number-columns-repeated="1013"/>
        </table:table-row>
        <table:table-row table:style-name="ro4">
          <table:table-cell table:style-name="ce6"/>
          <table:table-cell table:style-name="ce19" office:value-type="string">
            <text:p>Adherencial al Proceso</text:p>
          </table:table-cell>
          <table:table-cell table:style-name="ce30" office:value-type="string">
            <text:p>¿Existe el proyecto en el sistema de Gestión de Proyectos?</text:p>
          </table:table-cell>
          <table:table-cell table:style-name="ce42" table:content-validation-name="val1" office:value-type="string">
            <text:p>A</text:p>
          </table:table-cell>
          <table:table-cell table:style-name="ce43" office:value-type="string">
            <text:p>Servidor de Gestión de Proyectos.</text:p>
          </table:table-cell>
          <table:table-cell table:style-name="ce47" office:value-type="string">
            <text:p>Revisión de Configuraciones</text:p>
          </table:table-cell>
          <table:table-cell table:style-name="ce51" table:content-validation-name="val2"/>
          <table:table-cell table:style-name="ce56"/>
          <table:table-cell table:style-name="ce51" table:content-validation-name="val3"/>
          <table:table-cell table:style-name="ce59"/>
          <table:table-cell table:style-name="ce51" table:content-validation-name="val5"/>
          <table:table-cell table:style-name="ce60" table:number-columns-repeated="1013"/>
        </table:table-row>
        <table:table-row table:style-name="ro5">
          <table:table-cell table:style-name="ce6"/>
          <table:table-cell table:style-name="ce19" office:value-type="string">
            <text:p>Adherencial al Proceso</text:p>
          </table:table-cell>
          <table:table-cell table:style-name="ce30" office:value-type="string">
            <text:p>¿Existe el repositorio del proyecto en el servidor de control de versiones y es actualizado diariamente?</text:p>
          </table:table-cell>
          <table:table-cell table:style-name="ce42" table:content-validation-name="val1" office:value-type="string">
            <text:p>A</text:p>
          </table:table-cell>
          <table:table-cell table:style-name="ce43" office:value-type="string">
            <text:p>Servidor de control de versiones.</text:p>
          </table:table-cell>
          <table:table-cell table:style-name="ce47" office:value-type="string">
            <text:p>Revisión de Configuraciones</text:p>
          </table:table-cell>
          <table:table-cell table:style-name="ce51" table:content-validation-name="val2"/>
          <table:table-cell table:style-name="ce56"/>
          <table:table-cell table:style-name="ce51" table:content-validation-name="val3"/>
          <table:table-cell table:style-name="ce59"/>
          <table:table-cell table:style-name="ce51" table:content-validation-name="val5"/>
          <table:table-cell table:style-name="ce60" table:number-columns-repeated="1013"/>
        </table:table-row>
        <table:table-row table:style-name="ro4">
          <table:table-cell table:style-name="ce7"/>
          <table:table-cell table:style-name="ce20" office:value-type="string">
            <text:p>Adherencia a Producto</text:p>
          </table:table-cell>
          <table:table-cell table:style-name="ce31" office:value-type="string">
            <text:p>¿Se utiliza la plantilla del expediente de proyecto?</text:p>
          </table:table-cell>
          <table:table-cell table:style-name="ce8" table:content-validation-name="val1" office:value-type="string">
            <text:p>M</text:p>
          </table:table-cell>
          <table:table-cell table:style-name="ce44" office:value-type="string">
            <text:p>Todos los documentos</text:p>
          </table:table-cell>
          <table:table-cell table:style-name="ce48" office:value-type="string">
            <text:p>Revisión de Documentos</text:p>
          </table:table-cell>
          <table:table-cell table:style-name="ce52" table:content-validation-name="val2"/>
          <table:table-cell table:style-name="ce31"/>
          <table:table-cell table:style-name="ce52" table:content-validation-name="val3" office:value-type="string">
            <text:p>Inicio</text:p>
          </table:table-cell>
          <table:table-cell/>
          <table:table-cell table:style-name="ce52" table:content-validation-name="val5" office:value-type="string">
            <text:p>Genérico</text:p>
          </table:table-cell>
          <table:table-cell table:number-columns-repeated="1013"/>
        </table:table-row>
        <table:table-row table:style-name="ro5">
          <table:table-cell table:style-name="ce7" office:value-type="string">
            <text:p>8.4.2</text:p>
          </table:table-cell>
          <table:table-cell table:style-name="ce20" office:value-type="string">
            <text:p>Adherencia a Producto</text:p>
          </table:table-cell>
          <table:table-cell table:style-name="ce31" office:value-type="string">
            <text:p>¿Se realiza el registro de control de versiones de los cambios del documento?</text:p>
          </table:table-cell>
          <table:table-cell table:style-name="ce8" table:content-validation-name="val1" office:value-type="string">
            <text:p>M</text:p>
          </table:table-cell>
          <table:table-cell table:style-name="ce44" office:value-type="string">
            <text:p>Todos los documentos</text:p>
          </table:table-cell>
          <table:table-cell table:style-name="ce48" office:value-type="string">
            <text:p>Revisión de Documentos</text:p>
          </table:table-cell>
          <table:table-cell table:style-name="ce52" table:content-validation-name="val2"/>
          <table:table-cell table:style-name="ce31"/>
          <table:table-cell table:style-name="ce52" table:content-validation-name="val3" office:value-type="string">
            <text:p>Inicio</text:p>
          </table:table-cell>
          <table:table-cell/>
          <table:table-cell table:style-name="ce52" table:content-validation-name="val5" office:value-type="string">
            <text:p>Genérico</text:p>
          </table:table-cell>
          <table:table-cell table:number-columns-repeated="1013"/>
        </table:table-row>
        <table:table-row table:style-name="ro2">
          <table:table-cell table:style-name="Default" table:number-columns-repeated="6"/>
          <table:table-cell/>
          <table:table-cell table:style-name="Default"/>
          <table:table-cell table:number-columns-repeated="1016"/>
        </table:table-row>
        <table:table-row table:style-name="ro2">
          <table:table-cell table:style-name="ce5" office:value-type="string" table:number-columns-spanned="8" table:number-rows-spanned="1">
            <text:p>MINUTA DE REUNIÓN v2.0 (2. Gestión de Proyecto/2.7 Reuniones)</text:p>
          </table:table-cell>
          <table:covered-table-cell table:style-name="ce5"/>
          <table:covered-table-cell table:style-name="ce5"/>
          <table:covered-table-cell table:style-name="ce5"/>
          <table:covered-table-cell table:style-name="ce5"/>
          <table:covered-table-cell table:style-name="ce5"/>
          <table:covered-table-cell table:style-name="ce5"/>
          <table:covered-table-cell table:style-name="ce5"/>
          <table:table-cell table:style-name="ce57" table:content-validation-name="val3" office:value-type="string">
            <text:p>Inicio</text:p>
          </table:table-cell>
          <table:table-cell/>
          <table:table-cell table:style-name="ce57" table:content-validation-name="val5" office:value-type="string">
            <text:p>Genérico</text:p>
          </table:table-cell>
          <table:table-cell table:number-columns-repeated="1013"/>
        </table:table-row>
        <table:table-row table:style-name="ro5">
          <table:table-cell table:style-name="ce8" office:value-type="string">
            <text:p>8.3.9</text:p>
          </table:table-cell>
          <table:table-cell table:style-name="ce20" office:value-type="string">
            <text:p>Adherencia a Producto</text:p>
          </table:table-cell>
          <table:table-cell table:style-name="ce31" office:value-type="string">
            <text:p>¿El proyecto realiza el registro de las actividades conjuntas y acuerdos de trabajo?</text:p>
          </table:table-cell>
          <table:table-cell table:style-name="ce8" table:content-validation-name="val1" office:value-type="string">
            <text:p>A</text:p>
          </table:table-cell>
          <table:table-cell table:style-name="ce44" office:value-type="string">
            <text:p>Minutas de Reuniones</text:p>
          </table:table-cell>
          <table:table-cell table:style-name="ce48" office:value-type="string">
            <text:p>Revisión de Documentos</text:p>
          </table:table-cell>
          <table:table-cell table:style-name="ce53" table:content-validation-name="val2"/>
          <table:table-cell table:style-name="ce31"/>
          <table:table-cell table:style-name="ce52" table:content-validation-name="val3" office:value-type="string">
            <text:p>Inicio</text:p>
          </table:table-cell>
          <table:table-cell/>
          <table:table-cell table:style-name="ce52" table:content-validation-name="val5" office:value-type="string">
            <text:p>Genérico</text:p>
          </table:table-cell>
          <table:table-cell table:number-columns-repeated="1013"/>
        </table:table-row>
        <table:table-row table:style-name="ro4">
          <table:table-cell table:style-name="ce9"/>
          <table:table-cell table:style-name="ce21" office:value-type="string">
            <text:p>Adherencia al Proceso</text:p>
          </table:table-cell>
          <table:table-cell table:style-name="ce32" office:value-type="string">
            <text:p>¿Existe evidencia de la reunión inicial con el cliente?</text:p>
          </table:table-cell>
          <table:table-cell table:style-name="ce9" table:content-validation-name="val1" office:value-type="string">
            <text:p>A</text:p>
          </table:table-cell>
          <table:table-cell table:style-name="ce37" office:value-type="string">
            <text:p>Minutas de Reuniones</text:p>
          </table:table-cell>
          <table:table-cell table:style-name="ce49" office:value-type="string">
            <text:p>Revisión de Documentos</text:p>
          </table:table-cell>
          <table:table-cell table:style-name="ce54" table:content-validation-name="val2"/>
          <table:table-cell table:style-name="ce32"/>
          <table:table-cell table:style-name="ce55" table:content-validation-name="val3" office:value-type="string">
            <text:p>Inicio</text:p>
          </table:table-cell>
          <table:table-cell table:style-name="ce60"/>
          <table:table-cell table:style-name="ce55" table:content-validation-name="val5" office:value-type="string">
            <text:p>Genérico</text:p>
          </table:table-cell>
          <table:table-cell table:style-name="ce60" table:number-columns-repeated="219"/>
          <table:table-cell table:style-name="ce63" table:number-columns-repeated="794"/>
        </table:table-row>
        <table:table-row table:style-name="ro5">
          <table:table-cell table:style-name="ce9"/>
          <table:table-cell table:style-name="ce21" office:value-type="string">
            <text:p>Adherencia al Proceso</text:p>
          </table:table-cell>
          <table:table-cell table:style-name="ce32" office:value-type="string">
            <text:p>¿Existe evidencia de la reunión inicial con el cliente y el arquitecto de información?</text:p>
          </table:table-cell>
          <table:table-cell table:style-name="ce9" table:content-validation-name="val1" office:value-type="string">
            <text:p>A</text:p>
          </table:table-cell>
          <table:table-cell table:style-name="ce37" office:value-type="string">
            <text:p>Minutas de Reuniones</text:p>
          </table:table-cell>
          <table:table-cell table:style-name="ce49" office:value-type="string">
            <text:p>Revisión de Documentos</text:p>
          </table:table-cell>
          <table:table-cell table:style-name="ce54" table:content-validation-name="val2"/>
          <table:table-cell table:style-name="ce32"/>
          <table:table-cell table:style-name="ce55" table:content-validation-name="val3" office:value-type="string">
            <text:p>Inicio</text:p>
          </table:table-cell>
          <table:table-cell table:style-name="ce60"/>
          <table:table-cell table:style-name="ce55" table:content-validation-name="val5" office:value-type="string">
            <text:p>Genérico</text:p>
          </table:table-cell>
          <table:table-cell table:style-name="ce60" table:number-columns-repeated="219"/>
          <table:table-cell table:style-name="ce63" table:number-columns-repeated="794"/>
        </table:table-row>
        <table:table-row table:style-name="ro5">
          <table:table-cell table:style-name="ce9"/>
          <table:table-cell table:style-name="ce21" office:value-type="string">
            <text:p>Adherencia al Proceso</text:p>
          </table:table-cell>
          <table:table-cell table:style-name="ce32" office:value-type="string">
            <text:p>¿Existen evidencias de los encuentros para realizar el juego de planificación?</text:p>
          </table:table-cell>
          <table:table-cell table:style-name="ce9" table:content-validation-name="val1" office:value-type="string">
            <text:p>A</text:p>
          </table:table-cell>
          <table:table-cell table:style-name="ce37" office:value-type="string">
            <text:p>Minutas de Reuniones/Diario de actividades</text:p>
          </table:table-cell>
          <table:table-cell table:style-name="ce49" office:value-type="string">
            <text:p>Revisión de Configuraciones</text:p>
          </table:table-cell>
          <table:table-cell table:style-name="ce54" table:content-validation-name="val2"/>
          <table:table-cell table:style-name="ce32"/>
          <table:table-cell table:style-name="ce55" table:content-validation-name="val3" office:value-type="string">
            <text:p>Inicio</text:p>
          </table:table-cell>
          <table:table-cell table:style-name="ce60"/>
          <table:table-cell table:style-name="ce55" table:content-validation-name="val5" office:value-type="string">
            <text:p>XP</text:p>
          </table:table-cell>
          <table:table-cell table:style-name="ce60" table:number-columns-repeated="219"/>
          <table:table-cell table:style-name="ce63" table:number-columns-repeated="794"/>
        </table:table-row>
        <table:table-row table:style-name="ro7">
          <table:table-cell table:style-name="ce9"/>
          <table:table-cell table:style-name="ce21" office:value-type="string">
            <text:p>Adherencia al Proceso</text:p>
          </table:table-cell>
          <table:table-cell table:style-name="ce32" office:value-type="string">
            <text:p>¿Existe evidencia de la reunión de priorización de la LRP y las Historias de Usuario? (Actividad de Priorización)</text:p>
          </table:table-cell>
          <table:table-cell table:style-name="ce9" table:content-validation-name="val1" office:value-type="string">
            <text:p>A</text:p>
          </table:table-cell>
          <table:table-cell table:style-name="ce37" office:value-type="string">
            <text:p>Minutas de Reuniones</text:p>
          </table:table-cell>
          <table:table-cell table:style-name="ce49" office:value-type="string">
            <text:p>Revisión de Documentos</text:p>
          </table:table-cell>
          <table:table-cell table:style-name="ce54" table:content-validation-name="val2"/>
          <table:table-cell table:style-name="ce32"/>
          <table:table-cell table:style-name="ce55" table:content-validation-name="val3" office:value-type="string">
            <text:p>Inicio</text:p>
          </table:table-cell>
          <table:table-cell table:style-name="ce60"/>
          <table:table-cell table:style-name="ce55" table:content-validation-name="val5" office:value-type="string">
            <text:p>XP</text:p>
          </table:table-cell>
          <table:table-cell table:style-name="ce60" table:number-columns-repeated="219"/>
          <table:table-cell table:style-name="ce63" table:number-columns-repeated="794"/>
        </table:table-row>
        <table:table-row table:style-name="ro4">
          <table:table-cell table:style-name="ce9"/>
          <table:table-cell table:style-name="ce21" office:value-type="string">
            <text:p>Adherencia al Proceso</text:p>
          </table:table-cell>
          <table:table-cell table:style-name="ce32" office:value-type="string">
            <text:p>¿Existe evidencia de la reunión de revisión del diseño?</text:p>
          </table:table-cell>
          <table:table-cell table:style-name="ce9" table:content-validation-name="val1" office:value-type="string">
            <text:p>A</text:p>
          </table:table-cell>
          <table:table-cell table:style-name="ce37" office:value-type="string">
            <text:p>Minutas de Reuniones</text:p>
          </table:table-cell>
          <table:table-cell table:style-name="ce49" office:value-type="string">
            <text:p>Revisión de Documentos</text:p>
          </table:table-cell>
          <table:table-cell table:style-name="ce54" table:content-validation-name="val2"/>
          <table:table-cell table:style-name="ce32"/>
          <table:table-cell table:style-name="ce55" table:content-validation-name="val3" office:value-type="string">
            <text:p>Inicio</text:p>
          </table:table-cell>
          <table:table-cell table:style-name="ce60"/>
          <table:table-cell table:style-name="ce55" table:content-validation-name="val5" office:value-type="string">
            <text:p>XP</text:p>
          </table:table-cell>
          <table:table-cell table:style-name="ce60" table:number-columns-repeated="219"/>
          <table:table-cell table:style-name="ce63" table:number-columns-repeated="794"/>
        </table:table-row>
        <table:table-row table:style-name="ro7">
          <table:table-cell table:style-name="ce9"/>
          <table:table-cell table:style-name="ce21" office:value-type="string">
            <text:p>Adherencia al Proceso</text:p>
          </table:table-cell>
          <table:table-cell table:style-name="ce32" office:value-type="string">
            <text:p>¿Existe evidencia de la reunión de la junta de planificación donde se definió que se implementaba en al iteración en curso?</text:p>
          </table:table-cell>
          <table:table-cell table:style-name="ce9" table:content-validation-name="val1" office:value-type="string">
            <text:p>M</text:p>
          </table:table-cell>
          <table:table-cell table:style-name="ce37" office:value-type="string">
            <text:p>Minutas de Reuniones</text:p>
          </table:table-cell>
          <table:table-cell table:style-name="ce49" office:value-type="string">
            <text:p>Revisión de Documentos</text:p>
          </table:table-cell>
          <table:table-cell table:style-name="ce54" table:content-validation-name="val2"/>
          <table:table-cell table:style-name="ce32"/>
          <table:table-cell table:style-name="ce55" table:content-validation-name="val3" office:value-type="string">
            <text:p>Construcción</text:p>
          </table:table-cell>
          <table:table-cell table:style-name="ce60"/>
          <table:table-cell table:style-name="ce55" table:content-validation-name="val5" office:value-type="string">
            <text:p>XP</text:p>
          </table:table-cell>
          <table:table-cell table:style-name="ce60" table:number-columns-repeated="219"/>
          <table:table-cell table:style-name="ce63" table:number-columns-repeated="794"/>
        </table:table-row>
        <table:table-row table:style-name="ro5">
          <table:table-cell table:style-name="ce9"/>
          <table:table-cell table:style-name="ce21" office:value-type="string">
            <text:p>Adherencia al Proceso</text:p>
          </table:table-cell>
          <table:table-cell table:style-name="ce32" office:value-type="string">
            <text:p>¿Existe evidencia de la reunión de la junta de seguimiento donde se revisó el alfa de la iteración?</text:p>
          </table:table-cell>
          <table:table-cell table:style-name="ce9" table:content-validation-name="val1" office:value-type="string">
            <text:p>M</text:p>
          </table:table-cell>
          <table:table-cell table:style-name="ce37" office:value-type="string">
            <text:p>Minutas de Reuniones</text:p>
          </table:table-cell>
          <table:table-cell table:style-name="ce49" office:value-type="string">
            <text:p>Revisión de Documentos</text:p>
          </table:table-cell>
          <table:table-cell table:style-name="ce54" table:content-validation-name="val2"/>
          <table:table-cell table:style-name="ce32"/>
          <table:table-cell table:style-name="ce55" table:content-validation-name="val3" office:value-type="string">
            <text:p>Construcción</text:p>
          </table:table-cell>
          <table:table-cell table:style-name="ce60"/>
          <table:table-cell table:style-name="ce55" table:content-validation-name="val5" office:value-type="string">
            <text:p>XP</text:p>
          </table:table-cell>
          <table:table-cell table:style-name="ce60" table:number-columns-repeated="219"/>
          <table:table-cell table:style-name="ce63" table:number-columns-repeated="794"/>
        </table:table-row>
        <table:table-row table:style-name="ro7">
          <table:table-cell table:style-name="ce9"/>
          <table:table-cell table:style-name="ce21" office:value-type="string">
            <text:p>Adherencia al Proceso</text:p>
          </table:table-cell>
          <table:table-cell table:style-name="ce32" office:value-type="string">
            <text:p>¿Existe evidencia de la reunión de la junta de revisión donde se revisó el beta del producto entregado en cada iteración?</text:p>
          </table:table-cell>
          <table:table-cell table:style-name="ce9" table:content-validation-name="val1" office:value-type="string">
            <text:p>M</text:p>
          </table:table-cell>
          <table:table-cell table:style-name="ce37" office:value-type="string">
            <text:p>Minutas de Reuniones</text:p>
          </table:table-cell>
          <table:table-cell table:style-name="ce49" office:value-type="string">
            <text:p>Revisión de Documentos</text:p>
          </table:table-cell>
          <table:table-cell table:style-name="ce54" table:content-validation-name="val2"/>
          <table:table-cell table:style-name="ce32"/>
          <table:table-cell table:style-name="ce55" table:content-validation-name="val3" office:value-type="string">
            <text:p>Construcción</text:p>
          </table:table-cell>
          <table:table-cell table:style-name="ce60"/>
          <table:table-cell table:style-name="ce55" table:content-validation-name="val5" office:value-type="string">
            <text:p>XP</text:p>
          </table:table-cell>
          <table:table-cell table:style-name="ce60" table:number-columns-repeated="219"/>
          <table:table-cell table:style-name="ce63" table:number-columns-repeated="794"/>
        </table:table-row>
        <table:table-row table:style-name="ro2">
          <table:table-cell table:style-name="ce5" office:value-type="string" table:number-columns-spanned="8" table:number-rows-spanned="1">
            <text:p>LISTA DE RIESGOS v2.0 (2. Gestión de Proyecto/2.2 Riesgos)</text:p>
          </table:table-cell>
          <table:covered-table-cell table:style-name="ce5"/>
          <table:covered-table-cell table:style-name="ce5"/>
          <table:covered-table-cell table:style-name="ce5"/>
          <table:covered-table-cell table:style-name="ce5"/>
          <table:covered-table-cell table:style-name="ce5"/>
          <table:covered-table-cell table:style-name="ce5"/>
          <table:covered-table-cell table:style-name="ce5"/>
          <table:table-cell table:style-name="ce57" table:content-validation-name="val3" office:value-type="string">
            <text:p>Inicio</text:p>
          </table:table-cell>
          <table:table-cell/>
          <table:table-cell table:style-name="ce57" table:content-validation-name="val5" office:value-type="string">
            <text:p>Genérico</text:p>
          </table:table-cell>
          <table:table-cell table:number-columns-repeated="1013"/>
        </table:table-row>
        <table:table-row table:style-name="ro4">
          <table:table-cell table:style-name="ce8" office:value-type="string">
            <text:p>8.3.7</text:p>
          </table:table-cell>
          <table:table-cell table:style-name="ce20" office:value-type="string">
            <text:p>Adherencia a Producto</text:p>
          </table:table-cell>
          <table:table-cell table:style-name="ce31" office:value-type="string">
            <text:p>¿Existe el documento "Lista de Riesgos"? </text:p>
          </table:table-cell>
          <table:table-cell table:style-name="ce8" table:content-validation-name="val1" office:value-type="string">
            <text:p>A</text:p>
          </table:table-cell>
          <table:table-cell table:style-name="ce44" office:value-type="string">
            <text:p>Lista de Riesgos</text:p>
          </table:table-cell>
          <table:table-cell table:style-name="ce48" office:value-type="string">
            <text:p>Revisión de Documentos</text:p>
          </table:table-cell>
          <table:table-cell table:style-name="ce52" table:content-validation-name="val2"/>
          <table:table-cell table:style-name="ce31"/>
          <table:table-cell table:style-name="ce52" table:content-validation-name="val3" office:value-type="string">
            <text:p>Inicio</text:p>
          </table:table-cell>
          <table:table-cell/>
          <table:table-cell table:style-name="ce52" table:content-validation-name="val5" office:value-type="string">
            <text:p>Genérico</text:p>
          </table:table-cell>
          <table:table-cell table:number-columns-repeated="1013"/>
        </table:table-row>
        <table:table-row table:style-name="ro4">
          <table:table-cell table:style-name="ce8" office:value-type="string">
            <text:p>8.3.7</text:p>
          </table:table-cell>
          <table:table-cell table:style-name="ce20" office:value-type="string">
            <text:p>Adherencia a Producto</text:p>
          </table:table-cell>
          <table:table-cell table:style-name="ce31" office:value-type="string">
            <text:p>¿Existe una lista de riesgos o referencia a la misma?</text:p>
          </table:table-cell>
          <table:table-cell table:style-name="ce8" table:content-validation-name="val1" office:value-type="string">
            <text:p>A</text:p>
          </table:table-cell>
          <table:table-cell table:style-name="ce44" office:value-type="string">
            <text:p>Lista de Riesgos</text:p>
          </table:table-cell>
          <table:table-cell table:style-name="ce48" office:value-type="string">
            <text:p>Revisión de Documentos</text:p>
          </table:table-cell>
          <table:table-cell table:style-name="ce53" table:content-validation-name="val2"/>
          <table:table-cell table:style-name="ce31"/>
          <table:table-cell table:style-name="ce52" table:content-validation-name="val3" office:value-type="string">
            <text:p>Inicio</text:p>
          </table:table-cell>
          <table:table-cell/>
          <table:table-cell table:style-name="ce52" table:content-validation-name="val5" office:value-type="string">
            <text:p>Genérico</text:p>
          </table:table-cell>
          <table:table-cell table:number-columns-repeated="1013"/>
        </table:table-row>
        <table:table-row table:style-name="ro8">
          <table:table-cell table:style-name="ce8" office:value-type="string">
            <text:p>8.3.7</text:p>
          </table:table-cell>
          <table:table-cell table:style-name="ce20" office:value-type="string">
            <text:p>Adherencia a Producto</text:p>
          </table:table-cell>
          <table:table-cell table:style-name="ce31" office:value-type="string">
            <text:p>¿Se realiza una gestión de riesgos que abarque estimaciones de la <text:span text:style-name="T3">probabilidad </text:span><text:span text:style-name="T3">de ocurrencia</text:span><text:span text:style-name="T4">, </text:span><text:span text:style-name="T3">impacto</text:span><text:span text:style-name="T4">, </text:span><text:span text:style-name="T3">plan </text:span><text:span text:style-name="T3">de mitigación</text:span><text:span text:style-name="T4"> </text:span><text:span text:style-name="T4">asociado y </text:span><text:span text:style-name="T3">efectos</text:span><text:span text:style-name="T4">?</text:span></text:p>
          </table:table-cell>
          <table:table-cell table:style-name="ce8" table:content-validation-name="val1" office:value-type="string">
            <text:p>M</text:p>
          </table:table-cell>
          <table:table-cell table:style-name="ce44" office:value-type="string">
            <text:p>Lista de Riesgos</text:p>
          </table:table-cell>
          <table:table-cell table:style-name="ce48" office:value-type="string">
            <text:p>Revisión de Documentos</text:p>
          </table:table-cell>
          <table:table-cell table:style-name="ce53" table:content-validation-name="val2"/>
          <table:table-cell table:style-name="ce31"/>
          <table:table-cell table:style-name="ce52" table:content-validation-name="val3" office:value-type="string">
            <text:p>Inicio</text:p>
          </table:table-cell>
          <table:table-cell/>
          <table:table-cell table:style-name="ce52" table:content-validation-name="val5" office:value-type="string">
            <text:p>Genérico</text:p>
          </table:table-cell>
          <table:table-cell table:number-columns-repeated="1013"/>
        </table:table-row>
        <table:table-row table:style-name="ro4">
          <table:table-cell table:style-name="ce8" office:value-type="string">
            <text:p>8.3.7</text:p>
          </table:table-cell>
          <table:table-cell table:style-name="ce20" office:value-type="string">
            <text:p>Adherencia a Producto</text:p>
          </table:table-cell>
          <table:table-cell table:style-name="ce31" office:value-type="string">
            <text:p>¿Se define el plan de contingencia para cada riesgo?</text:p>
          </table:table-cell>
          <table:table-cell table:style-name="ce8" table:content-validation-name="val1" office:value-type="string">
            <text:p>A</text:p>
          </table:table-cell>
          <table:table-cell table:style-name="ce44" office:value-type="string">
            <text:p>Lista de Riesgos</text:p>
          </table:table-cell>
          <table:table-cell table:style-name="ce48" office:value-type="string">
            <text:p>Revisión de Documentos</text:p>
          </table:table-cell>
          <table:table-cell table:style-name="ce53" table:content-validation-name="val2"/>
          <table:table-cell table:style-name="ce31"/>
          <table:table-cell table:style-name="ce52" table:content-validation-name="val3"/>
          <table:table-cell/>
          <table:table-cell table:style-name="ce52" table:content-validation-name="val5"/>
          <table:table-cell table:number-columns-repeated="1013"/>
        </table:table-row>
        <table:table-row table:style-name="ro2">
          <table:table-cell table:style-name="ce5" office:value-type="string" table:number-columns-spanned="8" table:number-rows-spanned="1">
            <text:p>Ficha técnica para el registro de proyectos v2.0_1 (4. Legal)</text:p>
          </table:table-cell>
          <table:covered-table-cell table:style-name="ce5"/>
          <table:covered-table-cell table:style-name="ce5"/>
          <table:covered-table-cell table:style-name="ce5"/>
          <table:covered-table-cell table:style-name="ce5"/>
          <table:covered-table-cell table:style-name="ce5"/>
          <table:covered-table-cell table:style-name="ce5"/>
          <table:covered-table-cell table:style-name="ce5"/>
          <table:table-cell table:style-name="ce57" table:content-validation-name="val3" office:value-type="string">
            <text:p>Inicio</text:p>
          </table:table-cell>
          <table:table-cell table:style-name="ce61"/>
          <table:table-cell table:style-name="ce57" table:content-validation-name="val5" office:value-type="string">
            <text:p>Genérico</text:p>
          </table:table-cell>
          <table:table-cell table:style-name="ce61" table:number-columns-repeated="1013"/>
        </table:table-row>
        <table:table-row table:style-name="ro4">
          <table:table-cell table:style-name="ce10"/>
          <table:table-cell table:style-name="ce21" office:value-type="string">
            <text:p>Adherencia a Producto</text:p>
          </table:table-cell>
          <table:table-cell table:style-name="ce33" office:value-type="string">
            <text:p>¿Existe el documento Ficha técnica para el registro de proyectos?</text:p>
          </table:table-cell>
          <table:table-cell table:style-name="ce9" table:content-validation-name="val1" office:value-type="string">
            <text:p>A</text:p>
          </table:table-cell>
          <table:table-cell table:style-name="ce37" office:value-type="string">
            <text:p>Ficha técnica</text:p>
          </table:table-cell>
          <table:table-cell table:style-name="ce49" office:value-type="string">
            <text:p>Revisión de Documentos</text:p>
          </table:table-cell>
          <table:table-cell table:style-name="ce54" table:content-validation-name="val2"/>
          <table:table-cell table:style-name="ce32"/>
          <table:table-cell table:style-name="ce55" table:content-validation-name="val3" office:value-type="string">
            <text:p>Inicio</text:p>
          </table:table-cell>
          <table:table-cell table:style-name="ce60"/>
          <table:table-cell table:style-name="ce55" table:content-validation-name="val5" office:value-type="string">
            <text:p>Genérico</text:p>
          </table:table-cell>
          <table:table-cell table:style-name="ce60" table:number-columns-repeated="1013"/>
        </table:table-row>
        <table:table-row table:style-name="ro4">
          <table:table-cell table:style-name="ce10"/>
          <table:table-cell table:style-name="ce21" office:value-type="string">
            <text:p>Adherencia a Producto</text:p>
          </table:table-cell>
          <table:table-cell table:style-name="ce34" office:value-type="string">
            <text:p>¿Están claramente todos los d<text:span text:style-name="T5">atos de </text:span><text:span text:style-name="T5">identificación del </text:span><text:span text:style-name="T5">proyecto</text:span>?</text:p>
          </table:table-cell>
          <table:table-cell table:style-name="ce9" table:content-validation-name="val1" office:value-type="string">
            <text:p>A</text:p>
          </table:table-cell>
          <table:table-cell table:style-name="ce37" office:value-type="string">
            <text:p>Ficha técnica</text:p>
          </table:table-cell>
          <table:table-cell table:style-name="ce49" office:value-type="string">
            <text:p>Revisión de Documentos</text:p>
          </table:table-cell>
          <table:table-cell table:style-name="ce54" table:content-validation-name="val2"/>
          <table:table-cell table:style-name="ce32"/>
          <table:table-cell table:style-name="ce55" table:content-validation-name="val3"/>
          <table:table-cell table:style-name="ce60"/>
          <table:table-cell table:style-name="ce55" table:content-validation-name="val5"/>
          <table:table-cell table:style-name="ce60" table:number-columns-repeated="1013"/>
        </table:table-row>
        <table:table-row table:style-name="ro5">
          <table:table-cell table:style-name="ce10"/>
          <table:table-cell table:style-name="ce21" office:value-type="string">
            <text:p>Adherencia a Producto</text:p>
          </table:table-cell>
          <table:table-cell table:style-name="ce32" office:value-type="string">
            <office:annotation draw:style-name="gr2" draw:text-style-name="P2" svg:width="2.899cm" svg:height="1.386cm" svg:x="11.883cm" svg:y="34.684cm" draw:caption-point-x="-0.61cm" draw:caption-point-y="1.514cm">
              <dc:creator>C</dc:creator>
              <dc:date>2012-09-03T00:00:00</dc:date>
              <text:p text:style-name="P2"><text:span text:style-name="T2">Agregar como epígrafe en el PT</text:span></text:p>
            </office:annotation>
            <text:p>¿Se define claramente qué metodología utilizarán para la creación del producto?</text:p>
          </table:table-cell>
          <table:table-cell table:style-name="ce9" table:content-validation-name="val1" office:value-type="string">
            <text:p>B</text:p>
          </table:table-cell>
          <table:table-cell table:style-name="ce37" office:value-type="string">
            <text:p>Ficha técnica</text:p>
          </table:table-cell>
          <table:table-cell table:style-name="ce49" office:value-type="string">
            <text:p>Revisión de Documentos</text:p>
          </table:table-cell>
          <table:table-cell table:style-name="ce54" table:content-validation-name="val2"/>
          <table:table-cell table:style-name="ce32"/>
          <table:table-cell table:style-name="ce55" table:content-validation-name="val3" office:value-type="string">
            <text:p>Inicio</text:p>
          </table:table-cell>
          <table:table-cell table:style-name="ce60"/>
          <table:table-cell table:style-name="ce55" table:content-validation-name="val5" office:value-type="string">
            <text:p>Genérico</text:p>
          </table:table-cell>
          <table:table-cell table:style-name="ce60" table:number-columns-repeated="1013"/>
        </table:table-row>
        <table:table-row table:style-name="ro8">
          <table:table-cell table:style-name="ce10"/>
          <table:table-cell table:style-name="ce21" office:value-type="string">
            <text:p>Adherencia a Producto</text:p>
          </table:table-cell>
          <table:table-cell table:style-name="ce32" office:value-type="string">
            <text:p>¿Se describe claramente la <text:span text:style-name="T6">misión</text:span><text:span text:style-name="T7"> que </text:span><text:span text:style-name="T7">comprende el </text:span><text:span text:style-name="T7">sistema, el </text:span><text:span text:style-name="T6">alcance</text:span><text:span text:style-name="T7"> que va a </text:span><text:span text:style-name="T7">tener la </text:span><text:span text:style-name="T7">aplicación y <text:s/>las </text:span><text:span text:style-name="T6">aspiraciones</text:span><text:span text:style-name="T7"> que </text:span><text:span text:style-name="T7">se persiguen con </text:span><text:span text:style-name="T7">el sistema?</text:span></text:p>
          </table:table-cell>
          <table:table-cell table:style-name="ce9" table:content-validation-name="val1" office:value-type="string">
            <text:p>M</text:p>
          </table:table-cell>
          <table:table-cell table:style-name="ce45" office:value-type="string">
            <text:p>Ficha técnica</text:p>
          </table:table-cell>
          <table:table-cell table:style-name="ce49" office:value-type="string">
            <text:p>Revisión de Documentos</text:p>
          </table:table-cell>
          <table:table-cell table:style-name="ce54" table:content-validation-name="val2"/>
          <table:table-cell table:style-name="ce32"/>
          <table:table-cell table:style-name="ce55" table:content-validation-name="val3" office:value-type="string">
            <text:p>Inicio</text:p>
          </table:table-cell>
          <table:table-cell table:style-name="ce60"/>
          <table:table-cell table:style-name="ce55" table:content-validation-name="val5" office:value-type="string">
            <text:p>Genérico</text:p>
          </table:table-cell>
          <table:table-cell table:style-name="ce60" table:number-columns-repeated="1013"/>
        </table:table-row>
        <table:table-row table:style-name="ro4">
          <table:table-cell table:style-name="ce10"/>
          <table:table-cell table:style-name="ce21" office:value-type="string">
            <text:p>Adherencia a Producto</text:p>
          </table:table-cell>
          <table:table-cell table:style-name="ce32" office:value-type="string">
            <text:p>¿Están definidas las herramientas a utilizar para la creación del sistema?</text:p>
          </table:table-cell>
          <table:table-cell table:style-name="ce9" table:content-validation-name="val1" office:value-type="string">
            <text:p>M</text:p>
          </table:table-cell>
          <table:table-cell table:style-name="ce45" office:value-type="string">
            <text:p>Ficha técnica</text:p>
          </table:table-cell>
          <table:table-cell table:style-name="ce49" office:value-type="string">
            <text:p>Revisión de Documentos</text:p>
          </table:table-cell>
          <table:table-cell table:style-name="ce54" table:content-validation-name="val2"/>
          <table:table-cell table:style-name="ce32"/>
          <table:table-cell table:style-name="ce55" table:content-validation-name="val3" office:value-type="string">
            <text:p>Inicio</text:p>
          </table:table-cell>
          <table:table-cell table:style-name="ce60"/>
          <table:table-cell table:style-name="ce55" table:content-validation-name="val5" office:value-type="string">
            <text:p>Genérico</text:p>
          </table:table-cell>
          <table:table-cell table:style-name="ce60" table:number-columns-repeated="1013"/>
        </table:table-row>
        <table:table-row table:style-name="ro2">
          <table:table-cell table:style-name="ce5" office:value-type="string" table:number-columns-spanned="8" table:number-rows-spanned="1">
            <text:p>PROYECTO TÉCNICO v1.0 (2. Gestión de Proyecto/2.4 Acuerdos de Trabajo)</text:p>
          </table:table-cell>
          <table:covered-table-cell table:style-name="ce5"/>
          <table:covered-table-cell table:style-name="ce5"/>
          <table:covered-table-cell table:style-name="ce5"/>
          <table:covered-table-cell table:style-name="ce5"/>
          <table:covered-table-cell table:style-name="ce5"/>
          <table:covered-table-cell table:style-name="ce5"/>
          <table:covered-table-cell table:style-name="ce5"/>
          <table:table-cell table:style-name="ce57" table:content-validation-name="val3" office:value-type="string">
            <text:p>Inicio</text:p>
          </table:table-cell>
          <table:table-cell/>
          <table:table-cell table:style-name="ce57" table:content-validation-name="val5" office:value-type="string">
            <text:p>Genérico</text:p>
          </table:table-cell>
          <table:table-cell table:number-columns-repeated="1013"/>
        </table:table-row>
        <table:table-row table:style-name="ro4">
          <table:table-cell table:style-name="ce8" office:value-type="string">
            <text:p>8.3.1</text:p>
          </table:table-cell>
          <table:table-cell table:style-name="ce20" office:value-type="string">
            <text:p>Adherencia a Producto</text:p>
          </table:table-cell>
          <table:table-cell table:style-name="ce31" office:value-type="string">
            <text:p>¿Existe el documento "Proyecto Técnico"? </text:p>
          </table:table-cell>
          <table:table-cell table:style-name="ce8" table:content-validation-name="val1" office:value-type="string">
            <text:p>A</text:p>
          </table:table-cell>
          <table:table-cell table:style-name="ce44" office:value-type="string">
            <text:p>Proyecto Técnico</text:p>
          </table:table-cell>
          <table:table-cell table:style-name="ce48" office:value-type="string">
            <text:p>Revisión de Documentos</text:p>
          </table:table-cell>
          <table:table-cell table:style-name="ce52" table:content-validation-name="val2"/>
          <table:table-cell table:style-name="ce31"/>
          <table:table-cell table:style-name="ce52" table:content-validation-name="val3" office:value-type="string">
            <text:p>Inicio</text:p>
          </table:table-cell>
          <table:table-cell/>
          <table:table-cell table:style-name="ce52" table:content-validation-name="val5" office:value-type="string">
            <text:p>Genérico</text:p>
          </table:table-cell>
          <table:table-cell table:number-columns-repeated="1013"/>
        </table:table-row>
        <table:table-row table:style-name="ro4">
          <table:table-cell table:style-name="ce8" office:value-type="string">
            <text:p>8.3.1</text:p>
          </table:table-cell>
          <table:table-cell table:style-name="ce20" office:value-type="string">
            <text:p>Adherencia a Producto</text:p>
          </table:table-cell>
          <table:table-cell table:style-name="ce31" office:value-type="string">
            <text:p>¿Se definen claramente los antecedentes del proyecto?</text:p>
          </table:table-cell>
          <table:table-cell table:style-name="ce8" table:content-validation-name="val1" office:value-type="string">
            <text:p>M</text:p>
          </table:table-cell>
          <table:table-cell table:style-name="ce44" office:value-type="string">
            <text:p>Proyecto Técnico</text:p>
          </table:table-cell>
          <table:table-cell table:style-name="ce48" office:value-type="string">
            <text:p>Revisión de Documentos</text:p>
          </table:table-cell>
          <table:table-cell table:style-name="ce53" table:content-validation-name="val2"/>
          <table:table-cell table:style-name="ce31"/>
          <table:table-cell table:style-name="ce52" table:content-validation-name="val3" office:value-type="string">
            <text:p>Inicio</text:p>
          </table:table-cell>
          <table:table-cell/>
          <table:table-cell table:style-name="ce52" table:content-validation-name="val5" office:value-type="string">
            <text:p>Genérico</text:p>
          </table:table-cell>
          <table:table-cell table:number-columns-repeated="1013"/>
        </table:table-row>
        <table:table-row table:style-name="ro4">
          <table:table-cell table:style-name="ce8" office:value-type="string">
            <text:p>8.3.1</text:p>
          </table:table-cell>
          <table:table-cell table:style-name="ce20" office:value-type="string">
            <text:p>Adherencia a Producto</text:p>
          </table:table-cell>
          <table:table-cell table:style-name="ce31" office:value-type="string">
            <text:p>¿Se definen claramente el problema a resolver y los beneficiarios?</text:p>
          </table:table-cell>
          <table:table-cell table:style-name="ce8" table:content-validation-name="val1" office:value-type="string">
            <text:p>A</text:p>
          </table:table-cell>
          <table:table-cell table:style-name="ce44" office:value-type="string">
            <text:p>Proyecto Técnico</text:p>
          </table:table-cell>
          <table:table-cell table:style-name="ce48" office:value-type="string">
            <text:p>Revisión de Documentos</text:p>
          </table:table-cell>
          <table:table-cell table:style-name="ce53" table:content-validation-name="val2"/>
          <table:table-cell table:style-name="ce31"/>
          <table:table-cell table:style-name="ce52" table:content-validation-name="val3" office:value-type="string">
            <text:p>Inicio</text:p>
          </table:table-cell>
          <table:table-cell/>
          <table:table-cell table:style-name="ce52" table:content-validation-name="val5" office:value-type="string">
            <text:p>Genérico</text:p>
          </table:table-cell>
          <table:table-cell table:number-columns-repeated="1013"/>
        </table:table-row>
        <table:table-row table:style-name="ro4">
          <table:table-cell table:style-name="ce8" office:value-type="string">
            <text:p>8.3.1</text:p>
          </table:table-cell>
          <table:table-cell table:style-name="ce20" office:value-type="string">
            <text:p>Adherencia a Producto</text:p>
          </table:table-cell>
          <table:table-cell table:style-name="ce31" office:value-type="string">
            <text:p>¿Se definen claramente los impactos esperados?</text:p>
          </table:table-cell>
          <table:table-cell table:style-name="ce8" table:content-validation-name="val1" office:value-type="string">
            <text:p>A</text:p>
          </table:table-cell>
          <table:table-cell table:style-name="ce44" office:value-type="string">
            <text:p>Proyecto Técnico</text:p>
          </table:table-cell>
          <table:table-cell table:style-name="ce48" office:value-type="string">
            <text:p>Revisión de Documentos</text:p>
          </table:table-cell>
          <table:table-cell table:style-name="ce53" table:content-validation-name="val2"/>
          <table:table-cell table:style-name="ce31"/>
          <table:table-cell table:style-name="ce52" table:content-validation-name="val3" office:value-type="string">
            <text:p>Inicio</text:p>
          </table:table-cell>
          <table:table-cell/>
          <table:table-cell table:style-name="ce52" table:content-validation-name="val5" office:value-type="string">
            <text:p>Genérico</text:p>
          </table:table-cell>
          <table:table-cell table:number-columns-repeated="1013"/>
        </table:table-row>
        <table:table-row table:style-name="ro4">
          <table:table-cell table:style-name="ce8" office:value-type="string">
            <text:p>8.3.1</text:p>
          </table:table-cell>
          <table:table-cell table:style-name="ce20" office:value-type="string">
            <text:p>Adherencia a Producto</text:p>
          </table:table-cell>
          <table:table-cell table:style-name="ce31" office:value-type="string">
            <text:p>¿Se propone una posible solución del problema?</text:p>
          </table:table-cell>
          <table:table-cell table:style-name="ce8" table:content-validation-name="val1" office:value-type="string">
            <text:p>A</text:p>
          </table:table-cell>
          <table:table-cell table:style-name="ce44" office:value-type="string">
            <text:p>Proyecto Técnico</text:p>
          </table:table-cell>
          <table:table-cell table:style-name="ce48" office:value-type="string">
            <text:p>Revisión de Documentos</text:p>
          </table:table-cell>
          <table:table-cell table:style-name="ce53" table:content-validation-name="val2"/>
          <table:table-cell table:style-name="ce31"/>
          <table:table-cell table:style-name="ce52" table:content-validation-name="val3" office:value-type="string">
            <text:p>Inicio</text:p>
          </table:table-cell>
          <table:table-cell/>
          <table:table-cell table:style-name="ce52" table:content-validation-name="val5" office:value-type="string">
            <text:p>Genérico</text:p>
          </table:table-cell>
          <table:table-cell table:number-columns-repeated="1013"/>
        </table:table-row>
        <table:table-row table:style-name="ro5">
          <table:table-cell table:style-name="ce8" office:value-type="string">
            <text:p>8.3.1</text:p>
          </table:table-cell>
          <table:table-cell table:style-name="ce20" office:value-type="string">
            <text:p>Adherencia a Producto</text:p>
          </table:table-cell>
          <table:table-cell table:style-name="ce35" office:value-type="string">
            <text:p>¿Se <text:s/>exponen las razones por las cuales surge el producto así como la descripción del sistema a desarrollar ?</text:p>
          </table:table-cell>
          <table:table-cell table:style-name="ce8" table:content-validation-name="val1" office:value-type="string">
            <text:p>M</text:p>
          </table:table-cell>
          <table:table-cell table:style-name="ce44" office:value-type="string">
            <text:p>Proyecto Técnico</text:p>
          </table:table-cell>
          <table:table-cell table:style-name="ce50" office:value-type="string">
            <text:p>Revisión de Documentos</text:p>
          </table:table-cell>
          <table:table-cell table:style-name="ce53" table:content-validation-name="val2"/>
          <table:table-cell table:style-name="ce31"/>
          <table:table-cell table:style-name="ce52" table:content-validation-name="val3" office:value-type="string">
            <text:p>Inicio</text:p>
          </table:table-cell>
          <table:table-cell/>
          <table:table-cell table:style-name="ce52" table:content-validation-name="val5" office:value-type="string">
            <text:p>Genérico</text:p>
          </table:table-cell>
          <table:table-cell table:number-columns-repeated="1013"/>
        </table:table-row>
        <table:table-row table:style-name="ro5">
          <table:table-cell table:style-name="ce8" office:value-type="string">
            <text:p>8.3.1</text:p>
          </table:table-cell>
          <table:table-cell table:style-name="ce20" office:value-type="string">
            <text:p>Adherencia a Producto</text:p>
          </table:table-cell>
          <table:table-cell table:style-name="ce31" office:value-type="string">
            <text:p>¿Se realiza la descripción de la estructura organizacional del organismo cliente?</text:p>
          </table:table-cell>
          <table:table-cell table:style-name="ce8" table:content-validation-name="val1" office:value-type="string">
            <text:p>B</text:p>
          </table:table-cell>
          <table:table-cell table:style-name="ce44" office:value-type="string">
            <text:p>Proyecto Técnico</text:p>
          </table:table-cell>
          <table:table-cell table:style-name="ce48" office:value-type="string">
            <text:p>Revisión de Documentos</text:p>
          </table:table-cell>
          <table:table-cell table:style-name="ce53" table:content-validation-name="val2"/>
          <table:table-cell table:style-name="ce31"/>
          <table:table-cell table:style-name="ce52" table:content-validation-name="val3" office:value-type="string">
            <text:p>Inicio</text:p>
          </table:table-cell>
          <table:table-cell/>
          <table:table-cell table:style-name="ce52" table:content-validation-name="val5" office:value-type="string">
            <text:p>Genérico</text:p>
          </table:table-cell>
          <table:table-cell table:number-columns-repeated="1013"/>
        </table:table-row>
        <table:table-row table:style-name="ro5">
          <table:table-cell table:style-name="ce8" office:value-type="string">
            <text:p>8.3.1</text:p>
          </table:table-cell>
          <table:table-cell table:style-name="ce20" office:value-type="string">
            <text:p>Adherencia a Producto</text:p>
          </table:table-cell>
          <table:table-cell table:style-name="ce31" office:value-type="string">
            <text:p>¿Se definen aquellos actores del organismo cliente que influyen en el proyecto?</text:p>
          </table:table-cell>
          <table:table-cell table:style-name="ce8" table:content-validation-name="val1" office:value-type="string">
            <text:p>M</text:p>
          </table:table-cell>
          <table:table-cell table:style-name="ce44" office:value-type="string">
            <text:p>Proyecto Técnico</text:p>
          </table:table-cell>
          <table:table-cell table:style-name="ce48" office:value-type="string">
            <text:p>Revisión de Documentos</text:p>
          </table:table-cell>
          <table:table-cell table:style-name="ce53" table:content-validation-name="val2"/>
          <table:table-cell table:style-name="ce31"/>
          <table:table-cell table:style-name="ce52" table:content-validation-name="val3" office:value-type="string">
            <text:p>Inicio</text:p>
          </table:table-cell>
          <table:table-cell/>
          <table:table-cell table:style-name="ce52" table:content-validation-name="val5" office:value-type="string">
            <text:p>Genérico</text:p>
          </table:table-cell>
          <table:table-cell table:number-columns-repeated="1013"/>
        </table:table-row>
        <table:table-row table:style-name="ro9">
          <table:table-cell table:style-name="ce9" office:value-type="string">
            <text:p>8.3.1</text:p>
          </table:table-cell>
          <table:table-cell table:style-name="ce21" office:value-type="string">
            <text:p>Adherencia a Producto</text:p>
          </table:table-cell>
          <table:table-cell table:style-name="ce36" office:value-type="string">
            <text:p>¿Está definido el Marco Legal del Proyecto, contemplando la titularidad sobre los derechos de propiedad intelectual, los derechos de propiedad intelectual de aplicaciones informáticas de terceros, quién es titular del sistema informático desarrollado, la licencia para distribuir y publicar en sitios nacionales e internacionales el Sistema Informático desarrollado, los derechos morales de los creadores del producto y que las acciones de registro del Derecho de Autor sobre el Sistema Informático se hará por la FRG-UCI y a su cuenta. ?</text:p>
          </table:table-cell>
          <table:table-cell table:style-name="ce9" table:content-validation-name="val1" office:value-type="string">
            <text:p>A</text:p>
          </table:table-cell>
          <table:table-cell table:style-name="ce37" office:value-type="string">
            <text:p>Proyecto Técnico/4.2 Marco Legal</text:p>
          </table:table-cell>
          <table:table-cell table:style-name="ce49" office:value-type="string">
            <text:p>Revisión de Documentos</text:p>
          </table:table-cell>
          <table:table-cell table:style-name="ce54" table:content-validation-name="val2"/>
          <table:table-cell table:style-name="ce32"/>
          <table:table-cell table:style-name="ce55" table:content-validation-name="val3" office:value-type="string">
            <text:p>Inicio</text:p>
          </table:table-cell>
          <table:table-cell table:style-name="ce60"/>
          <table:table-cell table:style-name="ce55" table:content-validation-name="val5" office:value-type="string">
            <text:p>Genérico</text:p>
          </table:table-cell>
          <table:table-cell table:style-name="ce60" table:number-columns-repeated="1013"/>
        </table:table-row>
        <table:table-row table:style-name="ro5">
          <table:table-cell table:style-name="ce9" office:value-type="string">
            <text:p>8.3.1</text:p>
          </table:table-cell>
          <table:table-cell table:style-name="ce21" office:value-type="string">
            <text:p>Adherencia a Producto</text:p>
          </table:table-cell>
          <table:table-cell table:style-name="ce37" office:value-type="string">
            <text:p>¿Se define la Estructura del proyecto, los roles y responsabilidades, y los involucrados ?</text:p>
          </table:table-cell>
          <table:table-cell table:style-name="ce9" table:content-validation-name="val1" office:value-type="string">
            <text:p>A</text:p>
          </table:table-cell>
          <table:table-cell table:style-name="ce37" office:value-type="string">
            <text:p>Proyecto Técnico/6 Organización del Proyecto.</text:p>
          </table:table-cell>
          <table:table-cell table:style-name="ce49" office:value-type="string">
            <text:p>Revisión de Documentos</text:p>
          </table:table-cell>
          <table:table-cell table:style-name="ce54" table:content-validation-name="val2"/>
          <table:table-cell table:style-name="ce32"/>
          <table:table-cell table:style-name="ce55" table:content-validation-name="val3"/>
          <table:table-cell table:style-name="ce60"/>
          <table:table-cell table:style-name="ce55" table:content-validation-name="val5"/>
          <table:table-cell table:style-name="ce60" table:number-columns-repeated="1013"/>
        </table:table-row>
        <table:table-row table:style-name="ro4">
          <table:table-cell table:style-name="ce11" office:value-type="string">
            <text:p>8.3.1</text:p>
          </table:table-cell>
          <table:table-cell table:style-name="ce22" office:value-type="string">
            <text:p>Adherencia a Producto</text:p>
          </table:table-cell>
          <table:table-cell table:style-name="ce37" office:value-type="string">
            <text:p>¿Se describe propuesta de solución para el sistema a desarrollar?</text:p>
          </table:table-cell>
          <table:table-cell table:style-name="ce9" table:content-validation-name="val1" office:value-type="string">
            <text:p>M</text:p>
          </table:table-cell>
          <table:table-cell table:style-name="ce45" office:value-type="string">
            <text:p>Proyecto Técnico</text:p>
          </table:table-cell>
          <table:table-cell table:style-name="ce49" office:value-type="string">
            <text:p>Revisión de Documentos</text:p>
          </table:table-cell>
          <table:table-cell table:style-name="ce54" table:content-validation-name="val2"/>
          <table:table-cell table:style-name="ce32"/>
          <table:table-cell table:style-name="ce55" table:content-validation-name="val3" office:value-type="string">
            <text:p>Inicio</text:p>
          </table:table-cell>
          <table:table-cell table:style-name="ce60"/>
          <table:table-cell table:style-name="ce55" table:content-validation-name="val5" office:value-type="string">
            <text:p>Genérico</text:p>
          </table:table-cell>
          <table:table-cell table:style-name="ce60" table:number-columns-repeated="1013"/>
        </table:table-row>
        <table:table-row table:style-name="ro7">
          <table:table-cell table:style-name="ce8" office:value-type="string">
            <text:p>8.3.1</text:p>
          </table:table-cell>
          <table:table-cell table:style-name="ce20" office:value-type="string">
            <text:p>Adherencia a Producto</text:p>
          </table:table-cell>
          <table:table-cell table:style-name="ce31" office:value-type="string">
            <text:p>¿La solución propuesta contempla Objetivos Generales y Específicos, Alcance, criterios de éxito, riesgos y entregables?</text:p>
          </table:table-cell>
          <table:table-cell table:style-name="ce8" table:content-validation-name="val1" office:value-type="string">
            <text:p>M</text:p>
          </table:table-cell>
          <table:table-cell table:style-name="ce44" office:value-type="string">
            <text:p>Proyecto Técnico/4. Formulación de la Propuesta</text:p>
          </table:table-cell>
          <table:table-cell table:style-name="ce48" office:value-type="string">
            <text:p>Revisión de Documentos</text:p>
          </table:table-cell>
          <table:table-cell table:style-name="ce53" table:content-validation-name="val2"/>
          <table:table-cell table:style-name="ce31"/>
          <table:table-cell table:style-name="ce52" table:content-validation-name="val3" office:value-type="string">
            <text:p>Inicio</text:p>
          </table:table-cell>
          <table:table-cell/>
          <table:table-cell table:style-name="ce52" table:content-validation-name="val5" office:value-type="string">
            <text:p>Genérico</text:p>
          </table:table-cell>
          <table:table-cell table:number-columns-repeated="1013"/>
        </table:table-row>
        <table:table-row table:style-name="ro5">
          <table:table-cell table:style-name="ce8" office:value-type="string">
            <text:p>8.3.1</text:p>
          </table:table-cell>
          <table:table-cell table:style-name="ce20" office:value-type="string">
            <text:p>Adherencia a Producto</text:p>
          </table:table-cell>
          <table:table-cell table:style-name="ce31" office:value-type="string">
            <text:p>¿Se hace referencia a la dirección del proyecto?</text:p>
          </table:table-cell>
          <table:table-cell table:style-name="ce8" table:content-validation-name="val1" office:value-type="string">
            <text:p>M</text:p>
          </table:table-cell>
          <table:table-cell table:style-name="ce44" office:value-type="string">
            <text:p>Proyecto Técnico/5. Organización del Proyecto</text:p>
          </table:table-cell>
          <table:table-cell table:style-name="ce48" office:value-type="string">
            <text:p>Revisión de Documentos</text:p>
          </table:table-cell>
          <table:table-cell table:style-name="ce53" table:content-validation-name="val2"/>
          <table:table-cell table:style-name="ce31"/>
          <table:table-cell table:style-name="ce52" table:content-validation-name="val3" office:value-type="string">
            <text:p>Inicio</text:p>
          </table:table-cell>
          <table:table-cell/>
          <table:table-cell table:style-name="ce52" table:content-validation-name="val5" office:value-type="string">
            <text:p>Genérico</text:p>
          </table:table-cell>
          <table:table-cell table:number-columns-repeated="1013"/>
        </table:table-row>
        <table:table-row table:style-name="ro4">
          <table:table-cell table:style-name="ce8" office:value-type="string">
            <text:p>8.3.1</text:p>
          </table:table-cell>
          <table:table-cell table:style-name="ce20" office:value-type="string">
            <text:p>Adherencia a Producto</text:p>
          </table:table-cell>
          <table:table-cell table:style-name="ce31" office:value-type="string">
            <text:p>¿Se define claramente la problemática a resolver?</text:p>
          </table:table-cell>
          <table:table-cell table:style-name="ce8" table:content-validation-name="val1" office:value-type="string">
            <text:p>M</text:p>
          </table:table-cell>
          <table:table-cell table:style-name="ce44" office:value-type="string">
            <text:p>Proyecto Técnico</text:p>
          </table:table-cell>
          <table:table-cell table:style-name="ce48" office:value-type="string">
            <text:p>Revisión de Documentos</text:p>
          </table:table-cell>
          <table:table-cell table:style-name="ce53" table:content-validation-name="val2"/>
          <table:table-cell table:style-name="ce31"/>
          <table:table-cell table:style-name="ce52" table:content-validation-name="val3" office:value-type="string">
            <text:p>Inicio</text:p>
          </table:table-cell>
          <table:table-cell/>
          <table:table-cell table:style-name="ce52" table:content-validation-name="val5" office:value-type="string">
            <text:p>Genérico</text:p>
          </table:table-cell>
          <table:table-cell table:number-columns-repeated="1013"/>
        </table:table-row>
        <table:table-row table:style-name="ro5">
          <table:table-cell table:style-name="ce8" office:value-type="string">
            <text:p>8.3.1</text:p>
          </table:table-cell>
          <table:table-cell table:style-name="ce20" office:value-type="string">
            <text:p>Adherencia a Producto</text:p>
          </table:table-cell>
          <table:table-cell table:style-name="ce38" office:value-type="string">
            <text:p>¿Se detallan las responsabilidades que debe asumir cada parte?</text:p>
          </table:table-cell>
          <table:table-cell table:style-name="ce8" table:content-validation-name="val1" office:value-type="string">
            <text:p>A</text:p>
          </table:table-cell>
          <table:table-cell table:style-name="ce44" office:value-type="string">
            <text:p>Proyecto Técnico/6.5 Responsabilidades de las Partes</text:p>
          </table:table-cell>
          <table:table-cell table:style-name="ce48" office:value-type="string">
            <text:p>Revisión de Documentos</text:p>
          </table:table-cell>
          <table:table-cell table:style-name="ce53" table:content-validation-name="val2"/>
          <table:table-cell table:style-name="ce31"/>
          <table:table-cell table:style-name="ce52" table:content-validation-name="val3" office:value-type="string">
            <text:p>Inicio</text:p>
          </table:table-cell>
          <table:table-cell/>
          <table:table-cell table:style-name="ce52" table:content-validation-name="val5" office:value-type="string">
            <text:p>Genérico</text:p>
          </table:table-cell>
          <table:table-cell table:number-columns-repeated="1013"/>
        </table:table-row>
        <table:table-row table:style-name="ro5">
          <table:table-cell table:style-name="ce8" office:value-type="string">
            <text:p>8.3.1</text:p>
          </table:table-cell>
          <table:table-cell table:style-name="ce20" office:value-type="string">
            <text:p>Adherencia a Producto</text:p>
          </table:table-cell>
          <table:table-cell table:style-name="ce38" office:value-type="string">
            <text:p>¿Se definen los indicadores y métricas que se utilizarán para evaluar la calidad del producto terminado?</text:p>
          </table:table-cell>
          <table:table-cell table:style-name="ce8" table:content-validation-name="val1" office:value-type="string">
            <text:p>M</text:p>
          </table:table-cell>
          <table:table-cell table:style-name="ce44" office:value-type="string">
            <text:p>Proyecto Técnico/6.7 Cotrol de Calidad</text:p>
          </table:table-cell>
          <table:table-cell table:style-name="ce48" office:value-type="string">
            <text:p>Revisión de Documentos</text:p>
          </table:table-cell>
          <table:table-cell table:style-name="ce53" table:content-validation-name="val2"/>
          <table:table-cell table:style-name="ce31"/>
          <table:table-cell table:style-name="ce52" table:content-validation-name="val3" office:value-type="string">
            <text:p>Inicio</text:p>
          </table:table-cell>
          <table:table-cell/>
          <table:table-cell table:style-name="ce52" table:content-validation-name="val5" office:value-type="string">
            <text:p>Genérico</text:p>
          </table:table-cell>
          <table:table-cell table:number-columns-repeated="1013"/>
        </table:table-row>
        <table:table-row table:style-name="ro8">
          <table:table-cell table:style-name="ce8" office:value-type="string">
            <text:p>8.3.1</text:p>
          </table:table-cell>
          <table:table-cell table:style-name="ce20" office:value-type="string">
            <text:p>Adherencia a Producto</text:p>
          </table:table-cell>
          <table:table-cell table:style-name="ce38" office:value-type="string">
            <text:p>¿Se define el despliegue del nuevo software, indicando <text:span text:style-name="T8">objetivo,</text:span><text:span text:style-name="T9"> </text:span><text:span text:style-name="T8">planificación, </text:span><text:span text:style-name="T8">responsable de </text:span><text:span text:style-name="T8">las tareas </text:span><text:span text:style-name="T9">y</text:span><text:span text:style-name="T8"> </text:span><text:span text:style-name="T8">configuración y </text:span><text:span text:style-name="T8">despliegue del </text:span><text:span text:style-name="T8">equipamiento</text:span><text:span text:style-name="T9">?</text:span></text:p>
          </table:table-cell>
          <table:table-cell table:style-name="ce8" table:content-validation-name="val1" office:value-type="string">
            <text:p>M</text:p>
          </table:table-cell>
          <table:table-cell table:style-name="ce44" office:value-type="string">
            <text:p>Proyecto Técnico</text:p>
          </table:table-cell>
          <table:table-cell table:style-name="ce48" office:value-type="string">
            <text:p>Revisión de Documentos</text:p>
          </table:table-cell>
          <table:table-cell table:style-name="ce53" table:content-validation-name="val2"/>
          <table:table-cell table:style-name="ce31"/>
          <table:table-cell table:style-name="ce52" table:content-validation-name="val3" office:value-type="string">
            <text:p>Inicio</text:p>
          </table:table-cell>
          <table:table-cell/>
          <table:table-cell table:style-name="ce52" table:content-validation-name="val5" office:value-type="string">
            <text:p>Genérico</text:p>
          </table:table-cell>
          <table:table-cell table:number-columns-repeated="1013"/>
        </table:table-row>
        <table:table-row table:style-name="ro7">
          <table:table-cell table:style-name="ce8" office:value-type="string">
            <text:p>8.3.1</text:p>
          </table:table-cell>
          <table:table-cell table:style-name="ce20" office:value-type="string">
            <text:p>Adherencia a Producto</text:p>
          </table:table-cell>
          <table:table-cell table:style-name="ce38" office:value-type="string">
            <text:p>¿De la capacitación y transferencia de conocimientos se define: <text:span text:style-name="T8">objetivos, </text:span><text:span text:style-name="T8">responsabilidad </text:span><text:span text:style-name="T8">de las partes</text:span><text:span text:style-name="T9"> y </text:span><text:span text:style-name="T8">temáticas a </text:span><text:span text:style-name="T8">abordar</text:span><text:span text:style-name="T9">?</text:span></text:p>
          </table:table-cell>
          <table:table-cell table:style-name="ce8" table:content-validation-name="val1" office:value-type="string">
            <text:p>M</text:p>
          </table:table-cell>
          <table:table-cell table:style-name="ce44" office:value-type="string">
            <text:p>Proyecto Técnico</text:p>
          </table:table-cell>
          <table:table-cell table:style-name="ce48" office:value-type="string">
            <text:p>Revisión de Documentos</text:p>
          </table:table-cell>
          <table:table-cell table:style-name="ce53" table:content-validation-name="val2"/>
          <table:table-cell table:style-name="ce31"/>
          <table:table-cell table:style-name="ce52" table:content-validation-name="val3" office:value-type="string">
            <text:p>Inicio</text:p>
          </table:table-cell>
          <table:table-cell/>
          <table:table-cell table:style-name="ce52" table:content-validation-name="val5" office:value-type="string">
            <text:p>Genérico</text:p>
          </table:table-cell>
          <table:table-cell table:number-columns-repeated="1013"/>
        </table:table-row>
        <table:table-row table:style-name="ro5">
          <table:table-cell table:style-name="ce8" office:value-type="string">
            <text:p>8.3.1</text:p>
          </table:table-cell>
          <table:table-cell table:style-name="ce20" office:value-type="string">
            <text:p>Adherencia a Producto</text:p>
          </table:table-cell>
          <table:table-cell table:style-name="ce38" office:value-type="string">
            <text:p>¿Están definidos todos los elementos a tener en cuenta para el Soporte técnico del software?</text:p>
          </table:table-cell>
          <table:table-cell table:style-name="ce8" table:content-validation-name="val1" office:value-type="string">
            <text:p>M</text:p>
          </table:table-cell>
          <table:table-cell table:style-name="ce44" office:value-type="string">
            <text:p>Proyecto Técnico</text:p>
          </table:table-cell>
          <table:table-cell table:style-name="ce48" office:value-type="string">
            <text:p>Revisión de Documentos</text:p>
          </table:table-cell>
          <table:table-cell table:style-name="ce53" table:content-validation-name="val2"/>
          <table:table-cell table:style-name="ce31"/>
          <table:table-cell table:style-name="ce52" table:content-validation-name="val3" office:value-type="string">
            <text:p>Inicio</text:p>
          </table:table-cell>
          <table:table-cell/>
          <table:table-cell table:style-name="ce52" table:content-validation-name="val5" office:value-type="string">
            <text:p>Genérico</text:p>
          </table:table-cell>
          <table:table-cell table:number-columns-repeated="1013"/>
        </table:table-row>
        <table:table-row table:style-name="ro5">
          <table:table-cell table:style-name="ce8" office:value-type="string">
            <text:p>8.3.1</text:p>
          </table:table-cell>
          <table:table-cell table:style-name="ce20" office:value-type="string">
            <text:p>Adherencia a Producto</text:p>
          </table:table-cell>
          <table:table-cell table:style-name="ce38" office:value-type="string">
            <text:p>¿Están presentes en el documento los entregables que serán generados en el desarrollo del proyecto?</text:p>
          </table:table-cell>
          <table:table-cell table:style-name="ce8" table:content-validation-name="val1" office:value-type="string">
            <text:p>A</text:p>
          </table:table-cell>
          <table:table-cell table:style-name="ce44" office:value-type="string">
            <text:p>Proyecto Técnico/6.12 Entregables</text:p>
          </table:table-cell>
          <table:table-cell table:style-name="ce48" office:value-type="string">
            <text:p>Revisión de Documentos</text:p>
          </table:table-cell>
          <table:table-cell table:style-name="ce53" table:content-validation-name="val2"/>
          <table:table-cell table:style-name="ce31"/>
          <table:table-cell table:style-name="ce52" table:content-validation-name="val3" office:value-type="string">
            <text:p>Inicio</text:p>
          </table:table-cell>
          <table:table-cell/>
          <table:table-cell table:style-name="ce52" table:content-validation-name="val5" office:value-type="string">
            <text:p>Genérico</text:p>
          </table:table-cell>
          <table:table-cell table:number-columns-repeated="1013"/>
        </table:table-row>
        <table:table-row table:style-name="ro5">
          <table:table-cell table:style-name="ce9" office:value-type="string">
            <text:p>8.3.1</text:p>
          </table:table-cell>
          <table:table-cell table:style-name="ce21" office:value-type="string">
            <text:p>Adherencia a Producto</text:p>
          </table:table-cell>
          <table:table-cell table:style-name="ce36" office:value-type="string">
            <text:p>¿Se detalla todo lo relacionado con el proyecto de transformación organizacional?</text:p>
          </table:table-cell>
          <table:table-cell table:style-name="ce9" table:content-validation-name="val1" office:value-type="string">
            <text:p>M</text:p>
          </table:table-cell>
          <table:table-cell table:style-name="ce37" office:value-type="string">
            <text:p>Proyecto Técnico</text:p>
          </table:table-cell>
          <table:table-cell table:style-name="ce49" office:value-type="string">
            <text:p>Revisión de Documentos</text:p>
          </table:table-cell>
          <table:table-cell table:style-name="ce54" table:content-validation-name="val2"/>
          <table:table-cell table:style-name="ce32"/>
          <table:table-cell table:style-name="ce55" table:content-validation-name="val3" office:value-type="string">
            <text:p>Inicio</text:p>
          </table:table-cell>
          <table:table-cell table:style-name="ce60"/>
          <table:table-cell table:style-name="ce55" table:content-validation-name="val5" office:value-type="string">
            <text:p>Genérico</text:p>
          </table:table-cell>
          <table:table-cell table:style-name="ce60" table:number-columns-repeated="1013"/>
        </table:table-row>
        <table:table-row table:style-name="ro5">
          <table:table-cell table:style-name="ce9" office:value-type="string">
            <text:p>8.2.3</text:p>
          </table:table-cell>
          <table:table-cell table:style-name="ce21" office:value-type="string">
            <text:p>Adherencia a Producto</text:p>
          </table:table-cell>
          <table:table-cell table:style-name="ce39" office:value-type="string">
            <text:p>¿Se hace referencia a los componentes que pueden reutilizarse de otros desarrollos o productos?</text:p>
          </table:table-cell>
          <table:table-cell table:style-name="ce9" table:content-validation-name="val1" office:value-type="string">
            <text:p>M</text:p>
          </table:table-cell>
          <table:table-cell table:style-name="ce37" office:value-type="string">
            <text:p>Proyecto Técnico/6.6 Compatibilidad con sistemas actuales</text:p>
          </table:table-cell>
          <table:table-cell table:style-name="ce49" office:value-type="string">
            <text:p>Revisión de Documentos</text:p>
          </table:table-cell>
          <table:table-cell table:style-name="ce54" table:content-validation-name="val2"/>
          <table:table-cell table:style-name="ce32"/>
          <table:table-cell table:style-name="ce55" table:content-validation-name="val3" office:value-type="string">
            <text:p>Elaboración</text:p>
          </table:table-cell>
          <table:table-cell table:style-name="ce55" table:content-validation-name="val5" office:value-type="string">
            <text:p>Genérico</text:p>
          </table:table-cell>
          <table:table-cell table:style-name="ce60" office:value-type="string">
            <text:p>Genérico</text:p>
          </table:table-cell>
          <table:table-cell table:style-name="ce60" table:number-columns-repeated="1013"/>
        </table:table-row>
        <table:table-row table:style-name="ro2">
          <table:table-cell table:style-name="ce5" office:value-type="string" table:number-columns-spanned="8" table:number-rows-spanned="1">
            <text:p>Investigación</text:p>
          </table:table-cell>
          <table:covered-table-cell table:style-name="ce5"/>
          <table:covered-table-cell table:style-name="ce5"/>
          <table:covered-table-cell table:style-name="ce5"/>
          <table:covered-table-cell table:style-name="ce5"/>
          <table:covered-table-cell table:style-name="ce5"/>
          <table:covered-table-cell table:style-name="ce5"/>
          <table:covered-table-cell table:style-name="ce5"/>
          <table:table-cell table:style-name="ce57" table:content-validation-name="val3" office:value-type="string">
            <text:p>Inicio</text:p>
          </table:table-cell>
          <table:table-cell table:style-name="ce61"/>
          <table:table-cell table:style-name="ce57" table:content-validation-name="val5" office:value-type="string">
            <text:p>Genérico</text:p>
          </table:table-cell>
          <table:table-cell table:style-name="ce61"/>
          <table:table-cell table:style-name="ce60" table:number-columns-repeated="454"/>
          <table:table-cell table:style-name="ce61" table:number-columns-repeated="558"/>
        </table:table-row>
        <table:table-row table:style-name="ro5">
          <table:table-cell table:style-name="ce10"/>
          <table:table-cell table:style-name="ce21" office:value-type="string">
            <text:p>Adherencia a Producto</text:p>
          </table:table-cell>
          <table:table-cell table:style-name="ce32" office:value-type="string">
            <text:p>¿Existe el estado del arte?</text:p>
          </table:table-cell>
          <table:table-cell table:style-name="ce9" table:content-validation-name="val1" office:value-type="string">
            <text:p>M</text:p>
          </table:table-cell>
          <table:table-cell table:style-name="ce37" office:value-type="string">
            <text:p>Estado del arte/Artículo científico/Informe de Investigación</text:p>
          </table:table-cell>
          <table:table-cell table:style-name="ce49" office:value-type="string">
            <text:p>Revisión de Documentos</text:p>
          </table:table-cell>
          <table:table-cell table:style-name="ce55" table:content-validation-name="val2"/>
          <table:table-cell table:style-name="ce32"/>
          <table:table-cell table:style-name="ce55" table:content-validation-name="val3" office:value-type="string">
            <text:p>Inicio</text:p>
          </table:table-cell>
          <table:table-cell table:style-name="ce60"/>
          <table:table-cell table:style-name="ce55" table:content-validation-name="val5" office:value-type="string">
            <text:p>XP</text:p>
          </table:table-cell>
          <table:table-cell table:style-name="ce60" table:number-columns-repeated="1013"/>
        </table:table-row>
        <table:table-row table:style-name="ro5" table:number-rows-repeated="113">
          <table:table-cell table:style-name="Default" table:number-columns-repeated="6"/>
          <table:table-cell/>
          <table:table-cell table:style-name="Default"/>
          <table:table-cell table:number-columns-repeated="1016"/>
        </table:table-row>
        <table:table-row table:style-name="ro5" table:number-rows-repeated="15">
          <table:table-cell table:number-columns-repeated="3"/>
          <table:table-cell table:content-validation-name="val1"/>
          <table:table-cell table:number-columns-repeated="2"/>
          <table:table-cell table:content-validation-name="val2"/>
          <table:table-cell/>
          <table:table-cell table:content-validation-name="val4"/>
          <table:table-cell table:number-columns-repeated="1015"/>
        </table:table-row>
        <table:table-row table:style-name="ro5" table:number-rows-repeated="1048376">
          <table:table-cell table:number-columns-repeated="1024"/>
        </table:table-row>
        <table:table-row table:style-name="ro5">
          <table:table-cell table:number-columns-repeated="1024"/>
        </table:table-row>
      </table:table>
      <table:table table:name="Ingeniería" table:style-name="ta2" table:print="false">
        <office:forms form:automatic-focus="false" form:apply-design-mode="false"/>
        <table:table-column table:style-name="co12" table:default-cell-style-name="ce8"/>
        <table:table-column table:style-name="co12" table:default-cell-style-name="ce20"/>
        <table:table-column table:style-name="co13" table:default-cell-style-name="ce31"/>
        <table:table-column table:style-name="co12" table:default-cell-style-name="ce8"/>
        <table:table-column table:style-name="co14" table:default-cell-style-name="ce44"/>
        <table:table-column table:style-name="co12" table:default-cell-style-name="ce48"/>
        <table:table-column table:style-name="co12" table:default-cell-style-name="ce53"/>
        <table:table-column table:style-name="co12" table:default-cell-style-name="ce31"/>
        <table:table-column table:style-name="co12" table:number-columns-repeated="2" table:default-cell-style-name="ce52"/>
        <table:table-column table:style-name="co12" table:number-columns-repeated="1014" table:default-cell-style-name="Default"/>
        <table:table-row table:style-name="ro6">
          <table:table-cell table:style-name="ce4" office:value-type="string">
            <text:p>Lineamiento</text:p>
          </table:table-cell>
          <table:table-cell table:style-name="ce18" office:value-type="string">
            <text:p>Tipo de NC</text:p>
          </table:table-cell>
          <table:table-cell table:style-name="ce18" office:value-type="string">
            <text:p>Evidencia ¿Qué?</text:p>
          </table:table-cell>
          <table:table-cell table:style-name="ce4" office:value-type="string">
            <text:p>Impacto</text:p>
          </table:table-cell>
          <table:table-cell table:style-name="ce18" office:value-type="string">
            <text:p>Ubicación</text:p>
          </table:table-cell>
          <table:table-cell table:style-name="ce18" office:value-type="string">
            <text:p>Procedimiento ¿Cómo?</text:p>
          </table:table-cell>
          <table:table-cell table:style-name="ce4" office:value-type="string">
            <text:p>Respuesta</text:p>
          </table:table-cell>
          <table:table-cell table:style-name="ce18" office:value-type="string">
            <text:p>Descripción</text:p>
          </table:table-cell>
          <table:table-cell table:style-name="ce4" office:value-type="string">
            <text:p>Fase</text:p>
          </table:table-cell>
          <table:table-cell table:style-name="ce4" office:value-type="string">
            <text:p>Metodología</text:p>
          </table:table-cell>
          <table:table-cell table:number-columns-repeated="1014"/>
        </table:table-row>
        <table:table-row table:style-name="ro2">
          <table:table-cell table:style-name="ce5" office:value-type="string" table:number-columns-spanned="8" table:number-rows-spanned="1">
            <text:p>LISTA DE RESERVA DEL PRODUCTO v2.0 (1. Ingeniería/1.1 Requisitos)</text:p>
          </table:table-cell>
          <table:covered-table-cell table:style-name="ce5"/>
          <table:covered-table-cell table:style-name="ce5"/>
          <table:covered-table-cell table:style-name="ce5"/>
          <table:covered-table-cell table:style-name="ce5"/>
          <table:covered-table-cell table:style-name="ce5"/>
          <table:covered-table-cell table:style-name="ce5"/>
          <table:covered-table-cell table:style-name="ce5"/>
          <table:table-cell table:style-name="ce70" table:content-validation-name="val8" office:value-type="string">
            <text:p>Inicio</text:p>
          </table:table-cell>
          <table:table-cell table:style-name="ce70" table:content-validation-name="val9" office:value-type="string">
            <text:p>RUP</text:p>
          </table:table-cell>
          <table:table-cell table:number-columns-repeated="1014"/>
        </table:table-row>
        <table:table-row table:style-name="ro4">
          <table:table-cell office:value-type="string">
            <text:p>8.2.1</text:p>
          </table:table-cell>
          <table:table-cell office:value-type="string">
            <text:p>Adherencia a Producto</text:p>
          </table:table-cell>
          <table:table-cell office:value-type="string">
            <text:p>¿Existe el documento "Lista de Reserva del Producto" ?</text:p>
          </table:table-cell>
          <table:table-cell table:content-validation-name="val6" office:value-type="string">
            <text:p>A</text:p>
          </table:table-cell>
          <table:table-cell office:value-type="string">
            <text:p>Lista de Reserva del Producto </text:p>
          </table:table-cell>
          <table:table-cell office:value-type="string">
            <text:p>Revisión de Documentos</text:p>
          </table:table-cell>
          <table:table-cell table:style-name="ce52" table:content-validation-name="val7"/>
          <table:table-cell/>
          <table:table-cell table:content-validation-name="val8" office:value-type="string">
            <text:p>Inicio</text:p>
          </table:table-cell>
          <table:table-cell table:content-validation-name="val9" office:value-type="string">
            <text:p>XP</text:p>
          </table:table-cell>
          <table:table-cell table:number-columns-repeated="1014"/>
        </table:table-row>
        <table:table-row table:style-name="ro5">
          <table:table-cell office:value-type="string">
            <text:p>8.2.2</text:p>
          </table:table-cell>
          <table:table-cell office:value-type="string">
            <text:p>Adherencia a Producto</text:p>
          </table:table-cell>
          <table:table-cell office:value-type="string">
            <text:p>¿Se define Nombre y Rol de la persona que ejecutará la realización de la funcionalidad ?</text:p>
          </table:table-cell>
          <table:table-cell table:content-validation-name="val6" office:value-type="string">
            <text:p>M</text:p>
          </table:table-cell>
          <table:table-cell office:value-type="string">
            <text:p>Lista de Reserva del Producto </text:p>
          </table:table-cell>
          <table:table-cell office:value-type="string">
            <text:p>Revisión de Documentos</text:p>
          </table:table-cell>
          <table:table-cell table:content-validation-name="val7"/>
          <table:table-cell/>
          <table:table-cell table:content-validation-name="val8" office:value-type="string">
            <text:p>Inicio</text:p>
          </table:table-cell>
          <table:table-cell table:content-validation-name="val9" office:value-type="string">
            <text:p>XP</text:p>
          </table:table-cell>
          <table:table-cell table:number-columns-repeated="1014"/>
        </table:table-row>
        <table:table-row table:style-name="ro5">
          <table:table-cell office:value-type="string">
            <text:p>8.2.2</text:p>
          </table:table-cell>
          <table:table-cell office:value-type="string">
            <text:p>Adherencia a Producto</text:p>
          </table:table-cell>
          <table:table-cell office:value-type="string">
            <text:p>¿Están definidos y ordenados según prioridad de implementación todos y cada uno de los requisitos? (Priorización)</text:p>
          </table:table-cell>
          <table:table-cell table:content-validation-name="val6" office:value-type="string">
            <text:p>A</text:p>
          </table:table-cell>
          <table:table-cell office:value-type="string">
            <text:p>Lista de Reserva del Producto</text:p>
          </table:table-cell>
          <table:table-cell office:value-type="string">
            <text:p>Revisión de Documentos</text:p>
          </table:table-cell>
          <table:table-cell table:style-name="ce52" table:content-validation-name="val7"/>
          <table:table-cell/>
          <table:table-cell table:content-validation-name="val8" office:value-type="string">
            <text:p>Inicio</text:p>
          </table:table-cell>
          <table:table-cell table:content-validation-name="val9" office:value-type="string">
            <text:p>XP</text:p>
          </table:table-cell>
          <table:table-cell table:number-columns-repeated="1014"/>
        </table:table-row>
        <table:table-row table:style-name="ro5">
          <table:table-cell office:value-type="string">
            <text:p>8.2.2</text:p>
          </table:table-cell>
          <table:table-cell office:value-type="string">
            <text:p>Adherencia a Producto</text:p>
          </table:table-cell>
          <table:table-cell office:value-type="string">
            <text:p>¿Se identifican los requisitos que afectan la usabilidad, fiabilidad, <text:s/>eficiencia o soporte del sistema?</text:p>
          </table:table-cell>
          <table:table-cell table:content-validation-name="val6" office:value-type="string">
            <text:p>M</text:p>
          </table:table-cell>
          <table:table-cell office:value-type="string">
            <text:p>Lista de Reserva del Producto </text:p>
          </table:table-cell>
          <table:table-cell office:value-type="string">
            <text:p>Revisión de Documentos</text:p>
          </table:table-cell>
          <table:table-cell table:style-name="ce52" table:content-validation-name="val7"/>
          <table:table-cell/>
          <table:table-cell table:content-validation-name="val8" office:value-type="string">
            <text:p>Inicio</text:p>
          </table:table-cell>
          <table:table-cell table:content-validation-name="val9" office:value-type="string">
            <text:p>XP</text:p>
          </table:table-cell>
          <table:table-cell table:number-columns-repeated="1014"/>
        </table:table-row>
        <table:table-row table:style-name="ro7">
          <table:table-cell office:value-type="string">
            <text:p>8.2.2</text:p>
          </table:table-cell>
          <table:table-cell office:value-type="string">
            <text:p>Adherencia a Producto</text:p>
          </table:table-cell>
          <table:table-cell office:value-type="string">
            <text:p>¿Están definidas todas las interfaces que deberán ser soportadas por el sistema (Usuario, Hardware, Software, Comunicación)?</text:p>
          </table:table-cell>
          <table:table-cell table:content-validation-name="val6" office:value-type="string">
            <text:p>M</text:p>
          </table:table-cell>
          <table:table-cell office:value-type="string">
            <text:p>Lista de Reserva del Producto </text:p>
          </table:table-cell>
          <table:table-cell office:value-type="string">
            <text:p>Revisión de Documentos</text:p>
          </table:table-cell>
          <table:table-cell table:content-validation-name="val7"/>
          <table:table-cell/>
          <table:table-cell table:content-validation-name="val8" office:value-type="string">
            <text:p>Inicio</text:p>
          </table:table-cell>
          <table:table-cell table:content-validation-name="val9" office:value-type="string">
            <text:p>XP</text:p>
          </table:table-cell>
          <table:table-cell table:number-columns-repeated="1014"/>
        </table:table-row>
        <table:table-row table:style-name="ro5">
          <table:table-cell office:value-type="string">
            <text:p>8.2.2</text:p>
          </table:table-cell>
          <table:table-cell office:value-type="string">
            <text:p>Adherencia a Producto</text:p>
          </table:table-cell>
          <table:table-cell office:value-type="string">
            <text:p>¿Se muestra la estimación en semanas de la implementación de cada uno de los requisitos?</text:p>
          </table:table-cell>
          <table:table-cell table:content-validation-name="val6" office:value-type="string">
            <text:p>B</text:p>
          </table:table-cell>
          <table:table-cell office:value-type="string">
            <text:p>Lista de Reserva del Producto </text:p>
          </table:table-cell>
          <table:table-cell office:value-type="string">
            <text:p>Revisión de Documentos</text:p>
          </table:table-cell>
          <table:table-cell table:content-validation-name="val7"/>
          <table:table-cell/>
          <table:table-cell table:content-validation-name="val8" office:value-type="string">
            <text:p>Inicio</text:p>
          </table:table-cell>
          <table:table-cell table:content-validation-name="val9" office:value-type="string">
            <text:p>XP</text:p>
          </table:table-cell>
          <table:table-cell table:number-columns-repeated="1014"/>
        </table:table-row>
        <table:table-row table:style-name="ro4">
          <table:table-cell table:style-name="ce9"/>
          <table:table-cell table:style-name="ce21"/>
          <table:table-cell table:style-name="ce32" office:value-type="string">
            <text:p>¿Está firmada la LRP por el cliente?</text:p>
          </table:table-cell>
          <table:table-cell table:style-name="ce9" table:content-validation-name="val6" office:value-type="string">
            <text:p>A</text:p>
          </table:table-cell>
          <table:table-cell table:style-name="ce37" office:value-type="string">
            <text:p>Lista de Reserva del Producto</text:p>
          </table:table-cell>
          <table:table-cell table:style-name="ce49" office:value-type="string">
            <text:p>Revisión de Documentos</text:p>
          </table:table-cell>
          <table:table-cell table:style-name="ce54" table:content-validation-name="val7"/>
          <table:table-cell table:style-name="ce32"/>
          <table:table-cell table:style-name="ce55" table:content-validation-name="val8" office:value-type="string">
            <text:p>Inicio</text:p>
          </table:table-cell>
          <table:table-cell table:style-name="ce55" table:content-validation-name="val9" office:value-type="string">
            <text:p>XP</text:p>
          </table:table-cell>
          <table:table-cell table:style-name="ce60" table:number-columns-repeated="1014"/>
        </table:table-row>
        <table:table-row table:style-name="ro2">
          <table:table-cell table:style-name="ce5" office:value-type="string" table:number-columns-spanned="8" table:number-rows-spanned="1">
            <text:p>Historias de Usuarios v1.0</text:p>
          </table:table-cell>
          <table:covered-table-cell table:style-name="ce5"/>
          <table:covered-table-cell table:style-name="ce5"/>
          <table:covered-table-cell table:style-name="ce5"/>
          <table:covered-table-cell table:style-name="ce5"/>
          <table:covered-table-cell table:style-name="ce5"/>
          <table:covered-table-cell table:style-name="ce5"/>
          <table:covered-table-cell table:style-name="ce5"/>
          <table:table-cell table:style-name="ce70" table:content-validation-name="val8" office:value-type="string">
            <text:p>Inicio</text:p>
          </table:table-cell>
          <table:table-cell table:style-name="ce70" table:content-validation-name="val9" office:value-type="string">
            <text:p>XP</text:p>
          </table:table-cell>
          <table:table-cell table:number-columns-repeated="1014"/>
        </table:table-row>
        <table:table-row table:style-name="ro4">
          <table:table-cell office:value-type="string">
            <text:p>8.2.1</text:p>
          </table:table-cell>
          <table:table-cell office:value-type="string">
            <text:p>Adherencia a Producto</text:p>
          </table:table-cell>
          <table:table-cell office:value-type="string">
            <text:p>¿Existe(n) el(los) documento(s) de "Historias de Usuarios" ?</text:p>
          </table:table-cell>
          <table:table-cell table:content-validation-name="val6" office:value-type="string">
            <text:p>A</text:p>
          </table:table-cell>
          <table:table-cell office:value-type="string">
            <text:p>Historias de Usuarios</text:p>
          </table:table-cell>
          <table:table-cell office:value-type="string">
            <text:p>Revisión de Documentos</text:p>
          </table:table-cell>
          <table:table-cell table:style-name="ce52" table:content-validation-name="val7"/>
          <table:table-cell/>
          <table:table-cell table:content-validation-name="val8" office:value-type="string">
            <text:p>Inicio</text:p>
          </table:table-cell>
          <table:table-cell table:content-validation-name="val9" office:value-type="string">
            <text:p>XP</text:p>
          </table:table-cell>
          <table:table-cell table:number-columns-repeated="1014"/>
        </table:table-row>
        <table:table-row table:style-name="ro4">
          <table:table-cell office:value-type="string">
            <text:p>8.2.2</text:p>
          </table:table-cell>
          <table:table-cell office:value-type="string">
            <text:p>Adherencia a Producto</text:p>
          </table:table-cell>
          <table:table-cell office:value-type="string">
            <text:p>¿Están descritas todas y cada una de las Historias de Usuarios?</text:p>
          </table:table-cell>
          <table:table-cell table:content-validation-name="val6" office:value-type="string">
            <text:p>A</text:p>
          </table:table-cell>
          <table:table-cell office:value-type="string">
            <text:p>Historias de Usuarios</text:p>
          </table:table-cell>
          <table:table-cell office:value-type="string">
            <text:p>Revisión de Documentos</text:p>
          </table:table-cell>
          <table:table-cell table:style-name="ce52" table:content-validation-name="val7"/>
          <table:table-cell/>
          <table:table-cell table:content-validation-name="val8" office:value-type="string">
            <text:p>Inicio</text:p>
          </table:table-cell>
          <table:table-cell table:content-validation-name="val9" office:value-type="string">
            <text:p>XP</text:p>
          </table:table-cell>
          <table:table-cell table:number-columns-repeated="1014"/>
        </table:table-row>
        <table:table-row table:style-name="ro10">
          <table:table-cell office:value-type="string">
            <text:p>8.2.2</text:p>
          </table:table-cell>
          <table:table-cell office:value-type="string">
            <text:p>Adherencia a Producto</text:p>
          </table:table-cell>
          <table:table-cell office:value-type="string">
            <text:p>¿Las Historias de Usuario están descritas con suficiente detalle que permiten determinar <text:span text:style-name="T3">Usuario</text:span><text:span text:style-name="T4">, </text:span><text:span text:style-name="T3">Nombre de </text:span><text:span text:style-name="T3">Historia</text:span><text:span text:style-name="T4">, </text:span><text:span text:style-name="T3">Prioridad</text:span><text:span text:style-name="T4">, </text:span><text:span text:style-name="T3">Riesgo</text:span><text:span text:style-name="T4">, </text:span><text:span text:style-name="T3">Puntos </text:span><text:span text:style-name="T3">estimados</text:span><text:span text:style-name="T4">, </text:span><text:span text:style-name="T3">Iteración </text:span><text:span text:style-name="T3">Asignada</text:span><text:span text:style-name="T4">, </text:span><text:span text:style-name="T3">Responsable</text:span><text:span text:style-name="T4"> y </text:span><text:span text:style-name="T3">Descripción</text:span><text:span text:style-name="T4">?</text:span></text:p>
          </table:table-cell>
          <table:table-cell table:content-validation-name="val6" office:value-type="string">
            <text:p>M</text:p>
          </table:table-cell>
          <table:table-cell office:value-type="string">
            <text:p>Historias de Usuarios</text:p>
          </table:table-cell>
          <table:table-cell office:value-type="string">
            <text:p>Revisión de Documentos</text:p>
          </table:table-cell>
          <table:table-cell table:style-name="ce52" table:content-validation-name="val7"/>
          <table:table-cell/>
          <table:table-cell table:content-validation-name="val8" office:value-type="string">
            <text:p>Inicio</text:p>
          </table:table-cell>
          <table:table-cell table:content-validation-name="val9" office:value-type="string">
            <text:p>XP</text:p>
          </table:table-cell>
          <table:table-cell table:number-columns-repeated="1014"/>
        </table:table-row>
        <table:table-row table:style-name="ro2">
          <table:table-cell table:style-name="ce5" office:value-type="string" table:number-columns-spanned="8" table:number-rows-spanned="1">
            <text:p>MODELO DE HISTORIAS DE USUARIO DEL NEGOCIO v2.0 (1. Ingeniería/1.1 Requisitos)</text:p>
          </table:table-cell>
          <table:covered-table-cell table:style-name="ce5"/>
          <table:covered-table-cell table:style-name="ce5"/>
          <table:covered-table-cell table:style-name="ce5"/>
          <table:covered-table-cell table:style-name="ce5"/>
          <table:covered-table-cell table:style-name="ce5"/>
          <table:covered-table-cell table:style-name="ce5"/>
          <table:covered-table-cell table:style-name="ce5"/>
          <table:table-cell table:style-name="ce57" table:content-validation-name="val8" office:value-type="string">
            <text:p>Inicio</text:p>
          </table:table-cell>
          <table:table-cell table:style-name="ce57" table:content-validation-name="val9" office:value-type="string">
            <text:p>RUP</text:p>
          </table:table-cell>
          <table:table-cell table:number-columns-repeated="1014"/>
        </table:table-row>
        <table:table-row table:style-name="ro4">
          <table:table-cell/>
          <table:table-cell office:value-type="string">
            <text:p>Adherencia a Producto</text:p>
          </table:table-cell>
          <table:table-cell office:value-type="string">
            <text:p>¿Existe el documento “ Modelo de Historias de Usuario del Negocio "?</text:p>
          </table:table-cell>
          <table:table-cell table:content-validation-name="val6" office:value-type="string">
            <text:p>A</text:p>
          </table:table-cell>
          <table:table-cell office:value-type="string">
            <text:p>Modelo de Historias de Usuario del Negocio </text:p>
          </table:table-cell>
          <table:table-cell office:value-type="string">
            <text:p>Revisión de Documentos</text:p>
          </table:table-cell>
          <table:table-cell table:style-name="ce52" table:content-validation-name="val7"/>
          <table:table-cell/>
          <table:table-cell table:content-validation-name="val8" office:value-type="string">
            <text:p>Inicio</text:p>
          </table:table-cell>
          <table:table-cell table:content-validation-name="val9" office:value-type="string">
            <text:p>XP</text:p>
          </table:table-cell>
          <table:table-cell table:number-columns-repeated="1014"/>
        </table:table-row>
        <table:table-row table:style-name="ro4">
          <table:table-cell table:style-name="ce7"/>
          <table:table-cell office:value-type="string">
            <text:p>Adherencia a Producto</text:p>
          </table:table-cell>
          <table:table-cell office:value-type="string">
            <text:p>¿Se identifican y describen todos los actores que intervienen en el negocio?</text:p>
          </table:table-cell>
          <table:table-cell table:content-validation-name="val6" office:value-type="string">
            <text:p>A</text:p>
          </table:table-cell>
          <table:table-cell office:value-type="string">
            <text:p>Modelo de Historias de Usuario del Negocio </text:p>
          </table:table-cell>
          <table:table-cell office:value-type="string">
            <text:p>Revisión de Documentos</text:p>
          </table:table-cell>
          <table:table-cell table:content-validation-name="val7"/>
          <table:table-cell/>
          <table:table-cell table:content-validation-name="val8" office:value-type="string">
            <text:p>Inicio</text:p>
          </table:table-cell>
          <table:table-cell table:content-validation-name="val9" office:value-type="string">
            <text:p>XP</text:p>
          </table:table-cell>
          <table:table-cell table:number-columns-repeated="1014"/>
        </table:table-row>
        <table:table-row table:style-name="ro4">
          <table:table-cell table:style-name="ce7"/>
          <table:table-cell office:value-type="string">
            <text:p>Adherencia a Producto</text:p>
          </table:table-cell>
          <table:table-cell office:value-type="string">
            <text:p>¿Se identifican y describen todos los trabajadores que intervienen en el negocio?</text:p>
          </table:table-cell>
          <table:table-cell table:content-validation-name="val6" office:value-type="string">
            <text:p>A</text:p>
          </table:table-cell>
          <table:table-cell office:value-type="string">
            <text:p>Modelo de Historias de Usuario del Negocio </text:p>
          </table:table-cell>
          <table:table-cell office:value-type="string">
            <text:p>Revisión de Documentos</text:p>
          </table:table-cell>
          <table:table-cell table:content-validation-name="val7"/>
          <table:table-cell/>
          <table:table-cell table:content-validation-name="val8" office:value-type="string">
            <text:p>Inicio</text:p>
          </table:table-cell>
          <table:table-cell table:content-validation-name="val9" office:value-type="string">
            <text:p>XP</text:p>
          </table:table-cell>
          <table:table-cell table:number-columns-repeated="1014"/>
        </table:table-row>
        <table:table-row table:style-name="ro4">
          <table:table-cell table:style-name="ce7"/>
          <table:table-cell office:value-type="string">
            <text:p>Adherencia a Producto</text:p>
          </table:table-cell>
          <table:table-cell office:value-type="string">
            <text:p>¿Existe un diagrama gráfico de las historias de usuario del negocio?</text:p>
          </table:table-cell>
          <table:table-cell table:content-validation-name="val6" office:value-type="string">
            <text:p>M</text:p>
          </table:table-cell>
          <table:table-cell office:value-type="string">
            <text:p>Modelo de Historias de Usuario del Negocio </text:p>
          </table:table-cell>
          <table:table-cell office:value-type="string">
            <text:p>Revisión de Documentos</text:p>
          </table:table-cell>
          <table:table-cell table:content-validation-name="val7"/>
          <table:table-cell/>
          <table:table-cell table:content-validation-name="val8" office:value-type="string">
            <text:p>Inicio</text:p>
          </table:table-cell>
          <table:table-cell table:content-validation-name="val9" office:value-type="string">
            <text:p>XP</text:p>
          </table:table-cell>
          <table:table-cell table:number-columns-repeated="1014"/>
        </table:table-row>
        <table:table-row table:style-name="ro2">
          <table:table-cell table:style-name="ce5" office:value-type="string" table:number-columns-spanned="8" table:number-rows-spanned="1">
            <text:p>PLAN DE RELEASE v2.0 (1. Ingeniería/1.1 Requisitos)</text:p>
          </table:table-cell>
          <table:covered-table-cell table:style-name="ce5"/>
          <table:covered-table-cell table:style-name="ce5"/>
          <table:covered-table-cell table:style-name="ce5"/>
          <table:covered-table-cell table:style-name="ce5"/>
          <table:covered-table-cell table:style-name="ce5"/>
          <table:covered-table-cell table:style-name="ce5"/>
          <table:covered-table-cell table:style-name="ce5"/>
          <table:table-cell table:style-name="ce57" table:content-validation-name="val8" office:value-type="string">
            <text:p>Inicio</text:p>
          </table:table-cell>
          <table:table-cell table:style-name="ce57" table:content-validation-name="val9" office:value-type="string">
            <text:p>Genérico</text:p>
          </table:table-cell>
          <table:table-cell table:number-columns-repeated="1014"/>
        </table:table-row>
        <table:table-row table:style-name="ro4">
          <table:table-cell office:value-type="string">
            <text:p>8.2.1</text:p>
          </table:table-cell>
          <table:table-cell office:value-type="string">
            <text:p>Adherencia a Producto</text:p>
          </table:table-cell>
          <table:table-cell office:value-type="string">
            <text:p>¿Existe el documento "Plan Release"?</text:p>
          </table:table-cell>
          <table:table-cell table:content-validation-name="val6" office:value-type="string">
            <text:p>A</text:p>
          </table:table-cell>
          <table:table-cell office:value-type="string">
            <text:p>Plan de Release</text:p>
          </table:table-cell>
          <table:table-cell office:value-type="string">
            <text:p>Revisión de Documentos</text:p>
          </table:table-cell>
          <table:table-cell table:style-name="ce52" table:content-validation-name="val7"/>
          <table:table-cell/>
          <table:table-cell table:content-validation-name="val8" office:value-type="string">
            <text:p>Elaboración</text:p>
          </table:table-cell>
          <table:table-cell table:content-validation-name="val9" office:value-type="string">
            <text:p>Genérico</text:p>
          </table:table-cell>
          <table:table-cell table:number-columns-repeated="1014"/>
        </table:table-row>
        <table:table-row table:style-name="ro7">
          <table:table-cell office:value-type="string">
            <text:p>8.2.1</text:p>
          </table:table-cell>
          <table:table-cell office:value-type="string">
            <text:p>Adherencia a Producto</text:p>
          </table:table-cell>
          <table:table-cell office:value-type="string">
            <text:p>¿Están descritos el<text:span text:style-name="T3"> Número de la </text:span><text:span text:style-name="T3">iteración a </text:span><text:span text:style-name="T3">implementar,</text:span><text:span text:style-name="T4"> el</text:span><text:span text:style-name="T3"> </text:span><text:span text:style-name="T3">tiempo de </text:span><text:span text:style-name="T3">duración</text:span><text:span text:style-name="T4"> de la </text:span><text:span text:style-name="T4">misma y las</text:span><text:span text:style-name="T3"> HU </text:span><text:span text:style-name="T3">asociadas</text:span><text:span text:style-name="T4">?</text:span></text:p>
          </table:table-cell>
          <table:table-cell table:content-validation-name="val6" office:value-type="string">
            <text:p>M</text:p>
          </table:table-cell>
          <table:table-cell office:value-type="string">
            <text:p>Plan de Release</text:p>
          </table:table-cell>
          <table:table-cell office:value-type="string">
            <text:p>Revisión de Documentos</text:p>
          </table:table-cell>
          <table:table-cell table:content-validation-name="val7"/>
          <table:table-cell/>
          <table:table-cell table:content-validation-name="val8" office:value-type="string">
            <text:p>Elaboración</text:p>
          </table:table-cell>
          <table:table-cell table:content-validation-name="val9" office:value-type="string">
            <text:p>Genérico</text:p>
          </table:table-cell>
          <table:table-cell table:number-columns-repeated="1014"/>
        </table:table-row>
        <table:table-row table:style-name="ro7">
          <table:table-cell table:style-name="ce9"/>
          <table:table-cell table:style-name="ce21" office:value-type="string">
            <text:p>Adherencia al Proceso</text:p>
          </table:table-cell>
          <table:table-cell table:style-name="ce32" office:value-type="string">
            <text:p>¿Se ajusta el plan de release a lo documentado en las minutas de reunión de las juntas de revisión o sea a los productos beta entregados en cada iteración?</text:p>
          </table:table-cell>
          <table:table-cell table:style-name="ce9" table:content-validation-name="val6" office:value-type="string">
            <text:p>A</text:p>
          </table:table-cell>
          <table:table-cell table:style-name="ce37" office:value-type="string">
            <text:p>Plan de Release/Minutas de reunión/Juntas de Revisión</text:p>
          </table:table-cell>
          <table:table-cell table:style-name="ce49" office:value-type="string">
            <text:p>Revisión de Documentos</text:p>
          </table:table-cell>
          <table:table-cell table:style-name="ce54" table:content-validation-name="val7"/>
          <table:table-cell table:style-name="ce32"/>
          <table:table-cell table:style-name="ce55" table:content-validation-name="val8" office:value-type="string">
            <text:p>Construcción</text:p>
          </table:table-cell>
          <table:table-cell table:style-name="ce55" table:content-validation-name="val9" office:value-type="string">
            <text:p>XP</text:p>
          </table:table-cell>
          <table:table-cell table:style-name="ce60" table:number-columns-repeated="1014"/>
        </table:table-row>
        <table:table-row table:style-name="ro7">
          <table:table-cell table:style-name="ce9"/>
          <table:table-cell table:style-name="ce21" office:value-type="string">
            <text:p>Adherencia al Proceso</text:p>
          </table:table-cell>
          <table:table-cell table:style-name="ce32" office:value-type="string">
            <text:p>¿Se define una iteración de capacitación/entrega/soporte correspondiente con las fechas definidas en el proyecto técnico?</text:p>
          </table:table-cell>
          <table:table-cell table:style-name="ce9" table:content-validation-name="val6" office:value-type="string">
            <text:p>A</text:p>
          </table:table-cell>
          <table:table-cell table:style-name="ce37" office:value-type="string">
            <text:p>Plan de Release/Proyecto Técnico</text:p>
          </table:table-cell>
          <table:table-cell table:style-name="ce49" office:value-type="string">
            <text:p>Revisión de Documentos</text:p>
          </table:table-cell>
          <table:table-cell table:style-name="ce54" table:content-validation-name="val7"/>
          <table:table-cell table:style-name="ce32"/>
          <table:table-cell table:style-name="ce55" table:content-validation-name="val8" office:value-type="string">
            <text:p>Construcción</text:p>
          </table:table-cell>
          <table:table-cell table:style-name="ce55" table:content-validation-name="val9" office:value-type="string">
            <text:p>XP</text:p>
          </table:table-cell>
          <table:table-cell table:style-name="ce60" table:number-columns-repeated="1014"/>
        </table:table-row>
        <table:table-row table:style-name="ro2">
          <table:table-cell table:style-name="ce5" office:value-type="string" table:number-columns-spanned="8" table:number-rows-spanned="1">
            <text:p>ARQUITECTURA DE INFORMACIÓN v2.0 (1. Ingeniería/1.2 Arquitectura y Diseño)</text:p>
          </table:table-cell>
          <table:covered-table-cell table:style-name="ce5"/>
          <table:covered-table-cell table:style-name="ce5"/>
          <table:covered-table-cell table:style-name="ce5"/>
          <table:covered-table-cell table:style-name="ce5"/>
          <table:covered-table-cell table:style-name="ce5"/>
          <table:covered-table-cell table:style-name="ce5"/>
          <table:covered-table-cell table:style-name="ce5"/>
          <table:table-cell table:style-name="ce57" table:content-validation-name="val8" office:value-type="string">
            <text:p>Elaboración</text:p>
          </table:table-cell>
          <table:table-cell table:style-name="ce57" table:content-validation-name="val9" office:value-type="string">
            <text:p>Genérico</text:p>
          </table:table-cell>
          <table:table-cell table:number-columns-repeated="1014"/>
        </table:table-row>
        <table:table-row table:style-name="ro4">
          <table:table-cell office:value-type="string">
            <text:p>8.2.4</text:p>
          </table:table-cell>
          <table:table-cell office:value-type="string">
            <text:p>Adherencia a Producto</text:p>
          </table:table-cell>
          <table:table-cell office:value-type="string">
            <text:p>¿Existe el documento "Arquitectura de Información"?</text:p>
          </table:table-cell>
          <table:table-cell table:content-validation-name="val6" office:value-type="string">
            <text:p>A</text:p>
          </table:table-cell>
          <table:table-cell office:value-type="string">
            <text:p>Arquitectura de Información</text:p>
          </table:table-cell>
          <table:table-cell office:value-type="string">
            <text:p>Revisión de Documentos</text:p>
          </table:table-cell>
          <table:table-cell table:style-name="ce52" table:content-validation-name="val7"/>
          <table:table-cell/>
          <table:table-cell table:content-validation-name="val8" office:value-type="string">
            <text:p>Elaboración</text:p>
          </table:table-cell>
          <table:table-cell table:content-validation-name="val9" office:value-type="string">
            <text:p>Genérico</text:p>
          </table:table-cell>
          <table:table-cell table:number-columns-repeated="1014"/>
        </table:table-row>
        <table:table-row table:style-name="ro5">
          <table:table-cell office:value-type="string">
            <text:p>8.2.4</text:p>
          </table:table-cell>
          <table:table-cell office:value-type="string">
            <text:p>Adherencia a Producto</text:p>
          </table:table-cell>
          <table:table-cell office:value-type="string">
            <text:p>¿Se hace un esbozo de la estructura o taxonomía del portal o del sistema que incluya jerarquía de contenidos?</text:p>
          </table:table-cell>
          <table:table-cell table:content-validation-name="val6" office:value-type="string">
            <text:p>M</text:p>
          </table:table-cell>
          <table:table-cell office:value-type="string">
            <text:p>Arquitectura de Información/2. Esbozo de la estructura o Taxonomía.</text:p>
          </table:table-cell>
          <table:table-cell office:value-type="string">
            <text:p>Revisión de Documentos</text:p>
          </table:table-cell>
          <table:table-cell table:content-validation-name="val7"/>
          <table:table-cell/>
          <table:table-cell table:content-validation-name="val8" office:value-type="string">
            <text:p>Elaboración</text:p>
          </table:table-cell>
          <table:table-cell table:content-validation-name="val9" office:value-type="string">
            <text:p>Genérico</text:p>
          </table:table-cell>
          <table:table-cell table:number-columns-repeated="1014"/>
        </table:table-row>
        <table:table-row table:style-name="ro5">
          <table:table-cell office:value-type="string">
            <text:p>8.2.4</text:p>
          </table:table-cell>
          <table:table-cell office:value-type="string">
            <text:p>Adherencia a Producto</text:p>
          </table:table-cell>
          <table:table-cell office:value-type="string">
            <text:p>¿Se describen todos y cada uno de los elementos que forman parte de la estructura o taxonomía?</text:p>
          </table:table-cell>
          <table:table-cell table:content-validation-name="val6" office:value-type="string">
            <text:p>M</text:p>
          </table:table-cell>
          <table:table-cell office:value-type="string">
            <text:p>Arquitectura de Información</text:p>
          </table:table-cell>
          <table:table-cell office:value-type="string">
            <text:p>Revisión de Documentos</text:p>
          </table:table-cell>
          <table:table-cell table:content-validation-name="val7"/>
          <table:table-cell/>
          <table:table-cell table:content-validation-name="val8" office:value-type="string">
            <text:p>Elaboración</text:p>
          </table:table-cell>
          <table:table-cell table:content-validation-name="val9" office:value-type="string">
            <text:p>Genérico</text:p>
          </table:table-cell>
          <table:table-cell table:number-columns-repeated="1014"/>
        </table:table-row>
        <table:table-row table:style-name="ro4">
          <table:table-cell office:value-type="string">
            <text:p>8.2.4</text:p>
          </table:table-cell>
          <table:table-cell office:value-type="string">
            <text:p>Adherencia a Producto</text:p>
          </table:table-cell>
          <table:table-cell office:value-type="string">
            <text:p>¿Se especifica un mapa de navegación ?</text:p>
          </table:table-cell>
          <table:table-cell table:content-validation-name="val6" office:value-type="string">
            <text:p>M</text:p>
          </table:table-cell>
          <table:table-cell office:value-type="string">
            <text:p>Arquitectura de Información</text:p>
          </table:table-cell>
          <table:table-cell office:value-type="string">
            <text:p>Revisión de Documentos</text:p>
          </table:table-cell>
          <table:table-cell table:content-validation-name="val7"/>
          <table:table-cell/>
          <table:table-cell table:content-validation-name="val8" office:value-type="string">
            <text:p>Elaboración</text:p>
          </table:table-cell>
          <table:table-cell table:content-validation-name="val9" office:value-type="string">
            <text:p>Genérico</text:p>
          </table:table-cell>
          <table:table-cell table:number-columns-repeated="1014"/>
        </table:table-row>
        <table:table-row table:style-name="ro5">
          <table:table-cell office:value-type="string">
            <text:p>8.2.4</text:p>
          </table:table-cell>
          <table:table-cell office:value-type="string">
            <text:p>Adherencia a Producto</text:p>
          </table:table-cell>
          <table:table-cell office:value-type="string">
            <text:p>¿Existe una especificación detallada de los elementos de navegación tales como menús, rutas de acceso, botones, etc?</text:p>
          </table:table-cell>
          <table:table-cell table:content-validation-name="val6" office:value-type="string">
            <text:p>M</text:p>
          </table:table-cell>
          <table:table-cell office:value-type="string">
            <text:p>Arquitectura de Información</text:p>
          </table:table-cell>
          <table:table-cell office:value-type="string">
            <text:p>Revisión de Documentos</text:p>
          </table:table-cell>
          <table:table-cell table:content-validation-name="val7"/>
          <table:table-cell/>
          <table:table-cell table:content-validation-name="val8" office:value-type="string">
            <text:p>Elaboración</text:p>
          </table:table-cell>
          <table:table-cell table:content-validation-name="val9" office:value-type="string">
            <text:p>Genérico</text:p>
          </table:table-cell>
          <table:table-cell table:number-columns-repeated="1014"/>
        </table:table-row>
        <table:table-row table:style-name="ro7">
          <table:table-cell office:value-type="string">
            <text:p>8.2.4</text:p>
          </table:table-cell>
          <table:table-cell office:value-type="string">
            <text:p>Adherencia a Producto</text:p>
          </table:table-cell>
          <table:table-cell office:value-type="string">
            <text:p>¿Existe un esbozo gráfico de la pantalla tipo donde se puedan verificar la ubicación de cada uno de los elementos de la estructura?</text:p>
          </table:table-cell>
          <table:table-cell table:content-validation-name="val6" office:value-type="string">
            <text:p>M</text:p>
          </table:table-cell>
          <table:table-cell office:value-type="string">
            <text:p>Arquitectura de Información</text:p>
          </table:table-cell>
          <table:table-cell office:value-type="string">
            <text:p>Revisión de Documentos</text:p>
          </table:table-cell>
          <table:table-cell table:content-validation-name="val7"/>
          <table:table-cell/>
          <table:table-cell table:content-validation-name="val8" office:value-type="string">
            <text:p>Elaboración</text:p>
          </table:table-cell>
          <table:table-cell table:content-validation-name="val9" office:value-type="string">
            <text:p>Genérico</text:p>
          </table:table-cell>
          <table:table-cell table:number-columns-repeated="1014"/>
        </table:table-row>
        <table:table-row table:style-name="ro4">
          <table:table-cell office:value-type="string">
            <text:p>8.2.4</text:p>
          </table:table-cell>
          <table:table-cell office:value-type="string">
            <text:p>Adherencia a Producto</text:p>
          </table:table-cell>
          <table:table-cell office:value-type="string">
            <text:p>¿Se describen todos y cada uno de los elementos que componen la pantalla tipo?</text:p>
          </table:table-cell>
          <table:table-cell table:content-validation-name="val6" office:value-type="string">
            <text:p>M</text:p>
          </table:table-cell>
          <table:table-cell office:value-type="string">
            <text:p>Arquitectura de Información</text:p>
          </table:table-cell>
          <table:table-cell office:value-type="string">
            <text:p>Revisión de Documentos</text:p>
          </table:table-cell>
          <table:table-cell table:content-validation-name="val7"/>
          <table:table-cell/>
          <table:table-cell table:content-validation-name="val8" office:value-type="string">
            <text:p>Elaboración</text:p>
          </table:table-cell>
          <table:table-cell table:content-validation-name="val9" office:value-type="string">
            <text:p>Genérico</text:p>
          </table:table-cell>
          <table:table-cell table:number-columns-repeated="1014"/>
        </table:table-row>
        <table:table-row table:style-name="ro4">
          <table:table-cell office:value-type="string">
            <text:p>8.2.4</text:p>
          </table:table-cell>
          <table:table-cell office:value-type="string">
            <text:p>Adherencia a Producto</text:p>
          </table:table-cell>
          <table:table-cell office:value-type="string">
            <text:p>¿Se especifica el diagrama de interacción?</text:p>
          </table:table-cell>
          <table:table-cell table:content-validation-name="val6" office:value-type="string">
            <text:p>M</text:p>
          </table:table-cell>
          <table:table-cell office:value-type="string">
            <text:p>Arquitectura de Información</text:p>
          </table:table-cell>
          <table:table-cell office:value-type="string">
            <text:p>Revisión de Documentos</text:p>
          </table:table-cell>
          <table:table-cell table:content-validation-name="val7"/>
          <table:table-cell/>
          <table:table-cell table:content-validation-name="val8" office:value-type="string">
            <text:p>Elaboración</text:p>
          </table:table-cell>
          <table:table-cell table:content-validation-name="val9" office:value-type="string">
            <text:p>Genérico</text:p>
          </table:table-cell>
          <table:table-cell table:number-columns-repeated="1014"/>
        </table:table-row>
        <table:table-row table:style-name="ro5">
          <table:table-cell table:style-name="ce9"/>
          <table:table-cell table:style-name="ce21" office:value-type="string">
            <text:p>Adherencia al Proceso</text:p>
          </table:table-cell>
          <table:table-cell table:style-name="ce32" office:value-type="string">
            <text:p>¿Está firmada la arquitectura de información por el cliente o existe documento de aceptación?</text:p>
          </table:table-cell>
          <table:table-cell table:style-name="ce9" table:content-validation-name="val6" office:value-type="string">
            <text:p>A</text:p>
          </table:table-cell>
          <table:table-cell table:style-name="ce37" office:value-type="string">
            <text:p>Arquitectura de Información</text:p>
          </table:table-cell>
          <table:table-cell table:style-name="ce49" office:value-type="string">
            <text:p>Revisión de Documentos</text:p>
          </table:table-cell>
          <table:table-cell table:style-name="ce54" table:content-validation-name="val7"/>
          <table:table-cell table:style-name="ce32"/>
          <table:table-cell table:style-name="ce55" table:content-validation-name="val8" office:value-type="string">
            <text:p>Elaboración</text:p>
          </table:table-cell>
          <table:table-cell table:style-name="ce55" table:content-validation-name="val9" office:value-type="string">
            <text:p>Genérico</text:p>
          </table:table-cell>
          <table:table-cell table:style-name="ce60" table:number-columns-repeated="1014"/>
        </table:table-row>
        <table:table-row table:style-name="ro2">
          <table:table-cell table:style-name="ce5" office:value-type="string" table:number-columns-spanned="9" table:number-rows-spanned="1">
            <text:p>INFORME DEL LEVANTAMIENTO DE INFORMACIÓN PARA LA ARQUITECTURA DE INFORMACIÓN v2.0 (1. Ingeniería/1.2 Arquitectura y Diseño)</text:p>
          </table:table-cell>
          <table:covered-table-cell table:style-name="ce5"/>
          <table:covered-table-cell table:style-name="ce5"/>
          <table:covered-table-cell table:style-name="ce5"/>
          <table:covered-table-cell table:style-name="ce5"/>
          <table:covered-table-cell table:style-name="ce5"/>
          <table:covered-table-cell table:style-name="ce5"/>
          <table:covered-table-cell table:style-name="ce5"/>
          <table:covered-table-cell table:style-name="ce5" table:content-validation-name="val8"/>
          <table:table-cell table:content-validation-name="val9"/>
          <table:table-cell table:number-columns-repeated="1014"/>
        </table:table-row>
        <table:table-row table:style-name="ro5">
          <table:table-cell office:value-type="string">
            <text:p>8.2.4</text:p>
          </table:table-cell>
          <table:table-cell office:value-type="string">
            <text:p>Adherencia a Producto</text:p>
          </table:table-cell>
          <table:table-cell table:style-name="ce28" office:value-type="string">
            <text:p>¿Existe el documento "Informe del Levantamiento de Información para la Arquitectura de Información"?</text:p>
          </table:table-cell>
          <table:table-cell table:content-validation-name="val6" office:value-type="string">
            <text:p>A</text:p>
          </table:table-cell>
          <table:table-cell office:value-type="string">
            <text:p>Informe del Levantamiento de Información para la Arquitectura de Información</text:p>
          </table:table-cell>
          <table:table-cell office:value-type="string">
            <text:p>Revisión de Documentos</text:p>
          </table:table-cell>
          <table:table-cell table:content-validation-name="val7"/>
          <table:table-cell/>
          <table:table-cell table:content-validation-name="val8" office:value-type="string">
            <text:p>Inicio</text:p>
          </table:table-cell>
          <table:table-cell table:content-validation-name="val9"/>
          <table:table-cell table:number-columns-repeated="1014"/>
        </table:table-row>
        <table:table-row table:style-name="ro7">
          <table:table-cell office:value-type="string">
            <text:p>8.2.4</text:p>
          </table:table-cell>
          <table:table-cell office:value-type="string">
            <text:p>Adherencia a Producto</text:p>
          </table:table-cell>
          <table:table-cell table:style-name="ce28" office:value-type="string">
            <text:p>¿Se definen los objetivos del producto a desarrollar?</text:p>
          </table:table-cell>
          <table:table-cell table:content-validation-name="val6" office:value-type="string">
            <text:p>M</text:p>
          </table:table-cell>
          <table:table-cell office:value-type="string">
            <text:p>Informe del Levantamiento de Información para la Arquitectura de Información/ 3. Definición de los objetivos.</text:p>
          </table:table-cell>
          <table:table-cell office:value-type="string">
            <text:p>Revisión de Documentos</text:p>
          </table:table-cell>
          <table:table-cell table:content-validation-name="val7"/>
          <table:table-cell/>
          <table:table-cell table:content-validation-name="val8" office:value-type="string">
            <text:p>Inicio</text:p>
          </table:table-cell>
          <table:table-cell table:content-validation-name="val9"/>
          <table:table-cell table:number-columns-repeated="1014"/>
        </table:table-row>
        <table:table-row table:style-name="ro8">
          <table:table-cell office:value-type="string">
            <text:p>8.2.4</text:p>
          </table:table-cell>
          <table:table-cell office:value-type="string">
            <text:p>Adherencia a Producto</text:p>
          </table:table-cell>
          <table:table-cell table:style-name="ce28" office:value-type="string">
            <text:p>¿Para la definición de la audiencia se especifica la <text:span text:style-name="T3">Clasificación de </text:span><text:span text:style-name="T3">la audiencia</text:span><text:span text:style-name="T4">, las </text:span><text:span text:style-name="T3">Necesidades de </text:span><text:span text:style-name="T3">la audiencia</text:span><text:span text:style-name="T4"> y <text:s/></text:span><text:span text:style-name="T4">las </text:span><text:span text:style-name="T3">Espectativas </text:span><text:span text:style-name="T3">de la audiencia</text:span><text:span text:style-name="T4">?</text:span></text:p>
          </table:table-cell>
          <table:table-cell table:content-validation-name="val6" office:value-type="string">
            <text:p>A</text:p>
          </table:table-cell>
          <table:table-cell office:value-type="string">
            <text:p>Informe del Levantamiento de Información para la Arquitectura de Información/ 3. Definición de la audiencia.</text:p>
          </table:table-cell>
          <table:table-cell office:value-type="string">
            <text:p>Revisión de Documentos</text:p>
          </table:table-cell>
          <table:table-cell table:content-validation-name="val7"/>
          <table:table-cell/>
          <table:table-cell table:content-validation-name="val8" office:value-type="string">
            <text:p>Inicio</text:p>
          </table:table-cell>
          <table:table-cell table:content-validation-name="val9"/>
          <table:table-cell table:number-columns-repeated="1014"/>
        </table:table-row>
        <table:table-row table:style-name="ro8">
          <table:table-cell office:value-type="string">
            <text:p>8.2.4</text:p>
          </table:table-cell>
          <table:table-cell office:value-type="string">
            <text:p>Adherencia a Producto</text:p>
          </table:table-cell>
          <table:table-cell office:value-type="string">
            <text:p><text:s/>¿ Se definen todos los contenidos y servicios que el producto va a tener de acuerdo a sus objetivos y necesidades de la audiencia, plasmados en la tabla Inventario de <text:s/>Contenidos ?</text:p>
          </table:table-cell>
          <table:table-cell table:content-validation-name="val6" office:value-type="string">
            <text:p>A</text:p>
          </table:table-cell>
          <table:table-cell office:value-type="string">
            <text:p>Informe del Levantamiento de Información para la Arquitectura de Información/4. Definición de los contenidos y servicios</text:p>
          </table:table-cell>
          <table:table-cell office:value-type="string">
            <text:p>Revisión de Documentos</text:p>
          </table:table-cell>
          <table:table-cell table:content-validation-name="val7"/>
          <table:table-cell/>
          <table:table-cell table:content-validation-name="val8" office:value-type="string">
            <text:p>Inicio</text:p>
          </table:table-cell>
          <table:table-cell table:content-validation-name="val9"/>
          <table:table-cell table:number-columns-repeated="1014"/>
        </table:table-row>
        <table:table-row table:style-name="ro2">
          <table:table-cell table:style-name="ce5" office:value-type="string" table:number-columns-spanned="8" table:number-rows-spanned="1">
            <text:p>DOCUMENTO DE ARQUITECTURA DE SOFTWARE v2.0 (1. Ingeniería/1.2 Arquitectura y Diseño)</text:p>
          </table:table-cell>
          <table:covered-table-cell table:style-name="ce5"/>
          <table:covered-table-cell table:style-name="ce5"/>
          <table:covered-table-cell table:style-name="ce5"/>
          <table:covered-table-cell table:style-name="ce5"/>
          <table:covered-table-cell table:style-name="ce5"/>
          <table:covered-table-cell table:style-name="ce5"/>
          <table:covered-table-cell table:style-name="ce5"/>
          <table:table-cell table:style-name="ce57" table:content-validation-name="val8" office:value-type="string">
            <text:p>Elaboración</text:p>
          </table:table-cell>
          <table:table-cell table:style-name="ce57" table:content-validation-name="val9" office:value-type="string">
            <text:p>Genérico</text:p>
          </table:table-cell>
          <table:table-cell table:number-columns-repeated="1014"/>
        </table:table-row>
        <table:table-row table:style-name="ro4">
          <table:table-cell office:value-type="string">
            <text:p>8.2.3</text:p>
          </table:table-cell>
          <table:table-cell office:value-type="string">
            <text:p>Adherencia a Producto</text:p>
          </table:table-cell>
          <table:table-cell office:value-type="string">
            <text:p>¿Existe el documento "Arquitectura de Software"? </text:p>
          </table:table-cell>
          <table:table-cell table:content-validation-name="val6" office:value-type="string">
            <text:p>A</text:p>
          </table:table-cell>
          <table:table-cell office:value-type="string">
            <text:p>Documento de Arquitectura de Software</text:p>
          </table:table-cell>
          <table:table-cell office:value-type="string">
            <text:p>Revisión de Documentos</text:p>
          </table:table-cell>
          <table:table-cell table:style-name="ce52" table:content-validation-name="val7"/>
          <table:table-cell/>
          <table:table-cell table:content-validation-name="val8" office:value-type="string">
            <text:p>Elaboración</text:p>
          </table:table-cell>
          <table:table-cell table:content-validation-name="val9" office:value-type="string">
            <text:p>Genérico</text:p>
          </table:table-cell>
          <table:table-cell table:number-columns-repeated="1014"/>
        </table:table-row>
        <table:table-row table:style-name="ro4">
          <table:table-cell office:value-type="string">
            <text:p>8.2.3</text:p>
          </table:table-cell>
          <table:table-cell office:value-type="string">
            <text:p>Adherencia a Producto</text:p>
          </table:table-cell>
          <table:table-cell office:value-type="string">
            <text:p>¿Se referencian los documentos “Lista de Reserva del Producto” y “Plan de Release”? </text:p>
          </table:table-cell>
          <table:table-cell table:content-validation-name="val6"/>
          <table:table-cell table:number-columns-repeated="2"/>
          <table:table-cell table:style-name="ce52" table:content-validation-name="val7"/>
          <table:table-cell/>
          <table:table-cell table:content-validation-name="val8"/>
          <table:table-cell table:content-validation-name="val9"/>
          <table:table-cell table:number-columns-repeated="1014"/>
        </table:table-row>
        <table:table-row table:style-name="ro4">
          <table:table-cell office:value-type="string">
            <text:p>8.2.3</text:p>
          </table:table-cell>
          <table:table-cell office:value-type="string">
            <text:p>Adherencia a Producto</text:p>
          </table:table-cell>
          <table:table-cell office:value-type="string">
            <text:p>¿Se describen las herramientas que serán utilizadas?</text:p>
          </table:table-cell>
          <table:table-cell table:content-validation-name="val6" office:value-type="string">
            <text:p>A</text:p>
          </table:table-cell>
          <table:table-cell office:value-type="string">
            <text:p>Documento de Arquitectura de Software</text:p>
          </table:table-cell>
          <table:table-cell office:value-type="string">
            <text:p>Revisión de Documentos</text:p>
          </table:table-cell>
          <table:table-cell table:content-validation-name="val7"/>
          <table:table-cell/>
          <table:table-cell table:content-validation-name="val8" office:value-type="string">
            <text:p>Elaboración</text:p>
          </table:table-cell>
          <table:table-cell table:content-validation-name="val9" office:value-type="string">
            <text:p>Genérico</text:p>
          </table:table-cell>
          <table:table-cell table:number-columns-repeated="1014"/>
        </table:table-row>
        <table:table-row table:style-name="ro5">
          <table:table-cell office:value-type="string">
            <text:p>8.2.3</text:p>
          </table:table-cell>
          <table:table-cell office:value-type="string">
            <text:p>Adherencia a Producto</text:p>
          </table:table-cell>
          <table:table-cell table:style-name="ce28" office:value-type="string">
            <text:p>¿Se especifican y describen los patrones arquitectónicos y de diseño <text:s/>a ulitizar?</text:p>
          </table:table-cell>
          <table:table-cell table:content-validation-name="val6" office:value-type="string">
            <text:p>A</text:p>
          </table:table-cell>
          <table:table-cell office:value-type="string">
            <text:p>Documento de Arquitectura de Software/6.1 Fundamentación de patrones</text:p>
          </table:table-cell>
          <table:table-cell office:value-type="string">
            <text:p>Revisión de Documentos</text:p>
          </table:table-cell>
          <table:table-cell table:content-validation-name="val7"/>
          <table:table-cell/>
          <table:table-cell table:content-validation-name="val8" office:value-type="string">
            <text:p>Elaboración</text:p>
          </table:table-cell>
          <table:table-cell table:content-validation-name="val9" office:value-type="string">
            <text:p>Genérico</text:p>
          </table:table-cell>
          <table:table-cell table:number-columns-repeated="1014"/>
        </table:table-row>
        <table:table-row table:style-name="ro5">
          <table:table-cell office:value-type="string">
            <text:p>8.2.3</text:p>
          </table:table-cell>
          <table:table-cell office:value-type="string">
            <text:p>Adherencia a Producto</text:p>
          </table:table-cell>
          <table:table-cell table:style-name="ce28" office:value-type="string">
            <text:p>¿Se hace referencia a los componentes que pueden reutilizarse en el desarrollo de otros productos ?</text:p>
          </table:table-cell>
          <table:table-cell table:content-validation-name="val6" office:value-type="string">
            <text:p>M</text:p>
          </table:table-cell>
          <table:table-cell office:value-type="string">
            <text:p>Documento de Arquitectura de Software</text:p>
          </table:table-cell>
          <table:table-cell office:value-type="string">
            <text:p>Revisión de Documentos</text:p>
          </table:table-cell>
          <table:table-cell table:content-validation-name="val7"/>
          <table:table-cell/>
          <table:table-cell table:content-validation-name="val8" office:value-type="string">
            <text:p>Elaboración</text:p>
          </table:table-cell>
          <table:table-cell table:content-validation-name="val9" office:value-type="string">
            <text:p>Genérico</text:p>
          </table:table-cell>
          <table:table-cell table:number-columns-repeated="1014"/>
        </table:table-row>
        <table:table-row table:style-name="ro8">
          <table:table-cell office:value-type="string">
            <text:p>8.2.3</text:p>
          </table:table-cell>
          <table:table-cell office:value-type="string">
            <text:p>Adherencia a Producto</text:p>
          </table:table-cell>
          <table:table-cell office:value-type="string">
            <text:p>¿Se describe como se concibe la integración del sistema con otras aplicaciones existentes en la organización donde se desplegará la aplicación en desarrollo ?</text:p>
          </table:table-cell>
          <table:table-cell table:content-validation-name="val6" office:value-type="string">
            <text:p>B</text:p>
          </table:table-cell>
          <table:table-cell office:value-type="string">
            <text:p>Documento de Arquitectura de Software/6.3 Relaciones de interoperabilidad con otras aplicaciones</text:p>
          </table:table-cell>
          <table:table-cell/>
          <table:table-cell table:content-validation-name="val7"/>
          <table:table-cell/>
          <table:table-cell table:content-validation-name="val8" office:value-type="string">
            <text:p>Elaboración</text:p>
          </table:table-cell>
          <table:table-cell table:content-validation-name="val9" office:value-type="string">
            <text:p>Genérico</text:p>
          </table:table-cell>
          <table:table-cell table:number-columns-repeated="1014"/>
        </table:table-row>
        <table:table-row table:style-name="ro7">
          <table:table-cell table:style-name="ce9" office:value-type="string">
            <text:p>8.2.3</text:p>
          </table:table-cell>
          <table:table-cell table:style-name="ce21" office:value-type="string">
            <text:p>Adherencia a Producto</text:p>
          </table:table-cell>
          <table:table-cell table:style-name="ce66" office:value-type="string">
            <text:p><text:span text:style-name="T10">¿Se r</text:span><text:span text:style-name="T11">epresenta <text:s/></text:span><text:span text:style-name="T11">la distribución de </text:span><text:span text:style-name="T11">los nodos físicos </text:span><text:span text:style-name="T11">que comprenden </text:span><text:span text:style-name="T11">el despliegue del </text:span><text:span text:style-name="T11">sistema</text:span><text:span text:style-name="T10">?¿Se </text:span><text:span text:style-name="T10">describe </text:span><text:span text:style-name="T12">el </text:span><text:span text:style-name="T12">desempeño <text:s/>de </text:span><text:span text:style-name="T12">cada nodo físico </text:span><text:span text:style-name="T12">en la aplicación</text:span><text:span text:style-name="T10">?</text:span></text:p>
          </table:table-cell>
          <table:table-cell table:style-name="ce9" table:content-validation-name="val6" office:value-type="string">
            <text:p>M</text:p>
          </table:table-cell>
          <table:table-cell table:style-name="ce37" office:value-type="string">
            <text:p>Documento de Arquitectura de Software/8. Estructura de la distribución física del sistema.</text:p>
          </table:table-cell>
          <table:table-cell table:style-name="ce49" office:value-type="string">
            <text:p>Revisión de Documentos</text:p>
          </table:table-cell>
          <table:table-cell table:style-name="ce54" table:content-validation-name="val7"/>
          <table:table-cell table:style-name="ce32"/>
          <table:table-cell table:style-name="ce55" table:content-validation-name="val8" office:value-type="string">
            <text:p>Elaboración</text:p>
          </table:table-cell>
          <table:table-cell table:style-name="ce55" table:content-validation-name="val9" office:value-type="string">
            <text:p>Genérico</text:p>
          </table:table-cell>
          <table:table-cell table:style-name="ce60" table:number-columns-repeated="1014"/>
        </table:table-row>
        <table:table-row table:style-name="ro7">
          <table:table-cell table:style-name="ce9" office:value-type="string">
            <text:p>8.2.3</text:p>
          </table:table-cell>
          <table:table-cell table:style-name="ce21" office:value-type="string">
            <text:p>Adherencia a Producto</text:p>
          </table:table-cell>
          <table:table-cell table:style-name="ce32" office:value-type="string">
            <text:p>¿Existe en el esquema del modelo de datos una <text:span text:style-name="T13">b</text:span><text:span text:style-name="T14">reve </text:span><text:span text:style-name="T14">explicación sobre </text:span><text:span text:style-name="T14">el sentido de la </text:span><text:span text:style-name="T14">entidad en la </text:span><text:span text:style-name="T14">lógica del </text:span><text:span text:style-name="T14">negocio, así </text:span><text:span text:style-name="T14">como los </text:span><text:span text:style-name="T14">atributos que </text:span><text:span text:style-name="T14">ellos identifican</text:span><text:span text:style-name="T13">?</text:span></text:p>
          </table:table-cell>
          <table:table-cell table:style-name="ce9" table:content-validation-name="val6" office:value-type="string">
            <text:p>A</text:p>
          </table:table-cell>
          <table:table-cell table:style-name="ce37" office:value-type="string">
            <text:p>Documento de Arquitectura de Software/7.Esquema del Modelo de Datos </text:p>
          </table:table-cell>
          <table:table-cell table:style-name="ce49" office:value-type="string">
            <text:p>Revisión de Documentos</text:p>
          </table:table-cell>
          <table:table-cell table:style-name="ce54" table:content-validation-name="val7"/>
          <table:table-cell table:style-name="ce32"/>
          <table:table-cell table:style-name="ce55" table:content-validation-name="val8" office:value-type="string">
            <text:p>Elaboración</text:p>
          </table:table-cell>
          <table:table-cell table:style-name="ce55" table:content-validation-name="val9" office:value-type="string">
            <text:p>Genérico</text:p>
          </table:table-cell>
          <table:table-cell table:style-name="ce60" table:number-columns-repeated="1014"/>
        </table:table-row>
        <table:table-row table:style-name="ro2">
          <table:table-cell table:style-name="ce5" office:value-type="string" table:number-columns-spanned="8" table:number-rows-spanned="1">
            <text:p>MODELO DE DISEÑO v2.0 (1. Ingeniería/1.2 Arquitectura y Diseño)</text:p>
          </table:table-cell>
          <table:covered-table-cell table:style-name="ce5"/>
          <table:covered-table-cell table:style-name="ce5"/>
          <table:covered-table-cell table:style-name="ce5"/>
          <table:covered-table-cell table:style-name="ce5"/>
          <table:covered-table-cell table:style-name="ce5"/>
          <table:covered-table-cell table:style-name="ce5"/>
          <table:covered-table-cell table:style-name="ce5"/>
          <table:table-cell table:style-name="ce57" table:content-validation-name="val8" office:value-type="string">
            <text:p>Elaboración</text:p>
          </table:table-cell>
          <table:table-cell table:style-name="ce57" table:content-validation-name="val9" office:value-type="string">
            <text:p>Genérico</text:p>
          </table:table-cell>
          <table:table-cell table:number-columns-repeated="1014"/>
        </table:table-row>
        <table:table-row table:style-name="ro4">
          <table:table-cell office:value-type="string">
            <text:p>8.2.5</text:p>
          </table:table-cell>
          <table:table-cell office:value-type="string">
            <text:p>Adherencia a Producto</text:p>
          </table:table-cell>
          <table:table-cell office:value-type="string">
            <text:p>¿Existe el documento "Modelo de Diseño"? </text:p>
          </table:table-cell>
          <table:table-cell table:content-validation-name="val6" office:value-type="string">
            <text:p>A</text:p>
          </table:table-cell>
          <table:table-cell office:value-type="string">
            <text:p>Modelo de Diseño</text:p>
          </table:table-cell>
          <table:table-cell office:value-type="string">
            <text:p>Revisión de Documentos</text:p>
          </table:table-cell>
          <table:table-cell table:style-name="ce52" table:content-validation-name="val7"/>
          <table:table-cell/>
          <table:table-cell table:content-validation-name="val8" office:value-type="string">
            <text:p>Elaboración</text:p>
          </table:table-cell>
          <table:table-cell table:content-validation-name="val9" office:value-type="string">
            <text:p>Genérico</text:p>
          </table:table-cell>
          <table:table-cell table:number-columns-repeated="1014"/>
        </table:table-row>
        <table:table-row table:style-name="ro5">
          <table:table-cell table:style-name="ce64" office:value-type="string">
            <text:p>8.2.5</text:p>
          </table:table-cell>
          <table:table-cell table:style-name="ce65" office:value-type="string">
            <text:p>Adherencia a Producto</text:p>
          </table:table-cell>
          <table:table-cell table:style-name="ce67" office:value-type="string">
            <text:p>¿Se encuentra un diagrama de paquetes donde se observa el sistema organizado en pequeños paquetes y subsistemas?</text:p>
          </table:table-cell>
          <table:table-cell table:style-name="ce64" table:content-validation-name="val6" office:value-type="string">
            <text:p>M</text:p>
          </table:table-cell>
          <table:table-cell table:style-name="ce65" office:value-type="string">
            <text:p>Modelo de Diseño</text:p>
          </table:table-cell>
          <table:table-cell table:style-name="ce68" office:value-type="string">
            <text:p>Revisión de Documentos</text:p>
          </table:table-cell>
          <table:table-cell table:style-name="ce69" table:content-validation-name="val7"/>
          <table:table-cell table:style-name="ce67"/>
          <table:table-cell table:style-name="ce71" table:content-validation-name="val8" office:value-type="string">
            <text:p>Elaboración</text:p>
          </table:table-cell>
          <table:table-cell table:style-name="ce71" table:content-validation-name="val9" office:value-type="string">
            <text:p>Genérico</text:p>
          </table:table-cell>
          <table:table-cell table:number-columns-repeated="1014"/>
        </table:table-row>
        <table:table-row table:style-name="ro5" table:number-rows-repeated="4">
          <table:table-cell table:style-name="Default" table:number-columns-repeated="9"/>
          <table:table-cell table:style-name="ce72" table:content-validation-name="val9"/>
          <table:table-cell table:number-columns-repeated="1014"/>
        </table:table-row>
        <table:table-row table:style-name="ro5">
          <table:table-cell table:style-name="Default" table:number-columns-repeated="9"/>
          <table:table-cell table:style-name="ce72" table:content-validation-name="val9"/>
          <table:table-cell table:number-columns-repeated="1014"/>
        </table:table-row>
      </table:table>
      <table:table table:name="Implementacion" table:style-name="ta3" table:print="false">
        <office:forms form:automatic-focus="false" form:apply-design-mode="false"/>
        <table:table-column table:style-name="co12" table:default-cell-style-name="ce8"/>
        <table:table-column table:style-name="co12" table:default-cell-style-name="ce20"/>
        <table:table-column table:style-name="co15" table:default-cell-style-name="ce31"/>
        <table:table-column table:style-name="co12" table:default-cell-style-name="ce9"/>
        <table:table-column table:style-name="co16" table:default-cell-style-name="ce44"/>
        <table:table-column table:style-name="co12" table:default-cell-style-name="ce48"/>
        <table:table-column table:style-name="co12" table:default-cell-style-name="ce5"/>
        <table:table-column table:style-name="co12" table:default-cell-style-name="ce31"/>
        <table:table-column table:style-name="co12" table:number-columns-repeated="2" table:default-cell-style-name="ce52"/>
        <table:table-column table:style-name="co12" table:number-columns-repeated="1014" table:default-cell-style-name="Default"/>
        <table:table-row table:style-name="ro6">
          <table:table-cell table:style-name="ce4" office:value-type="string">
            <text:p>Lineamiento</text:p>
          </table:table-cell>
          <table:table-cell table:style-name="ce18" office:value-type="string">
            <text:p>Tipo de NC</text:p>
          </table:table-cell>
          <table:table-cell table:style-name="ce18" office:value-type="string">
            <text:p>Evidencia ¿Qué?</text:p>
          </table:table-cell>
          <table:table-cell table:style-name="ce4" office:value-type="string">
            <text:p>Impacto</text:p>
          </table:table-cell>
          <table:table-cell table:style-name="ce18" office:value-type="string">
            <text:p>Ubicación</text:p>
          </table:table-cell>
          <table:table-cell table:style-name="ce18" office:value-type="string">
            <text:p>Procedimiento ¿Cómo?</text:p>
          </table:table-cell>
          <table:table-cell table:style-name="ce4" office:value-type="string">
            <text:p>Respuesta</text:p>
          </table:table-cell>
          <table:table-cell table:style-name="ce18" office:value-type="string">
            <text:p>Descripción</text:p>
          </table:table-cell>
          <table:table-cell table:style-name="ce4" office:value-type="string">
            <text:p>Fase</text:p>
          </table:table-cell>
          <table:table-cell table:style-name="ce4" office:value-type="string">
            <text:p>Metodología</text:p>
          </table:table-cell>
          <table:table-cell table:number-columns-repeated="1014"/>
        </table:table-row>
        <table:table-row table:style-name="ro2">
          <table:table-cell table:style-name="ce5" office:value-type="string" table:number-columns-spanned="8" table:number-rows-spanned="1">
            <text:p>REGISTRO DE TAREAS DE INGIENERIA v1.0 (2. Gestión de Proyecto/2.1 Plan de Proyecto)</text:p>
          </table:table-cell>
          <table:covered-table-cell table:style-name="ce5"/>
          <table:covered-table-cell table:style-name="ce5"/>
          <table:covered-table-cell table:style-name="ce5"/>
          <table:covered-table-cell table:style-name="ce5"/>
          <table:covered-table-cell table:style-name="ce5"/>
          <table:covered-table-cell/>
          <table:covered-table-cell table:style-name="ce5"/>
          <table:table-cell table:style-name="ce57" table:content-validation-name="val18" office:value-type="string">
            <text:p>Inicio</text:p>
          </table:table-cell>
          <table:table-cell table:style-name="ce57" table:content-validation-name="val21" office:value-type="string">
            <text:p>XP</text:p>
          </table:table-cell>
          <table:table-cell table:number-columns-repeated="1014"/>
        </table:table-row>
        <table:table-row table:style-name="ro7">
          <table:table-cell office:value-type="string">
            <text:p>8.3.4</text:p>
          </table:table-cell>
          <table:table-cell office:value-type="string">
            <text:p>Adherencia a Producto</text:p>
          </table:table-cell>
          <table:table-cell office:value-type="string">
            <text:p>¿El proyecto mantiene los registros de las tareas de Ingeniería ejecutadas durante el desarrollo del proyecto o se lleva el registro de las mismas en la herramienta de gestión correspondiente?</text:p>
          </table:table-cell>
          <table:table-cell table:style-name="ce8" table:content-validation-name="val10" office:value-type="string">
            <text:p>A</text:p>
          </table:table-cell>
          <table:table-cell office:value-type="string">
            <text:p>Registro de Tareas de Ingeniería</text:p>
          </table:table-cell>
          <table:table-cell office:value-type="string">
            <text:p>Revisión de Documentos</text:p>
          </table:table-cell>
          <table:table-cell table:style-name="ce53" table:content-validation-name="val14"/>
          <table:table-cell/>
          <table:table-cell table:content-validation-name="val18" office:value-type="string">
            <text:p>Inicio</text:p>
          </table:table-cell>
          <table:table-cell table:content-validation-name="val21" office:value-type="string">
            <text:p>XP</text:p>
          </table:table-cell>
          <table:table-cell table:number-columns-repeated="1014"/>
        </table:table-row>
        <table:table-row table:style-name="ro2">
          <table:table-cell table:style-name="ce5" office:value-type="string" table:number-columns-spanned="8" table:number-rows-spanned="1">
            <text:p>PILA DE SPRINT (SPRINT BACKLOG) v1.0 (2. Gestión de Proyecto/2.1 Plan de Proyecto)</text:p>
          </table:table-cell>
          <table:covered-table-cell table:style-name="ce5"/>
          <table:covered-table-cell table:style-name="ce5"/>
          <table:covered-table-cell table:style-name="ce5"/>
          <table:covered-table-cell table:style-name="ce5"/>
          <table:covered-table-cell table:style-name="ce5"/>
          <table:covered-table-cell/>
          <table:covered-table-cell table:style-name="ce5"/>
          <table:table-cell table:style-name="ce57" table:content-validation-name="val18" office:value-type="string">
            <text:p>Inicio</text:p>
          </table:table-cell>
          <table:table-cell table:style-name="ce57" table:content-validation-name="val21" office:value-type="string">
            <text:p>XP</text:p>
          </table:table-cell>
          <table:table-cell table:number-columns-repeated="1014"/>
        </table:table-row>
        <table:table-row table:style-name="ro7">
          <table:table-cell office:value-type="string">
            <text:p>8.3.4</text:p>
          </table:table-cell>
          <table:table-cell office:value-type="string">
            <text:p>Adherencia a Producto</text:p>
          </table:table-cell>
          <table:table-cell office:value-type="string">
            <text:p>¿Se mantienen los registros de los Sprints realizados durante el desarrollo del proyecto o se lleva el segumiento de estos mediante el cronograma del proyecto?</text:p>
          </table:table-cell>
          <table:table-cell table:style-name="ce8" table:content-validation-name="val10" office:value-type="string">
            <text:p>A</text:p>
          </table:table-cell>
          <table:table-cell office:value-type="string">
            <text:p>Pilas de Sprints</text:p>
          </table:table-cell>
          <table:table-cell office:value-type="string">
            <text:p>Revisión de Documentos</text:p>
          </table:table-cell>
          <table:table-cell table:style-name="ce53" table:content-validation-name="val14"/>
          <table:table-cell/>
          <table:table-cell table:content-validation-name="val18" office:value-type="string">
            <text:p>Inicio</text:p>
          </table:table-cell>
          <table:table-cell table:content-validation-name="val21" office:value-type="string">
            <text:p>XP</text:p>
          </table:table-cell>
          <table:table-cell table:number-columns-repeated="1014"/>
        </table:table-row>
        <table:table-row table:style-name="ro2">
          <table:table-cell table:style-name="ce5" office:value-type="string" table:number-columns-spanned="8" table:number-rows-spanned="1">
            <text:p>NO CONFORMIDADES v2.0 (1. Ingeniería/1.3 Implementación y Pruebas)</text:p>
          </table:table-cell>
          <table:covered-table-cell table:style-name="ce5"/>
          <table:covered-table-cell table:style-name="ce5"/>
          <table:covered-table-cell table:style-name="ce5"/>
          <table:covered-table-cell table:style-name="ce5"/>
          <table:covered-table-cell table:style-name="ce5"/>
          <table:covered-table-cell/>
          <table:covered-table-cell table:style-name="ce5"/>
          <table:table-cell table:style-name="ce74" table:content-validation-name="val18" office:value-type="string">
            <text:p>Construcción</text:p>
          </table:table-cell>
          <table:table-cell table:style-name="ce57" table:content-validation-name="val21" office:value-type="string">
            <text:p>Genérico</text:p>
          </table:table-cell>
          <table:table-cell table:number-columns-repeated="1014"/>
        </table:table-row>
        <table:table-row table:style-name="ro5">
          <table:table-cell office:value-type="string">
            <text:p>8.2.8</text:p>
          </table:table-cell>
          <table:table-cell office:value-type="string">
            <text:p>Adherencia a Producto</text:p>
          </table:table-cell>
          <table:table-cell office:value-type="string">
            <text:p>¿El proyecto realiza el registro y seguimiento de las no conformidades detectadas durante pruebas, evaluaciones, revisiones y auditorías? </text:p>
          </table:table-cell>
          <table:table-cell table:style-name="ce8" table:content-validation-name="val10" office:value-type="string">
            <text:p>A</text:p>
          </table:table-cell>
          <table:table-cell office:value-type="string">
            <text:p>Registros de No Conformidades</text:p>
          </table:table-cell>
          <table:table-cell office:value-type="string">
            <text:p>Revisión de Documentos</text:p>
          </table:table-cell>
          <table:table-cell table:style-name="ce52" table:content-validation-name="val14"/>
          <table:table-cell/>
          <table:table-cell table:content-validation-name="val18" office:value-type="string">
            <text:p>Construcción</text:p>
          </table:table-cell>
          <table:table-cell table:content-validation-name="val21" office:value-type="string">
            <text:p>Genérico</text:p>
          </table:table-cell>
          <table:table-cell table:number-columns-repeated="1014"/>
        </table:table-row>
        <table:table-row table:style-name="ro2">
          <table:table-cell table:style-name="ce5" office:value-type="string" table:number-columns-spanned="8" table:number-rows-spanned="1">
            <text:p>DIARIO DE ACTIVIDADES v1.0 (2. Gestión de Proyecto/2.1 Plan de Proyecto)</text:p>
          </table:table-cell>
          <table:covered-table-cell table:style-name="ce5"/>
          <table:covered-table-cell table:style-name="ce5"/>
          <table:covered-table-cell table:style-name="ce5"/>
          <table:covered-table-cell table:style-name="ce5"/>
          <table:covered-table-cell table:style-name="ce5"/>
          <table:covered-table-cell/>
          <table:covered-table-cell table:style-name="ce5"/>
          <table:table-cell table:style-name="ce57" table:content-validation-name="val18" office:value-type="string">
            <text:p>Inicio</text:p>
          </table:table-cell>
          <table:table-cell table:style-name="ce57" table:content-validation-name="val21" office:value-type="string">
            <text:p>XP</text:p>
          </table:table-cell>
          <table:table-cell table:number-columns-repeated="1014"/>
        </table:table-row>
        <table:table-row table:style-name="ro10">
          <table:table-cell office:value-type="string">
            <text:p>8.3.4</text:p>
          </table:table-cell>
          <table:table-cell office:value-type="string">
            <text:p>Adherencia a Producto</text:p>
          </table:table-cell>
          <table:table-cell office:value-type="string">
            <text:p>¿Se mantienen los registros de las actividades, donde se identifiquen para cada una de ellas las <text:span text:style-name="T3">dificultades, </text:span><text:span text:style-name="T3">percepción de </text:span><text:span text:style-name="T3">su ejecución, </text:span><text:span text:style-name="T3">grado de </text:span><text:span text:style-name="T3">motivación</text:span><text:span text:style-name="T4">, etc </text:span><text:span text:style-name="T4">o se lleva el </text:span><text:span text:style-name="T4">registro de las </text:span><text:span text:style-name="T4">mismas en la </text:span><text:span text:style-name="T4">herramienta de </text:span><text:span text:style-name="T4">gestión </text:span><text:span text:style-name="T4">correspondiente?</text:span></text:p>
          </table:table-cell>
          <table:table-cell table:style-name="ce8" table:content-validation-name="val10" office:value-type="string">
            <text:p>A</text:p>
          </table:table-cell>
          <table:table-cell office:value-type="string">
            <text:p>Diario de Actividades</text:p>
          </table:table-cell>
          <table:table-cell office:value-type="string">
            <text:p>Revisión de Documentos</text:p>
          </table:table-cell>
          <table:table-cell table:style-name="ce53" table:content-validation-name="val14"/>
          <table:table-cell/>
          <table:table-cell table:content-validation-name="val18" office:value-type="string">
            <text:p>Inicio</text:p>
          </table:table-cell>
          <table:table-cell table:content-validation-name="val21" office:value-type="string">
            <text:p>XP</text:p>
          </table:table-cell>
          <table:table-cell table:number-columns-repeated="1014"/>
        </table:table-row>
        <table:table-row table:style-name="ro2">
          <table:table-cell table:style-name="ce5" office:value-type="string" table:number-columns-spanned="8" table:number-rows-spanned="1">
            <text:p><text:s/>CASOS DE PRUEBA DE ACEPTACIÓN <text:s/>HU v1.0 (1. Ingeniería/1.3 Implementación y Pruebas)</text:p>
          </table:table-cell>
          <table:covered-table-cell table:style-name="ce5"/>
          <table:covered-table-cell table:style-name="ce5"/>
          <table:covered-table-cell table:style-name="ce5"/>
          <table:covered-table-cell table:style-name="ce5"/>
          <table:covered-table-cell table:style-name="ce5"/>
          <table:covered-table-cell/>
          <table:covered-table-cell table:style-name="ce5"/>
          <table:table-cell table:style-name="ce57" table:content-validation-name="val19" office:value-type="string">
            <text:p>Construcción</text:p>
          </table:table-cell>
          <table:table-cell table:style-name="ce57" table:content-validation-name="val22" office:value-type="string">
            <text:p>XP</text:p>
          </table:table-cell>
          <table:table-cell table:number-columns-repeated="1014"/>
        </table:table-row>
        <table:table-row table:style-name="ro4">
          <table:table-cell office:value-type="string">
            <text:p>8.2.9</text:p>
          </table:table-cell>
          <table:table-cell office:value-type="string">
            <text:p>Adherencia a Producto</text:p>
          </table:table-cell>
          <table:table-cell office:value-type="string">
            <text:p>¿Existe el documento "Casos de Prueba de Aceptación"? </text:p>
          </table:table-cell>
          <table:table-cell table:style-name="ce8" table:content-validation-name="val11" office:value-type="string">
            <text:p>A</text:p>
          </table:table-cell>
          <table:table-cell office:value-type="string">
            <text:p>Casos de Pruebas de Aceptación</text:p>
          </table:table-cell>
          <table:table-cell office:value-type="string">
            <text:p>Revisión de Documentos</text:p>
          </table:table-cell>
          <table:table-cell table:style-name="ce52" table:content-validation-name="val15"/>
          <table:table-cell/>
          <table:table-cell table:content-validation-name="val19" office:value-type="string">
            <text:p>Construcción</text:p>
          </table:table-cell>
          <table:table-cell table:content-validation-name="val22" office:value-type="string">
            <text:p>Genérico</text:p>
          </table:table-cell>
          <table:table-cell table:number-columns-repeated="1014"/>
        </table:table-row>
        <table:table-row table:style-name="ro7">
          <table:table-cell table:style-name="ce7" office:value-type="string">
            <text:p>8.2.9</text:p>
          </table:table-cell>
          <table:table-cell office:value-type="string">
            <text:p>Adherencia a Producto</text:p>
          </table:table-cell>
          <table:table-cell office:value-type="string">
            <text:p>¿Para cada funcionalidad a verificar se especifica <text:span text:style-name="T3">Nombre de HU, </text:span><text:span text:style-name="T3">Encargado de </text:span><text:span text:style-name="T3">realizar la </text:span><text:span text:style-name="T3">prueba</text:span><text:span text:style-name="T4">, </text:span><text:span text:style-name="T3">Descripción</text:span><text:span text:style-name="T4">, </text:span><text:span text:style-name="T3">Condiciones de </text:span><text:span text:style-name="T3">Ejecución y </text:span><text:span text:style-name="T3">Flujo central</text:span><text:span text:style-name="T4">?</text:span></text:p>
          </table:table-cell>
          <table:table-cell table:style-name="ce8" table:content-validation-name="val11" office:value-type="string">
            <text:p>M</text:p>
          </table:table-cell>
          <table:table-cell office:value-type="string">
            <text:p>Casos de Pruebas</text:p>
          </table:table-cell>
          <table:table-cell office:value-type="string">
            <text:p>Revisión de Documentos</text:p>
          </table:table-cell>
          <table:table-cell table:style-name="ce53" table:content-validation-name="val15"/>
          <table:table-cell/>
          <table:table-cell table:content-validation-name="val19" office:value-type="string">
            <text:p>Construcción</text:p>
          </table:table-cell>
          <table:table-cell table:content-validation-name="val22" office:value-type="string">
            <text:p>Genérico</text:p>
          </table:table-cell>
          <table:table-cell table:number-columns-repeated="1014"/>
        </table:table-row>
        <table:table-row table:style-name="ro5">
          <table:table-cell table:style-name="ce7" office:value-type="string">
            <text:p>8.2.9</text:p>
          </table:table-cell>
          <table:table-cell office:value-type="string">
            <text:p>Adherencia a Producto</text:p>
          </table:table-cell>
          <table:table-cell office:value-type="string">
            <text:p>¿Se realiza la descripción de cada una de las iteraciones con los resultados de cada una de las pruebas acorde a la tabla propuesta?</text:p>
          </table:table-cell>
          <table:table-cell table:style-name="ce8" table:content-validation-name="val11" office:value-type="string">
            <text:p>M</text:p>
          </table:table-cell>
          <table:table-cell office:value-type="string">
            <text:p>Casos de Pruebas</text:p>
          </table:table-cell>
          <table:table-cell office:value-type="string">
            <text:p>Revisión de Documentos</text:p>
          </table:table-cell>
          <table:table-cell table:style-name="ce53" table:content-validation-name="val15"/>
          <table:table-cell/>
          <table:table-cell table:content-validation-name="val19" office:value-type="string">
            <text:p>Construcción</text:p>
          </table:table-cell>
          <table:table-cell table:content-validation-name="val22" office:value-type="string">
            <text:p>Genérico</text:p>
          </table:table-cell>
          <table:table-cell table:number-columns-repeated="1014"/>
        </table:table-row>
        <table:table-row table:style-name="ro4">
          <table:table-cell table:style-name="ce10" office:value-type="string">
            <text:p>8.2.9</text:p>
          </table:table-cell>
          <table:table-cell table:style-name="ce21" office:value-type="string">
            <text:p>Adherencia a Producto</text:p>
          </table:table-cell>
          <table:table-cell table:style-name="ce32" office:value-type="string">
            <text:p>¿Se diseñan pruebas de caja blanca en el propio código?</text:p>
          </table:table-cell>
          <table:table-cell table:content-validation-name="val11" office:value-type="string">
            <text:p>A</text:p>
          </table:table-cell>
          <table:table-cell table:style-name="ce37" office:value-type="string">
            <text:p>Código fuente</text:p>
          </table:table-cell>
          <table:table-cell table:style-name="ce49" office:value-type="string">
            <text:p>Revisión de Documentos</text:p>
          </table:table-cell>
          <table:table-cell table:style-name="ce54" table:content-validation-name="val15"/>
          <table:table-cell table:style-name="ce32"/>
          <table:table-cell table:style-name="ce55" table:content-validation-name="val19" office:value-type="string">
            <text:p>Construcción</text:p>
          </table:table-cell>
          <table:table-cell table:style-name="ce55" table:content-validation-name="val22" office:value-type="string">
            <text:p>Genérico</text:p>
          </table:table-cell>
          <table:table-cell table:style-name="ce60" table:number-columns-repeated="1014"/>
        </table:table-row>
        <table:table-row table:style-name="ro2">
          <table:table-cell table:style-name="ce5" office:value-type="string" table:number-columns-spanned="8" table:number-rows-spanned="1">
            <text:p>PLAN DE PRUEBAS v2.0 (1. Ingeniería/1.3 Implementación y Pruebas)</text:p>
          </table:table-cell>
          <table:covered-table-cell table:style-name="ce5"/>
          <table:covered-table-cell table:style-name="ce5"/>
          <table:covered-table-cell table:style-name="ce5"/>
          <table:covered-table-cell table:style-name="ce5"/>
          <table:covered-table-cell table:style-name="ce5"/>
          <table:covered-table-cell/>
          <table:covered-table-cell table:style-name="ce5"/>
          <table:table-cell table:style-name="ce57" table:content-validation-name="val19" office:value-type="string">
            <text:p>Construcción</text:p>
          </table:table-cell>
          <table:table-cell table:style-name="ce57" table:content-validation-name="val22" office:value-type="string">
            <text:p>Genérico</text:p>
          </table:table-cell>
          <table:table-cell table:number-columns-repeated="1014"/>
        </table:table-row>
        <table:table-row table:style-name="ro4">
          <table:table-cell office:value-type="string">
            <text:p>8.2.7</text:p>
          </table:table-cell>
          <table:table-cell office:value-type="string">
            <text:p>Adherencia a Producto</text:p>
          </table:table-cell>
          <table:table-cell office:value-type="string">
            <text:p>¿Existe el documento "Plan de Pruebas"? </text:p>
          </table:table-cell>
          <table:table-cell table:style-name="ce8" table:content-validation-name="val11" office:value-type="string">
            <text:p>A</text:p>
          </table:table-cell>
          <table:table-cell office:value-type="string">
            <text:p>Plan de Pruebas</text:p>
          </table:table-cell>
          <table:table-cell office:value-type="string">
            <text:p>Revisión de Documentos</text:p>
          </table:table-cell>
          <table:table-cell table:style-name="ce52" table:content-validation-name="val15"/>
          <table:table-cell/>
          <table:table-cell table:content-validation-name="val19" office:value-type="string">
            <text:p>Construcción</text:p>
          </table:table-cell>
          <table:table-cell table:content-validation-name="val22" office:value-type="string">
            <text:p>Genérico</text:p>
          </table:table-cell>
          <table:table-cell table:number-columns-repeated="1014"/>
        </table:table-row>
        <table:table-row table:style-name="ro5">
          <table:table-cell office:value-type="string">
            <text:p>8.2.7</text:p>
          </table:table-cell>
          <table:table-cell office:value-type="string">
            <text:p>Adherencia a Producto</text:p>
          </table:table-cell>
          <table:table-cell office:value-type="string">
            <text:p>¿Se listan las HU que serán objetos de las pruebas o se hace referencia al documento “Historia de Usuario"?</text:p>
          </table:table-cell>
          <table:table-cell table:style-name="ce8" table:content-validation-name="val11" office:value-type="string">
            <text:p>M</text:p>
          </table:table-cell>
          <table:table-cell office:value-type="string">
            <text:p>Plan de Pruebas</text:p>
          </table:table-cell>
          <table:table-cell office:value-type="string">
            <text:p>Revisión de Documentos</text:p>
          </table:table-cell>
          <table:table-cell table:style-name="ce53" table:content-validation-name="val15"/>
          <table:table-cell/>
          <table:table-cell table:content-validation-name="val19" office:value-type="string">
            <text:p>Construcción</text:p>
          </table:table-cell>
          <table:table-cell table:content-validation-name="val22" office:value-type="string">
            <text:p>Genérico</text:p>
          </table:table-cell>
          <table:table-cell table:number-columns-repeated="1014"/>
        </table:table-row>
        <table:table-row table:style-name="ro7">
          <table:table-cell office:value-type="string">
            <text:p>8.2.7</text:p>
          </table:table-cell>
          <table:table-cell office:value-type="string">
            <text:p>Adherencia a Producto</text:p>
          </table:table-cell>
          <table:table-cell office:value-type="string">
            <text:p>¿Se especifican los criterios de evaluación de las pruebas, así como la clasificación de las no conformidades, pedidos de cambios y listas de chequeo?</text:p>
          </table:table-cell>
          <table:table-cell table:style-name="ce8" table:content-validation-name="val11" office:value-type="string">
            <text:p>M</text:p>
          </table:table-cell>
          <table:table-cell office:value-type="string">
            <text:p>Plan de Pruebas/2.3 Evaluación de las pruebas</text:p>
          </table:table-cell>
          <table:table-cell office:value-type="string">
            <text:p>Revisión de Documentos</text:p>
          </table:table-cell>
          <table:table-cell table:style-name="ce53" table:content-validation-name="val15"/>
          <table:table-cell/>
          <table:table-cell table:content-validation-name="val19" office:value-type="string">
            <text:p>Construcción</text:p>
          </table:table-cell>
          <table:table-cell table:content-validation-name="val22" office:value-type="string">
            <text:p>Genérico</text:p>
          </table:table-cell>
          <table:table-cell table:number-columns-repeated="1014"/>
        </table:table-row>
        <table:table-row table:style-name="ro8">
          <table:table-cell table:style-name="ce9" office:value-type="string">
            <text:p>8.2.7</text:p>
          </table:table-cell>
          <table:table-cell table:style-name="ce21" office:value-type="string">
            <text:p>Adherencia a Producto</text:p>
          </table:table-cell>
          <table:table-cell table:style-name="ce32" office:value-type="string">
            <text:p>¿Se define en el cronograma del proyecto la etapa que abarca las pruebas?</text:p>
          </table:table-cell>
          <table:table-cell table:content-validation-name="val11" office:value-type="string">
            <text:p>M</text:p>
          </table:table-cell>
          <table:table-cell table:style-name="ce37" office:value-type="string">
            <text:p>Plan de Pruebas/Sistema de Gestión de Proyecto/Plan de Release</text:p>
          </table:table-cell>
          <table:table-cell table:style-name="ce49" office:value-type="string">
            <text:p>Revisión de Documentos</text:p>
          </table:table-cell>
          <table:table-cell table:style-name="ce54" table:content-validation-name="val15"/>
          <table:table-cell table:style-name="ce32"/>
          <table:table-cell table:style-name="ce55" table:content-validation-name="val19" office:value-type="string">
            <text:p>Construcción</text:p>
          </table:table-cell>
          <table:table-cell table:style-name="ce55" table:content-validation-name="val22" office:value-type="string">
            <text:p>Genérico</text:p>
          </table:table-cell>
          <table:table-cell table:style-name="ce60" table:number-columns-repeated="1014"/>
        </table:table-row>
        <table:table-row table:style-name="ro4">
          <table:table-cell table:style-name="Default"/>
          <table:table-cell table:style-name="ce21" office:value-type="string">
            <text:p>Adherencia a Producto</text:p>
          </table:table-cell>
          <table:table-cell table:style-name="ce73" office:value-type="string">
            <text:p>¿Existe el documento estilo de código?</text:p>
          </table:table-cell>
          <table:table-cell table:content-validation-name="val11" office:value-type="string">
            <text:p>A</text:p>
          </table:table-cell>
          <table:table-cell table:style-name="ce73" office:value-type="string">
            <text:p>Estilo de código.</text:p>
          </table:table-cell>
          <table:table-cell office:value-type="string">
            <text:p>Revisión de Documentos</text:p>
          </table:table-cell>
          <table:table-cell table:style-name="Default" table:number-columns-repeated="4"/>
          <table:table-cell table:number-columns-repeated="1014"/>
        </table:table-row>
        <table:table-row table:style-name="ro4">
          <table:table-cell table:style-name="Default"/>
          <table:table-cell table:style-name="ce21" office:value-type="string">
            <text:p>Adherencia a Producto</text:p>
          </table:table-cell>
          <table:table-cell table:style-name="ce32" office:value-type="string">
            <text:p>¿Es congruente el código fuente con el estilo de código?</text:p>
          </table:table-cell>
          <table:table-cell table:content-validation-name="val11" office:value-type="string">
            <text:p>A</text:p>
          </table:table-cell>
          <table:table-cell table:style-name="ce73" office:value-type="string">
            <text:p>Código fuente</text:p>
          </table:table-cell>
          <table:table-cell office:value-type="string">
            <text:p>Revisión de Documentos</text:p>
          </table:table-cell>
          <table:table-cell table:style-name="Default" table:number-columns-repeated="4"/>
          <table:table-cell table:number-columns-repeated="1014"/>
        </table:table-row>
        <table:table-row table:style-name="ro4">
          <table:table-cell table:style-name="Default"/>
          <table:table-cell table:style-name="ce21" office:value-type="string">
            <text:p>Adherencia a Producto</text:p>
          </table:table-cell>
          <table:table-cell table:style-name="ce32" office:value-type="string">
            <text:p>¿Es consistente el Manual de Desarrollo con el estilo de código?</text:p>
          </table:table-cell>
          <table:table-cell table:content-validation-name="val11" office:value-type="string">
            <text:p>A</text:p>
          </table:table-cell>
          <table:table-cell table:style-name="ce73" office:value-type="string">
            <text:p>Estilo de código.</text:p>
          </table:table-cell>
          <table:table-cell office:value-type="string">
            <text:p>Revisión de Documentos</text:p>
          </table:table-cell>
          <table:table-cell table:style-name="Default" table:number-columns-repeated="4"/>
          <table:table-cell table:number-columns-repeated="1014"/>
        </table:table-row>
        <table:table-row table:style-name="ro4">
          <table:table-cell table:style-name="ce9"/>
          <table:table-cell table:style-name="ce21" office:value-type="string">
            <text:p>Adherencia a Producto</text:p>
          </table:table-cell>
          <table:table-cell table:style-name="ce33" office:value-type="string">
            <text:p>¿Existe el manual de desarrollo en HTML autogenerado?</text:p>
          </table:table-cell>
          <table:table-cell table:content-validation-name="val11" office:value-type="string">
            <text:p>A</text:p>
          </table:table-cell>
          <table:table-cell table:style-name="ce45" office:value-type="string">
            <text:p>Manual de Desarrollo</text:p>
          </table:table-cell>
          <table:table-cell table:style-name="ce49" office:value-type="string">
            <text:p>Revisión de Documentos</text:p>
          </table:table-cell>
          <table:table-cell table:style-name="ce55" table:content-validation-name="val16"/>
          <table:table-cell table:style-name="ce32"/>
          <table:table-cell table:style-name="ce55" table:content-validation-name="val20"/>
          <table:table-cell table:style-name="ce55" table:content-validation-name="val23"/>
          <table:table-cell table:style-name="ce60" table:number-columns-repeated="1014"/>
        </table:table-row>
        <table:table-row table:style-name="ro5">
          <table:table-cell table:style-name="ce9"/>
          <table:table-cell table:style-name="ce21" office:value-type="string">
            <text:p>Adherencia a Producto</text:p>
          </table:table-cell>
          <table:table-cell table:style-name="ce33" office:value-type="string">
            <text:p>¿Se evidencia en los comentarios del control de versiones el estandar de documentación de código para generar el manual de desarrollo?</text:p>
          </table:table-cell>
          <table:table-cell table:content-validation-name="val11" office:value-type="string">
            <text:p>A</text:p>
          </table:table-cell>
          <table:table-cell table:style-name="ce45" office:value-type="string">
            <text:p>Manual de Desarrollo</text:p>
          </table:table-cell>
          <table:table-cell table:style-name="ce49" office:value-type="string">
            <text:p>Revisión de Documentos</text:p>
          </table:table-cell>
          <table:table-cell table:style-name="ce55" table:content-validation-name="val16"/>
          <table:table-cell table:style-name="ce32"/>
          <table:table-cell table:style-name="ce55" table:content-validation-name="val20"/>
          <table:table-cell table:style-name="ce55" table:content-validation-name="val23"/>
          <table:table-cell table:style-name="ce60" table:number-columns-repeated="1014"/>
        </table:table-row>
        <table:table-row table:style-name="ro2">
          <table:table-cell table:style-name="ce9"/>
          <table:table-cell table:style-name="Default"/>
          <table:table-cell table:style-name="ce32"/>
          <table:table-cell table:content-validation-name="val12"/>
          <table:table-cell table:style-name="ce37"/>
          <table:table-cell table:style-name="ce49"/>
          <table:table-cell table:style-name="ce55" table:content-validation-name="val16"/>
          <table:table-cell table:style-name="ce32"/>
          <table:table-cell table:style-name="ce55" table:content-validation-name="val20"/>
          <table:table-cell table:style-name="ce55" table:content-validation-name="val23"/>
          <table:table-cell table:style-name="ce60" table:number-columns-repeated="1014"/>
        </table:table-row>
        <table:table-row table:style-name="ro2">
          <table:table-cell table:style-name="ce9"/>
          <table:table-cell table:style-name="ce21"/>
          <table:table-cell table:style-name="ce32"/>
          <table:table-cell table:content-validation-name="val13"/>
          <table:table-cell table:style-name="ce37"/>
          <table:table-cell table:style-name="ce49"/>
          <table:table-cell table:style-name="ce55" table:content-validation-name="val17"/>
          <table:table-cell table:style-name="ce32"/>
          <table:table-cell table:style-name="ce55" table:content-validation-name="val3" office:value-type="string">
            <text:p>Construcción</text:p>
          </table:table-cell>
          <table:table-cell table:style-name="ce55" table:content-validation-name="val24"/>
          <table:table-cell table:style-name="ce60" table:number-columns-repeated="1014"/>
        </table:table-row>
        <table:table-row table:style-name="ro2">
          <table:table-cell table:style-name="ce9"/>
          <table:table-cell table:style-name="ce21"/>
          <table:table-cell table:style-name="ce32"/>
          <table:table-cell table:content-validation-name="val13"/>
          <table:table-cell table:style-name="ce37"/>
          <table:table-cell table:style-name="ce49"/>
          <table:table-cell table:style-name="ce55" table:content-validation-name="val17"/>
          <table:table-cell table:style-name="ce32"/>
          <table:table-cell table:style-name="ce55" table:content-validation-name="val3" office:value-type="string">
            <text:p>Construcción</text:p>
          </table:table-cell>
          <table:table-cell table:style-name="ce55" table:content-validation-name="val24"/>
          <table:table-cell table:style-name="ce60" table:number-columns-repeated="1014"/>
        </table:table-row>
      </table:table>
      <table:table table:name="Entrega y Soporte" table:style-name="ta4" table:print="false">
        <office:forms form:automatic-focus="false" form:apply-design-mode="false"/>
        <table:table-column table:style-name="co12" table:default-cell-style-name="ce8"/>
        <table:table-column table:style-name="co12" table:default-cell-style-name="ce20"/>
        <table:table-column table:style-name="co17" table:default-cell-style-name="ce31"/>
        <table:table-column table:style-name="co12" table:default-cell-style-name="ce8"/>
        <table:table-column table:style-name="co18" table:default-cell-style-name="ce44"/>
        <table:table-column table:style-name="co12" table:default-cell-style-name="ce48"/>
        <table:table-column table:style-name="co12" table:default-cell-style-name="ce53"/>
        <table:table-column table:style-name="co12" table:default-cell-style-name="ce31"/>
        <table:table-column table:style-name="co12" table:number-columns-repeated="2" table:default-cell-style-name="ce52"/>
        <table:table-column table:style-name="co12" table:number-columns-repeated="1014" table:default-cell-style-name="Default"/>
        <table:table-row table:style-name="ro6">
          <table:table-cell table:style-name="ce4" office:value-type="string">
            <text:p>Lineamiento</text:p>
          </table:table-cell>
          <table:table-cell table:style-name="ce18" office:value-type="string">
            <text:p>Tipo de NC</text:p>
          </table:table-cell>
          <table:table-cell table:style-name="ce18" office:value-type="string">
            <text:p>Evidencia ¿Qué?</text:p>
          </table:table-cell>
          <table:table-cell table:style-name="ce4" office:value-type="string">
            <text:p>Impacto</text:p>
          </table:table-cell>
          <table:table-cell table:style-name="ce18" office:value-type="string">
            <text:p>Ubicación</text:p>
          </table:table-cell>
          <table:table-cell table:style-name="ce18" office:value-type="string">
            <text:p>Procedimiento ¿Cómo?</text:p>
          </table:table-cell>
          <table:table-cell table:style-name="ce4" office:value-type="string">
            <text:p>Respuesta</text:p>
          </table:table-cell>
          <table:table-cell table:style-name="ce18" office:value-type="string">
            <text:p>Descripción</text:p>
          </table:table-cell>
          <table:table-cell table:style-name="ce4" office:value-type="string">
            <text:p>Fase</text:p>
          </table:table-cell>
          <table:table-cell table:style-name="ce4" office:value-type="string">
            <text:p>Metodología</text:p>
          </table:table-cell>
          <table:table-cell table:number-columns-repeated="1014"/>
        </table:table-row>
        <table:table-row table:style-name="ro2">
          <table:table-cell table:style-name="ce5" office:value-type="string" table:number-columns-spanned="8" table:number-rows-spanned="1">
            <text:p>GLOSARIO DE TÉRMINOS v1.0 (3. Soporte/3.1 Aseguramiento de la Calidad)</text:p>
          </table:table-cell>
          <table:covered-table-cell table:style-name="ce5"/>
          <table:covered-table-cell table:style-name="ce5"/>
          <table:covered-table-cell table:style-name="ce5"/>
          <table:covered-table-cell table:style-name="ce5"/>
          <table:covered-table-cell table:style-name="ce5"/>
          <table:covered-table-cell table:style-name="ce5"/>
          <table:covered-table-cell table:style-name="ce5"/>
          <table:table-cell table:style-name="ce57" table:content-validation-name="val25" office:value-type="string">
            <text:p>Inicio</text:p>
          </table:table-cell>
          <table:table-cell table:style-name="ce57" table:content-validation-name="val24" office:value-type="string">
            <text:p>Genérico</text:p>
          </table:table-cell>
          <table:table-cell table:number-columns-repeated="1014"/>
        </table:table-row>
        <table:table-row table:style-name="ro7">
          <table:table-cell office:value-type="string">
            <text:p>8.4.3</text:p>
          </table:table-cell>
          <table:table-cell office:value-type="string">
            <text:p>Adherencia a Producto</text:p>
          </table:table-cell>
          <table:table-cell office:value-type="string">
            <text:p>¿El proyecto posee un glosario con todos los términos de difícil comprensión así como con las abreviaturas utilizadas en el resto de los documentos?</text:p>
          </table:table-cell>
          <table:table-cell table:content-validation-name="val13" office:value-type="string">
            <text:p>A</text:p>
          </table:table-cell>
          <table:table-cell office:value-type="string">
            <text:p>Glosario de Términos</text:p>
          </table:table-cell>
          <table:table-cell office:value-type="string">
            <text:p>Revisión de Documentos</text:p>
          </table:table-cell>
          <table:table-cell table:content-validation-name="val17"/>
          <table:table-cell/>
          <table:table-cell table:content-validation-name="val25" office:value-type="string">
            <text:p>Inicio</text:p>
          </table:table-cell>
          <table:table-cell table:content-validation-name="val24" office:value-type="string">
            <text:p>Genérico</text:p>
          </table:table-cell>
          <table:table-cell table:number-columns-repeated="1014"/>
        </table:table-row>
        <table:table-row table:style-name="ro2">
          <table:table-cell table:style-name="ce5" office:value-type="string" table:number-columns-spanned="8" table:number-rows-spanned="1">
            <text:p>PLAN DE CAPACITACIÓN v2.0 (2. Gestión de Proyecto/2.3 Recursos)</text:p>
          </table:table-cell>
          <table:covered-table-cell table:style-name="ce5"/>
          <table:covered-table-cell table:style-name="ce5"/>
          <table:covered-table-cell table:style-name="ce5"/>
          <table:covered-table-cell table:style-name="ce5"/>
          <table:covered-table-cell table:style-name="ce5"/>
          <table:covered-table-cell table:style-name="ce5"/>
          <table:covered-table-cell table:style-name="ce5"/>
          <table:table-cell table:style-name="ce57" table:content-validation-name="val25" office:value-type="string">
            <text:p>Inicio</text:p>
          </table:table-cell>
          <table:table-cell table:style-name="ce57" table:content-validation-name="val24" office:value-type="string">
            <text:p>Genérico</text:p>
          </table:table-cell>
          <table:table-cell table:number-columns-repeated="1014"/>
        </table:table-row>
        <table:table-row table:style-name="ro4">
          <table:table-cell office:value-type="string">
            <text:p>8.1.1</text:p>
          </table:table-cell>
          <table:table-cell office:value-type="string">
            <text:p>Adherencia a Producto</text:p>
          </table:table-cell>
          <table:table-cell office:value-type="string">
            <text:p>¿Existe el documento "Plan de Capacitación"? </text:p>
          </table:table-cell>
          <table:table-cell table:content-validation-name="val13" office:value-type="string">
            <text:p>A</text:p>
          </table:table-cell>
          <table:table-cell office:value-type="string">
            <text:p>Plan de Capacitación</text:p>
          </table:table-cell>
          <table:table-cell office:value-type="string">
            <text:p>Revisión de Documentos</text:p>
          </table:table-cell>
          <table:table-cell table:style-name="ce52" table:content-validation-name="val17"/>
          <table:table-cell/>
          <table:table-cell table:content-validation-name="val25" office:value-type="string">
            <text:p>Inicio</text:p>
          </table:table-cell>
          <table:table-cell table:content-validation-name="val24" office:value-type="string">
            <text:p>Genérico</text:p>
          </table:table-cell>
          <table:table-cell table:number-columns-repeated="1014"/>
        </table:table-row>
        <table:table-row table:style-name="ro4">
          <table:table-cell office:value-type="string">
            <text:p>8.1.1</text:p>
          </table:table-cell>
          <table:table-cell office:value-type="string">
            <text:p>Adherencia a Producto</text:p>
          </table:table-cell>
          <table:table-cell office:value-type="string">
            <text:p>¿Se realiza una justificación del plan de capacitación?</text:p>
          </table:table-cell>
          <table:table-cell table:content-validation-name="val13" office:value-type="string">
            <text:p>B</text:p>
          </table:table-cell>
          <table:table-cell office:value-type="string">
            <text:p>Plan de Capacitación</text:p>
          </table:table-cell>
          <table:table-cell office:value-type="string">
            <text:p>Revisión de Documentos</text:p>
          </table:table-cell>
          <table:table-cell table:content-validation-name="val17"/>
          <table:table-cell/>
          <table:table-cell table:content-validation-name="val25" office:value-type="string">
            <text:p>Inicio</text:p>
          </table:table-cell>
          <table:table-cell table:content-validation-name="val24" office:value-type="string">
            <text:p>Genérico</text:p>
          </table:table-cell>
          <table:table-cell table:number-columns-repeated="1014"/>
        </table:table-row>
        <table:table-row table:style-name="ro5">
          <table:table-cell office:value-type="string">
            <text:p>8.1.1</text:p>
          </table:table-cell>
          <table:table-cell office:value-type="string">
            <text:p>Adherencia a Producto</text:p>
          </table:table-cell>
          <table:table-cell office:value-type="string">
            <text:p>¿Se define el <text:span text:style-name="T3">alcance</text:span><text:span text:style-name="T4">, los </text:span><text:span text:style-name="T3">objetivos</text:span><text:span text:style-name="T4">, las </text:span><text:span text:style-name="T3">metas</text:span><text:span text:style-name="T4">, </text:span><text:span text:style-name="T3">estrategias</text:span><text:span text:style-name="T4">, </text:span><text:span text:style-name="T3">acciones y</text:span><text:span text:style-name="T4"> </text:span><text:span text:style-name="T3">recursos </text:span><text:span text:style-name="T4">del </text:span><text:span text:style-name="T4">plan de </text:span><text:span text:style-name="T4">capacitación?</text:span></text:p>
          </table:table-cell>
          <table:table-cell table:content-validation-name="val13" office:value-type="string">
            <text:p>M</text:p>
          </table:table-cell>
          <table:table-cell office:value-type="string">
            <text:p>Plan de Capacitación</text:p>
          </table:table-cell>
          <table:table-cell office:value-type="string">
            <text:p>Revisión de Documentos</text:p>
          </table:table-cell>
          <table:table-cell table:content-validation-name="val17"/>
          <table:table-cell/>
          <table:table-cell table:content-validation-name="val25" office:value-type="string">
            <text:p>Inicio</text:p>
          </table:table-cell>
          <table:table-cell table:content-validation-name="val24" office:value-type="string">
            <text:p>Genérico</text:p>
          </table:table-cell>
          <table:table-cell table:number-columns-repeated="1014"/>
        </table:table-row>
        <table:table-row table:style-name="ro4">
          <table:table-cell office:value-type="string">
            <text:p>8.1.1</text:p>
          </table:table-cell>
          <table:table-cell office:value-type="string">
            <text:p>Adherencia a Producto</text:p>
          </table:table-cell>
          <table:table-cell office:value-type="string">
            <text:p>¿Se define un cronograma de las actividades de capacitación?</text:p>
          </table:table-cell>
          <table:table-cell table:content-validation-name="val13" office:value-type="string">
            <text:p>M</text:p>
          </table:table-cell>
          <table:table-cell office:value-type="string">
            <text:p>Plan de Capacitación</text:p>
          </table:table-cell>
          <table:table-cell office:value-type="string">
            <text:p>Revisión de Documentos</text:p>
          </table:table-cell>
          <table:table-cell table:content-validation-name="val17"/>
          <table:table-cell/>
          <table:table-cell table:content-validation-name="val25" office:value-type="string">
            <text:p>Inicio</text:p>
          </table:table-cell>
          <table:table-cell table:content-validation-name="val24" office:value-type="string">
            <text:p>Genérico</text:p>
          </table:table-cell>
          <table:table-cell table:number-columns-repeated="1014"/>
        </table:table-row>
        <table:table-row table:style-name="ro2">
          <table:table-cell table:style-name="ce5" office:value-type="string" table:number-columns-spanned="8" table:number-rows-spanned="1">
            <text:p>PLAN DE ASEGURAMIENTO DE CALIDAD v2.0 (3. Soporte/3.1 Aseguramiento de la Calidad)</text:p>
          </table:table-cell>
          <table:covered-table-cell table:style-name="ce5"/>
          <table:covered-table-cell table:style-name="ce5"/>
          <table:covered-table-cell table:style-name="ce5"/>
          <table:covered-table-cell table:style-name="ce5"/>
          <table:covered-table-cell table:style-name="ce5"/>
          <table:covered-table-cell table:style-name="ce5"/>
          <table:covered-table-cell table:style-name="ce5"/>
          <table:table-cell table:style-name="ce57" table:content-validation-name="val25" office:value-type="string">
            <text:p>Inicio</text:p>
          </table:table-cell>
          <table:table-cell table:style-name="ce57" table:content-validation-name="val24" office:value-type="string">
            <text:p>Genérico</text:p>
          </table:table-cell>
          <table:table-cell table:number-columns-repeated="1014"/>
        </table:table-row>
        <table:table-row table:style-name="ro5">
          <table:table-cell office:value-type="string">
            <text:p>8.4.1</text:p>
          </table:table-cell>
          <table:table-cell office:value-type="string">
            <text:p>Adherencia a Producto</text:p>
          </table:table-cell>
          <table:table-cell office:value-type="string">
            <text:p>¿Existe el documento "Plan de Aseguramiento de la Calidad"? </text:p>
          </table:table-cell>
          <table:table-cell table:content-validation-name="val13" office:value-type="string">
            <text:p>A</text:p>
          </table:table-cell>
          <table:table-cell office:value-type="string">
            <text:p>Plan de Aseguramiento de la Calidad</text:p>
          </table:table-cell>
          <table:table-cell office:value-type="string">
            <text:p>Revisión de Documentos</text:p>
          </table:table-cell>
          <table:table-cell table:style-name="ce52" table:content-validation-name="val17"/>
          <table:table-cell/>
          <table:table-cell table:content-validation-name="val25" office:value-type="string">
            <text:p>Inicio</text:p>
          </table:table-cell>
          <table:table-cell table:content-validation-name="val24" office:value-type="string">
            <text:p>Genérico</text:p>
          </table:table-cell>
          <table:table-cell table:number-columns-repeated="1014"/>
        </table:table-row>
        <table:table-row table:style-name="ro5">
          <table:table-cell office:value-type="string">
            <text:p>8.4.1</text:p>
          </table:table-cell>
          <table:table-cell office:value-type="string">
            <text:p>Adherencia a Producto</text:p>
          </table:table-cell>
          <table:table-cell office:value-type="string">
            <text:p>¿Están claramente definidos los objetivos de calidad?</text:p>
          </table:table-cell>
          <table:table-cell table:content-validation-name="val13" office:value-type="string">
            <text:p>M</text:p>
          </table:table-cell>
          <table:table-cell office:value-type="string">
            <text:p>Plan de Aseguramiento de la Calidad</text:p>
          </table:table-cell>
          <table:table-cell office:value-type="string">
            <text:p>Revisión de Documentos</text:p>
          </table:table-cell>
          <table:table-cell table:content-validation-name="val17"/>
          <table:table-cell/>
          <table:table-cell table:content-validation-name="val25" office:value-type="string">
            <text:p>Inicio</text:p>
          </table:table-cell>
          <table:table-cell table:content-validation-name="val24" office:value-type="string">
            <text:p>Genérico</text:p>
          </table:table-cell>
          <table:table-cell table:number-columns-repeated="1014"/>
        </table:table-row>
        <table:table-row table:style-name="ro7">
          <table:table-cell office:value-type="string">
            <text:p>8.1.3</text:p>
          </table:table-cell>
          <table:table-cell office:value-type="string">
            <text:p>Adherencia a Producto</text:p>
          </table:table-cell>
          <table:table-cell office:value-type="string">
            <text:p>¿Se describe la estructura organizacional de todos los responsables de la calidad así como las tareas y los responsables?</text:p>
          </table:table-cell>
          <table:table-cell table:content-validation-name="val13" office:value-type="string">
            <text:p>M</text:p>
          </table:table-cell>
          <table:table-cell office:value-type="string">
            <text:p>Plan de Aseguramiento de la Calidad/3.1 Organización</text:p>
          </table:table-cell>
          <table:table-cell office:value-type="string">
            <text:p>Revisión de Documentos</text:p>
          </table:table-cell>
          <table:table-cell table:content-validation-name="val17"/>
          <table:table-cell/>
          <table:table-cell table:content-validation-name="val25" office:value-type="string">
            <text:p>Inicio</text:p>
          </table:table-cell>
          <table:table-cell table:content-validation-name="val24" office:value-type="string">
            <text:p>Genérico</text:p>
          </table:table-cell>
          <table:table-cell table:number-columns-repeated="1014"/>
        </table:table-row>
        <table:table-row table:style-name="ro5">
          <table:table-cell office:value-type="string">
            <text:p>8.4.1</text:p>
          </table:table-cell>
          <table:table-cell office:value-type="string">
            <text:p>Adherencia a Producto</text:p>
          </table:table-cell>
          <table:table-cell office:value-type="string">
            <text:p>¿Se describen las métricas utilizadas como parte del monitoreo y control del trabajo?</text:p>
          </table:table-cell>
          <table:table-cell table:content-validation-name="val13" office:value-type="string">
            <text:p>M</text:p>
          </table:table-cell>
          <table:table-cell office:value-type="string">
            <text:p>Plan de Aseguramiento de la Calidad</text:p>
          </table:table-cell>
          <table:table-cell office:value-type="string">
            <text:p>Revisión de Documentos</text:p>
          </table:table-cell>
          <table:table-cell table:content-validation-name="val17"/>
          <table:table-cell/>
          <table:table-cell table:content-validation-name="val25" office:value-type="string">
            <text:p>Inicio</text:p>
          </table:table-cell>
          <table:table-cell table:content-validation-name="val24" office:value-type="string">
            <text:p>Genérico</text:p>
          </table:table-cell>
          <table:table-cell table:number-columns-repeated="1014"/>
        </table:table-row>
        <table:table-row table:style-name="ro5">
          <table:table-cell office:value-type="string">
            <text:p>8.4.1</text:p>
          </table:table-cell>
          <table:table-cell office:value-type="string">
            <text:p>Adherencia a Producto</text:p>
          </table:table-cell>
          <table:table-cell office:value-type="string">
            <text:p>¿Se referencian cada uno de los estándares y guías utilizados por el Plan de Calidad?</text:p>
          </table:table-cell>
          <table:table-cell table:content-validation-name="val13" office:value-type="string">
            <text:p>M</text:p>
          </table:table-cell>
          <table:table-cell office:value-type="string">
            <text:p>Plan de Aseguramiento de la Calidad</text:p>
          </table:table-cell>
          <table:table-cell office:value-type="string">
            <text:p>Revisión de Documentos y Entrevistas</text:p>
          </table:table-cell>
          <table:table-cell table:content-validation-name="val17"/>
          <table:table-cell/>
          <table:table-cell table:content-validation-name="val25" office:value-type="string">
            <text:p>Inicio</text:p>
          </table:table-cell>
          <table:table-cell table:content-validation-name="val24" office:value-type="string">
            <text:p>Genérico</text:p>
          </table:table-cell>
          <table:table-cell table:number-columns-repeated="1014"/>
        </table:table-row>
        <table:table-row table:style-name="ro7">
          <table:table-cell office:value-type="string">
            <text:p>8.2.8</text:p>
          </table:table-cell>
          <table:table-cell office:value-type="string">
            <text:p>Adherencia a Producto</text:p>
          </table:table-cell>
          <table:table-cell office:value-type="string">
            <text:p>¿Se describen los tipos de revisiones y auditorías planificadas en el proyecto así como un cronograma con la planificación de las mismas?</text:p>
          </table:table-cell>
          <table:table-cell table:content-validation-name="val13" office:value-type="string">
            <text:p>M</text:p>
          </table:table-cell>
          <table:table-cell office:value-type="string">
            <text:p>Plan de Aseguramiento de la Calidad</text:p>
          </table:table-cell>
          <table:table-cell office:value-type="string">
            <text:p>Revisión de Documentos</text:p>
          </table:table-cell>
          <table:table-cell table:content-validation-name="val17"/>
          <table:table-cell/>
          <table:table-cell table:content-validation-name="val25" office:value-type="string">
            <text:p>Inicio</text:p>
          </table:table-cell>
          <table:table-cell table:content-validation-name="val24" office:value-type="string">
            <text:p>Genérico</text:p>
          </table:table-cell>
          <table:table-cell table:number-columns-repeated="1014"/>
        </table:table-row>
        <table:table-row table:style-name="ro5">
          <table:table-cell office:value-type="string">
            <text:p>8.4.1</text:p>
          </table:table-cell>
          <table:table-cell office:value-type="string">
            <text:p>Adherencia a Producto</text:p>
          </table:table-cell>
          <table:table-cell office:value-type="string">
            <text:p>¿Se identifican los involucrados o los grupos específicos que intervienen en las revisiones y auditorías programadas?</text:p>
          </table:table-cell>
          <table:table-cell table:content-validation-name="val13" office:value-type="string">
            <text:p>M</text:p>
          </table:table-cell>
          <table:table-cell office:value-type="string">
            <text:p>Plan de Aseguramiento de la Calidad</text:p>
          </table:table-cell>
          <table:table-cell office:value-type="string">
            <text:p>Revisión de Documentos</text:p>
          </table:table-cell>
          <table:table-cell table:content-validation-name="val17"/>
          <table:table-cell/>
          <table:table-cell table:content-validation-name="val25" office:value-type="string">
            <text:p>Inicio</text:p>
          </table:table-cell>
          <table:table-cell table:content-validation-name="val24" office:value-type="string">
            <text:p>Genérico</text:p>
          </table:table-cell>
          <table:table-cell table:number-columns-repeated="1014"/>
        </table:table-row>
        <table:table-row table:style-name="ro5">
          <table:table-cell office:value-type="string">
            <text:p>8.4.1</text:p>
          </table:table-cell>
          <table:table-cell office:value-type="string">
            <text:p>Adherencia a Producto</text:p>
          </table:table-cell>
          <table:table-cell office:value-type="string">
            <text:p>¿Existe el procedimiento o referencia al mismo de las tareas a realizar para la corrección de los defectos detectados?</text:p>
          </table:table-cell>
          <table:table-cell table:content-validation-name="val13" office:value-type="string">
            <text:p>M</text:p>
          </table:table-cell>
          <table:table-cell office:value-type="string">
            <text:p>Plan de Aseguramiento de la Calidad</text:p>
          </table:table-cell>
          <table:table-cell office:value-type="string">
            <text:p>Revisión de Documentos</text:p>
          </table:table-cell>
          <table:table-cell table:content-validation-name="val17"/>
          <table:table-cell/>
          <table:table-cell table:content-validation-name="val25" office:value-type="string">
            <text:p>Inicio</text:p>
          </table:table-cell>
          <table:table-cell table:content-validation-name="val24" office:value-type="string">
            <text:p>Genérico</text:p>
          </table:table-cell>
          <table:table-cell table:number-columns-repeated="1014"/>
        </table:table-row>
        <table:table-row table:style-name="ro5">
          <table:table-cell office:value-type="string">
            <text:p>8.4.1</text:p>
          </table:table-cell>
          <table:table-cell office:value-type="string">
            <text:p>Adherencia a Producto</text:p>
          </table:table-cell>
          <table:table-cell office:value-type="string">
            <text:p>¿Existe un plan de pruebas o referencias al mismo?</text:p>
          </table:table-cell>
          <table:table-cell table:content-validation-name="val13" office:value-type="string">
            <text:p>M</text:p>
          </table:table-cell>
          <table:table-cell office:value-type="string">
            <text:p>Plan de Aseguramiento de la Calidad</text:p>
          </table:table-cell>
          <table:table-cell office:value-type="string">
            <text:p>Revisión de Documentos</text:p>
          </table:table-cell>
          <table:table-cell table:content-validation-name="val17"/>
          <table:table-cell/>
          <table:table-cell table:content-validation-name="val25" office:value-type="string">
            <text:p>Inicio</text:p>
          </table:table-cell>
          <table:table-cell table:content-validation-name="val24" office:value-type="string">
            <text:p>Genérico</text:p>
          </table:table-cell>
          <table:table-cell table:number-columns-repeated="1014"/>
        </table:table-row>
        <table:table-row table:style-name="ro5">
          <table:table-cell office:value-type="string">
            <text:p>8.4.1</text:p>
          </table:table-cell>
          <table:table-cell office:value-type="string">
            <text:p>Adherencia a Producto</text:p>
          </table:table-cell>
          <table:table-cell office:value-type="string">
            <text:p>¿Se describen las herramientas, técnicas y metodologías a utilizar durante las revisiones y auditorías?</text:p>
          </table:table-cell>
          <table:table-cell table:content-validation-name="val13" office:value-type="string">
            <text:p>M</text:p>
          </table:table-cell>
          <table:table-cell office:value-type="string">
            <text:p>Plan de Aseguramiento de la Calidad</text:p>
          </table:table-cell>
          <table:table-cell office:value-type="string">
            <text:p>Revisión de Documentos</text:p>
          </table:table-cell>
          <table:table-cell table:content-validation-name="val17"/>
          <table:table-cell/>
          <table:table-cell table:content-validation-name="val25" office:value-type="string">
            <text:p>Inicio</text:p>
          </table:table-cell>
          <table:table-cell table:content-validation-name="val24" office:value-type="string">
            <text:p>Genérico</text:p>
          </table:table-cell>
          <table:table-cell table:number-columns-repeated="1014"/>
        </table:table-row>
        <table:table-row table:style-name="ro5">
          <table:table-cell office:value-type="string">
            <text:p>8.4.1</text:p>
          </table:table-cell>
          <table:table-cell office:value-type="string">
            <text:p>Adherencia a Producto</text:p>
          </table:table-cell>
          <table:table-cell office:value-type="string">
            <text:p>¿Se describen los registros que se mantendrán durante el proyecto, incluyendo su ubicación?</text:p>
          </table:table-cell>
          <table:table-cell table:content-validation-name="val13" office:value-type="string">
            <text:p>M</text:p>
          </table:table-cell>
          <table:table-cell office:value-type="string">
            <text:p>Plan de Aseguramiento de la Calidad</text:p>
          </table:table-cell>
          <table:table-cell office:value-type="string">
            <text:p>Revisión de Documentos</text:p>
          </table:table-cell>
          <table:table-cell table:content-validation-name="val17"/>
          <table:table-cell/>
          <table:table-cell table:content-validation-name="val25" office:value-type="string">
            <text:p>Inicio</text:p>
          </table:table-cell>
          <table:table-cell table:content-validation-name="val24" office:value-type="string">
            <text:p>Genérico</text:p>
          </table:table-cell>
          <table:table-cell table:number-columns-repeated="1014"/>
        </table:table-row>
        <table:table-row table:style-name="ro8">
          <table:table-cell office:value-type="string">
            <text:p>8.1.1</text:p>
          </table:table-cell>
          <table:table-cell office:value-type="string">
            <text:p>Adherencia a Producto</text:p>
          </table:table-cell>
          <table:table-cell office:value-type="string">
            <text:p>¿Se describen las actividades de formación o capacitación necesarias para que el personal responsable ejecute las tareas correspondientes del Plan de Aseguramiento de la Calidad?</text:p>
          </table:table-cell>
          <table:table-cell table:content-validation-name="val13" office:value-type="string">
            <text:p>M</text:p>
          </table:table-cell>
          <table:table-cell office:value-type="string">
            <text:p>Plan de Aseguramiento de la Calidad</text:p>
          </table:table-cell>
          <table:table-cell office:value-type="string">
            <text:p>Revisión de Documentos</text:p>
          </table:table-cell>
          <table:table-cell table:content-validation-name="val17"/>
          <table:table-cell/>
          <table:table-cell table:content-validation-name="val25" office:value-type="string">
            <text:p>Inicio</text:p>
          </table:table-cell>
          <table:table-cell table:content-validation-name="val24" office:value-type="string">
            <text:p>Genérico</text:p>
          </table:table-cell>
          <table:table-cell table:number-columns-repeated="1014"/>
        </table:table-row>
        <table:table-row table:style-name="ro8">
          <table:table-cell office:value-type="string">
            <text:p>8.1.1</text:p>
          </table:table-cell>
          <table:table-cell office:value-type="string">
            <text:p>Adherencia a Producto</text:p>
          </table:table-cell>
          <table:table-cell office:value-type="string">
            <text:p>¿Se describen las actividades de formación o capacitación necesarias para que el personal responsable ejecute las tareas correspondientes del Plan de Gestión de la configuración?</text:p>
          </table:table-cell>
          <table:table-cell table:content-validation-name="val13" office:value-type="string">
            <text:p>A</text:p>
          </table:table-cell>
          <table:table-cell office:value-type="string">
            <text:p>Plan de Aseguramiento de la Calidad</text:p>
          </table:table-cell>
          <table:table-cell office:value-type="string">
            <text:p>Revisión de Documentos</text:p>
          </table:table-cell>
          <table:table-cell table:content-validation-name="val17"/>
          <table:table-cell/>
          <table:table-cell table:content-validation-name="val25" office:value-type="string">
            <text:p>Inicio</text:p>
          </table:table-cell>
          <table:table-cell table:content-validation-name="val24" office:value-type="string">
            <text:p>Genérico</text:p>
          </table:table-cell>
          <table:table-cell table:number-columns-repeated="1014"/>
        </table:table-row>
        <table:table-row table:style-name="ro2">
          <table:table-cell table:style-name="ce5" office:value-type="string" table:number-columns-spanned="8" table:number-rows-spanned="1">
            <text:p>PLAN DE MEDICIONES v1.0 (3. Soporte/3.1 Aseguramiento de la Calidad)</text:p>
          </table:table-cell>
          <table:covered-table-cell table:style-name="ce5"/>
          <table:covered-table-cell table:style-name="ce5"/>
          <table:covered-table-cell table:style-name="ce5"/>
          <table:covered-table-cell table:style-name="ce5"/>
          <table:covered-table-cell table:style-name="ce5"/>
          <table:covered-table-cell table:style-name="ce5"/>
          <table:covered-table-cell table:style-name="ce5"/>
          <table:table-cell table:style-name="ce57" table:content-validation-name="val25" office:value-type="string">
            <text:p>Inicio</text:p>
          </table:table-cell>
          <table:table-cell table:style-name="ce57" table:content-validation-name="val24" office:value-type="string">
            <text:p>Genérico</text:p>
          </table:table-cell>
          <table:table-cell table:number-columns-repeated="1014"/>
        </table:table-row>
        <table:table-row table:style-name="ro4">
          <table:table-cell/>
          <table:table-cell office:value-type="string">
            <text:p>Adherencia a Producto</text:p>
          </table:table-cell>
          <table:table-cell office:value-type="string">
            <text:p>¿Existe el documento "Plan de Mediciones"? </text:p>
          </table:table-cell>
          <table:table-cell table:content-validation-name="val13" office:value-type="string">
            <text:p>A</text:p>
          </table:table-cell>
          <table:table-cell office:value-type="string">
            <text:p>Plan de Mediciones</text:p>
          </table:table-cell>
          <table:table-cell office:value-type="string">
            <text:p>Revisión de Documentos</text:p>
          </table:table-cell>
          <table:table-cell table:style-name="ce52" table:content-validation-name="val17"/>
          <table:table-cell/>
          <table:table-cell table:content-validation-name="val25" office:value-type="string">
            <text:p>Inicio</text:p>
          </table:table-cell>
          <table:table-cell table:content-validation-name="val24" office:value-type="string">
            <text:p>Genérico</text:p>
          </table:table-cell>
          <table:table-cell table:number-columns-repeated="1014"/>
        </table:table-row>
        <table:table-row table:style-name="ro7">
          <table:table-cell table:style-name="ce7"/>
          <table:table-cell office:value-type="string">
            <text:p>Adherencia a Producto</text:p>
          </table:table-cell>
          <table:table-cell office:value-type="string">
            <text:p>¿Se definen las metas y submetas específicas que aspira alcanzar el plan de mediciones en términos de logros y mejoras de calidad?</text:p>
          </table:table-cell>
          <table:table-cell table:content-validation-name="val13" office:value-type="string">
            <text:p>M</text:p>
          </table:table-cell>
          <table:table-cell office:value-type="string">
            <text:p>Plan de Mediciones</text:p>
          </table:table-cell>
          <table:table-cell office:value-type="string">
            <text:p>Revisión de Documentos</text:p>
          </table:table-cell>
          <table:table-cell table:content-validation-name="val17"/>
          <table:table-cell/>
          <table:table-cell table:content-validation-name="val25" office:value-type="string">
            <text:p>Inicio</text:p>
          </table:table-cell>
          <table:table-cell table:content-validation-name="val24" office:value-type="string">
            <text:p>Genérico</text:p>
          </table:table-cell>
          <table:table-cell table:number-columns-repeated="1014"/>
        </table:table-row>
        <table:table-row table:style-name="ro7">
          <table:table-cell table:style-name="ce7"/>
          <table:table-cell office:value-type="string">
            <text:p>Adherencia a Producto</text:p>
          </table:table-cell>
          <table:table-cell office:value-type="string">
            <text:p>¿La definición de las métricas están lo suficientemente explícitas que permiten conocer <text:span text:style-name="T3">Nombre</text:span><text:span text:style-name="T4">, </text:span><text:span text:style-name="T3">Definición</text:span><text:span text:style-name="T4">, </text:span><text:span text:style-name="T3">Metas</text:span><text:span text:style-name="T4">, </text:span><text:span text:style-name="T3">Procedimientos</text:span><text:span text:style-name="T4"> </text:span><text:span text:style-name="T4">y </text:span><text:span text:style-name="T3">Responsables</text:span><text:span text:style-name="T4">?</text:span></text:p>
          </table:table-cell>
          <table:table-cell table:content-validation-name="val13" office:value-type="string">
            <text:p>A</text:p>
          </table:table-cell>
          <table:table-cell office:value-type="string">
            <text:p>Plan de Mediciones</text:p>
          </table:table-cell>
          <table:table-cell office:value-type="string">
            <text:p>Revisión de Documentos</text:p>
          </table:table-cell>
          <table:table-cell table:content-validation-name="val17"/>
          <table:table-cell/>
          <table:table-cell table:content-validation-name="val25" office:value-type="string">
            <text:p>Inicio</text:p>
          </table:table-cell>
          <table:table-cell table:content-validation-name="val24" office:value-type="string">
            <text:p>Genérico</text:p>
          </table:table-cell>
          <table:table-cell table:number-columns-repeated="1014"/>
        </table:table-row>
        <table:table-row table:style-name="ro8">
          <table:table-cell table:style-name="ce7"/>
          <table:table-cell office:value-type="string">
            <text:p>Adherencia a Producto</text:p>
          </table:table-cell>
          <table:table-cell office:value-type="string">
            <text:p>¿Se especifican los métodos computacionales, tablas de estimación y demás detalles de los procedimientos necesarios para la comprensión de las métricas?</text:p>
          </table:table-cell>
          <table:table-cell table:content-validation-name="val13" office:value-type="string">
            <text:p>M</text:p>
          </table:table-cell>
          <table:table-cell office:value-type="string">
            <text:p>Plan de Mediciones</text:p>
          </table:table-cell>
          <table:table-cell office:value-type="string">
            <text:p>Revisión de Documentos</text:p>
          </table:table-cell>
          <table:table-cell table:content-validation-name="val17"/>
          <table:table-cell/>
          <table:table-cell table:content-validation-name="val25" office:value-type="string">
            <text:p>Inicio</text:p>
          </table:table-cell>
          <table:table-cell table:content-validation-name="val24" office:value-type="string">
            <text:p>Genérico</text:p>
          </table:table-cell>
          <table:table-cell table:number-columns-repeated="1014"/>
        </table:table-row>
        <table:table-row table:style-name="ro2">
          <table:table-cell table:style-name="ce5" office:value-type="string" table:number-columns-spanned="8" table:number-rows-spanned="1">
            <text:p>PLAN DE GESTIÓN DE CONFIGURACIÓN v2.0 (3. Soporte/3.2 Gestión de la Configuración)</text:p>
          </table:table-cell>
          <table:covered-table-cell table:style-name="ce5"/>
          <table:covered-table-cell table:style-name="ce5"/>
          <table:covered-table-cell table:style-name="ce5"/>
          <table:covered-table-cell table:style-name="ce5"/>
          <table:covered-table-cell table:style-name="ce5"/>
          <table:covered-table-cell table:style-name="ce5"/>
          <table:covered-table-cell table:style-name="ce5"/>
          <table:table-cell table:style-name="ce57" table:content-validation-name="val25" office:value-type="string">
            <text:p>Inicio</text:p>
          </table:table-cell>
          <table:table-cell table:style-name="ce57" table:content-validation-name="val24" office:value-type="string">
            <text:p>Genérico</text:p>
          </table:table-cell>
          <table:table-cell table:number-columns-repeated="1014"/>
        </table:table-row>
        <table:table-row table:style-name="ro4">
          <table:table-cell table:style-name="ce7" office:value-type="string">
            <text:p>8.4.2</text:p>
          </table:table-cell>
          <table:table-cell office:value-type="string">
            <text:p>Adherencia a Producto</text:p>
          </table:table-cell>
          <table:table-cell office:value-type="string">
            <text:p>¿Existe el documento "Plan de Gestión de la Configuración"? </text:p>
          </table:table-cell>
          <table:table-cell table:content-validation-name="val13" office:value-type="string">
            <text:p>A</text:p>
          </table:table-cell>
          <table:table-cell office:value-type="string">
            <text:p>Plan de Gestión de la Configuración</text:p>
          </table:table-cell>
          <table:table-cell office:value-type="string">
            <text:p>Revisión de Documentos</text:p>
          </table:table-cell>
          <table:table-cell table:style-name="ce52" table:content-validation-name="val17"/>
          <table:table-cell/>
          <table:table-cell table:content-validation-name="val25" office:value-type="string">
            <text:p>Inicio</text:p>
          </table:table-cell>
          <table:table-cell table:content-validation-name="val24" office:value-type="string">
            <text:p>Genérico</text:p>
          </table:table-cell>
          <table:table-cell table:number-columns-repeated="1014"/>
        </table:table-row>
        <table:table-row table:style-name="ro8">
          <table:table-cell table:style-name="ce7" office:value-type="string">
            <text:p>8.4.2</text:p>
          </table:table-cell>
          <table:table-cell office:value-type="string">
            <text:p>Adherencia a Producto</text:p>
          </table:table-cell>
          <table:table-cell office:value-type="string">
            <text:p>¿Se define la estructura organizacional de la gestión de configuración dentro de la estructura del proyecto?</text:p>
          </table:table-cell>
          <table:table-cell table:content-validation-name="val13" office:value-type="string">
            <text:p>M</text:p>
          </table:table-cell>
          <table:table-cell office:value-type="string">
            <text:p>Plan de Gestión de la Configuración/2.1 Organización de la Gestión de Configuración…</text:p>
          </table:table-cell>
          <table:table-cell office:value-type="string">
            <text:p>Revisión de Documentos</text:p>
          </table:table-cell>
          <table:table-cell table:content-validation-name="val17"/>
          <table:table-cell/>
          <table:table-cell table:content-validation-name="val25" office:value-type="string">
            <text:p>Inicio</text:p>
          </table:table-cell>
          <table:table-cell table:content-validation-name="val24" office:value-type="string">
            <text:p>Genérico</text:p>
          </table:table-cell>
          <table:table-cell table:number-columns-repeated="1014"/>
        </table:table-row>
        <table:table-row table:style-name="ro5">
          <table:table-cell office:value-type="string">
            <text:p>8.1.3</text:p>
          </table:table-cell>
          <table:table-cell office:value-type="string">
            <text:p>Adherencia a Producto</text:p>
          </table:table-cell>
          <table:table-cell office:value-type="string">
            <text:p>¿Se describen las responsabilidades de cada miembro del equipo de gestión de configuración?</text:p>
          </table:table-cell>
          <table:table-cell table:content-validation-name="val13" office:value-type="string">
            <text:p>A</text:p>
          </table:table-cell>
          <table:table-cell office:value-type="string">
            <text:p>Plan de Gestión de la Configuración</text:p>
          </table:table-cell>
          <table:table-cell office:value-type="string">
            <text:p>Revisión de Documentos</text:p>
          </table:table-cell>
          <table:table-cell table:content-validation-name="val17"/>
          <table:table-cell/>
          <table:table-cell table:content-validation-name="val25" office:value-type="string">
            <text:p>Inicio</text:p>
          </table:table-cell>
          <table:table-cell table:content-validation-name="val24" office:value-type="string">
            <text:p>Genérico</text:p>
          </table:table-cell>
          <table:table-cell table:number-columns-repeated="1014"/>
        </table:table-row>
        <table:table-row table:style-name="ro4">
          <table:table-cell table:style-name="ce7" office:value-type="string">
            <text:p>8.4.2</text:p>
          </table:table-cell>
          <table:table-cell office:value-type="string">
            <text:p>Adherencia a Producto</text:p>
          </table:table-cell>
          <table:table-cell office:value-type="string">
            <text:p>¿Está definida la especificación para la identificación?</text:p>
          </table:table-cell>
          <table:table-cell table:content-validation-name="val13" office:value-type="string">
            <text:p>A</text:p>
          </table:table-cell>
          <table:table-cell office:value-type="string">
            <text:p>Plan de Gestión de la Configuración</text:p>
          </table:table-cell>
          <table:table-cell office:value-type="string">
            <text:p>Revisión de Documentos</text:p>
          </table:table-cell>
          <table:table-cell table:content-validation-name="val17"/>
          <table:table-cell/>
          <table:table-cell table:content-validation-name="val25" office:value-type="string">
            <text:p>Inicio</text:p>
          </table:table-cell>
          <table:table-cell table:content-validation-name="val24" office:value-type="string">
            <text:p>Genérico</text:p>
          </table:table-cell>
          <table:table-cell table:number-columns-repeated="1014"/>
        </table:table-row>
        <table:table-row table:style-name="ro4">
          <table:table-cell table:style-name="ce7" office:value-type="string">
            <text:p>8.4.2</text:p>
          </table:table-cell>
          <table:table-cell office:value-type="string">
            <text:p>Adherencia a Producto</text:p>
          </table:table-cell>
          <table:table-cell office:value-type="string">
            <text:p>¿Están claramente definidas las líneas bases del proyecto?</text:p>
          </table:table-cell>
          <table:table-cell table:content-validation-name="val13" office:value-type="string">
            <text:p>A</text:p>
          </table:table-cell>
          <table:table-cell office:value-type="string">
            <text:p>Plan de Gestión de la Configuración</text:p>
          </table:table-cell>
          <table:table-cell office:value-type="string">
            <text:p>Revisión de Documentos</text:p>
          </table:table-cell>
          <table:table-cell table:content-validation-name="val17"/>
          <table:table-cell/>
          <table:table-cell table:content-validation-name="val25" office:value-type="string">
            <text:p>Inicio</text:p>
          </table:table-cell>
          <table:table-cell table:content-validation-name="val24" office:value-type="string">
            <text:p>Genérico</text:p>
          </table:table-cell>
          <table:table-cell table:number-columns-repeated="1014"/>
        </table:table-row>
        <table:table-row table:style-name="ro5">
          <table:table-cell table:style-name="ce7" office:value-type="string">
            <text:p>8.4.2</text:p>
          </table:table-cell>
          <table:table-cell office:value-type="string">
            <text:p>Adherencia a Producto</text:p>
          </table:table-cell>
          <table:table-cell office:value-type="string">
            <text:p>¿Están claramente definidas las bibliotecas utilizadas así como el mecanismo para gestionarlas?</text:p>
          </table:table-cell>
          <table:table-cell table:content-validation-name="val13" office:value-type="string">
            <text:p>M</text:p>
          </table:table-cell>
          <table:table-cell office:value-type="string">
            <text:p>Plan de Gestión de la Configuración</text:p>
          </table:table-cell>
          <table:table-cell office:value-type="string">
            <text:p>Revisión de Documentos</text:p>
          </table:table-cell>
          <table:table-cell table:content-validation-name="val17"/>
          <table:table-cell/>
          <table:table-cell table:content-validation-name="val25" office:value-type="string">
            <text:p>Inicio</text:p>
          </table:table-cell>
          <table:table-cell table:content-validation-name="val24" office:value-type="string">
            <text:p>Genérico</text:p>
          </table:table-cell>
          <table:table-cell table:number-columns-repeated="1014"/>
        </table:table-row>
        <table:table-row table:style-name="ro10">
          <table:table-cell table:style-name="ce7" office:value-type="string">
            <text:p>8.4.2</text:p>
          </table:table-cell>
          <table:table-cell office:value-type="string">
            <text:p>Adherencia a Producto</text:p>
          </table:table-cell>
          <table:table-cell office:value-type="string">
            <text:p>¿Está especificado el procedimiento para cambiar las líneas bases?</text:p>
          </table:table-cell>
          <table:table-cell table:content-validation-name="val13" office:value-type="string">
            <text:p>M</text:p>
          </table:table-cell>
          <table:table-cell office:value-type="string">
            <text:p>Plan de Gestión de la Configuración/3.2.1 Procedimiento para Cambiar una línea base</text:p>
          </table:table-cell>
          <table:table-cell office:value-type="string">
            <text:p>Revisión de Documentos</text:p>
          </table:table-cell>
          <table:table-cell table:content-validation-name="val17"/>
          <table:table-cell/>
          <table:table-cell table:content-validation-name="val25" office:value-type="string">
            <text:p>Inicio</text:p>
          </table:table-cell>
          <table:table-cell table:content-validation-name="val24" office:value-type="string">
            <text:p>Genérico</text:p>
          </table:table-cell>
          <table:table-cell table:number-columns-repeated="1014"/>
        </table:table-row>
        <table:table-row table:style-name="ro5">
          <table:table-cell table:style-name="ce7" office:value-type="string">
            <text:p>8.4.2</text:p>
          </table:table-cell>
          <table:table-cell office:value-type="string">
            <text:p>Adherencia a Producto</text:p>
          </table:table-cell>
          <table:table-cell office:value-type="string">
            <text:p>¿Está especificado el procedimiento para procesar los pedidos de cambios y su aceptación?</text:p>
          </table:table-cell>
          <table:table-cell table:content-validation-name="val13" office:value-type="string">
            <text:p>A</text:p>
          </table:table-cell>
          <table:table-cell office:value-type="string">
            <text:p>Plan de Gestión de la Configuración</text:p>
          </table:table-cell>
          <table:table-cell office:value-type="string">
            <text:p>Revisión de Documentos</text:p>
          </table:table-cell>
          <table:table-cell table:content-validation-name="val17"/>
          <table:table-cell/>
          <table:table-cell table:content-validation-name="val25" office:value-type="string">
            <text:p>Inicio</text:p>
          </table:table-cell>
          <table:table-cell table:content-validation-name="val24" office:value-type="string">
            <text:p>Genérico</text:p>
          </table:table-cell>
          <table:table-cell table:number-columns-repeated="1014"/>
        </table:table-row>
        <table:table-row table:style-name="ro7">
          <table:table-cell table:style-name="ce9" office:value-type="string">
            <text:p>8.4.2</text:p>
          </table:table-cell>
          <table:table-cell table:style-name="ce21" office:value-type="string">
            <text:p>Adherencia a Producto</text:p>
          </table:table-cell>
          <table:table-cell table:style-name="ce32" office:value-type="string">
            <text:p><text:span text:style-name="T15">¿Se identifican </text:span><text:span text:style-name="T15">en el </text:span><text:span text:style-name="T16">Comité de </text:span><text:span text:style-name="T16">Control de </text:span><text:span text:style-name="T16">Cambios</text:span><text:span text:style-name="T15"> todos </text:span><text:span text:style-name="T15">los miembros y el </text:span><text:span text:style-name="T15">rol que </text:span><text:span text:style-name="T15">desempeñan, así </text:span><text:span text:style-name="T15">como los </text:span><text:span text:style-name="T15">procedimientos y </text:span><text:span text:style-name="T15">los mecanismos </text:span><text:span text:style-name="T15">de aprobación</text:span><text:span text:style-name="T17">?</text:span></text:p>
          </table:table-cell>
          <table:table-cell table:style-name="ce9" table:content-validation-name="val13" office:value-type="string">
            <text:p>A</text:p>
          </table:table-cell>
          <table:table-cell table:style-name="ce37" office:value-type="string">
            <text:p>Plan de Gestión de la Configuración</text:p>
          </table:table-cell>
          <table:table-cell table:style-name="ce49" office:value-type="string">
            <text:p>Revisión de Documentos</text:p>
          </table:table-cell>
          <table:table-cell table:style-name="ce54" table:content-validation-name="val17"/>
          <table:table-cell table:style-name="ce32"/>
          <table:table-cell table:style-name="ce55" table:content-validation-name="val25" office:value-type="string">
            <text:p>Inicio</text:p>
          </table:table-cell>
          <table:table-cell table:style-name="ce55" table:content-validation-name="val24" office:value-type="string">
            <text:p>Genérico</text:p>
          </table:table-cell>
          <table:table-cell table:style-name="ce60" table:number-columns-repeated="1014"/>
        </table:table-row>
        <table:table-row table:style-name="ro5">
          <table:table-cell table:style-name="ce7" office:value-type="string">
            <text:p>8.4.2</text:p>
          </table:table-cell>
          <table:table-cell office:value-type="string">
            <text:p>Adherencia a Producto</text:p>
          </table:table-cell>
          <table:table-cell office:value-type="string">
            <text:p>¿Están descritas las herramientas automáticas utilizadas para el control de cambios?</text:p>
          </table:table-cell>
          <table:table-cell table:content-validation-name="val13" office:value-type="string">
            <text:p>M</text:p>
          </table:table-cell>
          <table:table-cell office:value-type="string">
            <text:p>Plan de Gestión de la Configuración</text:p>
          </table:table-cell>
          <table:table-cell office:value-type="string">
            <text:p>Revisión de Documentos</text:p>
          </table:table-cell>
          <table:table-cell table:content-validation-name="val17"/>
          <table:table-cell/>
          <table:table-cell table:content-validation-name="val25" office:value-type="string">
            <text:p>Inicio</text:p>
          </table:table-cell>
          <table:table-cell table:content-validation-name="val24" office:value-type="string">
            <text:p>Genérico</text:p>
          </table:table-cell>
          <table:table-cell table:number-columns-repeated="1014"/>
        </table:table-row>
        <table:table-row table:style-name="ro7">
          <table:table-cell table:style-name="ce10"/>
          <table:table-cell table:style-name="ce21" office:value-type="string">
            <text:p>Adherencia al Proceso</text:p>
          </table:table-cell>
          <table:table-cell table:style-name="ce32" office:value-type="string">
            <text:p>¿Existe evidencia del proceso de refactorización posterior a las entregas funcionales del producto?</text:p>
          </table:table-cell>
          <table:table-cell table:style-name="ce9" table:content-validation-name="val13" office:value-type="string">
            <text:p>B</text:p>
          </table:table-cell>
          <table:table-cell table:style-name="ce37" office:value-type="string">
            <text:p>Plan de Release/Diario de actividades/Control de versiones</text:p>
          </table:table-cell>
          <table:table-cell table:style-name="ce49" office:value-type="string">
            <text:p>Revisión de Documentos</text:p>
          </table:table-cell>
          <table:table-cell table:style-name="ce54" table:content-validation-name="val17"/>
          <table:table-cell table:style-name="ce32"/>
          <table:table-cell table:style-name="ce55" table:content-validation-name="val3" office:value-type="string">
            <text:p>Transición</text:p>
          </table:table-cell>
          <table:table-cell table:style-name="ce55" table:content-validation-name="val21" office:value-type="string">
            <text:p>XP</text:p>
          </table:table-cell>
          <table:table-cell table:style-name="ce60" table:number-columns-repeated="1014"/>
        </table:table-row>
        <table:table-row table:style-name="ro5">
          <table:table-cell table:style-name="ce7" office:value-type="string">
            <text:p>8.4.2</text:p>
          </table:table-cell>
          <table:table-cell office:value-type="string">
            <text:p>Adherencia a Producto</text:p>
          </table:table-cell>
          <table:table-cell office:value-type="string">
            <text:p>¿Están descritas las reglas y procedimientos para el almacenamiento y manipulación de entregables del proyecto?</text:p>
          </table:table-cell>
          <table:table-cell table:content-validation-name="val13" office:value-type="string">
            <text:p>M</text:p>
          </table:table-cell>
          <table:table-cell office:value-type="string">
            <text:p>Plan de Gestión de la Configuración</text:p>
          </table:table-cell>
          <table:table-cell office:value-type="string">
            <text:p>Revisión de Documentos</text:p>
          </table:table-cell>
          <table:table-cell table:content-validation-name="val17"/>
          <table:table-cell/>
          <table:table-cell table:content-validation-name="val25" office:value-type="string">
            <text:p>Inicio</text:p>
          </table:table-cell>
          <table:table-cell table:content-validation-name="val24" office:value-type="string">
            <text:p>Genérico</text:p>
          </table:table-cell>
          <table:table-cell table:number-columns-repeated="1014"/>
        </table:table-row>
        <table:table-row table:style-name="ro5">
          <table:table-cell table:style-name="ce7" office:value-type="string">
            <text:p>8.4.2</text:p>
          </table:table-cell>
          <table:table-cell office:value-type="string">
            <text:p>Adherencia a Producto</text:p>
          </table:table-cell>
          <table:table-cell office:value-type="string">
            <text:p>¿Están claramente definidos todos los reportes que se obtendrán durante la gestión de la configuración del proyecto?</text:p>
          </table:table-cell>
          <table:table-cell table:content-validation-name="val13" office:value-type="string">
            <text:p>M</text:p>
          </table:table-cell>
          <table:table-cell office:value-type="string">
            <text:p>Plan de Gestión de la Configuración</text:p>
          </table:table-cell>
          <table:table-cell office:value-type="string">
            <text:p>Revisión de Documentos</text:p>
          </table:table-cell>
          <table:table-cell table:content-validation-name="val17"/>
          <table:table-cell/>
          <table:table-cell table:content-validation-name="val25" office:value-type="string">
            <text:p>Inicio</text:p>
          </table:table-cell>
          <table:table-cell table:content-validation-name="val24" office:value-type="string">
            <text:p>Genérico</text:p>
          </table:table-cell>
          <table:table-cell table:number-columns-repeated="1014"/>
        </table:table-row>
        <table:table-row table:style-name="ro4">
          <table:table-cell table:style-name="ce7" office:value-type="string">
            <text:p>8.4.2</text:p>
          </table:table-cell>
          <table:table-cell office:value-type="string">
            <text:p>Adherencia a Producto</text:p>
          </table:table-cell>
          <table:table-cell office:value-type="string">
            <text:p>¿Está descrito el proceso de entrega que se realiza a los clientes?</text:p>
          </table:table-cell>
          <table:table-cell table:content-validation-name="val13" office:value-type="string">
            <text:p>A</text:p>
          </table:table-cell>
          <table:table-cell office:value-type="string">
            <text:p>Plan de Gestión de la Configuración</text:p>
          </table:table-cell>
          <table:table-cell office:value-type="string">
            <text:p>Revisión de Documentos</text:p>
          </table:table-cell>
          <table:table-cell table:content-validation-name="val17"/>
          <table:table-cell/>
          <table:table-cell table:content-validation-name="val25" office:value-type="string">
            <text:p>Inicio</text:p>
          </table:table-cell>
          <table:table-cell table:content-validation-name="val24" office:value-type="string">
            <text:p>Genérico</text:p>
          </table:table-cell>
          <table:table-cell table:number-columns-repeated="1014"/>
        </table:table-row>
        <table:table-row table:style-name="ro8">
          <table:table-cell table:style-name="ce7" office:value-type="string">
            <text:p>8.4.2</text:p>
          </table:table-cell>
          <table:table-cell office:value-type="string">
            <text:p>Adherencia a Producto</text:p>
          </table:table-cell>
          <table:table-cell office:value-type="string">
            <text:p>¿Están especificadas las auditorías que se llevarán a cabo a la gestión de la configuración, así como <text:span text:style-name="T3">cuándo</text:span><text:span text:style-name="T4"> se </text:span><text:span text:style-name="T4">llevarán a cabo, </text:span><text:span text:style-name="T4">qué será </text:span><text:span text:style-name="T3">objeto </text:span><text:span text:style-name="T3">de la auditoría</text:span><text:span text:style-name="T4"> y </text:span><text:span text:style-name="T3">quién realizará </text:span><text:span text:style-name="T3">la auditoría</text:span><text:span text:style-name="T4">?</text:span></text:p>
          </table:table-cell>
          <table:table-cell table:content-validation-name="val13" office:value-type="string">
            <text:p>M</text:p>
          </table:table-cell>
          <table:table-cell office:value-type="string">
            <text:p>Plan de Gestión de la Configuración</text:p>
          </table:table-cell>
          <table:table-cell office:value-type="string">
            <text:p>Revisión de Documentos</text:p>
          </table:table-cell>
          <table:table-cell table:content-validation-name="val17"/>
          <table:table-cell/>
          <table:table-cell table:content-validation-name="val25" office:value-type="string">
            <text:p>Inicio</text:p>
          </table:table-cell>
          <table:table-cell table:content-validation-name="val24" office:value-type="string">
            <text:p>Genérico</text:p>
          </table:table-cell>
          <table:table-cell table:number-columns-repeated="1014"/>
        </table:table-row>
        <table:table-row table:style-name="ro2">
          <table:table-cell table:style-name="ce5" office:value-type="string" table:number-columns-spanned="8" table:number-rows-spanned="1">
            <text:p>GESTIÓN DE CAMBIO v1.0 (3. Soporte/3.2 Gestión de la Configuración)</text:p>
          </table:table-cell>
          <table:covered-table-cell table:style-name="ce5"/>
          <table:covered-table-cell table:style-name="ce5"/>
          <table:covered-table-cell table:style-name="ce5"/>
          <table:covered-table-cell table:style-name="ce5"/>
          <table:covered-table-cell table:style-name="ce5"/>
          <table:covered-table-cell table:style-name="ce5"/>
          <table:covered-table-cell table:style-name="ce5"/>
          <table:table-cell table:style-name="ce57" table:content-validation-name="val25" office:value-type="string">
            <text:p>Inicio</text:p>
          </table:table-cell>
          <table:table-cell table:style-name="ce57" table:content-validation-name="val24" office:value-type="string">
            <text:p>Genérico</text:p>
          </table:table-cell>
          <table:table-cell table:number-columns-repeated="1014"/>
        </table:table-row>
        <table:table-row table:style-name="ro4">
          <table:table-cell table:style-name="ce7" office:value-type="string">
            <text:p>8.4.2</text:p>
          </table:table-cell>
          <table:table-cell office:value-type="string">
            <text:p>Adherencia a Producto</text:p>
          </table:table-cell>
          <table:table-cell office:value-type="string">
            <text:p>¿El proyecto mantiene registro de los cambios?</text:p>
          </table:table-cell>
          <table:table-cell table:content-validation-name="val13" office:value-type="string">
            <text:p>A</text:p>
          </table:table-cell>
          <table:table-cell office:value-type="string">
            <text:p>Gestión de Cambio </text:p>
          </table:table-cell>
          <table:table-cell office:value-type="string">
            <text:p>Revisión de Documentos</text:p>
          </table:table-cell>
          <table:table-cell table:style-name="ce52" table:content-validation-name="val17"/>
          <table:table-cell/>
          <table:table-cell table:style-name="ce55" table:content-validation-name="val3" office:value-type="string">
            <text:p>Transición</text:p>
          </table:table-cell>
          <table:table-cell table:content-validation-name="val24" office:value-type="string">
            <text:p>Genérico</text:p>
          </table:table-cell>
          <table:table-cell table:number-columns-repeated="1014"/>
        </table:table-row>
        <table:table-row table:style-name="ro2">
          <table:table-cell table:style-name="ce5" office:value-type="string" table:number-columns-spanned="8" table:number-rows-spanned="1">
            <text:p>MANUAL DE USUARIO v1.0 (3. Ingeniería/1.3 Implementación y Prueba)</text:p>
          </table:table-cell>
          <table:covered-table-cell table:style-name="ce5"/>
          <table:covered-table-cell table:style-name="ce5"/>
          <table:covered-table-cell table:style-name="ce5"/>
          <table:covered-table-cell table:style-name="ce5"/>
          <table:covered-table-cell table:style-name="ce5"/>
          <table:covered-table-cell table:style-name="ce5"/>
          <table:covered-table-cell table:style-name="ce5"/>
          <table:table-cell table:content-validation-name="val25"/>
          <table:table-cell table:content-validation-name="val24"/>
          <table:table-cell table:number-columns-repeated="1014"/>
        </table:table-row>
        <table:table-row table:style-name="ro4">
          <table:table-cell/>
          <table:table-cell office:value-type="string">
            <text:p>Adherencia a Producto</text:p>
          </table:table-cell>
          <table:table-cell office:value-type="string">
            <text:p>¿Existe el documento “Manual de Usuario”?</text:p>
          </table:table-cell>
          <table:table-cell table:content-validation-name="val13" office:value-type="string">
            <text:p>A</text:p>
          </table:table-cell>
          <table:table-cell office:value-type="string">
            <text:p>Manual de Usuario</text:p>
          </table:table-cell>
          <table:table-cell office:value-type="string">
            <text:p>Revisión de Documentos</text:p>
          </table:table-cell>
          <table:table-cell table:style-name="ce52" table:content-validation-name="val17"/>
          <table:table-cell/>
          <table:table-cell table:style-name="ce55" table:content-validation-name="val3" office:value-type="string">
            <text:p>Transición</text:p>
          </table:table-cell>
          <table:table-cell table:content-validation-name="val24" office:value-type="string">
            <text:p>Genérico</text:p>
          </table:table-cell>
          <table:table-cell table:number-columns-repeated="1014"/>
        </table:table-row>
        <table:table-row table:style-name="ro2">
          <table:table-cell table:style-name="ce75" table:number-columns-spanned="8" table:number-rows-spanned="1"/>
          <table:covered-table-cell table:style-name="ce75"/>
          <table:covered-table-cell table:style-name="ce75"/>
          <table:covered-table-cell table:style-name="ce75"/>
          <table:covered-table-cell table:style-name="ce75"/>
          <table:covered-table-cell table:style-name="ce75"/>
          <table:covered-table-cell table:style-name="ce75"/>
          <table:covered-table-cell table:style-name="ce75"/>
          <table:table-cell table:style-name="ce55" table:content-validation-name="val25"/>
          <table:table-cell table:style-name="ce55" table:content-validation-name="val24"/>
          <table:table-cell table:style-name="ce60" table:number-columns-repeated="1014"/>
        </table:table-row>
        <table:table-row table:style-name="ro4">
          <table:table-cell table:style-name="ce9"/>
          <table:table-cell table:style-name="ce21" office:value-type="string">
            <text:p>Adherencia al Proceso</text:p>
          </table:table-cell>
          <table:table-cell table:style-name="ce32" office:value-type="string">
            <text:p>¿Existe el registro de propiedad intelectual?</text:p>
          </table:table-cell>
          <table:table-cell table:style-name="ce9" table:content-validation-name="val13" office:value-type="string">
            <text:p>A</text:p>
          </table:table-cell>
          <table:table-cell table:style-name="ce37" office:value-type="string">
            <text:p>Registro de Propiedad Intelectual</text:p>
          </table:table-cell>
          <table:table-cell table:style-name="ce49" office:value-type="string">
            <text:p>Revisión de Documentos</text:p>
          </table:table-cell>
          <table:table-cell table:style-name="ce55" table:content-validation-name="val17"/>
          <table:table-cell table:style-name="ce32"/>
          <table:table-cell table:style-name="ce55" table:content-validation-name="val3" office:value-type="string">
            <text:p>Transición</text:p>
          </table:table-cell>
          <table:table-cell table:style-name="ce55" table:content-validation-name="val22" office:value-type="string">
            <text:p>Genérico</text:p>
          </table:table-cell>
          <table:table-cell table:style-name="ce60" table:number-columns-repeated="1014"/>
        </table:table-row>
        <table:table-row table:style-name="ro5">
          <table:table-cell table:style-name="ce9"/>
          <table:table-cell table:style-name="ce21" office:value-type="string">
            <text:p>Adherencia a Producto</text:p>
          </table:table-cell>
          <table:table-cell table:style-name="ce32" office:value-type="string">
            <text:p>¿Existe el manual de desarrollo en HTML autogenerado por la herramienta de software de documentación?</text:p>
          </table:table-cell>
          <table:table-cell table:style-name="ce9" table:content-validation-name="val13" office:value-type="string">
            <text:p>A</text:p>
          </table:table-cell>
          <table:table-cell table:style-name="ce37" office:value-type="string">
            <text:p>Manual de Desarrollo</text:p>
          </table:table-cell>
          <table:table-cell table:style-name="ce49" office:value-type="string">
            <text:p>Revisión de Documentos</text:p>
          </table:table-cell>
          <table:table-cell table:style-name="ce55" table:content-validation-name="val17"/>
          <table:table-cell table:style-name="ce32"/>
          <table:table-cell table:style-name="ce55" table:content-validation-name="val3" office:value-type="string">
            <text:p>Construcción</text:p>
          </table:table-cell>
          <table:table-cell table:style-name="ce55" table:content-validation-name="val22" office:value-type="string">
            <text:p>Genérico</text:p>
          </table:table-cell>
          <table:table-cell table:style-name="ce60" table:number-columns-repeated="1014"/>
        </table:table-row>
        <table:table-row table:style-name="ro7">
          <table:table-cell table:style-name="ce9"/>
          <table:table-cell table:style-name="ce21" office:value-type="string">
            <text:p>Adherencia a Producto</text:p>
          </table:table-cell>
          <table:table-cell table:style-name="ce32" office:value-type="string">
            <text:p>¿Se evidencia en los comentarios del control de versiones el estandar de documentación de código para generar el manual de desarrollo?</text:p>
          </table:table-cell>
          <table:table-cell table:style-name="ce9" table:content-validation-name="val13" office:value-type="string">
            <text:p>A</text:p>
          </table:table-cell>
          <table:table-cell table:style-name="ce37" office:value-type="string">
            <text:p>Manual de Desarrollo</text:p>
          </table:table-cell>
          <table:table-cell table:style-name="ce49" office:value-type="string">
            <text:p>Revisión de Documentos</text:p>
          </table:table-cell>
          <table:table-cell table:style-name="ce55" table:content-validation-name="val17"/>
          <table:table-cell table:style-name="ce32"/>
          <table:table-cell table:style-name="ce55" table:content-validation-name="val3" office:value-type="string">
            <text:p>Construcción</text:p>
          </table:table-cell>
          <table:table-cell table:style-name="ce55" table:content-validation-name="val22" office:value-type="string">
            <text:p>Genérico</text:p>
          </table:table-cell>
          <table:table-cell table:style-name="ce60" table:number-columns-repeated="1014"/>
        </table:table-row>
        <table:table-row table:style-name="ro4">
          <table:table-cell table:style-name="ce9"/>
          <table:table-cell table:style-name="ce21" office:value-type="string">
            <text:p>Adherencia a Producto</text:p>
          </table:table-cell>
          <table:table-cell table:style-name="ce32" office:value-type="string">
            <text:p>¿Existe el instalador del producto?</text:p>
          </table:table-cell>
          <table:table-cell table:style-name="ce9" table:content-validation-name="val6" office:value-type="string">
            <text:p>A</text:p>
          </table:table-cell>
          <table:table-cell table:style-name="ce37" office:value-type="string">
            <text:p>Instalador</text:p>
          </table:table-cell>
          <table:table-cell table:style-name="ce49" office:value-type="string">
            <text:p>Revisión de Archivos</text:p>
          </table:table-cell>
          <table:table-cell table:style-name="ce55" table:content-validation-name="val17"/>
          <table:table-cell table:style-name="ce32"/>
          <table:table-cell table:style-name="ce55" table:content-validation-name="val3" office:value-type="string">
            <text:p>Transición</text:p>
          </table:table-cell>
          <table:table-cell table:style-name="ce55" table:content-validation-name="val22" office:value-type="string">
            <text:p>Genérico</text:p>
          </table:table-cell>
          <table:table-cell table:style-name="ce60" table:number-columns-repeated="1014"/>
        </table:table-row>
        <table:table-row table:style-name="ro5">
          <table:table-cell table:style-name="ce9"/>
          <table:table-cell table:style-name="ce21" office:value-type="string">
            <text:p>Adherencia a Producto</text:p>
          </table:table-cell>
          <table:table-cell table:style-name="ce32" office:value-type="string">
            <text:p>¿Existe el .deb/.RPM del producto para las líneas bases definidas en el Plan de Gestión de la Configuración?</text:p>
          </table:table-cell>
          <table:table-cell table:style-name="ce9" table:content-validation-name="val6" office:value-type="string">
            <text:p>A</text:p>
          </table:table-cell>
          <table:table-cell table:style-name="ce37" office:value-type="string">
            <text:p>Instalador</text:p>
          </table:table-cell>
          <table:table-cell table:style-name="ce49" office:value-type="string">
            <text:p>Revisión de Archivos</text:p>
          </table:table-cell>
          <table:table-cell table:style-name="ce55" table:content-validation-name="val17"/>
          <table:table-cell table:style-name="ce32"/>
          <table:table-cell table:style-name="ce55" table:content-validation-name="val3" office:value-type="string">
            <text:p>Transición</text:p>
          </table:table-cell>
          <table:table-cell table:style-name="ce55" table:content-validation-name="val22" office:value-type="string">
            <text:p>Genérico</text:p>
          </table:table-cell>
          <table:table-cell table:style-name="ce60" table:number-columns-repeated="1014"/>
        </table:table-row>
        <table:table-row table:style-name="ro4">
          <table:table-cell table:style-name="ce9"/>
          <table:table-cell table:style-name="ce21" office:value-type="string">
            <text:p>Adherencia a Producto</text:p>
          </table:table-cell>
          <table:table-cell table:style-name="ce32" office:value-type="string">
            <text:p>¿Existe el .exe del producto para los clientes con software privativo?</text:p>
          </table:table-cell>
          <table:table-cell table:style-name="ce9" table:content-validation-name="val6" office:value-type="string">
            <text:p>A</text:p>
          </table:table-cell>
          <table:table-cell table:style-name="ce37" office:value-type="string">
            <text:p>Instalador</text:p>
          </table:table-cell>
          <table:table-cell table:style-name="ce49" office:value-type="string">
            <text:p>Revisión de Archivos</text:p>
          </table:table-cell>
          <table:table-cell table:style-name="ce55" table:content-validation-name="val17"/>
          <table:table-cell table:style-name="ce32"/>
          <table:table-cell table:style-name="ce55" table:content-validation-name="val3" office:value-type="string">
            <text:p>Transición</text:p>
          </table:table-cell>
          <table:table-cell table:style-name="ce55" table:content-validation-name="val22" office:value-type="string">
            <text:p>Genérico</text:p>
          </table:table-cell>
          <table:table-cell table:style-name="ce60" table:number-columns-repeated="1014"/>
        </table:table-row>
        <table:table-row table:style-name="ro2">
          <table:table-cell table:style-name="ce75" office:value-type="string" table:number-columns-spanned="8" table:number-rows-spanned="1">
            <text:p>Marketing</text:p>
          </table:table-cell>
          <table:covered-table-cell table:style-name="ce75"/>
          <table:covered-table-cell table:style-name="ce75"/>
          <table:covered-table-cell table:style-name="ce75"/>
          <table:covered-table-cell table:style-name="ce75"/>
          <table:covered-table-cell table:style-name="ce75"/>
          <table:covered-table-cell table:style-name="ce75"/>
          <table:covered-table-cell table:style-name="ce75"/>
          <table:table-cell table:style-name="ce77" table:content-validation-name="val3"/>
          <table:table-cell table:style-name="ce60"/>
          <table:table-cell table:style-name="ce77" table:content-validation-name="val5" office:value-type="string">
            <text:p>Genérico</text:p>
          </table:table-cell>
          <table:table-cell table:style-name="ce60" table:number-columns-repeated="1013"/>
        </table:table-row>
        <table:table-row table:style-name="ro5">
          <table:table-cell table:style-name="ce10"/>
          <table:table-cell table:style-name="ce22" office:value-type="string">
            <text:p>Adherencia a Proceso</text:p>
          </table:table-cell>
          <table:table-cell table:style-name="ce33" office:value-type="string">
            <text:p>¿Qué mecanismos utiliza para que el producto sea conocido por otras empresas y por la sociedad?</text:p>
          </table:table-cell>
          <table:table-cell table:style-name="ce9" table:content-validation-name="val1"/>
          <table:table-cell table:style-name="ce37"/>
          <table:table-cell table:style-name="ce49" office:value-type="string">
            <text:p>Entrevista</text:p>
          </table:table-cell>
          <table:table-cell table:style-name="ce55" table:content-validation-name="val2"/>
          <table:table-cell table:style-name="ce32"/>
          <table:table-cell table:style-name="ce55" table:content-validation-name="val3" office:value-type="string">
            <text:p>Inicio</text:p>
          </table:table-cell>
          <table:table-cell table:style-name="ce55" table:content-validation-name="val22" office:value-type="string">
            <text:p>Genérico</text:p>
          </table:table-cell>
          <table:table-cell table:style-name="ce55" table:content-validation-name="val5"/>
          <table:table-cell table:style-name="ce60" table:number-columns-repeated="1013"/>
        </table:table-row>
        <table:table-row table:style-name="ro5">
          <table:table-cell table:style-name="ce60"/>
          <table:table-cell table:style-name="ce22" office:value-type="string">
            <text:p>Adherencia a Proceso</text:p>
          </table:table-cell>
          <table:table-cell table:style-name="ce76" office:value-type="string">
            <text:p>¿Existe un compromiso por parte del equipo desarrollador con las fecha de entrega del producto y la calidad que este requiere?</text:p>
          </table:table-cell>
          <table:table-cell table:style-name="ce9" table:content-validation-name="val1"/>
          <table:table-cell table:style-name="ce60"/>
          <table:table-cell table:style-name="ce49" office:value-type="string">
            <text:p>Entrevista </text:p>
          </table:table-cell>
          <table:table-cell table:style-name="ce60" table:number-columns-repeated="2"/>
          <table:table-cell table:style-name="ce55" table:content-validation-name="val3" office:value-type="string">
            <text:p>Inicio</text:p>
          </table:table-cell>
          <table:table-cell table:style-name="ce55" table:content-validation-name="val22" office:value-type="string">
            <text:p>Genérico</text:p>
          </table:table-cell>
          <table:table-cell table:style-name="ce60" table:number-columns-repeated="1014"/>
        </table:table-row>
      </table:table>
      <table:table table:name="Relativo a Lineamientos" table:style-name="ta5" table:print="false">
        <office:forms form:automatic-focus="false" form:apply-design-mode="false"/>
        <table:table-column table:style-name="co12" table:default-cell-style-name="ce7"/>
        <table:table-column table:style-name="co12" table:default-cell-style-name="ce20"/>
        <table:table-column table:style-name="co19" table:default-cell-style-name="ce31"/>
        <table:table-column table:style-name="co12" table:default-cell-style-name="ce8"/>
        <table:table-column table:style-name="co12" table:number-columns-repeated="2" table:default-cell-style-name="ce48"/>
        <table:table-column table:style-name="co12" table:default-cell-style-name="ce53"/>
        <table:table-column table:style-name="co12" table:default-cell-style-name="ce31"/>
        <table:table-column table:style-name="co12" table:number-columns-repeated="2" table:default-cell-style-name="ce52"/>
        <table:table-column table:style-name="co12" table:number-columns-repeated="1014" table:default-cell-style-name="Default"/>
        <table:table-row table:style-name="ro6">
          <table:table-cell table:style-name="ce4" office:value-type="string">
            <text:p>Lineamiento</text:p>
          </table:table-cell>
          <table:table-cell table:style-name="ce18" office:value-type="string">
            <text:p>Tipo de NC</text:p>
          </table:table-cell>
          <table:table-cell table:style-name="ce18" office:value-type="string">
            <text:p>Evidencia ¿Qué?</text:p>
          </table:table-cell>
          <table:table-cell table:style-name="ce4" office:value-type="string">
            <text:p>Impacto</text:p>
          </table:table-cell>
          <table:table-cell table:style-name="ce18" office:value-type="string">
            <text:p>Ubicación</text:p>
          </table:table-cell>
          <table:table-cell table:style-name="ce18" office:value-type="string">
            <text:p>Procedimiento ¿Cómo?</text:p>
          </table:table-cell>
          <table:table-cell table:style-name="ce4" office:value-type="string">
            <text:p>Respuesta</text:p>
          </table:table-cell>
          <table:table-cell table:style-name="ce18" office:value-type="string">
            <text:p>Descripción</text:p>
          </table:table-cell>
          <table:table-cell table:style-name="ce4" office:value-type="string">
            <text:p>Fase</text:p>
          </table:table-cell>
          <table:table-cell table:style-name="ce4" office:value-type="string">
            <text:p>Metodología</text:p>
          </table:table-cell>
          <table:table-cell table:number-columns-repeated="1014"/>
        </table:table-row>
        <table:table-row table:style-name="ro2">
          <table:table-cell table:style-name="ce78" office:value-type="string" table:number-columns-spanned="8" table:number-rows-spanned="1">
            <text:p>LINEAMIENTOS DE CALIDAD</text:p>
          </table:table-cell>
          <table:covered-table-cell table:style-name="ce78"/>
          <table:covered-table-cell table:style-name="ce78"/>
          <table:covered-table-cell table:style-name="ce78"/>
          <table:covered-table-cell table:style-name="ce78"/>
          <table:covered-table-cell table:style-name="ce78"/>
          <table:covered-table-cell table:style-name="ce78"/>
          <table:covered-table-cell table:style-name="ce78"/>
          <table:table-cell table:style-name="ce87" table:content-validation-name="val28" office:value-type="string">
            <text:p>Inicio</text:p>
          </table:table-cell>
          <table:table-cell table:style-name="ce87" table:content-validation-name="val30" office:value-type="string">
            <text:p>Genérico</text:p>
          </table:table-cell>
          <table:table-cell table:number-columns-repeated="1014"/>
        </table:table-row>
        <table:table-row table:style-name="ro4">
          <table:table-cell table:style-name="ce79" office:value-type="string">
            <text:p>8.1.3</text:p>
          </table:table-cell>
          <table:table-cell table:style-name="ce80" office:value-type="string">
            <text:p>Adherencia a Proceso</text:p>
          </table:table-cell>
          <table:table-cell table:style-name="ce81" office:value-type="string">
            <text:p>¿Tienen definidos los roles y responsabilidades de cada miembro del equipo de desarrollo?</text:p>
          </table:table-cell>
          <table:table-cell table:style-name="ce83" table:content-validation-name="val26"/>
          <table:table-cell table:style-name="ce84"/>
          <table:table-cell table:style-name="ce84" office:value-type="string">
            <text:p>Entrevista</text:p>
          </table:table-cell>
          <table:table-cell table:style-name="ce86" table:content-validation-name="val27"/>
          <table:table-cell table:style-name="ce82"/>
          <table:table-cell table:style-name="ce74" table:content-validation-name="val29" office:value-type="string">
            <text:p>Inicio</text:p>
          </table:table-cell>
          <table:table-cell table:style-name="ce74" office:value-type="string">
            <text:p>Genérico</text:p>
          </table:table-cell>
          <table:table-cell table:number-columns-repeated="1014"/>
        </table:table-row>
        <table:table-row table:style-name="ro4">
          <table:table-cell table:style-name="ce79" office:value-type="string">
            <text:p>8.1.4</text:p>
          </table:table-cell>
          <table:table-cell table:style-name="ce80" office:value-type="string">
            <text:p>Adherencia a Proceso</text:p>
          </table:table-cell>
          <table:table-cell table:style-name="ce81" office:value-type="string">
            <text:p>¿Cómo definen las competencias que tiene que tener cada rol?</text:p>
          </table:table-cell>
          <table:table-cell table:style-name="ce83" table:content-validation-name="val26"/>
          <table:table-cell table:style-name="ce84"/>
          <table:table-cell table:style-name="ce84" office:value-type="string">
            <text:p>Entrevista</text:p>
          </table:table-cell>
          <table:table-cell table:style-name="ce86" table:content-validation-name="val27"/>
          <table:table-cell table:style-name="ce82"/>
          <table:table-cell table:style-name="ce74" table:content-validation-name="val29" office:value-type="string">
            <text:p>Inicio</text:p>
          </table:table-cell>
          <table:table-cell table:style-name="ce74" office:value-type="string">
            <text:p>Genérico</text:p>
          </table:table-cell>
          <table:table-cell table:number-columns-repeated="1014"/>
        </table:table-row>
        <table:table-row table:style-name="ro4">
          <table:table-cell/>
          <table:table-cell office:value-type="string">
            <text:p>Adherencia a Proceso</text:p>
          </table:table-cell>
          <table:table-cell office:value-type="string">
            <text:p>¿Se encuentran estas competencias documentadas?</text:p>
          </table:table-cell>
          <table:table-cell table:content-validation-name="val26"/>
          <table:table-cell/>
          <table:table-cell office:value-type="string">
            <text:p>Entrevista</text:p>
          </table:table-cell>
          <table:table-cell table:content-validation-name="val27"/>
          <table:table-cell/>
          <table:table-cell table:content-validation-name="val29" office:value-type="string">
            <text:p>Inicio</text:p>
          </table:table-cell>
          <table:table-cell office:value-type="string">
            <text:p>Genérico</text:p>
          </table:table-cell>
          <table:table-cell table:number-columns-repeated="1014"/>
        </table:table-row>
        <table:table-row table:style-name="ro4">
          <table:table-cell table:style-name="ce79" office:value-type="string">
            <text:p>8.1.5</text:p>
          </table:table-cell>
          <table:table-cell table:style-name="ce80" office:value-type="string">
            <text:p>Adherencia a Proceso</text:p>
          </table:table-cell>
          <table:table-cell table:style-name="ce81" office:value-type="string">
            <text:p>¿Cómo se realiza la conformación de los equipos de trabajo, cuáles criterios tienen en cuenta?</text:p>
          </table:table-cell>
          <table:table-cell table:style-name="ce83" table:content-validation-name="val26"/>
          <table:table-cell table:style-name="ce84"/>
          <table:table-cell table:style-name="ce84" office:value-type="string">
            <text:p>Entrevista</text:p>
          </table:table-cell>
          <table:table-cell table:style-name="ce86" table:content-validation-name="val27"/>
          <table:table-cell table:style-name="ce82"/>
          <table:table-cell table:style-name="ce74" table:content-validation-name="val29" office:value-type="string">
            <text:p>Inicio</text:p>
          </table:table-cell>
          <table:table-cell table:style-name="ce74" office:value-type="string">
            <text:p>Genérico</text:p>
          </table:table-cell>
          <table:table-cell table:number-columns-repeated="1014"/>
        </table:table-row>
        <table:table-row table:style-name="ro4">
          <table:table-cell table:style-name="ce79" office:value-type="string">
            <text:p>8.1.1</text:p>
          </table:table-cell>
          <table:table-cell table:style-name="ce80" office:value-type="string">
            <text:p>Adherencia a Proceso</text:p>
          </table:table-cell>
          <table:table-cell table:style-name="ce81" office:value-type="string">
            <text:p>¿Cómo se realiza la capacitación del personal?</text:p>
          </table:table-cell>
          <table:table-cell table:style-name="ce83" table:content-validation-name="val26"/>
          <table:table-cell table:style-name="ce85"/>
          <table:table-cell table:style-name="ce85" office:value-type="string">
            <text:p>Entrevista</text:p>
          </table:table-cell>
          <table:table-cell table:style-name="ce74" table:content-validation-name="val27"/>
          <table:table-cell table:style-name="ce81"/>
          <table:table-cell table:style-name="ce74" table:content-validation-name="val28" office:value-type="string">
            <text:p>Inicio</text:p>
          </table:table-cell>
          <table:table-cell table:style-name="ce74" table:content-validation-name="val30" office:value-type="string">
            <text:p>Genérico</text:p>
          </table:table-cell>
          <table:table-cell table:number-columns-repeated="1014"/>
        </table:table-row>
        <table:table-row table:style-name="ro4">
          <table:table-cell/>
          <table:table-cell office:value-type="string">
            <text:p>Adherencia a Proceso</text:p>
          </table:table-cell>
          <table:table-cell office:value-type="string">
            <text:p>¿Se mantienen registros de esta capacitación?</text:p>
          </table:table-cell>
          <table:table-cell table:content-validation-name="val26"/>
          <table:table-cell/>
          <table:table-cell office:value-type="string">
            <text:p>Entrevista</text:p>
          </table:table-cell>
          <table:table-cell table:content-validation-name="val27"/>
          <table:table-cell/>
          <table:table-cell table:content-validation-name="val29" office:value-type="string">
            <text:p>Inicio</text:p>
          </table:table-cell>
          <table:table-cell office:value-type="string">
            <text:p>Genérico</text:p>
          </table:table-cell>
          <table:table-cell table:number-columns-repeated="1014"/>
        </table:table-row>
        <table:table-row table:style-name="ro4">
          <table:table-cell/>
          <table:table-cell office:value-type="string">
            <text:p>Adherencia a Proceso</text:p>
          </table:table-cell>
          <table:table-cell office:value-type="string">
            <text:p>¿La capacitación está en correspondencia con el rol que le corresponde desempeñar a las personas?</text:p>
          </table:table-cell>
          <table:table-cell table:content-validation-name="val26"/>
          <table:table-cell/>
          <table:table-cell office:value-type="string">
            <text:p>Entrevista</text:p>
          </table:table-cell>
          <table:table-cell table:content-validation-name="val27"/>
          <table:table-cell/>
          <table:table-cell table:content-validation-name="val29" office:value-type="string">
            <text:p>Inicio</text:p>
          </table:table-cell>
          <table:table-cell office:value-type="string">
            <text:p>Genérico</text:p>
          </table:table-cell>
          <table:table-cell table:number-columns-repeated="1014"/>
        </table:table-row>
        <table:table-row table:style-name="ro4">
          <table:table-cell table:style-name="ce79" office:value-type="string">
            <text:p>8.1.2</text:p>
          </table:table-cell>
          <table:table-cell table:style-name="ce80" office:value-type="string">
            <text:p>Adherencia a Proceso</text:p>
          </table:table-cell>
          <table:table-cell table:style-name="ce81" office:value-type="string">
            <text:p>¿Ha realizado investigaciones?</text:p>
          </table:table-cell>
          <table:table-cell table:style-name="ce79" table:content-validation-name="val26"/>
          <table:table-cell table:style-name="ce84"/>
          <table:table-cell table:style-name="ce84" office:value-type="string">
            <text:p>Entrevista</text:p>
          </table:table-cell>
          <table:table-cell table:style-name="ce86" table:content-validation-name="val27"/>
          <table:table-cell table:style-name="ce82"/>
          <table:table-cell table:style-name="ce74" table:content-validation-name="val29" office:value-type="string">
            <text:p>Inicio</text:p>
          </table:table-cell>
          <table:table-cell table:style-name="ce74" office:value-type="string">
            <text:p>Genérico</text:p>
          </table:table-cell>
          <table:table-cell table:number-columns-repeated="1014"/>
        </table:table-row>
        <table:table-row table:style-name="ro4">
          <table:table-cell/>
          <table:table-cell office:value-type="string">
            <text:p>Adherencia a Proceso</text:p>
          </table:table-cell>
          <table:table-cell office:value-type="string">
            <text:p>¿Se mantienen registros documentados de estas investigaciones?</text:p>
          </table:table-cell>
          <table:table-cell table:content-validation-name="val26"/>
          <table:table-cell/>
          <table:table-cell office:value-type="string">
            <text:p>Entrevista</text:p>
          </table:table-cell>
          <table:table-cell table:content-validation-name="val27"/>
          <table:table-cell/>
          <table:table-cell table:content-validation-name="val29" office:value-type="string">
            <text:p>Inicio</text:p>
          </table:table-cell>
          <table:table-cell office:value-type="string">
            <text:p>Genérico</text:p>
          </table:table-cell>
          <table:table-cell table:number-columns-repeated="1014"/>
        </table:table-row>
        <table:table-row table:style-name="ro4">
          <table:table-cell table:style-name="ce79" office:value-type="string">
            <text:p>8.3.1</text:p>
          </table:table-cell>
          <table:table-cell table:style-name="ce80" office:value-type="string">
            <text:p>Adherencia a Proceso</text:p>
          </table:table-cell>
          <table:table-cell table:style-name="ce81" office:value-type="string">
            <text:p>¿Se encuentra definido el proyecto técnico del proyecto?</text:p>
          </table:table-cell>
          <table:table-cell table:style-name="ce79" table:content-validation-name="val26"/>
          <table:table-cell table:style-name="ce84"/>
          <table:table-cell table:style-name="ce84" office:value-type="string">
            <text:p>Entrevista</text:p>
          </table:table-cell>
          <table:table-cell table:style-name="ce86" table:content-validation-name="val27"/>
          <table:table-cell table:style-name="ce82"/>
          <table:table-cell table:style-name="ce74" table:content-validation-name="val29" office:value-type="string">
            <text:p>Inicio</text:p>
          </table:table-cell>
          <table:table-cell table:style-name="ce74" office:value-type="string">
            <text:p>Genérico</text:p>
          </table:table-cell>
          <table:table-cell table:number-columns-repeated="1014"/>
        </table:table-row>
        <table:table-row table:style-name="ro4">
          <table:table-cell/>
          <table:table-cell office:value-type="string">
            <text:p>Adherencia a Proceso</text:p>
          </table:table-cell>
          <table:table-cell office:value-type="string">
            <text:p>¿Cuál es la relevancia de establecer un proyecto técnico?</text:p>
          </table:table-cell>
          <table:table-cell table:content-validation-name="val26"/>
          <table:table-cell/>
          <table:table-cell office:value-type="string">
            <text:p>Entrevista</text:p>
          </table:table-cell>
          <table:table-cell table:content-validation-name="val27"/>
          <table:table-cell/>
          <table:table-cell table:content-validation-name="val29" office:value-type="string">
            <text:p>Inicio</text:p>
          </table:table-cell>
          <table:table-cell office:value-type="string">
            <text:p>Genérico</text:p>
          </table:table-cell>
          <table:table-cell table:number-columns-repeated="1014"/>
        </table:table-row>
        <table:table-row table:style-name="ro4">
          <table:table-cell/>
          <table:table-cell office:value-type="string">
            <text:p>Adherencia a Proceso</text:p>
          </table:table-cell>
          <table:table-cell office:value-type="string">
            <text:p>¿El proyecto técnico se encuentra aprobado por el cliente?</text:p>
          </table:table-cell>
          <table:table-cell table:content-validation-name="val26"/>
          <table:table-cell/>
          <table:table-cell office:value-type="string">
            <text:p>Entrevista</text:p>
          </table:table-cell>
          <table:table-cell table:content-validation-name="val27"/>
          <table:table-cell/>
          <table:table-cell table:content-validation-name="val29" office:value-type="string">
            <text:p>Inicio</text:p>
          </table:table-cell>
          <table:table-cell office:value-type="string">
            <text:p>Genérico</text:p>
          </table:table-cell>
          <table:table-cell table:number-columns-repeated="1014"/>
        </table:table-row>
        <table:table-row table:style-name="ro4">
          <table:table-cell/>
          <table:table-cell office:value-type="string">
            <text:p>Adherencia a Proceso</text:p>
          </table:table-cell>
          <table:table-cell office:value-type="string">
            <text:p>¿Cuándo se realizan solicitudes de cambios se actualiza el proyecto técnico?</text:p>
          </table:table-cell>
          <table:table-cell table:content-validation-name="val26"/>
          <table:table-cell/>
          <table:table-cell office:value-type="string">
            <text:p>Entrevista</text:p>
          </table:table-cell>
          <table:table-cell table:content-validation-name="val27"/>
          <table:table-cell/>
          <table:table-cell table:content-validation-name="val29" office:value-type="string">
            <text:p>Inicio</text:p>
          </table:table-cell>
          <table:table-cell office:value-type="string">
            <text:p>Genérico</text:p>
          </table:table-cell>
          <table:table-cell table:number-columns-repeated="1014"/>
        </table:table-row>
        <table:table-row table:style-name="ro5">
          <table:table-cell/>
          <table:table-cell office:value-type="string">
            <text:p>Adherencia a Proceso</text:p>
          </table:table-cell>
          <table:table-cell office:value-type="string">
            <text:p>¿Cómo queda el estado de aprobación del documento cuando ocurren estos cambios? ¿Se vuelve a aprobar el documento?</text:p>
          </table:table-cell>
          <table:table-cell table:content-validation-name="val26"/>
          <table:table-cell/>
          <table:table-cell office:value-type="string">
            <text:p>Entrevista</text:p>
          </table:table-cell>
          <table:table-cell table:content-validation-name="val27"/>
          <table:table-cell/>
          <table:table-cell table:content-validation-name="val29" office:value-type="string">
            <text:p>Inicio</text:p>
          </table:table-cell>
          <table:table-cell office:value-type="string">
            <text:p>Genérico</text:p>
          </table:table-cell>
          <table:table-cell table:number-columns-repeated="1014"/>
        </table:table-row>
        <table:table-row table:style-name="ro4">
          <table:table-cell table:style-name="ce79" office:value-type="string">
            <text:p>8.3.2</text:p>
          </table:table-cell>
          <table:table-cell table:style-name="ce80" office:value-type="string">
            <text:p>Adherencia a Proceso</text:p>
          </table:table-cell>
          <table:table-cell table:style-name="ce81" office:value-type="string">
            <text:p>¿Se realizan estimaciones de esfuerzo y costo del proyecto?</text:p>
          </table:table-cell>
          <table:table-cell table:style-name="ce79" table:content-validation-name="val26"/>
          <table:table-cell table:style-name="ce84"/>
          <table:table-cell table:style-name="ce84" office:value-type="string">
            <text:p>Entrevista</text:p>
          </table:table-cell>
          <table:table-cell table:style-name="ce86" table:content-validation-name="val27"/>
          <table:table-cell table:style-name="ce82"/>
          <table:table-cell table:style-name="ce74" table:content-validation-name="val29" office:value-type="string">
            <text:p>Inicio</text:p>
          </table:table-cell>
          <table:table-cell table:style-name="ce74" office:value-type="string">
            <text:p>Genérico</text:p>
          </table:table-cell>
          <table:table-cell table:number-columns-repeated="1014"/>
        </table:table-row>
        <table:table-row table:style-name="ro4">
          <table:table-cell/>
          <table:table-cell office:value-type="string">
            <text:p>Adherencia a Proceso</text:p>
          </table:table-cell>
          <table:table-cell office:value-type="string">
            <text:p>¿Qué método de estimación utilizan?</text:p>
          </table:table-cell>
          <table:table-cell table:content-validation-name="val26"/>
          <table:table-cell/>
          <table:table-cell office:value-type="string">
            <text:p>Entrevista</text:p>
          </table:table-cell>
          <table:table-cell table:content-validation-name="val27"/>
          <table:table-cell/>
          <table:table-cell table:content-validation-name="val29" office:value-type="string">
            <text:p>Inicio</text:p>
          </table:table-cell>
          <table:table-cell office:value-type="string">
            <text:p>Genérico</text:p>
          </table:table-cell>
          <table:table-cell table:number-columns-repeated="1014"/>
        </table:table-row>
        <table:table-row table:style-name="ro4">
          <table:table-cell/>
          <table:table-cell office:value-type="string">
            <text:p>Adherencia a Proceso</text:p>
          </table:table-cell>
          <table:table-cell office:value-type="string">
            <text:p>¿Utilizan métricas, cuáles?</text:p>
          </table:table-cell>
          <table:table-cell table:content-validation-name="val26"/>
          <table:table-cell/>
          <table:table-cell office:value-type="string">
            <text:p>Entrevista</text:p>
          </table:table-cell>
          <table:table-cell table:content-validation-name="val27"/>
          <table:table-cell/>
          <table:table-cell table:content-validation-name="val29" office:value-type="string">
            <text:p>Inicio</text:p>
          </table:table-cell>
          <table:table-cell office:value-type="string">
            <text:p>Genérico</text:p>
          </table:table-cell>
          <table:table-cell table:number-columns-repeated="1014"/>
        </table:table-row>
        <table:table-row table:style-name="ro4">
          <table:table-cell/>
          <table:table-cell office:value-type="string">
            <text:p>Adherencia a Proceso</text:p>
          </table:table-cell>
          <table:table-cell office:value-type="string">
            <text:p>¿En que experiencia se apoyan las métricas utilizadas?</text:p>
          </table:table-cell>
          <table:table-cell table:content-validation-name="val26"/>
          <table:table-cell/>
          <table:table-cell office:value-type="string">
            <text:p>Entrevista</text:p>
          </table:table-cell>
          <table:table-cell table:content-validation-name="val27"/>
          <table:table-cell/>
          <table:table-cell table:content-validation-name="val29" office:value-type="string">
            <text:p>Inicio</text:p>
          </table:table-cell>
          <table:table-cell office:value-type="string">
            <text:p>Genérico</text:p>
          </table:table-cell>
          <table:table-cell table:number-columns-repeated="1014"/>
        </table:table-row>
        <table:table-row table:style-name="ro4">
          <table:table-cell/>
          <table:table-cell office:value-type="string">
            <text:p>Adherencia a Proceso</text:p>
          </table:table-cell>
          <table:table-cell office:value-type="string">
            <text:p>¿Se encuentran validadas estas métricas? ¿Por quién?</text:p>
          </table:table-cell>
          <table:table-cell table:content-validation-name="val26"/>
          <table:table-cell/>
          <table:table-cell office:value-type="string">
            <text:p>Entrevista</text:p>
          </table:table-cell>
          <table:table-cell table:content-validation-name="val27"/>
          <table:table-cell/>
          <table:table-cell table:content-validation-name="val29" office:value-type="string">
            <text:p>Inicio</text:p>
          </table:table-cell>
          <table:table-cell office:value-type="string">
            <text:p>Genérico</text:p>
          </table:table-cell>
          <table:table-cell table:number-columns-repeated="1014"/>
        </table:table-row>
        <table:table-row table:style-name="ro4">
          <table:table-cell table:style-name="ce79" office:value-type="string">
            <text:p>8.3.3</text:p>
          </table:table-cell>
          <table:table-cell table:style-name="ce80" office:value-type="string">
            <text:p>Adherencia a Proceso</text:p>
          </table:table-cell>
          <table:table-cell table:style-name="ce81" office:value-type="string">
            <text:p>¿El proyecto tiene establecido un cronograma general?</text:p>
          </table:table-cell>
          <table:table-cell table:style-name="ce79" table:content-validation-name="val26"/>
          <table:table-cell table:style-name="ce84"/>
          <table:table-cell table:style-name="ce84" office:value-type="string">
            <text:p>Entrevista</text:p>
          </table:table-cell>
          <table:table-cell table:style-name="ce86" table:content-validation-name="val27"/>
          <table:table-cell table:style-name="ce82"/>
          <table:table-cell table:style-name="ce74" table:content-validation-name="val29" office:value-type="string">
            <text:p>Inicio</text:p>
          </table:table-cell>
          <table:table-cell table:style-name="ce74" office:value-type="string">
            <text:p>Genérico</text:p>
          </table:table-cell>
          <table:table-cell table:number-columns-repeated="1014"/>
        </table:table-row>
        <table:table-row table:style-name="ro4">
          <table:table-cell/>
          <table:table-cell office:value-type="string">
            <text:p>Adherencia a Proceso</text:p>
          </table:table-cell>
          <table:table-cell office:value-type="string">
            <text:p>¿El cronograma está en correspondencia con el esfuerzo estimado?</text:p>
          </table:table-cell>
          <table:table-cell table:content-validation-name="val26"/>
          <table:table-cell/>
          <table:table-cell office:value-type="string">
            <text:p>Entrevista</text:p>
          </table:table-cell>
          <table:table-cell table:content-validation-name="val27"/>
          <table:table-cell/>
          <table:table-cell table:content-validation-name="val29" office:value-type="string">
            <text:p>Inicio</text:p>
          </table:table-cell>
          <table:table-cell office:value-type="string">
            <text:p>Genérico</text:p>
          </table:table-cell>
          <table:table-cell table:number-columns-repeated="1014"/>
        </table:table-row>
        <table:table-row table:style-name="ro4">
          <table:table-cell/>
          <table:table-cell office:value-type="string">
            <text:p>Adherencia a Proceso</text:p>
          </table:table-cell>
          <table:table-cell office:value-type="string">
            <text:p>¿Quién fiscaliza el cumplimiento del cronograma?</text:p>
          </table:table-cell>
          <table:table-cell table:content-validation-name="val26"/>
          <table:table-cell/>
          <table:table-cell office:value-type="string">
            <text:p>Entrevista</text:p>
          </table:table-cell>
          <table:table-cell table:content-validation-name="val27"/>
          <table:table-cell/>
          <table:table-cell table:content-validation-name="val29" office:value-type="string">
            <text:p>Inicio</text:p>
          </table:table-cell>
          <table:table-cell office:value-type="string">
            <text:p>Genérico</text:p>
          </table:table-cell>
          <table:table-cell table:number-columns-repeated="1014"/>
        </table:table-row>
        <table:table-row table:style-name="ro4">
          <table:table-cell/>
          <table:table-cell office:value-type="string">
            <text:p>Adherencia a Proceso</text:p>
          </table:table-cell>
          <table:table-cell office:value-type="string">
            <text:p>¿Qué ocurre cuando hay un atraso en el cronograma?</text:p>
          </table:table-cell>
          <table:table-cell table:content-validation-name="val26"/>
          <table:table-cell/>
          <table:table-cell office:value-type="string">
            <text:p>Entrevista</text:p>
          </table:table-cell>
          <table:table-cell table:content-validation-name="val27"/>
          <table:table-cell/>
          <table:table-cell table:content-validation-name="val29" office:value-type="string">
            <text:p>Inicio</text:p>
          </table:table-cell>
          <table:table-cell office:value-type="string">
            <text:p>Genérico</text:p>
          </table:table-cell>
          <table:table-cell table:number-columns-repeated="1014"/>
        </table:table-row>
        <table:table-row table:style-name="ro4">
          <table:table-cell/>
          <table:table-cell office:value-type="string">
            <text:p>Adherencia a Proceso</text:p>
          </table:table-cell>
          <table:table-cell office:value-type="string">
            <text:p>¿Tiene el cronograma separadas las fechas del plan y el real, o sólo mantienen las fechas reales?</text:p>
          </table:table-cell>
          <table:table-cell table:content-validation-name="val26"/>
          <table:table-cell/>
          <table:table-cell office:value-type="string">
            <text:p>Entrevista</text:p>
          </table:table-cell>
          <table:table-cell table:content-validation-name="val27"/>
          <table:table-cell/>
          <table:table-cell table:content-validation-name="val29" office:value-type="string">
            <text:p>Inicio</text:p>
          </table:table-cell>
          <table:table-cell office:value-type="string">
            <text:p>Genérico</text:p>
          </table:table-cell>
          <table:table-cell table:number-columns-repeated="1014"/>
        </table:table-row>
        <table:table-row table:style-name="ro4">
          <table:table-cell table:style-name="ce79" office:value-type="string">
            <text:p>8.3.4</text:p>
          </table:table-cell>
          <table:table-cell table:style-name="ce80" office:value-type="string">
            <text:p>Adherencia a Proceso</text:p>
          </table:table-cell>
          <table:table-cell table:style-name="ce81" office:value-type="string">
            <text:p>¿Tienen establecido un plan de resultados?</text:p>
          </table:table-cell>
          <table:table-cell table:style-name="ce79" table:content-validation-name="val26"/>
          <table:table-cell table:style-name="ce84"/>
          <table:table-cell table:style-name="ce84" office:value-type="string">
            <text:p>Entrevista</text:p>
          </table:table-cell>
          <table:table-cell table:style-name="ce86" table:content-validation-name="val27"/>
          <table:table-cell table:style-name="ce82"/>
          <table:table-cell table:style-name="ce74" table:content-validation-name="val29" office:value-type="string">
            <text:p>Inicio</text:p>
          </table:table-cell>
          <table:table-cell table:style-name="ce74" office:value-type="string">
            <text:p>Genérico</text:p>
          </table:table-cell>
          <table:table-cell table:number-columns-repeated="1014"/>
        </table:table-row>
        <table:table-row table:style-name="ro4">
          <table:table-cell/>
          <table:table-cell office:value-type="string">
            <text:p>Adherencia a Proceso</text:p>
          </table:table-cell>
          <table:table-cell office:value-type="string">
            <text:p>¿Este plan tiene especificadas las fechas de los resultados?</text:p>
          </table:table-cell>
          <table:table-cell table:content-validation-name="val26"/>
          <table:table-cell/>
          <table:table-cell office:value-type="string">
            <text:p>Entrevista</text:p>
          </table:table-cell>
          <table:table-cell table:content-validation-name="val27"/>
          <table:table-cell/>
          <table:table-cell table:content-validation-name="val29" office:value-type="string">
            <text:p>Inicio</text:p>
          </table:table-cell>
          <table:table-cell office:value-type="string">
            <text:p>Genérico</text:p>
          </table:table-cell>
          <table:table-cell table:number-columns-repeated="1014"/>
        </table:table-row>
        <table:table-row table:style-name="ro4">
          <table:table-cell/>
          <table:table-cell office:value-type="string">
            <text:p>Adherencia a Proceso</text:p>
          </table:table-cell>
          <table:table-cell office:value-type="string">
            <text:p>¿Qué ocurre cuando hay un retraso en el plan de resultados?</text:p>
          </table:table-cell>
          <table:table-cell table:content-validation-name="val26"/>
          <table:table-cell/>
          <table:table-cell office:value-type="string">
            <text:p>Entrevista</text:p>
          </table:table-cell>
          <table:table-cell table:content-validation-name="val27"/>
          <table:table-cell/>
          <table:table-cell table:content-validation-name="val29" office:value-type="string">
            <text:p>Inicio</text:p>
          </table:table-cell>
          <table:table-cell office:value-type="string">
            <text:p>Genérico</text:p>
          </table:table-cell>
          <table:table-cell table:number-columns-repeated="1014"/>
        </table:table-row>
        <table:table-row table:style-name="ro4">
          <table:table-cell table:style-name="ce79" office:value-type="string">
            <text:p>8.3.7</text:p>
          </table:table-cell>
          <table:table-cell table:style-name="ce80" office:value-type="string">
            <text:p>Adherencia a Proceso</text:p>
          </table:table-cell>
          <table:table-cell table:style-name="ce82" office:value-type="string">
            <text:p>¿Cómo el proyecto gestiona sus recursos?</text:p>
          </table:table-cell>
          <table:table-cell table:style-name="ce79" table:content-validation-name="val26"/>
          <table:table-cell table:style-name="ce84"/>
          <table:table-cell table:style-name="ce84" office:value-type="string">
            <text:p>Entrevista</text:p>
          </table:table-cell>
          <table:table-cell table:style-name="ce86" table:content-validation-name="val27"/>
          <table:table-cell table:style-name="ce82"/>
          <table:table-cell table:style-name="ce74" table:content-validation-name="val29" office:value-type="string">
            <text:p>Inicio</text:p>
          </table:table-cell>
          <table:table-cell table:style-name="ce74" office:value-type="string">
            <text:p>Genérico</text:p>
          </table:table-cell>
          <table:table-cell table:number-columns-repeated="1014"/>
        </table:table-row>
        <table:table-row table:style-name="ro5">
          <table:table-cell/>
          <table:table-cell office:value-type="string">
            <text:p>Adherencia a Proceso</text:p>
          </table:table-cell>
          <table:table-cell office:value-type="string">
            <text:p>¿Se firmaron actas de responsabilidad material cuando se asignaron los medios materiales al proyecto?</text:p>
          </table:table-cell>
          <table:table-cell table:content-validation-name="val26"/>
          <table:table-cell/>
          <table:table-cell office:value-type="string">
            <text:p>Entrevista</text:p>
          </table:table-cell>
          <table:table-cell table:content-validation-name="val27"/>
          <table:table-cell/>
          <table:table-cell table:content-validation-name="val29" office:value-type="string">
            <text:p>Inicio</text:p>
          </table:table-cell>
          <table:table-cell office:value-type="string">
            <text:p>Genérico</text:p>
          </table:table-cell>
          <table:table-cell table:number-columns-repeated="1014"/>
        </table:table-row>
        <table:table-row table:style-name="ro4">
          <table:table-cell/>
          <table:table-cell office:value-type="string">
            <text:p>Adherencia a Proceso</text:p>
          </table:table-cell>
          <table:table-cell office:value-type="string">
            <text:p>¿Se ha definido qué ocurrirá con los recursos asignados una vez que concluya el proyecto?</text:p>
          </table:table-cell>
          <table:table-cell table:content-validation-name="val26"/>
          <table:table-cell/>
          <table:table-cell office:value-type="string">
            <text:p>Entrevista</text:p>
          </table:table-cell>
          <table:table-cell table:content-validation-name="val27"/>
          <table:table-cell/>
          <table:table-cell table:content-validation-name="val29" office:value-type="string">
            <text:p>Inicio</text:p>
          </table:table-cell>
          <table:table-cell office:value-type="string">
            <text:p>Genérico</text:p>
          </table:table-cell>
          <table:table-cell table:number-columns-repeated="1014"/>
        </table:table-row>
        <table:table-row table:style-name="ro4">
          <table:table-cell/>
          <table:table-cell office:value-type="string">
            <text:p>Adherencia a Proceso</text:p>
          </table:table-cell>
          <table:table-cell office:value-type="string">
            <text:p>¿Dónde se encuentra definido eso?</text:p>
          </table:table-cell>
          <table:table-cell table:content-validation-name="val26"/>
          <table:table-cell/>
          <table:table-cell office:value-type="string">
            <text:p>Entrevista</text:p>
          </table:table-cell>
          <table:table-cell table:content-validation-name="val27"/>
          <table:table-cell/>
          <table:table-cell table:content-validation-name="val29" office:value-type="string">
            <text:p>Inicio</text:p>
          </table:table-cell>
          <table:table-cell office:value-type="string">
            <text:p>Genérico</text:p>
          </table:table-cell>
          <table:table-cell table:number-columns-repeated="1014"/>
        </table:table-row>
        <table:table-row table:style-name="ro4">
          <table:table-cell table:style-name="ce79" office:value-type="string">
            <text:p>8.3.5</text:p>
          </table:table-cell>
          <table:table-cell table:style-name="ce80" office:value-type="string">
            <text:p>Adherencia a Proceso</text:p>
          </table:table-cell>
          <table:table-cell table:style-name="ce81" office:value-type="string">
            <text:p>¿Tienen establecido un horario de trabajo para todos los miembros del equipo de desarrollo?</text:p>
          </table:table-cell>
          <table:table-cell table:style-name="ce79" table:content-validation-name="val26"/>
          <table:table-cell table:style-name="ce84"/>
          <table:table-cell table:style-name="ce84" office:value-type="string">
            <text:p>Entrevista</text:p>
          </table:table-cell>
          <table:table-cell table:style-name="ce86" table:content-validation-name="val27"/>
          <table:table-cell table:style-name="ce82"/>
          <table:table-cell table:style-name="ce74" table:content-validation-name="val29" office:value-type="string">
            <text:p>Inicio</text:p>
          </table:table-cell>
          <table:table-cell table:style-name="ce74" office:value-type="string">
            <text:p>Genérico</text:p>
          </table:table-cell>
          <table:table-cell table:number-columns-repeated="1014"/>
        </table:table-row>
        <table:table-row table:style-name="ro4">
          <table:table-cell/>
          <table:table-cell office:value-type="string">
            <text:p>Adherencia a Proceso</text:p>
          </table:table-cell>
          <table:table-cell office:value-type="string">
            <text:p>¿Este horario se encuentra disponible para los miembros del proyecto, donde?</text:p>
          </table:table-cell>
          <table:table-cell table:content-validation-name="val26"/>
          <table:table-cell/>
          <table:table-cell office:value-type="string">
            <text:p>Entrevista</text:p>
          </table:table-cell>
          <table:table-cell table:content-validation-name="val27"/>
          <table:table-cell/>
          <table:table-cell table:content-validation-name="val29" office:value-type="string">
            <text:p>Inicio</text:p>
          </table:table-cell>
          <table:table-cell office:value-type="string">
            <text:p>Genérico</text:p>
          </table:table-cell>
          <table:table-cell table:number-columns-repeated="1014"/>
        </table:table-row>
        <table:table-row table:style-name="ro4">
          <table:table-cell/>
          <table:table-cell office:value-type="string">
            <text:p>Adherencia a Proceso</text:p>
          </table:table-cell>
          <table:table-cell office:value-type="string">
            <text:p>¿Quién fiscaliza que este horario se cumple?</text:p>
          </table:table-cell>
          <table:table-cell table:content-validation-name="val26"/>
          <table:table-cell/>
          <table:table-cell office:value-type="string">
            <text:p>Entrevista</text:p>
          </table:table-cell>
          <table:table-cell table:content-validation-name="val27"/>
          <table:table-cell/>
          <table:table-cell table:content-validation-name="val29" office:value-type="string">
            <text:p>Inicio</text:p>
          </table:table-cell>
          <table:table-cell office:value-type="string">
            <text:p>Genérico</text:p>
          </table:table-cell>
          <table:table-cell table:number-columns-repeated="1014"/>
        </table:table-row>
        <table:table-row table:style-name="ro4">
          <table:table-cell/>
          <table:table-cell office:value-type="string">
            <text:p>Adherencia a Proceso</text:p>
          </table:table-cell>
          <table:table-cell office:value-type="string">
            <text:p>¿Se mantienen registros de la asistencia de los miembros del proyecto?</text:p>
          </table:table-cell>
          <table:table-cell table:content-validation-name="val26"/>
          <table:table-cell/>
          <table:table-cell office:value-type="string">
            <text:p>Entrevista</text:p>
          </table:table-cell>
          <table:table-cell table:content-validation-name="val27"/>
          <table:table-cell/>
          <table:table-cell table:content-validation-name="val29" office:value-type="string">
            <text:p>Inicio</text:p>
          </table:table-cell>
          <table:table-cell office:value-type="string">
            <text:p>Genérico</text:p>
          </table:table-cell>
          <table:table-cell table:number-columns-repeated="1014"/>
        </table:table-row>
        <table:table-row table:style-name="ro4">
          <table:table-cell table:style-name="ce79" office:value-type="string">
            <text:p>8.3.8</text:p>
          </table:table-cell>
          <table:table-cell table:style-name="ce80" office:value-type="string">
            <text:p>Adherencia a Proceso</text:p>
          </table:table-cell>
          <table:table-cell table:style-name="ce81" office:value-type="string">
            <text:p>¿Se mantienen registros de los acuerdos de trabajo con clientes, proveedores y demás interesados?</text:p>
          </table:table-cell>
          <table:table-cell table:style-name="ce79" table:content-validation-name="val26"/>
          <table:table-cell table:style-name="ce84"/>
          <table:table-cell table:style-name="ce84" office:value-type="string">
            <text:p>Entrevista</text:p>
          </table:table-cell>
          <table:table-cell table:style-name="ce86" table:content-validation-name="val27"/>
          <table:table-cell table:style-name="ce82"/>
          <table:table-cell table:style-name="ce74" table:content-validation-name="val29" office:value-type="string">
            <text:p>Inicio</text:p>
          </table:table-cell>
          <table:table-cell table:style-name="ce74" office:value-type="string">
            <text:p>Genérico</text:p>
          </table:table-cell>
          <table:table-cell table:number-columns-repeated="1014"/>
        </table:table-row>
        <table:table-row table:style-name="ro4">
          <table:table-cell/>
          <table:table-cell office:value-type="string">
            <text:p>Adherencia a Proceso</text:p>
          </table:table-cell>
          <table:table-cell office:value-type="string">
            <text:p>¿Estas minutas se levantan siempre que ocurre una reunión o sólo ocasionalmente?</text:p>
          </table:table-cell>
          <table:table-cell table:content-validation-name="val26"/>
          <table:table-cell/>
          <table:table-cell office:value-type="string">
            <text:p>Entrevista</text:p>
          </table:table-cell>
          <table:table-cell table:content-validation-name="val27"/>
          <table:table-cell/>
          <table:table-cell table:content-validation-name="val29" office:value-type="string">
            <text:p>Inicio</text:p>
          </table:table-cell>
          <table:table-cell office:value-type="string">
            <text:p>Genérico</text:p>
          </table:table-cell>
          <table:table-cell table:number-columns-repeated="1014"/>
        </table:table-row>
        <table:table-row table:style-name="ro4">
          <table:table-cell/>
          <table:table-cell office:value-type="string">
            <text:p>Adherencia a Proceso</text:p>
          </table:table-cell>
          <table:table-cell office:value-type="string">
            <text:p>¿A quiénes se les distribuye estas minutas?</text:p>
          </table:table-cell>
          <table:table-cell table:content-validation-name="val26"/>
          <table:table-cell/>
          <table:table-cell office:value-type="string">
            <text:p>Entrevista</text:p>
          </table:table-cell>
          <table:table-cell table:content-validation-name="val27"/>
          <table:table-cell/>
          <table:table-cell table:content-validation-name="val29" office:value-type="string">
            <text:p>Inicio</text:p>
          </table:table-cell>
          <table:table-cell office:value-type="string">
            <text:p>Genérico</text:p>
          </table:table-cell>
          <table:table-cell table:number-columns-repeated="1014"/>
        </table:table-row>
        <table:table-row table:style-name="ro4">
          <table:table-cell/>
          <table:table-cell office:value-type="string">
            <text:p>Adherencia a Proceso</text:p>
          </table:table-cell>
          <table:table-cell office:value-type="string">
            <text:p>¿Se toman acuerdos en estas reuniones?</text:p>
          </table:table-cell>
          <table:table-cell table:content-validation-name="val26"/>
          <table:table-cell/>
          <table:table-cell office:value-type="string">
            <text:p>Entrevista</text:p>
          </table:table-cell>
          <table:table-cell table:content-validation-name="val27"/>
          <table:table-cell/>
          <table:table-cell table:content-validation-name="val29" office:value-type="string">
            <text:p>Inicio</text:p>
          </table:table-cell>
          <table:table-cell office:value-type="string">
            <text:p>Genérico</text:p>
          </table:table-cell>
          <table:table-cell table:number-columns-repeated="1014"/>
        </table:table-row>
        <table:table-row table:style-name="ro4">
          <table:table-cell/>
          <table:table-cell office:value-type="string">
            <text:p>Adherencia a Proceso</text:p>
          </table:table-cell>
          <table:table-cell office:value-type="string">
            <text:p>¿Quién chequea el cumplimiento de los acuerdos y las tareas asignadas?</text:p>
          </table:table-cell>
          <table:table-cell table:content-validation-name="val26"/>
          <table:table-cell/>
          <table:table-cell office:value-type="string">
            <text:p>Entrevista</text:p>
          </table:table-cell>
          <table:table-cell table:content-validation-name="val27"/>
          <table:table-cell/>
          <table:table-cell table:content-validation-name="val29" office:value-type="string">
            <text:p>Inicio</text:p>
          </table:table-cell>
          <table:table-cell office:value-type="string">
            <text:p>Genérico</text:p>
          </table:table-cell>
          <table:table-cell table:number-columns-repeated="1014"/>
        </table:table-row>
        <table:table-row table:style-name="ro4">
          <table:table-cell table:style-name="ce79" office:value-type="string">
            <text:p>8.1.6</text:p>
          </table:table-cell>
          <table:table-cell table:style-name="ce80" office:value-type="string">
            <text:p>Adherencia a Proceso</text:p>
          </table:table-cell>
          <table:table-cell table:style-name="ce81" office:value-type="string">
            <text:p>¿Tienen bajo su responsabilidad algunos bienes del cliente, bien sean materiales o intelectuales?</text:p>
          </table:table-cell>
          <table:table-cell table:style-name="ce79" table:content-validation-name="val26"/>
          <table:table-cell table:style-name="ce84"/>
          <table:table-cell table:style-name="ce84" office:value-type="string">
            <text:p>Entrevista</text:p>
          </table:table-cell>
          <table:table-cell table:style-name="ce86" table:content-validation-name="val27"/>
          <table:table-cell table:style-name="ce82"/>
          <table:table-cell table:style-name="ce74" table:content-validation-name="val29" office:value-type="string">
            <text:p>Inicio</text:p>
          </table:table-cell>
          <table:table-cell table:style-name="ce74" office:value-type="string">
            <text:p>Genérico</text:p>
          </table:table-cell>
          <table:table-cell table:number-columns-repeated="1014"/>
        </table:table-row>
        <table:table-row table:style-name="ro4">
          <table:table-cell/>
          <table:table-cell office:value-type="string">
            <text:p>Adherencia a Proceso</text:p>
          </table:table-cell>
          <table:table-cell office:value-type="string">
            <text:p>¿Cómo se asegura la seguridad de estos bienes?</text:p>
          </table:table-cell>
          <table:table-cell table:content-validation-name="val26"/>
          <table:table-cell/>
          <table:table-cell office:value-type="string">
            <text:p>Entrevista</text:p>
          </table:table-cell>
          <table:table-cell table:content-validation-name="val27"/>
          <table:table-cell/>
          <table:table-cell table:content-validation-name="val29" office:value-type="string">
            <text:p>Inicio</text:p>
          </table:table-cell>
          <table:table-cell office:value-type="string">
            <text:p>Genérico</text:p>
          </table:table-cell>
          <table:table-cell table:number-columns-repeated="1014"/>
        </table:table-row>
        <table:table-row table:style-name="ro5">
          <table:table-cell/>
          <table:table-cell office:value-type="string">
            <text:p>Adherencia a Proceso</text:p>
          </table:table-cell>
          <table:table-cell office:value-type="string">
            <text:p>¿Se encuentra el tema de la seguridad entre los elementos legales que están en el contrato con el cliente?</text:p>
          </table:table-cell>
          <table:table-cell table:content-validation-name="val26"/>
          <table:table-cell/>
          <table:table-cell office:value-type="string">
            <text:p>Entrevista</text:p>
          </table:table-cell>
          <table:table-cell table:content-validation-name="val27"/>
          <table:table-cell/>
          <table:table-cell table:content-validation-name="val29" office:value-type="string">
            <text:p>Inicio</text:p>
          </table:table-cell>
          <table:table-cell office:value-type="string">
            <text:p>Genérico</text:p>
          </table:table-cell>
          <table:table-cell table:number-columns-repeated="1014"/>
        </table:table-row>
        <table:table-row table:style-name="ro4">
          <table:table-cell table:style-name="ce79" office:value-type="string">
            <text:p>8.4.1</text:p>
          </table:table-cell>
          <table:table-cell table:style-name="ce80" office:value-type="string">
            <text:p>Adherencia a Proceso</text:p>
          </table:table-cell>
          <table:table-cell table:style-name="ce82" office:value-type="string">
            <text:p>¿Cuáles son las actividades de aseguramiento de la calidad que el proyecto está desarrollando?</text:p>
          </table:table-cell>
          <table:table-cell table:style-name="ce79" table:content-validation-name="val26"/>
          <table:table-cell table:style-name="ce84"/>
          <table:table-cell table:style-name="ce84" office:value-type="string">
            <text:p>Entrevista</text:p>
          </table:table-cell>
          <table:table-cell table:style-name="ce86" table:content-validation-name="val27"/>
          <table:table-cell table:style-name="ce82"/>
          <table:table-cell table:style-name="ce74" table:content-validation-name="val29" office:value-type="string">
            <text:p>Inicio</text:p>
          </table:table-cell>
          <table:table-cell table:style-name="ce74" office:value-type="string">
            <text:p>Genérico</text:p>
          </table:table-cell>
          <table:table-cell table:number-columns-repeated="1014"/>
        </table:table-row>
        <table:table-row table:style-name="ro4">
          <table:table-cell/>
          <table:table-cell office:value-type="string">
            <text:p>Adherencia a Proceso</text:p>
          </table:table-cell>
          <table:table-cell office:value-type="string">
            <text:p>¿Quién es el responsable del aseguramiento de la calidad?</text:p>
          </table:table-cell>
          <table:table-cell table:content-validation-name="val26"/>
          <table:table-cell/>
          <table:table-cell office:value-type="string">
            <text:p>Entrevista</text:p>
          </table:table-cell>
          <table:table-cell table:content-validation-name="val27"/>
          <table:table-cell/>
          <table:table-cell table:content-validation-name="val29" office:value-type="string">
            <text:p>Inicio</text:p>
          </table:table-cell>
          <table:table-cell office:value-type="string">
            <text:p>Genérico</text:p>
          </table:table-cell>
          <table:table-cell table:number-columns-repeated="1014"/>
        </table:table-row>
        <table:table-row table:style-name="ro4">
          <table:table-cell/>
          <table:table-cell office:value-type="string">
            <text:p>Adherencia a Proceso</text:p>
          </table:table-cell>
          <table:table-cell office:value-type="string">
            <text:p>¿Realizan revisiones y auditorías de software?</text:p>
          </table:table-cell>
          <table:table-cell table:content-validation-name="val26"/>
          <table:table-cell/>
          <table:table-cell office:value-type="string">
            <text:p>Entrevista</text:p>
          </table:table-cell>
          <table:table-cell table:content-validation-name="val27"/>
          <table:table-cell/>
          <table:table-cell table:content-validation-name="val29" office:value-type="string">
            <text:p>Inicio</text:p>
          </table:table-cell>
          <table:table-cell office:value-type="string">
            <text:p>Genérico</text:p>
          </table:table-cell>
          <table:table-cell table:number-columns-repeated="1014"/>
        </table:table-row>
        <table:table-row table:style-name="ro4">
          <table:table-cell/>
          <table:table-cell office:value-type="string">
            <text:p>Adherencia a Proceso</text:p>
          </table:table-cell>
          <table:table-cell office:value-type="string">
            <text:p>¿Quién realiza estas revisiones y auditorías de software?</text:p>
          </table:table-cell>
          <table:table-cell table:content-validation-name="val26"/>
          <table:table-cell/>
          <table:table-cell office:value-type="string">
            <text:p>Entrevista</text:p>
          </table:table-cell>
          <table:table-cell table:content-validation-name="val27"/>
          <table:table-cell/>
          <table:table-cell table:content-validation-name="val29" office:value-type="string">
            <text:p>Inicio</text:p>
          </table:table-cell>
          <table:table-cell office:value-type="string">
            <text:p>Genérico</text:p>
          </table:table-cell>
          <table:table-cell table:number-columns-repeated="1014"/>
        </table:table-row>
        <table:table-row table:style-name="ro4">
          <table:table-cell table:style-name="ce79" office:value-type="string">
            <text:p>8.2.7</text:p>
          </table:table-cell>
          <table:table-cell table:style-name="ce80" office:value-type="string">
            <text:p>Adherencia a Proceso</text:p>
          </table:table-cell>
          <table:table-cell table:style-name="ce82" office:value-type="string">
            <text:p>¿Realizan pruebas al proyecto?</text:p>
          </table:table-cell>
          <table:table-cell table:style-name="ce79" table:content-validation-name="val26"/>
          <table:table-cell table:style-name="ce84"/>
          <table:table-cell table:style-name="ce84" office:value-type="string">
            <text:p>Entrevista</text:p>
          </table:table-cell>
          <table:table-cell table:style-name="ce86" table:content-validation-name="val27"/>
          <table:table-cell table:style-name="ce82"/>
          <table:table-cell table:style-name="ce74" table:content-validation-name="val29" office:value-type="string">
            <text:p>Inicio</text:p>
          </table:table-cell>
          <table:table-cell table:style-name="ce74" office:value-type="string">
            <text:p>Genérico</text:p>
          </table:table-cell>
          <table:table-cell table:number-columns-repeated="1014"/>
        </table:table-row>
        <table:table-row table:style-name="ro4">
          <table:table-cell/>
          <table:table-cell office:value-type="string">
            <text:p>Adherencia a Proceso</text:p>
          </table:table-cell>
          <table:table-cell office:value-type="string">
            <text:p>¿Qué tipo de pruebas?</text:p>
          </table:table-cell>
          <table:table-cell table:content-validation-name="val26"/>
          <table:table-cell/>
          <table:table-cell office:value-type="string">
            <text:p>Entrevista</text:p>
          </table:table-cell>
          <table:table-cell table:content-validation-name="val27"/>
          <table:table-cell/>
          <table:table-cell table:content-validation-name="val29" office:value-type="string">
            <text:p>Inicio</text:p>
          </table:table-cell>
          <table:table-cell office:value-type="string">
            <text:p>Genérico</text:p>
          </table:table-cell>
          <table:table-cell table:number-columns-repeated="1014"/>
        </table:table-row>
        <table:table-row table:style-name="ro4">
          <table:table-cell/>
          <table:table-cell office:value-type="string">
            <text:p>Adherencia a Proceso</text:p>
          </table:table-cell>
          <table:table-cell office:value-type="string">
            <text:p>¿Para que sirven estas pruebas, cuál es su utilidad?</text:p>
          </table:table-cell>
          <table:table-cell table:content-validation-name="val26"/>
          <table:table-cell/>
          <table:table-cell office:value-type="string">
            <text:p>Entrevista</text:p>
          </table:table-cell>
          <table:table-cell table:content-validation-name="val27"/>
          <table:table-cell/>
          <table:table-cell table:content-validation-name="val29" office:value-type="string">
            <text:p>Inicio</text:p>
          </table:table-cell>
          <table:table-cell office:value-type="string">
            <text:p>Genérico</text:p>
          </table:table-cell>
          <table:table-cell table:number-columns-repeated="1014"/>
        </table:table-row>
        <table:table-row table:style-name="ro4">
          <table:table-cell table:style-name="ce79" office:value-type="string">
            <text:p>8.2.9</text:p>
          </table:table-cell>
          <table:table-cell table:style-name="ce80" office:value-type="string">
            <text:p>Adherencia a Proceso</text:p>
          </table:table-cell>
          <table:table-cell table:style-name="ce82" office:value-type="string">
            <text:p>¿Para la ejecución de las pruebas se diseñan casos de pruebas?</text:p>
          </table:table-cell>
          <table:table-cell table:style-name="ce79" table:content-validation-name="val26"/>
          <table:table-cell table:style-name="ce84"/>
          <table:table-cell table:style-name="ce84" office:value-type="string">
            <text:p>Entrevista</text:p>
          </table:table-cell>
          <table:table-cell table:style-name="ce86" table:content-validation-name="val27"/>
          <table:table-cell table:style-name="ce82"/>
          <table:table-cell table:style-name="ce74" table:content-validation-name="val29" office:value-type="string">
            <text:p>Inicio</text:p>
          </table:table-cell>
          <table:table-cell table:style-name="ce74" office:value-type="string">
            <text:p>Genérico</text:p>
          </table:table-cell>
          <table:table-cell table:number-columns-repeated="1014"/>
        </table:table-row>
        <table:table-row table:style-name="ro4">
          <table:table-cell/>
          <table:table-cell office:value-type="string">
            <text:p>Adherencia a Proceso</text:p>
          </table:table-cell>
          <table:table-cell office:value-type="string">
            <text:p>¿Para que sirven estos casos de pruebas?</text:p>
          </table:table-cell>
          <table:table-cell table:content-validation-name="val26"/>
          <table:table-cell/>
          <table:table-cell office:value-type="string">
            <text:p>Entrevista</text:p>
          </table:table-cell>
          <table:table-cell table:content-validation-name="val27"/>
          <table:table-cell/>
          <table:table-cell table:content-validation-name="val29" office:value-type="string">
            <text:p>Inicio</text:p>
          </table:table-cell>
          <table:table-cell office:value-type="string">
            <text:p>Genérico</text:p>
          </table:table-cell>
          <table:table-cell table:number-columns-repeated="1014"/>
        </table:table-row>
        <table:table-row table:style-name="ro5">
          <table:table-cell/>
          <table:table-cell office:value-type="string">
            <text:p>Adherencia a Proceso</text:p>
          </table:table-cell>
          <table:table-cell office:value-type="string">
            <text:p>¿Los probadores utilizan los casos de pruebas diseñados por los diseñadores de casos de pruebas?</text:p>
          </table:table-cell>
          <table:table-cell table:content-validation-name="val26"/>
          <table:table-cell/>
          <table:table-cell office:value-type="string">
            <text:p>Entrevista</text:p>
          </table:table-cell>
          <table:table-cell table:content-validation-name="val27"/>
          <table:table-cell/>
          <table:table-cell table:content-validation-name="val29" office:value-type="string">
            <text:p>Inicio</text:p>
          </table:table-cell>
          <table:table-cell office:value-type="string">
            <text:p>Genérico</text:p>
          </table:table-cell>
          <table:table-cell table:number-columns-repeated="1014"/>
        </table:table-row>
        <table:table-row table:style-name="ro5">
          <table:table-cell/>
          <table:table-cell office:value-type="string">
            <text:p>Adherencia a Proceso</text:p>
          </table:table-cell>
          <table:table-cell office:value-type="string">
            <text:p>¿Qué otros artefactos aparte de los casos de pruebas definen para la realización de pruebas? (Listas de Chequeo)</text:p>
          </table:table-cell>
          <table:table-cell table:content-validation-name="val26"/>
          <table:table-cell/>
          <table:table-cell office:value-type="string">
            <text:p>Entrevista</text:p>
          </table:table-cell>
          <table:table-cell table:content-validation-name="val27"/>
          <table:table-cell/>
          <table:table-cell table:content-validation-name="val29" office:value-type="string">
            <text:p>Inicio</text:p>
          </table:table-cell>
          <table:table-cell office:value-type="string">
            <text:p>Genérico</text:p>
          </table:table-cell>
          <table:table-cell table:number-columns-repeated="1014"/>
        </table:table-row>
        <table:table-row table:style-name="ro4">
          <table:table-cell table:style-name="ce79" office:value-type="string">
            <text:p>8.2.8</text:p>
          </table:table-cell>
          <table:table-cell table:style-name="ce80" office:value-type="string">
            <text:p>Adherencia a Proceso</text:p>
          </table:table-cell>
          <table:table-cell table:style-name="ce82" office:value-type="string">
            <text:p>¿Quién realiza el seguimiento a las no conformidades?</text:p>
          </table:table-cell>
          <table:table-cell table:style-name="ce79" table:content-validation-name="val26"/>
          <table:table-cell table:style-name="ce84"/>
          <table:table-cell table:style-name="ce84" office:value-type="string">
            <text:p>Entrevista</text:p>
          </table:table-cell>
          <table:table-cell table:style-name="ce86" table:content-validation-name="val27"/>
          <table:table-cell table:style-name="ce82"/>
          <table:table-cell table:style-name="ce74" table:content-validation-name="val29" office:value-type="string">
            <text:p>Inicio</text:p>
          </table:table-cell>
          <table:table-cell table:style-name="ce74" office:value-type="string">
            <text:p>Genérico</text:p>
          </table:table-cell>
          <table:table-cell table:number-columns-repeated="1014"/>
        </table:table-row>
        <table:table-row table:style-name="ro4">
          <table:table-cell/>
          <table:table-cell office:value-type="string">
            <text:p>Adherencia a Proceso</text:p>
          </table:table-cell>
          <table:table-cell office:value-type="string">
            <text:p>¿Cuál es el procedimiento que siguen durante el seguimiento a las no conformidades?</text:p>
          </table:table-cell>
          <table:table-cell table:content-validation-name="val26"/>
          <table:table-cell/>
          <table:table-cell office:value-type="string">
            <text:p>Entrevista</text:p>
          </table:table-cell>
          <table:table-cell table:content-validation-name="val27"/>
          <table:table-cell/>
          <table:table-cell table:content-validation-name="val29" office:value-type="string">
            <text:p>Inicio</text:p>
          </table:table-cell>
          <table:table-cell office:value-type="string">
            <text:p>Genérico</text:p>
          </table:table-cell>
          <table:table-cell table:number-columns-repeated="1014"/>
        </table:table-row>
        <table:table-row table:style-name="ro5">
          <table:table-cell/>
          <table:table-cell office:value-type="string">
            <text:p>Adherencia a Proceso</text:p>
          </table:table-cell>
          <table:table-cell office:value-type="string">
            <text:p>¿Existe algún documento donde se registren estas actividades de seguimiento y el estado de cada no conformidad? ¿Cuál documento?</text:p>
          </table:table-cell>
          <table:table-cell table:content-validation-name="val26"/>
          <table:table-cell/>
          <table:table-cell office:value-type="string">
            <text:p>Entrevista</text:p>
          </table:table-cell>
          <table:table-cell table:content-validation-name="val27"/>
          <table:table-cell/>
          <table:table-cell table:content-validation-name="val29" office:value-type="string">
            <text:p>Inicio</text:p>
          </table:table-cell>
          <table:table-cell office:value-type="string">
            <text:p>Genérico</text:p>
          </table:table-cell>
          <table:table-cell table:number-columns-repeated="1014"/>
        </table:table-row>
        <table:table-row table:style-name="ro4">
          <table:table-cell/>
          <table:table-cell office:value-type="string">
            <text:p>Adherencia a Proceso</text:p>
          </table:table-cell>
          <table:table-cell office:value-type="string">
            <text:p>¿Qué sucede cuando una no conformidad no se resuelve en el plazo establecido?</text:p>
          </table:table-cell>
          <table:table-cell table:content-validation-name="val26"/>
          <table:table-cell/>
          <table:table-cell office:value-type="string">
            <text:p>Entrevista</text:p>
          </table:table-cell>
          <table:table-cell table:content-validation-name="val27"/>
          <table:table-cell/>
          <table:table-cell table:content-validation-name="val29" office:value-type="string">
            <text:p>Inicio</text:p>
          </table:table-cell>
          <table:table-cell office:value-type="string">
            <text:p>Genérico</text:p>
          </table:table-cell>
          <table:table-cell table:number-columns-repeated="1014"/>
        </table:table-row>
        <table:table-row table:style-name="ro4">
          <table:table-cell/>
          <table:table-cell office:value-type="string">
            <text:p>Adherencia a Proceso</text:p>
          </table:table-cell>
          <table:table-cell office:value-type="string">
            <text:p>¿Conocen el significado de escalamiento?</text:p>
          </table:table-cell>
          <table:table-cell table:content-validation-name="val26"/>
          <table:table-cell/>
          <table:table-cell office:value-type="string">
            <text:p>Entrevista</text:p>
          </table:table-cell>
          <table:table-cell table:content-validation-name="val27"/>
          <table:table-cell/>
          <table:table-cell table:content-validation-name="val29" office:value-type="string">
            <text:p>Inicio</text:p>
          </table:table-cell>
          <table:table-cell office:value-type="string">
            <text:p>Genérico</text:p>
          </table:table-cell>
          <table:table-cell table:number-columns-repeated="1014"/>
        </table:table-row>
        <table:table-row table:style-name="ro5">
          <table:table-cell/>
          <table:table-cell office:value-type="string">
            <text:p>Adherencia a Proceso</text:p>
          </table:table-cell>
          <table:table-cell office:value-type="string">
            <text:p>¿Conocen los niveles de escalamiento establecidos en la dirección de producción? ¿Saben a qué nivel escalar cada no conformidad?</text:p>
          </table:table-cell>
          <table:table-cell table:content-validation-name="val26"/>
          <table:table-cell/>
          <table:table-cell office:value-type="string">
            <text:p>Entrevista</text:p>
          </table:table-cell>
          <table:table-cell table:content-validation-name="val27"/>
          <table:table-cell/>
          <table:table-cell table:content-validation-name="val29" office:value-type="string">
            <text:p>Inicio</text:p>
          </table:table-cell>
          <table:table-cell office:value-type="string">
            <text:p>Genérico</text:p>
          </table:table-cell>
          <table:table-cell table:number-columns-repeated="1014"/>
        </table:table-row>
        <table:table-row table:style-name="ro4">
          <table:table-cell/>
          <table:table-cell office:value-type="string">
            <text:p>Adherencia a Proceso</text:p>
          </table:table-cell>
          <table:table-cell office:value-type="string">
            <text:p>¿Conocen el significado de permiso de no conformidad?</text:p>
          </table:table-cell>
          <table:table-cell table:content-validation-name="val26"/>
          <table:table-cell/>
          <table:table-cell office:value-type="string">
            <text:p>Entrevista</text:p>
          </table:table-cell>
          <table:table-cell table:content-validation-name="val27"/>
          <table:table-cell/>
          <table:table-cell table:content-validation-name="val29" office:value-type="string">
            <text:p>Inicio</text:p>
          </table:table-cell>
          <table:table-cell office:value-type="string">
            <text:p>Genérico</text:p>
          </table:table-cell>
          <table:table-cell table:number-columns-repeated="1014"/>
        </table:table-row>
        <table:table-row table:style-name="ro4">
          <table:table-cell/>
          <table:table-cell office:value-type="string">
            <text:p>Adherencia a Proceso</text:p>
          </table:table-cell>
          <table:table-cell office:value-type="string">
            <text:p>¿Cuál es la utilidad de un permiso de no conformidad?</text:p>
          </table:table-cell>
          <table:table-cell table:content-validation-name="val26"/>
          <table:table-cell/>
          <table:table-cell office:value-type="string">
            <text:p>Entrevista</text:p>
          </table:table-cell>
          <table:table-cell table:content-validation-name="val27"/>
          <table:table-cell/>
          <table:table-cell table:content-validation-name="val29" office:value-type="string">
            <text:p>Inicio</text:p>
          </table:table-cell>
          <table:table-cell office:value-type="string">
            <text:p>Genérico</text:p>
          </table:table-cell>
          <table:table-cell table:number-columns-repeated="1014"/>
        </table:table-row>
        <table:table-row table:style-name="ro4">
          <table:table-cell/>
          <table:table-cell office:value-type="string">
            <text:p>Adherencia a Proceso</text:p>
          </table:table-cell>
          <table:table-cell office:value-type="string">
            <text:p>¿Quién otorga los permisos de no conformidad?</text:p>
          </table:table-cell>
          <table:table-cell table:content-validation-name="val26"/>
          <table:table-cell/>
          <table:table-cell office:value-type="string">
            <text:p>Entrevista</text:p>
          </table:table-cell>
          <table:table-cell table:content-validation-name="val27"/>
          <table:table-cell/>
          <table:table-cell table:content-validation-name="val29" office:value-type="string">
            <text:p>Inicio</text:p>
          </table:table-cell>
          <table:table-cell office:value-type="string">
            <text:p>Genérico</text:p>
          </table:table-cell>
          <table:table-cell table:number-columns-repeated="1014"/>
        </table:table-row>
        <table:table-row table:style-name="ro4">
          <table:table-cell table:style-name="ce79" office:value-type="string">
            <text:p>8.2.6</text:p>
          </table:table-cell>
          <table:table-cell table:style-name="ce80" office:value-type="string">
            <text:p>Adherencia a Proceso</text:p>
          </table:table-cell>
          <table:table-cell table:style-name="ce81" office:value-type="string">
            <text:p>¿Tienen establecido estándares?</text:p>
          </table:table-cell>
          <table:table-cell table:style-name="ce79" table:content-validation-name="val26"/>
          <table:table-cell table:style-name="ce84"/>
          <table:table-cell table:style-name="ce84" office:value-type="string">
            <text:p>Entrevista</text:p>
          </table:table-cell>
          <table:table-cell table:style-name="ce86" table:content-validation-name="val27"/>
          <table:table-cell table:style-name="ce82"/>
          <table:table-cell table:style-name="ce74" table:content-validation-name="val29" office:value-type="string">
            <text:p>Inicio</text:p>
          </table:table-cell>
          <table:table-cell table:style-name="ce74" office:value-type="string">
            <text:p>Genérico</text:p>
          </table:table-cell>
          <table:table-cell table:number-columns-repeated="1014"/>
        </table:table-row>
        <table:table-row table:style-name="ro4">
          <table:table-cell/>
          <table:table-cell office:value-type="string">
            <text:p>Adherencia a Proceso</text:p>
          </table:table-cell>
          <table:table-cell office:value-type="string">
            <text:p>¿Qué tipo de estándares tiene establecido?</text:p>
          </table:table-cell>
          <table:table-cell table:content-validation-name="val26"/>
          <table:table-cell/>
          <table:table-cell office:value-type="string">
            <text:p>Entrevista</text:p>
          </table:table-cell>
          <table:table-cell table:content-validation-name="val27"/>
          <table:table-cell/>
          <table:table-cell table:content-validation-name="val29" office:value-type="string">
            <text:p>Inicio</text:p>
          </table:table-cell>
          <table:table-cell office:value-type="string">
            <text:p>Genérico</text:p>
          </table:table-cell>
          <table:table-cell table:number-columns-repeated="1014"/>
        </table:table-row>
        <table:table-row table:style-name="ro4">
          <table:table-cell/>
          <table:table-cell office:value-type="string">
            <text:p>Adherencia a Proceso</text:p>
          </table:table-cell>
          <table:table-cell office:value-type="string">
            <text:p>¿Para qué sirven estos estándares?</text:p>
          </table:table-cell>
          <table:table-cell table:content-validation-name="val26"/>
          <table:table-cell/>
          <table:table-cell office:value-type="string">
            <text:p>Entrevista</text:p>
          </table:table-cell>
          <table:table-cell table:content-validation-name="val27"/>
          <table:table-cell/>
          <table:table-cell table:content-validation-name="val29" office:value-type="string">
            <text:p>Inicio</text:p>
          </table:table-cell>
          <table:table-cell office:value-type="string">
            <text:p>Genérico</text:p>
          </table:table-cell>
          <table:table-cell table:number-columns-repeated="1014"/>
        </table:table-row>
        <table:table-row table:style-name="ro4">
          <table:table-cell/>
          <table:table-cell office:value-type="string">
            <text:p>Adherencia a Proceso</text:p>
          </table:table-cell>
          <table:table-cell office:value-type="string">
            <text:p>¿Se aplican estos estándares?</text:p>
          </table:table-cell>
          <table:table-cell table:content-validation-name="val26"/>
          <table:table-cell/>
          <table:table-cell office:value-type="string">
            <text:p>Entrevista</text:p>
          </table:table-cell>
          <table:table-cell table:content-validation-name="val27"/>
          <table:table-cell/>
          <table:table-cell table:content-validation-name="val29" office:value-type="string">
            <text:p>Inicio</text:p>
          </table:table-cell>
          <table:table-cell office:value-type="string">
            <text:p>Genérico</text:p>
          </table:table-cell>
          <table:table-cell table:number-columns-repeated="1014"/>
        </table:table-row>
        <table:table-row table:style-name="ro4">
          <table:table-cell/>
          <table:table-cell office:value-type="string">
            <text:p>Adherencia a Proceso</text:p>
          </table:table-cell>
          <table:table-cell office:value-type="string">
            <text:p>¿Se encuentran disponibles estos estándares para que la gente los conozca?</text:p>
          </table:table-cell>
          <table:table-cell table:content-validation-name="val26"/>
          <table:table-cell/>
          <table:table-cell office:value-type="string">
            <text:p>Entrevista</text:p>
          </table:table-cell>
          <table:table-cell table:content-validation-name="val27"/>
          <table:table-cell/>
          <table:table-cell table:content-validation-name="val29" office:value-type="string">
            <text:p>Inicio</text:p>
          </table:table-cell>
          <table:table-cell office:value-type="string">
            <text:p>Genérico</text:p>
          </table:table-cell>
          <table:table-cell table:number-columns-repeated="1014"/>
        </table:table-row>
        <table:table-row table:style-name="ro4">
          <table:table-cell/>
          <table:table-cell office:value-type="string">
            <text:p>Adherencia a Proceso</text:p>
          </table:table-cell>
          <table:table-cell office:value-type="string">
            <text:p>¿Cómo se aseguran que los estándares están siendo utilizados?</text:p>
          </table:table-cell>
          <table:table-cell table:content-validation-name="val26"/>
          <table:table-cell/>
          <table:table-cell office:value-type="string">
            <text:p>Entrevista</text:p>
          </table:table-cell>
          <table:table-cell table:content-validation-name="val27"/>
          <table:table-cell/>
          <table:table-cell table:content-validation-name="val29" office:value-type="string">
            <text:p>Inicio</text:p>
          </table:table-cell>
          <table:table-cell office:value-type="string">
            <text:p>Genérico</text:p>
          </table:table-cell>
          <table:table-cell table:number-columns-repeated="1014"/>
        </table:table-row>
        <table:table-row table:style-name="ro4">
          <table:table-cell table:style-name="ce79" office:value-type="string">
            <text:p>8.3.6</text:p>
          </table:table-cell>
          <table:table-cell table:style-name="ce80" office:value-type="string">
            <text:p>Adherencia a Proceso</text:p>
          </table:table-cell>
          <table:table-cell table:style-name="ce81" office:value-type="string">
            <text:p>¿Se identifican los posibles riesgos que pueden ocurrir durante el desarrollo del proyecto?</text:p>
          </table:table-cell>
          <table:table-cell table:style-name="ce79" table:content-validation-name="val26"/>
          <table:table-cell table:style-name="ce84"/>
          <table:table-cell table:style-name="ce84" office:value-type="string">
            <text:p>Entrevista</text:p>
          </table:table-cell>
          <table:table-cell table:style-name="ce86" table:content-validation-name="val27"/>
          <table:table-cell table:style-name="ce82"/>
          <table:table-cell table:style-name="ce74" table:content-validation-name="val29" office:value-type="string">
            <text:p>Inicio</text:p>
          </table:table-cell>
          <table:table-cell table:style-name="ce74" office:value-type="string">
            <text:p>Genérico</text:p>
          </table:table-cell>
          <table:table-cell table:number-columns-repeated="1014"/>
        </table:table-row>
        <table:table-row table:style-name="ro4">
          <table:table-cell/>
          <table:table-cell office:value-type="string">
            <text:p>Adherencia a Proceso</text:p>
          </table:table-cell>
          <table:table-cell office:value-type="string">
            <text:p>¿Qué ocurre cuando se presenta alguno de estos riesgos?</text:p>
          </table:table-cell>
          <table:table-cell table:content-validation-name="val26"/>
          <table:table-cell/>
          <table:table-cell office:value-type="string">
            <text:p>Entrevista</text:p>
          </table:table-cell>
          <table:table-cell table:content-validation-name="val27"/>
          <table:table-cell/>
          <table:table-cell table:content-validation-name="val29" office:value-type="string">
            <text:p>Inicio</text:p>
          </table:table-cell>
          <table:table-cell office:value-type="string">
            <text:p>Genérico</text:p>
          </table:table-cell>
          <table:table-cell table:number-columns-repeated="1014"/>
        </table:table-row>
        <table:table-row table:style-name="ro4">
          <table:table-cell/>
          <table:table-cell office:value-type="string">
            <text:p>Adherencia a Proceso</text:p>
          </table:table-cell>
          <table:table-cell office:value-type="string">
            <text:p>¿Se encuentran documentadas estas acciones?</text:p>
          </table:table-cell>
          <table:table-cell table:content-validation-name="val26"/>
          <table:table-cell/>
          <table:table-cell office:value-type="string">
            <text:p>Entrevista</text:p>
          </table:table-cell>
          <table:table-cell table:content-validation-name="val27"/>
          <table:table-cell/>
          <table:table-cell table:content-validation-name="val29" office:value-type="string">
            <text:p>Inicio</text:p>
          </table:table-cell>
          <table:table-cell office:value-type="string">
            <text:p>Genérico</text:p>
          </table:table-cell>
          <table:table-cell table:number-columns-repeated="1014"/>
        </table:table-row>
        <table:table-row table:style-name="ro4">
          <table:table-cell/>
          <table:table-cell office:value-type="string">
            <text:p>Adherencia a Proceso</text:p>
          </table:table-cell>
          <table:table-cell office:value-type="string">
            <text:p>¿Cómo qué se conocen estas acciones? (Plan de contingencia)</text:p>
          </table:table-cell>
          <table:table-cell table:content-validation-name="val26"/>
          <table:table-cell/>
          <table:table-cell office:value-type="string">
            <text:p>Entrevista</text:p>
          </table:table-cell>
          <table:table-cell table:content-validation-name="val27"/>
          <table:table-cell/>
          <table:table-cell table:content-validation-name="val29" office:value-type="string">
            <text:p>Inicio</text:p>
          </table:table-cell>
          <table:table-cell office:value-type="string">
            <text:p>Genérico</text:p>
          </table:table-cell>
          <table:table-cell table:number-columns-repeated="1014"/>
        </table:table-row>
        <table:table-row table:style-name="ro4">
          <table:table-cell/>
          <table:table-cell office:value-type="string">
            <text:p>Adherencia a Proceso</text:p>
          </table:table-cell>
          <table:table-cell office:value-type="string">
            <text:p>¿Se ha presentado algún riesgo hasta el momento?</text:p>
          </table:table-cell>
          <table:table-cell table:content-validation-name="val26"/>
          <table:table-cell/>
          <table:table-cell office:value-type="string">
            <text:p>Entrevista</text:p>
          </table:table-cell>
          <table:table-cell table:content-validation-name="val27"/>
          <table:table-cell/>
          <table:table-cell table:content-validation-name="val29" office:value-type="string">
            <text:p>Inicio</text:p>
          </table:table-cell>
          <table:table-cell office:value-type="string">
            <text:p>Genérico</text:p>
          </table:table-cell>
          <table:table-cell table:number-columns-repeated="1014"/>
        </table:table-row>
        <table:table-row table:style-name="ro4">
          <table:table-cell/>
          <table:table-cell office:value-type="string">
            <text:p>Adherencia a Proceso</text:p>
          </table:table-cell>
          <table:table-cell office:value-type="string">
            <text:p>¿Han aprendido alguna lección de los riesgos que se le han presentado?</text:p>
          </table:table-cell>
          <table:table-cell table:content-validation-name="val26"/>
          <table:table-cell/>
          <table:table-cell office:value-type="string">
            <text:p>Entrevista</text:p>
          </table:table-cell>
          <table:table-cell table:content-validation-name="val27"/>
          <table:table-cell/>
          <table:table-cell table:content-validation-name="val29" office:value-type="string">
            <text:p>Inicio</text:p>
          </table:table-cell>
          <table:table-cell office:value-type="string">
            <text:p>Genérico</text:p>
          </table:table-cell>
          <table:table-cell table:number-columns-repeated="1014"/>
        </table:table-row>
        <table:table-row table:style-name="ro4">
          <table:table-cell table:style-name="ce79" office:value-type="string">
            <text:p>8.4.2</text:p>
          </table:table-cell>
          <table:table-cell table:style-name="ce80" office:value-type="string">
            <text:p>Adherencia a Proceso</text:p>
          </table:table-cell>
          <table:table-cell table:style-name="ce82" office:value-type="string">
            <text:p>¿Cómo se llevan a cabo las actividades de gestión de configuración?</text:p>
          </table:table-cell>
          <table:table-cell table:style-name="ce79" table:content-validation-name="val26"/>
          <table:table-cell table:style-name="ce84"/>
          <table:table-cell table:style-name="ce84" office:value-type="string">
            <text:p>Entrevista</text:p>
          </table:table-cell>
          <table:table-cell table:style-name="ce86" table:content-validation-name="val27"/>
          <table:table-cell table:style-name="ce82"/>
          <table:table-cell table:style-name="ce74" table:content-validation-name="val29" office:value-type="string">
            <text:p>Inicio</text:p>
          </table:table-cell>
          <table:table-cell table:style-name="ce74" office:value-type="string">
            <text:p>Genérico</text:p>
          </table:table-cell>
          <table:table-cell table:number-columns-repeated="1014"/>
        </table:table-row>
        <table:table-row table:style-name="ro4">
          <table:table-cell/>
          <table:table-cell office:value-type="string">
            <text:p>Adherencia a Proceso</text:p>
          </table:table-cell>
          <table:table-cell office:value-type="string">
            <text:p>¿Cómo y quién selecciona los elementos de configuración y las líneas bases del proyecto?</text:p>
          </table:table-cell>
          <table:table-cell table:content-validation-name="val26"/>
          <table:table-cell/>
          <table:table-cell office:value-type="string">
            <text:p>Entrevista</text:p>
          </table:table-cell>
          <table:table-cell table:content-validation-name="val27"/>
          <table:table-cell/>
          <table:table-cell table:content-validation-name="val29" office:value-type="string">
            <text:p>Inicio</text:p>
          </table:table-cell>
          <table:table-cell office:value-type="string">
            <text:p>Genérico</text:p>
          </table:table-cell>
          <table:table-cell table:number-columns-repeated="1014"/>
        </table:table-row>
        <table:table-row table:style-name="ro4">
          <table:table-cell/>
          <table:table-cell office:value-type="string">
            <text:p>Adherencia a Proceso</text:p>
          </table:table-cell>
          <table:table-cell office:value-type="string">
            <text:p>¿Quién y cómo se fiscaliza la gestión de la configuración?</text:p>
          </table:table-cell>
          <table:table-cell table:content-validation-name="val26"/>
          <table:table-cell/>
          <table:table-cell office:value-type="string">
            <text:p>Entrevista</text:p>
          </table:table-cell>
          <table:table-cell table:content-validation-name="val27"/>
          <table:table-cell/>
          <table:table-cell table:content-validation-name="val29" office:value-type="string">
            <text:p>Inicio</text:p>
          </table:table-cell>
          <table:table-cell office:value-type="string">
            <text:p>Genérico</text:p>
          </table:table-cell>
          <table:table-cell table:number-columns-repeated="1014"/>
        </table:table-row>
        <table:table-row table:style-name="ro4">
          <table:table-cell/>
          <table:table-cell office:value-type="string">
            <text:p>Adherencia a Proceso</text:p>
          </table:table-cell>
          <table:table-cell office:value-type="string">
            <text:p>¿Se mantienen registros de las auditorías a la configuración?</text:p>
          </table:table-cell>
          <table:table-cell table:content-validation-name="val26"/>
          <table:table-cell/>
          <table:table-cell office:value-type="string">
            <text:p>Entrevista</text:p>
          </table:table-cell>
          <table:table-cell table:content-validation-name="val27"/>
          <table:table-cell/>
          <table:table-cell table:content-validation-name="val29" office:value-type="string">
            <text:p>Inicio</text:p>
          </table:table-cell>
          <table:table-cell office:value-type="string">
            <text:p>Genérico</text:p>
          </table:table-cell>
          <table:table-cell table:number-columns-repeated="1014"/>
        </table:table-row>
        <table:table-row table:style-name="ro4">
          <table:table-cell/>
          <table:table-cell office:value-type="string">
            <text:p>Adherencia a Proceso</text:p>
          </table:table-cell>
          <table:table-cell office:value-type="string">
            <text:p>¿Qué sucede cuando se ha violado algún elemento de configuración?</text:p>
          </table:table-cell>
          <table:table-cell table:content-validation-name="val26"/>
          <table:table-cell/>
          <table:table-cell office:value-type="string">
            <text:p>Entrevista</text:p>
          </table:table-cell>
          <table:table-cell table:content-validation-name="val27"/>
          <table:table-cell/>
          <table:table-cell table:content-validation-name="val29" office:value-type="string">
            <text:p>Inicio</text:p>
          </table:table-cell>
          <table:table-cell office:value-type="string">
            <text:p>Genérico</text:p>
          </table:table-cell>
          <table:table-cell table:number-columns-repeated="1014"/>
        </table:table-row>
        <table:table-row table:style-name="ro4">
          <table:table-cell/>
          <table:table-cell office:value-type="string">
            <text:p>Adherencia a Proceso</text:p>
          </table:table-cell>
          <table:table-cell office:value-type="string">
            <text:p>¿Se utilizan herramientas para la gestión de configuración?</text:p>
          </table:table-cell>
          <table:table-cell table:content-validation-name="val26"/>
          <table:table-cell/>
          <table:table-cell office:value-type="string">
            <text:p>Entrevista</text:p>
          </table:table-cell>
          <table:table-cell table:content-validation-name="val27"/>
          <table:table-cell/>
          <table:table-cell table:content-validation-name="val29" office:value-type="string">
            <text:p>Inicio</text:p>
          </table:table-cell>
          <table:table-cell office:value-type="string">
            <text:p>Genérico</text:p>
          </table:table-cell>
          <table:table-cell table:number-columns-repeated="1014"/>
        </table:table-row>
        <table:table-row table:style-name="ro4">
          <table:table-cell/>
          <table:table-cell office:value-type="string">
            <text:p>Adherencia a Proceso</text:p>
          </table:table-cell>
          <table:table-cell office:value-type="string">
            <text:p>¿Qué tipo de herramientas, cuáles?</text:p>
          </table:table-cell>
          <table:table-cell table:content-validation-name="val26"/>
          <table:table-cell/>
          <table:table-cell office:value-type="string">
            <text:p>Entrevista</text:p>
          </table:table-cell>
          <table:table-cell table:content-validation-name="val27"/>
          <table:table-cell/>
          <table:table-cell table:content-validation-name="val29" office:value-type="string">
            <text:p>Inicio</text:p>
          </table:table-cell>
          <table:table-cell office:value-type="string">
            <text:p>Genérico</text:p>
          </table:table-cell>
          <table:table-cell table:number-columns-repeated="1014"/>
        </table:table-row>
        <table:table-row table:style-name="ro4">
          <table:table-cell table:style-name="ce79" office:value-type="string">
            <text:p>8.4.3</text:p>
          </table:table-cell>
          <table:table-cell table:style-name="ce80" office:value-type="string">
            <text:p>Adherencia a Proceso</text:p>
          </table:table-cell>
          <table:table-cell table:style-name="ce82" office:value-type="string">
            <text:p>¿El proyecto mantiene un glosario de términos?</text:p>
          </table:table-cell>
          <table:table-cell table:style-name="ce79" table:content-validation-name="val26"/>
          <table:table-cell table:style-name="ce84"/>
          <table:table-cell table:style-name="ce84" office:value-type="string">
            <text:p>Entrevista</text:p>
          </table:table-cell>
          <table:table-cell table:style-name="ce86" table:content-validation-name="val27"/>
          <table:table-cell table:style-name="ce82"/>
          <table:table-cell table:style-name="ce74" table:content-validation-name="val29" office:value-type="string">
            <text:p>Inicio</text:p>
          </table:table-cell>
          <table:table-cell table:style-name="ce74" office:value-type="string">
            <text:p>Genérico</text:p>
          </table:table-cell>
          <table:table-cell table:number-columns-repeated="1014"/>
        </table:table-row>
        <table:table-row table:style-name="ro4">
          <table:table-cell/>
          <table:table-cell office:value-type="string">
            <text:p>Adherencia a Proceso</text:p>
          </table:table-cell>
          <table:table-cell office:value-type="string">
            <text:p>¿Quién es el responsable de mantener actualizado el glosario de términos?</text:p>
          </table:table-cell>
          <table:table-cell table:content-validation-name="val26"/>
          <table:table-cell/>
          <table:table-cell office:value-type="string">
            <text:p>Entrevista</text:p>
          </table:table-cell>
          <table:table-cell table:content-validation-name="val27"/>
          <table:table-cell/>
          <table:table-cell table:content-validation-name="val29" office:value-type="string">
            <text:p>Inicio</text:p>
          </table:table-cell>
          <table:table-cell office:value-type="string">
            <text:p>Genérico</text:p>
          </table:table-cell>
          <table:table-cell table:number-columns-repeated="1014"/>
        </table:table-row>
        <table:table-row table:style-name="ro4">
          <table:table-cell/>
          <table:table-cell office:value-type="string">
            <text:p>Adherencia a Proceso</text:p>
          </table:table-cell>
          <table:table-cell office:value-type="string">
            <text:p>¿Cómo se asegura que el glosario de términos es conocido por todos los miembros del proyecto?</text:p>
          </table:table-cell>
          <table:table-cell table:content-validation-name="val26"/>
          <table:table-cell/>
          <table:table-cell office:value-type="string">
            <text:p>Entrevista</text:p>
          </table:table-cell>
          <table:table-cell table:content-validation-name="val27"/>
          <table:table-cell/>
          <table:table-cell table:content-validation-name="val29" office:value-type="string">
            <text:p>Inicio</text:p>
          </table:table-cell>
          <table:table-cell office:value-type="string">
            <text:p>Genérico</text:p>
          </table:table-cell>
          <table:table-cell table:number-columns-repeated="1014"/>
        </table:table-row>
        <table:table-row table:style-name="ro4">
          <table:table-cell table:style-name="ce79" office:value-type="string">
            <text:p>8.4.4</text:p>
          </table:table-cell>
          <table:table-cell table:style-name="ce80" office:value-type="string">
            <text:p>Adherencia a Proceso</text:p>
          </table:table-cell>
          <table:table-cell table:style-name="ce82" office:value-type="string">
            <text:p>¿El proyecto ha definido la metodología que va a utilizar?</text:p>
          </table:table-cell>
          <table:table-cell table:style-name="ce79" table:content-validation-name="val26"/>
          <table:table-cell table:style-name="ce84"/>
          <table:table-cell table:style-name="ce84" office:value-type="string">
            <text:p>Entrevista</text:p>
          </table:table-cell>
          <table:table-cell table:style-name="ce86" table:content-validation-name="val27"/>
          <table:table-cell table:style-name="ce82"/>
          <table:table-cell table:style-name="ce74" table:content-validation-name="val29" office:value-type="string">
            <text:p>Inicio</text:p>
          </table:table-cell>
          <table:table-cell table:style-name="ce74" office:value-type="string">
            <text:p>Genérico</text:p>
          </table:table-cell>
          <table:table-cell table:number-columns-repeated="1014"/>
        </table:table-row>
        <table:table-row table:style-name="ro5">
          <table:table-cell/>
          <table:table-cell office:value-type="string">
            <text:p>Adherencia a Proceso</text:p>
          </table:table-cell>
          <table:table-cell office:value-type="string">
            <text:p>¿Se van a utilizar todas las fases, actividades, roles y artefactos propuestos por esta metodología?</text:p>
          </table:table-cell>
          <table:table-cell table:content-validation-name="val26"/>
          <table:table-cell/>
          <table:table-cell office:value-type="string">
            <text:p>Entrevista</text:p>
          </table:table-cell>
          <table:table-cell table:content-validation-name="val27"/>
          <table:table-cell/>
          <table:table-cell table:content-validation-name="val29" office:value-type="string">
            <text:p>Inicio</text:p>
          </table:table-cell>
          <table:table-cell office:value-type="string">
            <text:p>Genérico</text:p>
          </table:table-cell>
          <table:table-cell table:number-columns-repeated="1014"/>
        </table:table-row>
        <table:table-row table:style-name="ro4">
          <table:table-cell/>
          <table:table-cell office:value-type="string">
            <text:p>Adherencia a Proceso</text:p>
          </table:table-cell>
          <table:table-cell office:value-type="string">
            <text:p>¿Dónde se especifican las exclusiones y la configuración de la metodología seleccionada?</text:p>
          </table:table-cell>
          <table:table-cell table:content-validation-name="val26"/>
          <table:table-cell/>
          <table:table-cell office:value-type="string">
            <text:p>Entrevista</text:p>
          </table:table-cell>
          <table:table-cell table:content-validation-name="val27"/>
          <table:table-cell/>
          <table:table-cell table:content-validation-name="val29" office:value-type="string">
            <text:p>Inicio</text:p>
          </table:table-cell>
          <table:table-cell office:value-type="string">
            <text:p>Genérico</text:p>
          </table:table-cell>
          <table:table-cell table:number-columns-repeated="1014"/>
        </table:table-row>
        <table:table-row table:style-name="ro7">
          <table:table-cell/>
          <table:table-cell office:value-type="string">
            <text:p>Adherencia a Proceso</text:p>
          </table:table-cell>
          <table:table-cell office:value-type="string">
            <text:p>¿Se han realizado capacitaciones a los miembros del proyecto de acuerdo a los roles que le corresponden desempeñar según esta metodología?</text:p>
          </table:table-cell>
          <table:table-cell table:content-validation-name="val26"/>
          <table:table-cell/>
          <table:table-cell office:value-type="string">
            <text:p>Entrevista</text:p>
          </table:table-cell>
          <table:table-cell table:content-validation-name="val27"/>
          <table:table-cell/>
          <table:table-cell table:content-validation-name="val29" office:value-type="string">
            <text:p>Inicio</text:p>
          </table:table-cell>
          <table:table-cell office:value-type="string">
            <text:p>Genérico</text:p>
          </table:table-cell>
          <table:table-cell table:number-columns-repeated="1014"/>
        </table:table-row>
        <table:table-row table:style-name="ro4">
          <table:table-cell table:style-name="ce79" office:value-type="string">
            <text:p>8.4.5</text:p>
          </table:table-cell>
          <table:table-cell table:style-name="ce80" office:value-type="string">
            <text:p>Adherencia a Proceso</text:p>
          </table:table-cell>
          <table:table-cell table:style-name="ce81" office:value-type="string">
            <text:p>¿El proyecto ha declarado las herramientas CASE que utilizará durante su desarrollo?</text:p>
          </table:table-cell>
          <table:table-cell table:style-name="ce79" table:content-validation-name="val26"/>
          <table:table-cell table:style-name="ce84"/>
          <table:table-cell table:style-name="ce84" office:value-type="string">
            <text:p>Entrevista</text:p>
          </table:table-cell>
          <table:table-cell table:style-name="ce86" table:content-validation-name="val27"/>
          <table:table-cell table:style-name="ce82"/>
          <table:table-cell table:style-name="ce74" table:content-validation-name="val29" office:value-type="string">
            <text:p>Inicio</text:p>
          </table:table-cell>
          <table:table-cell table:style-name="ce74" office:value-type="string">
            <text:p>Genérico</text:p>
          </table:table-cell>
          <table:table-cell table:number-columns-repeated="1014"/>
        </table:table-row>
        <table:table-row table:style-name="ro4">
          <table:table-cell/>
          <table:table-cell office:value-type="string">
            <text:p>Adherencia a Proceso</text:p>
          </table:table-cell>
          <table:table-cell office:value-type="string">
            <text:p>¿Estas herramientas CASEs están aprobadas por la dirección técnica?</text:p>
          </table:table-cell>
          <table:table-cell table:content-validation-name="val26"/>
          <table:table-cell/>
          <table:table-cell office:value-type="string">
            <text:p>Entrevista</text:p>
          </table:table-cell>
          <table:table-cell table:content-validation-name="val27"/>
          <table:table-cell/>
          <table:table-cell table:content-validation-name="val29" office:value-type="string">
            <text:p>Inicio</text:p>
          </table:table-cell>
          <table:table-cell office:value-type="string">
            <text:p>Genérico</text:p>
          </table:table-cell>
          <table:table-cell table:number-columns-repeated="1014"/>
        </table:table-row>
        <table:table-row table:style-name="ro4">
          <table:table-cell/>
          <table:table-cell office:value-type="string">
            <text:p>Adherencia a Proceso</text:p>
          </table:table-cell>
          <table:table-cell office:value-type="string">
            <text:p>¿Se han realizado capacitaciones a los miembros del proyecto en el uso de estas herramientas?</text:p>
          </table:table-cell>
          <table:table-cell table:content-validation-name="val26"/>
          <table:table-cell/>
          <table:table-cell office:value-type="string">
            <text:p>Entrevista</text:p>
          </table:table-cell>
          <table:table-cell table:content-validation-name="val27"/>
          <table:table-cell/>
          <table:table-cell table:content-validation-name="val29" office:value-type="string">
            <text:p>Inicio</text:p>
          </table:table-cell>
          <table:table-cell office:value-type="string">
            <text:p>Genérico</text:p>
          </table:table-cell>
          <table:table-cell table:number-columns-repeated="1014"/>
        </table:table-row>
        <table:table-row table:style-name="ro4">
          <table:table-cell table:style-name="ce79" office:value-type="string">
            <text:p>8.2.1</text:p>
          </table:table-cell>
          <table:table-cell table:style-name="ce80" office:value-type="string">
            <text:p>Adherencia a Proceso</text:p>
          </table:table-cell>
          <table:table-cell table:style-name="ce81" office:value-type="string">
            <text:p>¿Durante la gestión de los requisitos cuáles son las actividades que realizan?</text:p>
          </table:table-cell>
          <table:table-cell table:style-name="ce79" table:content-validation-name="val26"/>
          <table:table-cell table:style-name="ce84"/>
          <table:table-cell table:style-name="ce84" office:value-type="string">
            <text:p>Entrevista</text:p>
          </table:table-cell>
          <table:table-cell table:style-name="ce86" table:content-validation-name="val27"/>
          <table:table-cell table:style-name="ce82"/>
          <table:table-cell table:style-name="ce74" table:content-validation-name="val29" office:value-type="string">
            <text:p>Inicio</text:p>
          </table:table-cell>
          <table:table-cell table:style-name="ce74" office:value-type="string">
            <text:p>Genérico</text:p>
          </table:table-cell>
          <table:table-cell table:number-columns-repeated="1014"/>
        </table:table-row>
        <table:table-row table:style-name="ro4">
          <table:table-cell table:style-name="ce79" office:value-type="string">
            <text:p>8.2.2</text:p>
          </table:table-cell>
          <table:table-cell table:style-name="ce80" office:value-type="string">
            <text:p>Adherencia a Proceso</text:p>
          </table:table-cell>
          <table:table-cell table:style-name="ce81" office:value-type="string">
            <text:p>¿Cómo realizan la selección de los proveedores de requisitos? ¿Existen criterios para esta selección?</text:p>
          </table:table-cell>
          <table:table-cell table:style-name="ce79" table:content-validation-name="val26"/>
          <table:table-cell table:style-name="ce84"/>
          <table:table-cell table:style-name="ce84" office:value-type="string">
            <text:p>Entrevista</text:p>
          </table:table-cell>
          <table:table-cell table:style-name="ce86" table:content-validation-name="val27"/>
          <table:table-cell table:style-name="ce82"/>
          <table:table-cell table:style-name="ce74" table:content-validation-name="val29" office:value-type="string">
            <text:p>Inicio</text:p>
          </table:table-cell>
          <table:table-cell table:style-name="ce74" office:value-type="string">
            <text:p>Genérico</text:p>
          </table:table-cell>
          <table:table-cell table:number-columns-repeated="1014"/>
        </table:table-row>
        <table:table-row table:style-name="ro4">
          <table:table-cell/>
          <table:table-cell office:value-type="string">
            <text:p>Adherencia a Proceso</text:p>
          </table:table-cell>
          <table:table-cell office:value-type="string">
            <text:p>¿Después de la captura de requisitos, cómo se validan?</text:p>
          </table:table-cell>
          <table:table-cell table:content-validation-name="val26"/>
          <table:table-cell/>
          <table:table-cell office:value-type="string">
            <text:p>Entrevista</text:p>
          </table:table-cell>
          <table:table-cell table:content-validation-name="val27"/>
          <table:table-cell/>
          <table:table-cell table:content-validation-name="val29" office:value-type="string">
            <text:p>Inicio</text:p>
          </table:table-cell>
          <table:table-cell office:value-type="string">
            <text:p>Genérico</text:p>
          </table:table-cell>
          <table:table-cell table:number-columns-repeated="1014"/>
        </table:table-row>
        <table:table-row table:style-name="ro5">
          <table:table-cell/>
          <table:table-cell office:value-type="string">
            <text:p>Adherencia a Proceso</text:p>
          </table:table-cell>
          <table:table-cell office:value-type="string">
            <text:p>¿Cómo mantienen relación con los proveedores de requisitos? ¿Cualquiera de ellos puede realizar una solicitud de cambio?</text:p>
          </table:table-cell>
          <table:table-cell table:content-validation-name="val26"/>
          <table:table-cell/>
          <table:table-cell office:value-type="string">
            <text:p>Entrevista</text:p>
          </table:table-cell>
          <table:table-cell table:content-validation-name="val27"/>
          <table:table-cell/>
          <table:table-cell table:content-validation-name="val29" office:value-type="string">
            <text:p>Inicio</text:p>
          </table:table-cell>
          <table:table-cell office:value-type="string">
            <text:p>Genérico</text:p>
          </table:table-cell>
          <table:table-cell table:number-columns-repeated="1014"/>
        </table:table-row>
        <table:table-row table:style-name="ro2">
          <table:table-cell table:style-name="Default" table:number-columns-repeated="10"/>
          <table:table-cell table:number-columns-repeated="1014"/>
        </table:table-row>
        <table:table-row table:style-name="ro5">
          <table:table-cell/>
          <table:table-cell office:value-type="string">
            <text:p>Adherencia a Proceso</text:p>
          </table:table-cell>
          <table:table-cell office:value-type="string">
            <text:p>¿Quién aprueba los cambios realizados por los proveedores de requisitos, quien recibe estas <text:s/>solicitudes de cambios?</text:p>
          </table:table-cell>
          <table:table-cell table:content-validation-name="val26"/>
          <table:table-cell/>
          <table:table-cell office:value-type="string">
            <text:p>Entrevista</text:p>
          </table:table-cell>
          <table:table-cell table:content-validation-name="val27"/>
          <table:table-cell/>
          <table:table-cell table:content-validation-name="val29" office:value-type="string">
            <text:p>Inicio</text:p>
          </table:table-cell>
          <table:table-cell office:value-type="string">
            <text:p>Genérico</text:p>
          </table:table-cell>
          <table:table-cell table:number-columns-repeated="1014"/>
        </table:table-row>
        <table:table-row table:style-name="ro5">
          <table:table-cell/>
          <table:table-cell office:value-type="string">
            <text:p>Adherencia a Proceso</text:p>
          </table:table-cell>
          <table:table-cell office:value-type="string">
            <text:p>¿Se mide el impacto que pueden tener estos cambios en el proyecto? ¿Cómo lo hacen? ¿Queda registrado?</text:p>
          </table:table-cell>
          <table:table-cell table:content-validation-name="val26"/>
          <table:table-cell/>
          <table:table-cell office:value-type="string">
            <text:p>Entrevista</text:p>
          </table:table-cell>
          <table:table-cell table:content-validation-name="val27"/>
          <table:table-cell/>
          <table:table-cell table:content-validation-name="val29" office:value-type="string">
            <text:p>Inicio</text:p>
          </table:table-cell>
          <table:table-cell office:value-type="string">
            <text:p>Genérico</text:p>
          </table:table-cell>
          <table:table-cell table:number-columns-repeated="1014"/>
        </table:table-row>
        <table:table-row table:style-name="ro4">
          <table:table-cell/>
          <table:table-cell office:value-type="string">
            <text:p>Adherencia a Proceso</text:p>
          </table:table-cell>
          <table:table-cell office:value-type="string">
            <text:p>¿Cómo se realiza la trazabilidad o rastreo de los requisitos?</text:p>
          </table:table-cell>
          <table:table-cell table:content-validation-name="val26"/>
          <table:table-cell/>
          <table:table-cell office:value-type="string">
            <text:p>Entrevista</text:p>
          </table:table-cell>
          <table:table-cell table:content-validation-name="val27"/>
          <table:table-cell/>
          <table:table-cell table:content-validation-name="val29" office:value-type="string">
            <text:p>Inicio</text:p>
          </table:table-cell>
          <table:table-cell office:value-type="string">
            <text:p>Genérico</text:p>
          </table:table-cell>
          <table:table-cell table:number-columns-repeated="1014"/>
        </table:table-row>
        <table:table-row table:style-name="ro4">
          <table:table-cell/>
          <table:table-cell office:value-type="string">
            <text:p>Adherencia a Proceso</text:p>
          </table:table-cell>
          <table:table-cell office:value-type="string">
            <text:p>¿Utilizan alguna herramienta para mantener esta trazabilidad?</text:p>
          </table:table-cell>
          <table:table-cell table:content-validation-name="val26"/>
          <table:table-cell/>
          <table:table-cell office:value-type="string">
            <text:p>Entrevista</text:p>
          </table:table-cell>
          <table:table-cell table:content-validation-name="val27"/>
          <table:table-cell/>
          <table:table-cell table:content-validation-name="val29" office:value-type="string">
            <text:p>Inicio</text:p>
          </table:table-cell>
          <table:table-cell office:value-type="string">
            <text:p>Genérico</text:p>
          </table:table-cell>
          <table:table-cell table:number-columns-repeated="1014"/>
        </table:table-row>
        <table:table-row table:style-name="ro4">
          <table:table-cell/>
          <table:table-cell office:value-type="string">
            <text:p>Adherencia a Proceso</text:p>
          </table:table-cell>
          <table:table-cell office:value-type="string">
            <text:p>¿Para que sirve la trazabilidad de los requisitos?</text:p>
          </table:table-cell>
          <table:table-cell table:content-validation-name="val26"/>
          <table:table-cell/>
          <table:table-cell office:value-type="string">
            <text:p>Entrevista</text:p>
          </table:table-cell>
          <table:table-cell table:content-validation-name="val27"/>
          <table:table-cell/>
          <table:table-cell table:content-validation-name="val29" office:value-type="string">
            <text:p>Inicio</text:p>
          </table:table-cell>
          <table:table-cell office:value-type="string">
            <text:p>Genérico</text:p>
          </table:table-cell>
          <table:table-cell table:number-columns-repeated="1014"/>
        </table:table-row>
        <table:table-row table:style-name="ro4">
          <table:table-cell table:style-name="ce9"/>
          <table:table-cell table:style-name="ce21" office:value-type="string">
            <text:p>Adherencia a Proceso</text:p>
          </table:table-cell>
          <table:table-cell table:style-name="ce32" office:value-type="string">
            <text:p>¿Qué relación existe entre un requisito y una Historia de Usuario</text:p>
          </table:table-cell>
          <table:table-cell table:style-name="ce9" table:content-validation-name="val26"/>
          <table:table-cell table:style-name="ce49"/>
          <table:table-cell table:style-name="ce49" office:value-type="string">
            <text:p>Entrevista</text:p>
          </table:table-cell>
          <table:table-cell table:style-name="ce54" table:content-validation-name="val27"/>
          <table:table-cell table:style-name="ce32"/>
          <table:table-cell table:style-name="ce55" table:content-validation-name="val29" office:value-type="string">
            <text:p>Inicio</text:p>
          </table:table-cell>
          <table:table-cell table:style-name="ce55" office:value-type="string">
            <text:p>Genérico</text:p>
          </table:table-cell>
          <table:table-cell table:style-name="ce60" table:number-columns-repeated="1014"/>
        </table:table-row>
        <table:table-row table:style-name="ro4">
          <table:table-cell table:style-name="ce79" office:value-type="string">
            <text:p>8.2.3</text:p>
          </table:table-cell>
          <table:table-cell table:style-name="ce80" office:value-type="string">
            <text:p>Adherencia a Proceso</text:p>
          </table:table-cell>
          <table:table-cell table:style-name="ce82" office:value-type="string">
            <text:p>¿Se encuentra definida la arquitectura de software?</text:p>
          </table:table-cell>
          <table:table-cell table:style-name="ce79" table:content-validation-name="val26"/>
          <table:table-cell table:style-name="ce84"/>
          <table:table-cell table:style-name="ce84" office:value-type="string">
            <text:p>Entrevista</text:p>
          </table:table-cell>
          <table:table-cell table:style-name="ce86" table:content-validation-name="val27"/>
          <table:table-cell table:style-name="ce82"/>
          <table:table-cell table:style-name="ce74" table:content-validation-name="val29" office:value-type="string">
            <text:p>Inicio</text:p>
          </table:table-cell>
          <table:table-cell table:style-name="ce74" office:value-type="string">
            <text:p>Genérico</text:p>
          </table:table-cell>
          <table:table-cell table:number-columns-repeated="1014"/>
        </table:table-row>
        <table:table-row table:style-name="ro4">
          <table:table-cell/>
          <table:table-cell office:value-type="string">
            <text:p>Adherencia a Proceso</text:p>
          </table:table-cell>
          <table:table-cell office:value-type="string">
            <text:p>¿Esta arquitectura de software se encuentra aprobada por la dirección técnica?</text:p>
          </table:table-cell>
          <table:table-cell table:content-validation-name="val26"/>
          <table:table-cell/>
          <table:table-cell office:value-type="string">
            <text:p>Entrevista</text:p>
          </table:table-cell>
          <table:table-cell table:content-validation-name="val27"/>
          <table:table-cell/>
          <table:table-cell table:content-validation-name="val29" office:value-type="string">
            <text:p>Inicio</text:p>
          </table:table-cell>
          <table:table-cell office:value-type="string">
            <text:p>Genérico</text:p>
          </table:table-cell>
          <table:table-cell table:number-columns-repeated="1014"/>
        </table:table-row>
        <table:table-row table:style-name="ro4">
          <table:table-cell table:style-name="ce79" office:value-type="string">
            <text:p>8.2.4</text:p>
          </table:table-cell>
          <table:table-cell table:style-name="ce80" office:value-type="string">
            <text:p>Adherencia a Proceso</text:p>
          </table:table-cell>
          <table:table-cell table:style-name="ce82" office:value-type="string">
            <text:p>¿Se encuentra definida la arquitectura de información?</text:p>
          </table:table-cell>
          <table:table-cell table:style-name="ce79" table:content-validation-name="val26"/>
          <table:table-cell table:style-name="ce84"/>
          <table:table-cell table:style-name="ce84" office:value-type="string">
            <text:p>Entrevista</text:p>
          </table:table-cell>
          <table:table-cell table:style-name="ce86" table:content-validation-name="val27"/>
          <table:table-cell table:style-name="ce82"/>
          <table:table-cell table:style-name="ce74" table:content-validation-name="val29" office:value-type="string">
            <text:p>Inicio</text:p>
          </table:table-cell>
          <table:table-cell table:style-name="ce74" office:value-type="string">
            <text:p>Genérico</text:p>
          </table:table-cell>
          <table:table-cell table:number-columns-repeated="1014"/>
        </table:table-row>
        <table:table-row table:style-name="ro4">
          <table:table-cell/>
          <table:table-cell office:value-type="string">
            <text:p>Adherencia a Proceso</text:p>
          </table:table-cell>
          <table:table-cell office:value-type="string">
            <text:p>¿Para qué sirve la arquitectura de información?</text:p>
          </table:table-cell>
          <table:table-cell table:content-validation-name="val26"/>
          <table:table-cell/>
          <table:table-cell office:value-type="string">
            <text:p>Entrevista</text:p>
          </table:table-cell>
          <table:table-cell table:content-validation-name="val27"/>
          <table:table-cell/>
          <table:table-cell table:content-validation-name="val29" office:value-type="string">
            <text:p>Inicio</text:p>
          </table:table-cell>
          <table:table-cell office:value-type="string">
            <text:p>Genérico</text:p>
          </table:table-cell>
          <table:table-cell table:number-columns-repeated="1014"/>
        </table:table-row>
        <table:table-row table:style-name="ro4">
          <table:table-cell/>
          <table:table-cell office:value-type="string">
            <text:p>Utilidad del Proceso</text:p>
          </table:table-cell>
          <table:table-cell office:value-type="string">
            <text:p>¿Le es útil en su proyecto tener establecida una arquitectura de información?</text:p>
          </table:table-cell>
          <table:table-cell table:content-validation-name="val26"/>
          <table:table-cell/>
          <table:table-cell office:value-type="string">
            <text:p>Entrevista</text:p>
          </table:table-cell>
          <table:table-cell table:content-validation-name="val27"/>
          <table:table-cell/>
          <table:table-cell table:content-validation-name="val29" office:value-type="string">
            <text:p>Inicio</text:p>
          </table:table-cell>
          <table:table-cell office:value-type="string">
            <text:p>Genérico</text:p>
          </table:table-cell>
          <table:table-cell table:number-columns-repeated="1014"/>
        </table:table-row>
        <table:table-row table:style-name="ro4">
          <table:table-cell table:style-name="ce79" office:value-type="string">
            <text:p>8.2.5</text:p>
          </table:table-cell>
          <table:table-cell table:style-name="ce80" office:value-type="string">
            <text:p>Adherencia a Proceso</text:p>
          </table:table-cell>
          <table:table-cell table:style-name="ce81" office:value-type="string">
            <text:p>¿Tienen definido un modelo de diseño?</text:p>
          </table:table-cell>
          <table:table-cell table:style-name="ce79" table:content-validation-name="val26"/>
          <table:table-cell table:style-name="ce84"/>
          <table:table-cell table:style-name="ce84" office:value-type="string">
            <text:p>Entrevista</text:p>
          </table:table-cell>
          <table:table-cell table:style-name="ce86" table:content-validation-name="val27"/>
          <table:table-cell table:style-name="ce82"/>
          <table:table-cell table:style-name="ce74" table:content-validation-name="val29" office:value-type="string">
            <text:p>Inicio</text:p>
          </table:table-cell>
          <table:table-cell table:style-name="ce74" office:value-type="string">
            <text:p>Genérico</text:p>
          </table:table-cell>
          <table:table-cell table:number-columns-repeated="1014"/>
        </table:table-row>
        <table:table-row table:style-name="ro4">
          <table:table-cell/>
          <table:table-cell office:value-type="string">
            <text:p>Adherencia a Proceso</text:p>
          </table:table-cell>
          <table:table-cell office:value-type="string">
            <text:p>¿Cuál es la utilidad del modelo de diseño?</text:p>
          </table:table-cell>
          <table:table-cell table:content-validation-name="val26"/>
          <table:table-cell/>
          <table:table-cell office:value-type="string">
            <text:p>Entrevista</text:p>
          </table:table-cell>
          <table:table-cell table:content-validation-name="val27"/>
          <table:table-cell/>
          <table:table-cell table:content-validation-name="val29" office:value-type="string">
            <text:p>Inicio</text:p>
          </table:table-cell>
          <table:table-cell office:value-type="string">
            <text:p>Genérico</text:p>
          </table:table-cell>
          <table:table-cell table:number-columns-repeated="1014"/>
        </table:table-row>
        <table:table-row table:style-name="ro5">
          <table:table-cell/>
          <table:table-cell office:value-type="string">
            <text:p>Adherencia a Proceso</text:p>
          </table:table-cell>
          <table:table-cell office:value-type="string">
            <text:p>¿Qué artefactos de etapas anteriores sirvieron a los analistas y diseñadores durante la realización del modelo de diseño?</text:p>
          </table:table-cell>
          <table:table-cell table:content-validation-name="val26"/>
          <table:table-cell/>
          <table:table-cell office:value-type="string">
            <text:p>Entrevista</text:p>
          </table:table-cell>
          <table:table-cell table:content-validation-name="val27"/>
          <table:table-cell/>
          <table:table-cell table:content-validation-name="val29" office:value-type="string">
            <text:p>Inicio</text:p>
          </table:table-cell>
          <table:table-cell office:value-type="string">
            <text:p>Genérico</text:p>
          </table:table-cell>
          <table:table-cell table:number-columns-repeated="1014"/>
        </table:table-row>
        <table:table-row table:style-name="ro4">
          <table:table-cell/>
          <table:table-cell office:value-type="string">
            <text:p>Adherencia a Proceso</text:p>
          </table:table-cell>
          <table:table-cell office:value-type="string">
            <text:p>¿Le fue útil el modelo de diseño a los desarrolladores? ¿Cómo?</text:p>
          </table:table-cell>
          <table:table-cell table:content-validation-name="val26"/>
          <table:table-cell/>
          <table:table-cell office:value-type="string">
            <text:p>Entrevista</text:p>
          </table:table-cell>
          <table:table-cell table:content-validation-name="val27"/>
          <table:table-cell/>
          <table:table-cell table:content-validation-name="val29" office:value-type="string">
            <text:p>Inicio</text:p>
          </table:table-cell>
          <table:table-cell office:value-type="string">
            <text:p>Genérico</text:p>
          </table:table-cell>
          <table:table-cell table:number-columns-repeated="1014"/>
        </table:table-row>
      </table:table>
      <table:named-expressions>
        <table:named-range table:name="Excel_BuiltIn__FilterDatabase_1" table:base-cell-address="$Gestión.$A$1" table:cell-range-address="$Gestión.$I$19:.$K$19"/>
        <table:named-range table:name="Excel_BuiltIn_Criteria_1" table:base-cell-address="$Gestión.$A$1" table:cell-range-address="$Gestión.$A$10:.$A$11"/>
      </table:named-expressions>
      <table:database-ranges>
        <table:database-range table:name="Excel_BuiltIn__FilterDatabase_1" table:target-range-address="Gestión.I19:Gestión.K19" table:display-filter-buttons="tru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 svg:font-family="Arial" style:font-family-generic="swiss"/>
    <style:font-face style:name="Calibri" svg:font-family="Calibri" style:font-family-generic="swiss"/>
    <style:font-face style:name="Cambria" svg:font-family="Cambria" style:font-family-generic="swiss"/>
    <style:font-face style:name="Times New Roman1" svg:font-family="'Times New Roman'" style:font-family-generic="swiss"/>
    <style:font-face style:name="Times New Roman" svg:font-family="'Times New Roman'" style:font-family-generic="roman" style:font-pitch="variable"/>
    <style:font-face style:name="Arial1" svg:font-family="Arial" style:font-family-generic="swiss" style:font-pitch="variable"/>
    <style:font-face style:name="Liberation Sans" svg:font-family="'Liberation Sans'" style:font-family-generic="swiss" style:font-pitch="variable"/>
    <style:font-face style:name="Liberation Sans1" svg:font-family="'Liberation Sans', Arial" style:font-family-generic="swiss" style:font-pitch="variable"/>
    <style:font-face style:name="DejaVu Sans" svg:font-family="'DejaVu Sans'" style:font-family-generic="system" style:font-pitch="variable"/>
  </office:font-face-decls>
  <office:styles>
    <style:default-style style:family="table-cell">
      <style:table-cell-properties style:decimal-places="-1"/>
      <style:paragraph-properties style:tab-stop-distance="1.25cm"/>
      <style:text-properties style:font-name="Liberation Sans" fo:language="es" fo:country="ES" style:font-name-asian="DejaVu Sans" style:language-asian="zh" style:country-asian="CN" style:font-name-complex="DejaVu Sans"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number:number-style style:name="N105P0" style:volatile="true">
      <number:number number:decimal-places="0" number:min-integer-digits="1" number:grouping="true"/>
    </number:number-style>
    <number:number-style style:name="N105">
      <number:text>-</number:text>
      <number:number number:decimal-places="0" number:min-integer-digits="1" number:grouping="true"/>
      <style:map style:condition="value()&gt;=0" style:apply-style-name="N105P0"/>
    </number:number-style>
    <number:number-style style:name="N106P0" style:volatile="true">
      <number:number number:decimal-places="0" number:min-integer-digits="1" number:grouping="true"/>
    </number:number-style>
    <number:number-style style:name="N106">
      <style:text-properties fo:color="#ff0000"/>
      <number:text>-</number:text>
      <number:number number:decimal-places="0" number:min-integer-digits="1" number:grouping="true"/>
      <style:map style:condition="value()&gt;=0" style:apply-style-name="N106P0"/>
    </number:number-style>
    <number:number-style style:name="N107P0" style:volatile="true">
      <number:number number:decimal-places="2" number:min-integer-digits="1" number:grouping="true"/>
    </number:number-style>
    <number:number-style style:name="N107">
      <number:text>-</number:text>
      <number:number number:decimal-places="2" number:min-integer-digits="1" number:grouping="true"/>
      <style:map style:condition="value()&gt;=0" style:apply-style-name="N107P0"/>
    </number:number-style>
    <number:number-style style:name="N108P0" style:volatile="true">
      <number:number number:decimal-places="2" number:min-integer-digits="1" number:grouping="true"/>
    </number:number-style>
    <number:number-style style:name="N108">
      <style:text-properties fo:color="#ff0000"/>
      <number:text>-</number:text>
      <number:number number:decimal-places="2" number:min-integer-digits="1" number:grouping="true"/>
      <style:map style:condition="value()&gt;=0" style:apply-style-name="N108P0"/>
    </number:number-style>
    <number:time-style style:name="N109">
      <number:minutes number:style="long"/>
      <number:text>:</number:text>
      <number:seconds number:style="long"/>
    </number:time-style>
    <number:time-style style:name="N110" number:truncate-on-overflow="false">
      <number:hours/>
      <number:text>:</number:text>
      <number:minutes number:style="long"/>
      <number:text>:</number:text>
      <number:seconds number:style="long"/>
    </number:time-style>
    <number:time-style style:name="N111">
      <number:minutes number:style="long"/>
      <number:text>:</number:text>
      <number:seconds number:style="long" number:decimal-places="1"/>
    </number:time-style>
    <number:number-style style:name="N112">
      <number:scientific-number number:decimal-places="1" number:min-integer-digits="3" number:min-exponent-digits="1"/>
    </number:number-style>
    <number:date-style style:name="N113">
      <number:month number:style="long"/>
      <number:text>/</number:text>
      <number:day number:style="long"/>
      <number:text>/</number:text>
      <number:year/>
    </number:date-style>
    <style:style style:name="Default" style:family="table-cell">
      <style:table-cell-properties style:rotation-align="none"/>
      <style:text-properties style:font-name="Arial"/>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_32_0_25__20_-_20_Énfasis1" style:display-name="20% - Énfasis1" style:family="table-cell" style:parent-style-name="Default">
      <style:table-cell-properties fo:background-color="#cc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_32_0_25__20_-_20_Énfasis2" style:display-name="20% - Énfasis2" style:family="table-cell" style:parent-style-name="Default">
      <style:table-cell-properties fo:background-color="#ff99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_32_0_25__20_-_20_Énfasis3" style:display-name="20% - Énfasis3" style:family="table-cell" style:parent-style-name="Default">
      <style:table-cell-properties fo:background-color="#ccffcc"/>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_32_0_25__20_-_20_Énfasis4" style:display-name="20% - Énfasis4"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_32_0_25__20_-_20_Énfasis5" style:display-name="20% - Énfasis5" style:family="table-cell" style:parent-style-name="Default">
      <style:table-cell-properties fo:background-color="#ccff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_32_0_25__20_-_20_Énfasis6" style:display-name="20% - Énfasis6" style:family="table-cell" style:parent-style-name="Default">
      <style:table-cell-properties fo:background-color="#ffcc99"/>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_34_0_25__20_-_20_Énfasis1" style:display-name="40% - Énfasis1"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_34_0_25__20_-_20_Énfasis2" style:display-name="40% - Énfasis2" style:family="table-cell" style:parent-style-name="Default">
      <style:table-cell-properties fo:background-color="#ff808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_34_0_25__20_-_20_Énfasis3" style:display-name="40% - Énfasis3" style:family="table-cell" style:parent-style-name="Default">
      <style:table-cell-properties fo:background-color="#00ff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_34_0_25__20_-_20_Énfasis4" style:display-name="40% - Énfasis4" style:family="table-cell" style:parent-style-name="Default">
      <style:table-cell-properties fo:background-color="#cc99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_34_0_25__20_-_20_Énfasis5" style:display-name="40% - Énfasis5" style:family="table-cell" style:parent-style-name="Default">
      <style:table-cell-properties fo:background-color="#99ccff"/>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_34_0_25__20_-_20_Énfasis6" style:display-name="40% - Énfasis6" style:family="table-cell" style:parent-style-name="Default">
      <style:table-cell-properties fo:background-color="#ffcc00"/>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_36_0_25__20_-_20_Énfasis1" style:display-name="60% - Énfasis1" style:family="table-cell" style:parent-style-name="Default">
      <style:table-cell-properties fo:background-color="#0066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_36_0_25__20_-_20_Énfasis2" style:display-name="60% - Énfasis2" style:family="table-cell" style:parent-style-name="Default">
      <style:table-cell-properties fo:background-color="#ff8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_36_0_25__20_-_20_Énfasis3" style:display-name="60% - Énfasis3" style:family="table-cell" style:parent-style-name="Default">
      <style:table-cell-properties fo:background-color="#00ff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_36_0_25__20_-_20_Énfasis4" style:display-name="60% - Énfasis4" style:family="table-cell" style:parent-style-name="Default">
      <style:table-cell-properties fo:background-color="#800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_36_0_25__20_-_20_Énfasis5" style:display-name="60% - Énfasis5"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_36_0_25__20_-_20_Énfasis6" style:display-name="60% - Énfasis6" style:family="table-cell" style:parent-style-name="Default">
      <style:table-cell-properties fo:background-color="#ff99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Buena" style:family="table-cell" style:parent-style-name="Default">
      <style:table-cell-properties fo:background-color="#ccffcc"/>
      <style:text-properties fo:color="#008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elda_20_de_20_comprobación" style:display-name="Celda de comprobación" style:family="table-cell" style:parent-style-name="Default">
      <style:table-cell-properties fo:background-color="#969696" style:diagonal-bl-tr="none" style:diagonal-tl-br="none" fo:border="0.105cm double #333333" style:border-line-width="0.035cm 0.035cm 0.035cm" style:rotation-align="non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Celda_20_vinculada" style:display-name="Celda vinculada" style:family="table-cell" style:parent-style-name="Default">
      <style:table-cell-properties fo:border-bottom="0.105cm double #ff9900" style:border-line-width-bottom="0.035cm 0.035cm 0.035cm" style:diagonal-bl-tr="none" style:diagonal-tl-br="none" fo:border-left="none" fo:border-right="none" style:rotation-align="none" fo:border-top="non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Cálculo" style:family="table-cell" style:parent-style-name="Default">
      <style:table-cell-properties fo:background-color="#c0c0c0" style:diagonal-bl-tr="none" style:diagonal-tl-br="none" fo:border="0.035cm solid #808080" style:rotation-align="non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Encabezado_20_4" style:display-name="Encabezado 4" style:family="table-cell" style:parent-style-name="Default">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Entrada" style:family="table-cell" style:parent-style-name="Default">
      <style:table-cell-properties fo:background-color="#ffcc99" style:diagonal-bl-tr="none" style:diagonal-tl-br="none" fo:border="0.035cm solid #808080" style:rotation-align="non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Incorrecto" style:family="table-cell" style:parent-style-name="Default">
      <style:table-cell-properties fo:background-color="#ff99cc"/>
      <style:text-properties fo:color="#80008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Neutral" style:family="table-cell" style:parent-style-name="Default">
      <style:table-cell-properties fo:background-color="#ffff99"/>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Notas" style:family="table-cell" style:parent-style-name="Default">
      <style:table-cell-properties fo:background-color="#ffffcc" style:diagonal-bl-tr="none" style:diagonal-tl-br="none" fo:border="0.035cm solid #c0c0c0" style:rotation-align="non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Salida" style:family="table-cell" style:parent-style-name="Default">
      <style:table-cell-properties fo:background-color="#c0c0c0" style:diagonal-bl-tr="none" style:diagonal-tl-br="none" fo:border="0.035cm solid #333333" style:rotation-align="non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Texto_20_de_20_advertencia" style:display-name="Texto de advertencia" style:family="table-cell" style:parent-style-name="Default">
      <style:text-properties fo:color="#ff0000"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Texto_20_explicativo" style:display-name="Texto explicativo" style:family="table-cell" style:parent-style-name="Default">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name-complex="Calibri" style:font-size-complex="11pt" style:font-style-complex="italic" style:font-weight-complex="normal"/>
    </style:style>
    <style:style style:name="Total" style:family="table-cell" style:parent-style-name="Default">
      <style:table-cell-properties fo:border-bottom="0.105cm double #333399" style:border-line-width-bottom="0.035cm 0.035cm 0.035cm" style:diagonal-bl-tr="none" style:diagonal-tl-br="none" fo:border-left="none" fo:border-right="none" style:rotation-align="none" fo:border-top="0.035cm solid #333399"/>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Título" style:family="table-cell" style:parent-style-name="Default">
      <style:text-properties fo:color="#003366" style:text-outline="false" style:text-line-through-style="none" style:font-name="Cambria" fo:font-size="18pt" fo:font-style="normal" fo:text-shadow="none" style:text-underline-style="none" fo:font-weight="bold" style:font-size-asian="18pt" style:font-style-asian="normal" style:font-weight-asian="bold" style:font-name-complex="Cambria" style:font-size-complex="18pt" style:font-style-complex="normal" style:font-weight-complex="bold"/>
    </style:style>
    <style:style style:name="Título_20_1" style:display-name="Título 1" style:family="table-cell" style:parent-style-name="Default">
      <style:table-cell-properties fo:border-bottom="0.141cm solid #333399" style:diagonal-bl-tr="none" style:diagonal-tl-br="none" fo:border-left="none" fo:border-right="none" style:rotation-align="none" fo:border-top="none"/>
      <style:text-properties fo:color="#003366" style:text-outline="false" style:text-line-through-style="none" style:font-name="Calibri" fo:font-size="15pt" fo:font-style="normal" fo:text-shadow="none" style:text-underline-style="none" fo:font-weight="bold" style:font-size-asian="15pt" style:font-style-asian="normal" style:font-weight-asian="bold" style:font-name-complex="Calibri" style:font-size-complex="15pt" style:font-style-complex="normal" style:font-weight-complex="bold"/>
    </style:style>
    <style:style style:name="Título_20_2" style:display-name="Título 2" style:family="table-cell" style:parent-style-name="Default">
      <style:table-cell-properties fo:border-bottom="0.141cm solid #c0c0c0" style:diagonal-bl-tr="none" style:diagonal-tl-br="none" fo:border-left="none" fo:border-right="none" style:rotation-align="none" fo:border-top="none"/>
      <style:text-properties fo:color="#003366" style:text-outline="false" style:text-line-through-style="none" style:font-name="Calibri" fo:font-size="13pt" fo:font-style="normal" fo:text-shadow="none" style:text-underline-style="none" fo:font-weight="bold" style:font-size-asian="13pt" style:font-style-asian="normal" style:font-weight-asian="bold" style:font-name-complex="Calibri" style:font-size-complex="13pt" style:font-style-complex="normal" style:font-weight-complex="bold"/>
    </style:style>
    <style:style style:name="Título_20_3" style:display-name="Título 3" style:family="table-cell" style:parent-style-name="Default">
      <style:table-cell-properties fo:border-bottom="0.088cm solid #0066cc" style:diagonal-bl-tr="none" style:diagonal-tl-br="none" fo:border-left="none" fo:border-right="none" style:rotation-align="none" fo:border-top="none"/>
      <style:text-properties fo:color="#003366" style:text-outline="false" style:text-line-through-style="none" style:font-name="Calibri" fo:font-size="11pt" fo:font-style="normal" fo:text-shadow="none" style:text-underline-style="none" fo:font-weight="bold" style:font-size-asian="11pt" style:font-style-asian="normal" style:font-weight-asian="bold" style:font-name-complex="Calibri" style:font-size-complex="11pt" style:font-style-complex="normal" style:font-weight-complex="bold"/>
    </style:style>
    <style:style style:name="Énfasis1" style:family="table-cell" style:parent-style-name="Default">
      <style:table-cell-properties fo:background-color="#333399"/>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Énfasis2" style:family="table-cell" style:parent-style-name="Default">
      <style:table-cell-properties fo:background-color="#ff00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Énfasis3" style:family="table-cell" style:parent-style-name="Default">
      <style:table-cell-properties fo:background-color="#339966"/>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Énfasis4" style:family="table-cell" style:parent-style-name="Default">
      <style:table-cell-properties fo:background-color="#80008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Énfasis5" style:family="table-cell" style:parent-style-name="Default">
      <style:table-cell-properties fo:background-color="#33cccc"/>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style:style style:name="Énfasis6" style:family="table-cell" style:parent-style-name="Default">
      <style:table-cell-properties fo:background-color="#ff6600"/>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name-complex="Calibri" style:font-size-complex="11pt" style:font-style-complex="normal" style:font-weight-complex="normal"/>
    </style:style>
    <draw:marker draw:name="Fin_20_de_20_línea_20_1" draw:display-name="Fin de línea 1" svg:viewBox="0 0 20 30" svg:d="m10 0-10 30h20z"/>
    <draw:marker draw:name="msArrowEnd_20_5" draw:display-name="msArrowEnd 5" svg:viewBox="0 0 210 210" svg:d="m105 0 105 210h-210z"/>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1.59cm" fo:page-height="27.94cm" style:num-format="1" style:print-orientation="portrait" fo:margin-top="1.905cm" fo:margin-bottom="1.905cm" fo:margin-left="1.778cm" fo:margin-right="1.778cm" style:first-page-number="continue" style:scale-to="100%" style:writing-mode="lr-tb"/>
      <style:header-style>
        <style:header-footer-properties fo:min-height="0.751cm" fo:margin-left="0.122cm" fo:margin-right="0.122cm" fo:margin-bottom="0cm"/>
      </style:header-style>
      <style:footer-style>
        <style:header-footer-properties fo:min-height="0.751cm" fo:margin-left="0.122cm" fo:margin-right="0.122cm" fo:margin-top="0cm"/>
      </style:footer-style>
    </style:page-layout>
    <style:page-layout style:name="Mpm4">
      <style:page-layout-properties style:num-format="1" style:print-orientation="portrait" fo:margin-top="2cm" fo:margin-bottom="2cm" fo:margin-left="2cm" fo:margin-right="2cm" style:first-page-number="continue" style:scale-to="100%"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style style:name="MT1" style:family="text">
      <style:text-properties style:use-window-font-color="true" style:text-outline="false" style:text-line-through-style="none" style:text-position="0% 100%" style:font-name="Times New Roman1" fo:font-size="12pt" fo:font-style="normal" fo:text-shadow="none" style:text-underline-style="none" fo:font-weight="normal" style:font-size-asian="12pt" style:font-style-asian="normal" style:font-weight-asian="normal" style:font-size-complex="12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ágina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2-09-26">26/09/2012</text:date>, <text:time>16:07:09</text:time></text:p>
        </style:region-right>
      </style:header>
      <style:header-left style:display="false"/>
      <style:footer>
        <text:p>Página <text:page-number>1</text:page-number> / <text:page-count>99</text:page-count></text:p>
      </style:footer>
      <style:footer-left style:display="false"/>
    </style:master-page>
    <style:master-page style:name="PageStyle_5f_Gestión" style:display-name="PageStyle_Gestión" style:page-layout-name="Mpm3">
      <style:header style:display="false"/>
      <style:header-left style:display="false"/>
      <style:footer style:display="false"/>
      <style:footer-left style:display="false"/>
    </style:master-page>
    <style:master-page style:name="PageStyle_5f_Ingeniería" style:display-name="PageStyle_Ingeniería"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ágina </text:span><text:span text:style-name="MT1"><text:page-number>1</text:page-number></text:span></text:p>
      </style:footer>
      <style:footer-left style:display="false">
        <text:p><text:span text:style-name="MT1">Página </text:span><text:span text:style-name="MT1"><text:page-number>1</text:page-number></text:span></text:p>
      </style:footer-left>
    </style:master-page>
    <style:master-page style:name="PageStyle_5f_Implementacion" style:display-name="PageStyle_Implementacion"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ágina </text:span><text:span text:style-name="MT1"><text:page-number>1</text:page-number></text:span></text:p>
      </style:footer>
      <style:footer-left style:display="false">
        <text:p><text:span text:style-name="MT1">Página </text:span><text:span text:style-name="MT1"><text:page-number>1</text:page-number></text:span></text:p>
      </style:footer-left>
    </style:master-page>
    <style:master-page style:name="PageStyle_5f_Entrega_20_y_20_Soporte" style:display-name="PageStyle_Entrega y Soporte"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ágina </text:span><text:span text:style-name="MT1"><text:page-number>1</text:page-number></text:span></text:p>
      </style:footer>
      <style:footer-left style:display="false">
        <text:p><text:span text:style-name="MT1">Página </text:span><text:span text:style-name="MT1"><text:page-number>1</text:page-number></text:span></text:p>
      </style:footer-left>
    </style:master-page>
    <style:master-page style:name="PageStyle_5f_Relativo_20_a_20_Lineamientos" style:display-name="PageStyle_Relativo a Lineamientos" style:page-layout-name="Mpm4">
      <style:header>
        <text:p><text:span text:style-name="MT1"><text:sheet-name>???</text:sheet-name></text:span></text:p>
      </style:header>
      <style:header-left style:display="false">
        <text:p><text:span text:style-name="MT1"><text:sheet-name>???</text:sheet-name></text:span></text:p>
      </style:header-left>
      <style:footer>
        <text:p><text:span text:style-name="MT1">Página </text:span><text:span text:style-name="MT1"><text:page-number>1</text:page-number></text:span></text:p>
      </style:footer>
      <style:footer-left style:display="false">
        <text:p><text:span text:style-name="MT1">Página </text:span><text:span text:style-name="MT1"><text:page-number>1</text:page-number></text:span></text:p>
      </style:footer-lef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oscar</meta:initial-creator>
    <meta:creation-date>2004-07-12T10:38:20</meta:creation-date>
    <dc:creator>Yamira </dc:creator>
    <dc:date>2012-09-26T16:07:09</dc:date>
    <meta:editing-cycles>35</meta:editing-cycles>
    <meta:editing-duration>PT587H14M00S</meta:editing-duration>
    <meta:generator>OpenOffice.org/3.2$Linux OpenOffice.org_project/320m12$Build-9483</meta:generator>
    <meta:document-statistic meta:table-count="5" meta:cell-count="1878" meta:object-count="0"/>
  </office:meta>
</office:document-meta>
</file>

<file path=Basic/Standard/script-lb.xml><?xml version="1.0" encoding="utf-8"?>
<!DOCTYPE library  PUBLIC '-//OpenOffice.org//DTD OfficeDocument 1.0//EN'  'library.dtd'>
<library:library xmlns:library="http://openoffice.org/2000/library" library:name="Standard" library:readonly="false" library:passwordprotected="false"/>
</file>

<file path=Basic/VBAProject/Hoja2.xml><?xml version="1.0" encoding="utf-8"?>
<!DOCTYPE module  PUBLIC '-//OpenOffice.org//DTD OfficeDocument 1.0//EN'  'module.dtd'>
<script:module xmlns:script="http://openoffice.org/2000/script" script:name="Hoja2" script:language="StarBasic">Rem Attribute VBA_ModuleType=VBADocumentModule
Option VBASupport 1
</script:module>
</file>

<file path=Basic/VBAProject/Sheet1.xml><?xml version="1.0" encoding="utf-8"?>
<!DOCTYPE module  PUBLIC '-//OpenOffice.org//DTD OfficeDocument 1.0//EN'  'module.dtd'>
<script:module xmlns:script="http://openoffice.org/2000/script" script:name="Sheet1" script:language="StarBasic">Option VBASupport 1
</script:module>
</file>

<file path=Basic/VBAProject/Sheet2.xml><?xml version="1.0" encoding="utf-8"?>
<!DOCTYPE module  PUBLIC '-//OpenOffice.org//DTD OfficeDocument 1.0//EN'  'module.dtd'>
<script:module xmlns:script="http://openoffice.org/2000/script" script:name="Sheet2" script:language="StarBasic">Option VBASupport 1
</script:module>
</file>

<file path=Basic/VBAProject/Sheet3.xml><?xml version="1.0" encoding="utf-8"?>
<!DOCTYPE module  PUBLIC '-//OpenOffice.org//DTD OfficeDocument 1.0//EN'  'module.dtd'>
<script:module xmlns:script="http://openoffice.org/2000/script" script:name="Sheet3" script:language="StarBasic">Option VBASupport 1
</script:module>
</file>

<file path=Basic/VBAProject/Sheet4.xml><?xml version="1.0" encoding="utf-8"?>
<!DOCTYPE module  PUBLIC '-//OpenOffice.org//DTD OfficeDocument 1.0//EN'  'module.dtd'>
<script:module xmlns:script="http://openoffice.org/2000/script" script:name="Sheet4" script:language="StarBasic">Option VBASupport 1
</script:module>
</file>

<file path=Basic/VBAProject/ThisWorkbook.xml><?xml version="1.0" encoding="utf-8"?>
<!DOCTYPE module  PUBLIC '-//OpenOffice.org//DTD OfficeDocument 1.0//EN'  'module.dtd'>
<script:module xmlns:script="http://openoffice.org/2000/script" script:name="ThisWorkbook" script:language="StarBasic">Rem Attribute VBA_ModuleType=VBADocumentModule
Option VBASupport 1
</script:module>
</file>

<file path=Basic/VBAProject/script-lb.xml><?xml version="1.0" encoding="utf-8"?>
<!DOCTYPE library  PUBLIC '-//OpenOffice.org//DTD OfficeDocument 1.0//EN'  'library.dtd'>
<library:library xmlns:library="http://openoffice.org/2000/library" library:name="VBAProject" library:readonly="false" library:passwordprotected="false">
  <library:element library:name="Hoja2"/>
  <library:element library:name="ThisWorkbook"/>
  <library:element library:name="Sheet1"/>
  <library:element library:name="Sheet2"/>
  <library:element library:name="Sheet3"/>
  <library:element library:name="Sheet4"/>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y library:name="VBAProject" library:link="false"/>
</library:libraries>
</file>